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Monospace" svg:font-family="Monospace" style:font-family-generic="roman"/>
    <style:font-face style:name="FreeSans1" svg:font-family="FreeSans" style:font-family-generic="swiss"/>
    <style:font-face style:name="Courier 10 Pitch1" svg:font-family="'Courier 10 Pitch'" style:font-pitch="fixed"/>
    <style:font-face style:name="Liberation Mono1" svg:font-family="'Liberation Mono'" style:font-family-generic="modern" style:font-pitch="fixed"/>
    <style:font-face style:name="Sawasdee" svg:font-family="Sawasdee" style:font-pitch="variable"/>
    <style:font-face style:name="Ubuntu" svg:font-family="Ubuntu" style:font-pitch="variable"/>
    <style:font-face style:name="Courier 10 Pitch" svg:font-family="'Courier 10 Pitch'" style:font-family-generic="roman"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57in" fo:margin-left="-0.0007in" fo:margin-top="0in" fo:margin-bottom="0in" table:align="left" style:writing-mode="lr-tb"/>
    </style:style>
    <style:style style:name="Table1.A" style:family="table-column">
      <style:table-column-properties style:column-width="2.3736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808080" fo:padding-left="0.0333in" fo:padding-right="0.0382in" fo:padding-top="0.0382in" fo:padding-bottom="0.0382in" fo:border="0.25pt solid #000001">
        <style:background-image/>
      </style:table-cell-properties>
    </style:style>
    <style:style style:name="Table1.2" style:family="table-row">
      <style:table-row-properties fo:keep-together="always"/>
    </style:style>
    <style:style style:name="Table1.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1.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57in" fo:margin-left="-0.0007in" fo:margin-top="0in" fo:margin-bottom="0in" table:align="left" style:writing-mode="lr-tb"/>
    </style:style>
    <style:style style:name="Table2.A" style:family="table-column">
      <style:table-column-properties style:column-width="2.3736in"/>
    </style:style>
    <style:style style:name="Table2.B" style:family="table-column">
      <style:table-column-properties style:column-width="4.5521in"/>
    </style:style>
    <style:style style:name="Table2.1" style:family="table-row">
      <style:table-row-properties fo:keep-together="auto"/>
    </style:style>
    <style:style style:name="Table2.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808080" fo:padding-left="0.0333in" fo:padding-right="0.0382in" fo:padding-top="0.0382in" fo:padding-bottom="0.0382in" fo:border="0.25pt solid #000001">
        <style:background-image/>
      </style:table-cell-properties>
    </style:style>
    <style:style style:name="Table2.2" style:family="table-row">
      <style:table-row-properties fo:keep-together="always"/>
    </style:style>
    <style:style style:name="Table2.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2.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9257in" fo:margin-left="-0.0007in" fo:margin-top="0in" fo:margin-bottom="0in" table:align="left" style:writing-mode="lr-tb"/>
    </style:style>
    <style:style style:name="Table3.A" style:family="table-column">
      <style:table-column-properties style:column-width="2.3736in"/>
    </style:style>
    <style:style style:name="Table3.B" style:family="table-column">
      <style:table-column-properties style:column-width="4.5521in"/>
    </style:style>
    <style:style style:name="Table3.1" style:family="table-row">
      <style:table-row-properties fo:keep-together="auto"/>
    </style:style>
    <style:style style:name="Table3.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3.B1" style:family="table-cell">
      <style:table-cell-properties fo:background-color="#808080" fo:padding-left="0.0333in" fo:padding-right="0.0382in" fo:padding-top="0.0382in" fo:padding-bottom="0.0382in" fo:border="0.25pt solid #000001">
        <style:background-image/>
      </style:table-cell-properties>
    </style:style>
    <style:style style:name="Table3.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3.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3.9" style:family="table-row">
      <style:table-row-properties fo:keep-together="always"/>
    </style:style>
    <style:style style:name="Table6" style:family="table">
      <style:table-properties style:width="6.9257in" fo:margin-left="-0.0007in" fo:margin-top="0in" fo:margin-bottom="0in" table:align="left" style:writing-mode="lr-tb"/>
    </style:style>
    <style:style style:name="Table6.A" style:family="table-column">
      <style:table-column-properties style:column-width="2.3736in"/>
    </style:style>
    <style:style style:name="Table6.B" style:family="table-column">
      <style:table-column-properties style:column-width="4.5521in"/>
    </style:style>
    <style:style style:name="Table6.1" style:family="table-row">
      <style:table-row-properties fo:keep-together="auto"/>
    </style:style>
    <style:style style:name="Table6.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6.B1" style:family="table-cell">
      <style:table-cell-properties fo:background-color="#808080" fo:padding-left="0.0333in" fo:padding-right="0.0382in" fo:padding-top="0.0382in" fo:padding-bottom="0.0382in" fo:border="0.25pt solid #000001">
        <style:background-image/>
      </style:table-cell-properties>
    </style:style>
    <style:style style:name="Table6.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6.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6.11" style:family="table-row">
      <style:table-row-properties fo:keep-together="always"/>
    </style:style>
    <style:style style:name="Table5" style:family="table">
      <style:table-properties style:width="6.9257in" fo:margin-left="-0.0007in" fo:margin-top="0in" fo:margin-bottom="0in" table:align="left" style:writing-mode="lr-tb"/>
    </style:style>
    <style:style style:name="Table5.A" style:family="table-column">
      <style:table-column-properties style:column-width="2.3736in"/>
    </style:style>
    <style:style style:name="Table5.B" style:family="table-column">
      <style:table-column-properties style:column-width="4.5521in"/>
    </style:style>
    <style:style style:name="Table5.1" style:family="table-row">
      <style:table-row-properties fo:keep-together="auto"/>
    </style:style>
    <style:style style:name="Table5.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5.B1" style:family="table-cell">
      <style:table-cell-properties fo:background-color="#808080" fo:padding-left="0.0333in" fo:padding-right="0.0382in" fo:padding-top="0.0382in" fo:padding-bottom="0.0382in" fo:border="0.25pt solid #000001">
        <style:background-image/>
      </style:table-cell-properties>
    </style:style>
    <style:style style:name="Table5.2" style:family="table-row">
      <style:table-row-properties fo:keep-together="always"/>
    </style:style>
    <style:style style:name="Table5.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5.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9257in" fo:margin-left="-0.0007in" fo:margin-top="0in" fo:margin-bottom="0in" table:align="left" style:writing-mode="lr-tb"/>
    </style:style>
    <style:style style:name="Table4.A" style:family="table-column">
      <style:table-column-properties style:column-width="2.3736in"/>
    </style:style>
    <style:style style:name="Table4.B" style:family="table-column">
      <style:table-column-properties style:column-width="4.5521in"/>
    </style:style>
    <style:style style:name="Table4.1" style:family="table-row">
      <style:table-row-properties fo:keep-together="auto"/>
    </style:style>
    <style:style style:name="Table4.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4.B1" style:family="table-cell">
      <style:table-cell-properties fo:background-color="#808080" fo:padding-left="0.0333in" fo:padding-right="0.0382in" fo:padding-top="0.0382in" fo:padding-bottom="0.0382in" fo:border="0.25pt solid #000001">
        <style:background-image/>
      </style:table-cell-properties>
    </style:style>
    <style:style style:name="Table4.2" style:family="table-row">
      <style:table-row-properties fo:keep-together="always"/>
    </style:style>
    <style:style style:name="Table4.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4.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8" style:family="table">
      <style:table-properties style:width="6.9257in" fo:margin-left="-0.0007in" fo:margin-top="0in" fo:margin-bottom="0in" table:align="left" style:writing-mode="lr-tb"/>
    </style:style>
    <style:style style:name="Table8.A" style:family="table-column">
      <style:table-column-properties style:column-width="2.3736in"/>
    </style:style>
    <style:style style:name="Table8.B" style:family="table-column">
      <style:table-column-properties style:column-width="4.5521in"/>
    </style:style>
    <style:style style:name="Table8.1" style:family="table-row">
      <style:table-row-properties fo:keep-together="auto"/>
    </style:style>
    <style:style style:name="Table8.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8.B1" style:family="table-cell">
      <style:table-cell-properties fo:background-color="#808080" fo:padding-left="0.0333in" fo:padding-right="0.0382in" fo:padding-top="0.0382in" fo:padding-bottom="0.0382in" fo:border="0.25pt solid #000001">
        <style:background-image/>
      </style:table-cell-properties>
    </style:style>
    <style:style style:name="Table8.2" style:family="table-row">
      <style:table-row-properties fo:keep-together="always"/>
    </style:style>
    <style:style style:name="Table8.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8.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7" style:family="table">
      <style:table-properties style:width="6.9257in" fo:margin-left="-0.0007in" fo:margin-top="0in" fo:margin-bottom="0in" table:align="left" style:writing-mode="lr-tb"/>
    </style:style>
    <style:style style:name="Table7.A" style:family="table-column">
      <style:table-column-properties style:column-width="2.3736in"/>
    </style:style>
    <style:style style:name="Table7.B" style:family="table-column">
      <style:table-column-properties style:column-width="4.5521in"/>
    </style:style>
    <style:style style:name="Table7.1" style:family="table-row">
      <style:table-row-properties fo:keep-together="auto"/>
    </style:style>
    <style:style style:name="Table7.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7.B1" style:family="table-cell">
      <style:table-cell-properties fo:background-color="#808080" fo:padding-left="0.0333in" fo:padding-right="0.0382in" fo:padding-top="0.0382in" fo:padding-bottom="0.0382in" fo:border="0.25pt solid #000001">
        <style:background-image/>
      </style:table-cell-properties>
    </style:style>
    <style:style style:name="Table7.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7.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7.14" style:family="table-row">
      <style:table-row-properties fo:keep-together="always"/>
    </style:style>
    <style:style style:name="P1" style:family="paragraph" style:parent-style-name="Header">
      <style:paragraph-properties fo:text-align="center" style:justify-single-word="false" fo:padding="0.0193in" fo:border-left="none" fo:border-right="none" fo:border-top="none" fo:border-bottom="0.06pt solid #000000" style:shadow="none"/>
      <style:text-properties style:font-name="URW Gothic L" fo:font-size="14pt" officeooo:rsid="02133b69" officeooo:paragraph-rsid="01e1a1c5" style:font-size-asian="14pt" style:font-size-complex="14pt"/>
    </style:style>
    <style:style style:name="P2" style:family="paragraph" style:parent-style-name="Footer">
      <style:paragraph-properties fo:text-align="center" style:justify-single-word="false" fo:padding="0.0193in" fo:border-left="none" fo:border-right="none" fo:border-top="0.06pt solid #000000" fo:border-bottom="none" style:shadow="none"/>
      <style:text-properties style:font-name="URW Gothic L" fo:font-weight="normal" officeooo:rsid="01e1a1c5" officeooo:paragraph-rsid="01e1a1c5" style:font-weight-asian="normal" style:font-weight-complex="normal"/>
    </style:style>
    <style:style style:name="P3" style:family="paragraph" style:parent-style-name="Standard">
      <style:paragraph-properties fo:text-align="start" style:justify-single-word="false"/>
      <style:text-properties style:use-window-font-color="true" style:font-name="Liberation Sans" fo:font-size="12pt" fo:font-weight="normal" officeooo:rsid="0170f6fe" officeooo:paragraph-rsid="01ddbd7f" fo:background-color="transparent"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Liberation Sans" fo:font-size="12pt" fo:font-weight="normal" officeooo:rsid="0170f6fe" officeooo:paragraph-rsid="02171711" fo:background-color="transparent"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Liberation Sans" fo:font-size="12pt" fo:font-weight="normal" officeooo:rsid="0170f6fe" officeooo:paragraph-rsid="030e80ec" fo:background-color="transparent" style:font-size-asian="12pt" style:font-weight-asian="normal" style:font-size-complex="12pt" style:font-weight-complex="normal"/>
    </style:style>
    <style:style style:name="P6" style:family="paragraph" style:parent-style-name="Standard">
      <style:text-properties style:use-window-font-color="true" style:font-name="Liberation Sans" fo:font-size="12pt" fo:font-weight="normal" officeooo:rsid="0170f6fe" officeooo:paragraph-rsid="01db0eb4" fo:background-color="transparent" style:font-size-asian="12pt" style:font-weight-asian="normal" style:font-size-complex="12pt" style:font-weight-complex="normal"/>
    </style:style>
    <style:style style:name="P7" style:family="paragraph" style:parent-style-name="Standard">
      <style:text-properties style:use-window-font-color="true" style:font-name="Liberation Sans" fo:font-size="12pt" fo:font-weight="normal" officeooo:rsid="0170f6fe" officeooo:paragraph-rsid="01ddbd7f" fo:background-color="transparent" style:font-size-asian="12pt" style:font-weight-asian="normal" style:font-size-complex="12pt" style:font-weight-complex="normal"/>
    </style:style>
    <style:style style:name="P8" style:family="paragraph" style:parent-style-name="Standard">
      <style:text-properties style:use-window-font-color="true" style:font-name="Liberation Sans" fo:font-size="12pt" fo:font-weight="normal" officeooo:rsid="0170f6fe" officeooo:paragraph-rsid="02171711" fo:background-color="transparent" style:font-size-asian="12pt" style:font-weight-asian="normal" style:font-size-complex="12pt" style:font-weight-complex="normal"/>
    </style:style>
    <style:style style:name="P9" style:family="paragraph" style:parent-style-name="Standard">
      <style:text-properties style:use-window-font-color="true" style:font-name="Liberation Sans" fo:font-size="12pt" fo:font-weight="normal" officeooo:rsid="0170f6fe" officeooo:paragraph-rsid="0226579b" fo:background-color="transparent" style:font-size-asian="12pt" style:font-weight-asian="normal" style:font-size-complex="12pt" style:font-weight-complex="normal"/>
    </style:style>
    <style:style style:name="P10" style:family="paragraph" style:parent-style-name="Standard">
      <style:text-properties style:use-window-font-color="true" style:font-name="Liberation Sans" fo:font-size="12pt" fo:font-weight="normal" officeooo:rsid="0170f6fe" officeooo:paragraph-rsid="0252e3b2" fo:background-color="transparent" style:font-size-asian="12pt" style:font-weight-asian="normal" style:font-size-complex="12pt" style:font-weight-complex="normal"/>
    </style:style>
    <style:style style:name="P11" style:family="paragraph" style:parent-style-name="Standard">
      <style:text-properties style:use-window-font-color="true" style:font-name="Liberation Sans" fo:font-size="12pt" fo:font-weight="normal" officeooo:rsid="0170f6fe" officeooo:paragraph-rsid="027e70cd" fo:background-color="transparent" style:font-size-asian="12pt" style:font-weight-asian="normal" style:font-size-complex="12pt" style:font-weight-complex="normal"/>
    </style:style>
    <style:style style:name="P12" style:family="paragraph" style:parent-style-name="Standard">
      <style:text-properties style:use-window-font-color="true" style:font-name="Liberation Sans" fo:font-size="12pt" fo:font-weight="normal" officeooo:rsid="0170f6fe" officeooo:paragraph-rsid="03136d6f" fo:background-color="transparent" style:font-size-asian="12pt" style:font-weight-asian="normal" style:font-size-complex="12pt" style:font-weight-complex="normal"/>
    </style:style>
    <style:style style:name="P13" style:family="paragraph" style:parent-style-name="Standard">
      <style:text-properties style:use-window-font-color="true" style:font-name="Liberation Sans" fo:font-size="12pt" fo:font-weight="normal" officeooo:rsid="0170f6fe" officeooo:paragraph-rsid="01dbb5e7" fo:background-color="transparent" style:font-size-asian="12pt" style:font-weight-asian="normal" style:font-size-complex="12pt" style:font-weight-complex="normal"/>
    </style:style>
    <style:style style:name="P14" style:family="paragraph" style:parent-style-name="Standard">
      <style:text-properties style:use-window-font-color="true" style:font-name="Liberation Sans" fo:font-size="12pt" fo:font-weight="normal" officeooo:rsid="017119ab" officeooo:paragraph-rsid="017119ab" fo:background-color="transparent" style:font-size-asian="12pt" style:font-weight-asian="normal" style:font-size-complex="12pt" style:font-weight-complex="normal"/>
    </style:style>
    <style:style style:name="P15" style:family="paragraph" style:parent-style-name="Standard">
      <style:text-properties style:use-window-font-color="true" style:font-name="Liberation Sans" fo:font-size="12pt" fo:font-weight="normal" officeooo:rsid="017119ab" officeooo:paragraph-rsid="024b8423" fo:background-color="transparent" style:font-size-asian="12pt" style:font-weight-asian="normal" style:font-size-complex="12pt" style:font-weight-complex="normal"/>
    </style:style>
    <style:style style:name="P16" style:family="paragraph" style:parent-style-name="Standard">
      <style:text-properties style:use-window-font-color="true" style:font-name="Liberation Sans" fo:font-size="12pt" fo:font-weight="normal" officeooo:rsid="017164fa" officeooo:paragraph-rsid="017164fa" fo:background-color="transparent" style:font-size-asian="12pt" style:font-weight-asian="normal" style:font-size-complex="12pt" style:font-weight-complex="normal"/>
    </style:style>
    <style:style style:name="P17" style:family="paragraph" style:parent-style-name="Standard">
      <style:text-properties style:use-window-font-color="true" style:font-name="Liberation Sans" fo:font-size="12pt" fo:font-weight="normal" officeooo:rsid="01763743" officeooo:paragraph-rsid="01763743" fo:background-color="transparent" style:font-size-asian="12pt" style:font-weight-asian="normal" style:font-size-complex="12pt" style:font-weight-complex="normal"/>
    </style:style>
    <style:style style:name="P18" style:family="paragraph" style:parent-style-name="Standard">
      <style:text-properties style:use-window-font-color="true" style:font-name="Liberation Sans" fo:font-size="12pt" fo:font-weight="normal" officeooo:rsid="01788688" officeooo:paragraph-rsid="01788688" fo:background-color="transparent" style:font-size-asian="12pt" style:font-weight-asian="normal" style:font-size-complex="12pt" style:font-weight-complex="normal"/>
    </style:style>
    <style:style style:name="P19" style:family="paragraph" style:parent-style-name="Standard">
      <style:text-properties style:use-window-font-color="true" style:font-name="Liberation Sans" fo:font-size="12pt" fo:font-weight="normal" officeooo:rsid="01793a89" officeooo:paragraph-rsid="01793a89" fo:background-color="transparent" style:font-size-asian="12pt" style:font-weight-asian="normal" style:font-size-complex="12pt" style:font-weight-complex="normal"/>
    </style:style>
    <style:style style:name="P20" style:family="paragraph" style:parent-style-name="Standard">
      <style:text-properties style:use-window-font-color="true" style:font-name="Liberation Sans" fo:font-size="12pt" fo:font-weight="normal" officeooo:rsid="01793a89" officeooo:paragraph-rsid="019a4d9a" fo:background-color="transparent" style:font-size-asian="12pt" style:font-weight-asian="normal" style:font-size-complex="12pt" style:font-weight-complex="normal"/>
    </style:style>
    <style:style style:name="P21" style:family="paragraph" style:parent-style-name="Standard">
      <style:text-properties style:use-window-font-color="true" style:font-name="Liberation Sans" fo:font-size="12pt" fo:font-weight="normal" officeooo:rsid="01902a9e" officeooo:paragraph-rsid="01902a9e" fo:background-color="transparent" style:font-size-asian="12pt" style:font-weight-asian="normal" style:font-size-complex="12pt" style:font-weight-complex="normal"/>
    </style:style>
    <style:style style:name="P22" style:family="paragraph" style:parent-style-name="Standard">
      <style:text-properties style:use-window-font-color="true" style:font-name="Liberation Sans" fo:font-size="12pt" fo:font-weight="normal" officeooo:rsid="01933c10" officeooo:paragraph-rsid="01933c10" fo:background-color="transparent" style:font-size-asian="12pt" style:font-weight-asian="normal" style:font-size-complex="12pt" style:font-weight-complex="normal"/>
    </style:style>
    <style:style style:name="P23" style:family="paragraph" style:parent-style-name="Standard">
      <style:text-properties style:use-window-font-color="true" style:font-name="Liberation Sans" fo:font-size="12pt" fo:font-weight="normal" officeooo:rsid="01adcba8" officeooo:paragraph-rsid="01adcba8" fo:background-color="transparent"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style:use-window-font-color="true" style:font-name="Liberation Sans" fo:font-size="12pt" fo:font-weight="normal" officeooo:rsid="01adcba8" officeooo:paragraph-rsid="0359dc20" fo:background-color="transparent" style:font-size-asian="12pt" style:font-weight-asian="normal" style:font-size-complex="12pt" style:font-weight-complex="normal"/>
    </style:style>
    <style:style style:name="P25" style:family="paragraph" style:parent-style-name="Standard">
      <style:text-properties style:use-window-font-color="true" style:font-name="Liberation Sans" fo:font-size="12pt" fo:font-weight="normal" officeooo:rsid="01adcba8" officeooo:paragraph-rsid="01793a89" fo:background-color="transparent" style:font-size-asian="12pt" style:font-weight-asian="normal" style:font-size-complex="12pt" style:font-weight-complex="normal"/>
    </style:style>
    <style:style style:name="P26" style:family="paragraph" style:parent-style-name="Standard">
      <style:text-properties style:use-window-font-color="true" style:font-name="Liberation Sans" fo:font-size="12pt" fo:font-weight="normal" officeooo:rsid="01af08b8" officeooo:paragraph-rsid="01af08b8" fo:background-color="transparent" style:font-size-asian="12pt" style:font-weight-asian="normal" style:font-size-complex="12pt" style:font-weight-complex="normal"/>
    </style:style>
    <style:style style:name="P27" style:family="paragraph" style:parent-style-name="Standard">
      <style:text-properties style:use-window-font-color="true" style:font-name="Liberation Sans" fo:font-size="12pt" fo:font-weight="normal" officeooo:rsid="01b6b636" officeooo:paragraph-rsid="01b6b636" fo:background-color="transparent" style:font-size-asian="12pt" style:font-weight-asian="normal" style:font-size-complex="12pt" style:font-weight-complex="normal"/>
    </style:style>
    <style:style style:name="P28" style:family="paragraph" style:parent-style-name="Standard">
      <style:text-properties style:use-window-font-color="true" style:font-name="Liberation Sans" fo:font-size="12pt" fo:font-weight="normal" officeooo:rsid="019204d2" officeooo:paragraph-rsid="019a4d9a" fo:background-color="transparent" style:font-size-asian="12pt" style:font-weight-asian="normal" style:font-size-complex="12pt" style:font-weight-complex="normal"/>
    </style:style>
    <style:style style:name="P29" style:family="paragraph" style:parent-style-name="Standard">
      <style:text-properties style:use-window-font-color="true" style:font-name="Liberation Sans" fo:font-size="12pt" fo:font-weight="normal" officeooo:rsid="01bd5bef" officeooo:paragraph-rsid="01bd5bef" fo:background-color="transparent" style:font-size-asian="12pt" style:font-weight-asian="normal" style:font-size-complex="12pt" style:font-weight-complex="normal"/>
    </style:style>
    <style:style style:name="P30" style:family="paragraph" style:parent-style-name="Standard">
      <style:text-properties style:use-window-font-color="true" style:font-name="Liberation Sans" fo:font-size="12pt" fo:font-weight="normal" officeooo:rsid="01bd5bef" officeooo:paragraph-rsid="01ede8d3" fo:background-color="transparent" style:font-size-asian="12pt" style:font-weight-asian="normal" style:font-size-complex="12pt" style:font-weight-complex="normal"/>
    </style:style>
    <style:style style:name="P31" style:family="paragraph" style:parent-style-name="Standard">
      <style:text-properties style:use-window-font-color="true" style:font-name="Liberation Sans" fo:font-size="12pt" fo:font-weight="normal" officeooo:rsid="01bd5bef" officeooo:paragraph-rsid="01cab063" fo:background-color="transparent" style:font-size-asian="12pt" style:font-weight-asian="normal" style:font-size-complex="12pt" style:font-weight-complex="normal"/>
    </style:style>
    <style:style style:name="P32" style:family="paragraph" style:parent-style-name="Standard">
      <style:text-properties style:use-window-font-color="true" style:font-name="Liberation Sans" fo:font-size="12pt" fo:font-weight="normal" officeooo:rsid="01c0d9e1" officeooo:paragraph-rsid="01c0d9e1" fo:background-color="transparent" style:font-size-asian="12pt" style:font-weight-asian="normal" style:font-size-complex="12pt" style:font-weight-complex="normal"/>
    </style:style>
    <style:style style:name="P33" style:family="paragraph" style:parent-style-name="Standard">
      <style:text-properties style:use-window-font-color="true" style:font-name="Liberation Sans" fo:font-size="12pt" fo:font-weight="normal" officeooo:rsid="01c2fe7c" officeooo:paragraph-rsid="01c2fe7c" fo:background-color="transparent" style:font-size-asian="12pt" style:font-weight-asian="normal" style:font-size-complex="12pt" style:font-weight-complex="normal"/>
    </style:style>
    <style:style style:name="P34" style:family="paragraph" style:parent-style-name="Standard">
      <style:text-properties style:use-window-font-color="true" style:font-name="Liberation Sans" fo:font-size="12pt" fo:font-weight="normal" officeooo:rsid="01c5ef03" officeooo:paragraph-rsid="01c5ef03" fo:background-color="transparent" style:font-size-asian="12pt" style:font-weight-asian="normal" style:font-size-complex="12pt" style:font-weight-complex="normal"/>
    </style:style>
    <style:style style:name="P35" style:family="paragraph" style:parent-style-name="Standard">
      <style:text-properties style:use-window-font-color="true" style:font-name="Liberation Sans" fo:font-size="12pt" fo:font-weight="normal" officeooo:rsid="01c761ac" officeooo:paragraph-rsid="01c761ac" fo:background-color="transparent" style:font-size-asian="12pt" style:font-weight-asian="normal" style:font-size-complex="12pt" style:font-weight-complex="normal"/>
    </style:style>
    <style:style style:name="P36" style:family="paragraph" style:parent-style-name="Standard">
      <style:text-properties style:use-window-font-color="true" style:font-name="Liberation Sans" fo:font-size="12pt" fo:font-weight="normal" officeooo:rsid="01c761ac" officeooo:paragraph-rsid="01cbbdb4" fo:background-color="transparent" style:font-size-asian="12pt" style:font-weight-asian="normal" style:font-size-complex="12pt" style:font-weight-complex="normal"/>
    </style:style>
    <style:style style:name="P37" style:family="paragraph" style:parent-style-name="Standard">
      <style:text-properties style:use-window-font-color="true" style:font-name="Liberation Sans" fo:font-size="12pt" fo:font-weight="normal" officeooo:rsid="01c761ac" officeooo:paragraph-rsid="01ccc072" fo:background-color="transparent" style:font-size-asian="12pt" style:font-weight-asian="normal" style:font-size-complex="12pt" style:font-weight-complex="normal"/>
    </style:style>
    <style:style style:name="P38" style:family="paragraph" style:parent-style-name="Standard">
      <style:text-properties style:use-window-font-color="true" style:font-name="Liberation Sans" fo:font-size="12pt" fo:font-weight="normal" officeooo:rsid="01c761ac" officeooo:paragraph-rsid="01ce1981" fo:background-color="transparent" style:font-size-asian="12pt" style:font-weight-asian="normal" style:font-size-complex="12pt" style:font-weight-complex="normal"/>
    </style:style>
    <style:style style:name="P39" style:family="paragraph" style:parent-style-name="Standard">
      <style:text-properties style:use-window-font-color="true" style:font-name="Liberation Sans" fo:font-size="12pt" fo:font-weight="normal" officeooo:rsid="01c76ea3" officeooo:paragraph-rsid="01c76ea3" fo:background-color="transparent" style:font-size-asian="12pt" style:font-weight-asian="normal" style:font-size-complex="12pt" style:font-weight-complex="normal"/>
    </style:style>
    <style:style style:name="P40" style:family="paragraph" style:parent-style-name="Standard">
      <style:text-properties style:use-window-font-color="true" style:font-name="Liberation Sans" fo:font-size="12pt" fo:font-weight="normal" officeooo:rsid="01c76ea3" officeooo:paragraph-rsid="01ce1981" fo:background-color="transparent" style:font-size-asian="12pt" style:font-weight-asian="normal" style:font-size-complex="12pt" style:font-weight-complex="normal"/>
    </style:style>
    <style:style style:name="P41" style:family="paragraph" style:parent-style-name="Standard">
      <style:text-properties style:use-window-font-color="true" style:font-name="Liberation Sans" fo:font-size="12pt" fo:font-weight="normal" officeooo:rsid="01c76ea3" officeooo:paragraph-rsid="01ccc072" fo:background-color="transparent" style:font-size-asian="12pt" style:font-weight-asian="normal" style:font-size-complex="12pt" style:font-weight-complex="normal"/>
    </style:style>
    <style:style style:name="P42" style:family="paragraph" style:parent-style-name="Standard">
      <style:text-properties style:use-window-font-color="true" style:font-name="Liberation Sans" fo:font-size="12pt" fo:font-weight="normal" officeooo:rsid="01cab063" officeooo:paragraph-rsid="01cab063" fo:background-color="transparent" style:font-size-asian="12pt" style:font-weight-asian="normal" style:font-size-complex="12pt" style:font-weight-complex="normal"/>
    </style:style>
    <style:style style:name="P43" style:family="paragraph" style:parent-style-name="Standard">
      <style:text-properties style:use-window-font-color="true" style:font-name="Liberation Sans" fo:font-size="12pt" fo:font-weight="normal" officeooo:rsid="01cbbdb4" officeooo:paragraph-rsid="01cbbdb4" fo:background-color="transparent" style:font-size-asian="12pt" style:font-weight-asian="normal" style:font-size-complex="12pt" style:font-weight-complex="normal"/>
    </style:style>
    <style:style style:name="P44" style:family="paragraph" style:parent-style-name="Standard">
      <style:text-properties style:use-window-font-color="true" style:font-name="Liberation Sans" fo:font-size="12pt" fo:font-weight="normal" officeooo:rsid="01cbbdb4" officeooo:paragraph-rsid="01f565c5" fo:background-color="transparent" style:font-size-asian="12pt" style:font-weight-asian="normal" style:font-size-complex="12pt" style:font-weight-complex="normal"/>
    </style:style>
    <style:style style:name="P45" style:family="paragraph" style:parent-style-name="Standard">
      <style:text-properties style:use-window-font-color="true" style:font-name="Liberation Sans" fo:font-size="12pt" fo:font-weight="normal" officeooo:rsid="01ccad54" officeooo:paragraph-rsid="01ccad54" fo:background-color="transparent" style:font-size-asian="12pt" style:font-weight-asian="normal" style:font-size-complex="12pt" style:font-weight-complex="normal"/>
    </style:style>
    <style:style style:name="P46" style:family="paragraph" style:parent-style-name="Standard">
      <style:text-properties style:use-window-font-color="true" style:font-name="Liberation Sans" fo:font-size="12pt" fo:font-weight="normal" officeooo:rsid="01ccc072" officeooo:paragraph-rsid="01ccc072" fo:background-color="transparent" style:font-size-asian="12pt" style:font-weight-asian="normal" style:font-size-complex="12pt" style:font-weight-complex="normal"/>
    </style:style>
    <style:style style:name="P47" style:family="paragraph" style:parent-style-name="Standard">
      <style:text-properties style:use-window-font-color="true" style:font-name="Liberation Sans" fo:font-size="12pt" fo:font-weight="normal" officeooo:rsid="01cf06a8" officeooo:paragraph-rsid="01cf06a8" fo:background-color="transparent" style:font-size-asian="12pt" style:font-weight-asian="normal" style:font-size-complex="12pt" style:font-weight-complex="normal"/>
    </style:style>
    <style:style style:name="P48" style:family="paragraph" style:parent-style-name="Standard">
      <style:text-properties style:use-window-font-color="true" style:font-name="Liberation Sans" fo:font-size="12pt" fo:font-weight="normal" officeooo:rsid="01cf06a8" officeooo:paragraph-rsid="01d25fc3" fo:background-color="transparent" style:font-size-asian="12pt" style:font-weight-asian="normal" style:font-size-complex="12pt" style:font-weight-complex="normal"/>
    </style:style>
    <style:style style:name="P49" style:family="paragraph" style:parent-style-name="Standard">
      <style:text-properties style:use-window-font-color="true" style:font-name="Liberation Sans" fo:font-size="12pt" fo:font-weight="normal" officeooo:rsid="01d39b1f" officeooo:paragraph-rsid="01d39b1f" fo:background-color="transparent" style:font-size-asian="12pt" style:font-weight-asian="normal" style:font-size-complex="12pt" style:font-weight-complex="normal"/>
    </style:style>
    <style:style style:name="P50" style:family="paragraph" style:parent-style-name="Standard">
      <style:text-properties style:use-window-font-color="true" style:font-name="Liberation Sans" fo:font-size="12pt" fo:font-weight="normal" officeooo:rsid="01d56e79" officeooo:paragraph-rsid="01d56e79" fo:background-color="transparent" style:font-size-asian="12pt" style:font-weight-asian="normal" style:font-size-complex="12pt" style:font-weight-complex="normal"/>
    </style:style>
    <style:style style:name="P51" style:family="paragraph" style:parent-style-name="Standard">
      <style:text-properties style:use-window-font-color="true" style:font-name="Liberation Sans" fo:font-size="12pt" fo:font-weight="normal" officeooo:rsid="01d56e79" officeooo:paragraph-rsid="01d5a660" fo:background-color="transparent" style:font-size-asian="12pt" style:font-weight-asian="normal" style:font-size-complex="12pt" style:font-weight-complex="normal"/>
    </style:style>
    <style:style style:name="P52" style:family="paragraph" style:parent-style-name="Standard">
      <style:text-properties style:use-window-font-color="true" style:font-name="Liberation Sans" fo:font-size="12pt" fo:font-weight="normal" officeooo:rsid="01d5a660" officeooo:paragraph-rsid="01d5a660" fo:background-color="transparent" style:font-size-asian="12pt" style:font-weight-asian="normal" style:font-size-complex="12pt" style:font-weight-complex="normal"/>
    </style:style>
    <style:style style:name="P53" style:family="paragraph" style:parent-style-name="Standard">
      <style:text-properties style:use-window-font-color="true" style:font-name="Liberation Sans" fo:font-size="12pt" fo:font-weight="normal" officeooo:rsid="01d83084" officeooo:paragraph-rsid="01d83084" fo:background-color="transparent" style:font-size-asian="12pt" style:font-weight-asian="normal" style:font-size-complex="12pt" style:font-weight-complex="normal"/>
    </style:style>
    <style:style style:name="P54" style:family="paragraph" style:parent-style-name="Standard">
      <style:text-properties style:use-window-font-color="true" style:font-name="Liberation Sans" fo:font-size="12pt" fo:font-weight="normal" officeooo:rsid="0204e799" officeooo:paragraph-rsid="0204e799" fo:background-color="transparent" style:font-size-asian="12pt" style:font-weight-asian="normal" style:font-size-complex="12pt" style:font-weight-complex="normal"/>
    </style:style>
    <style:style style:name="P55" style:family="paragraph" style:parent-style-name="Standard">
      <style:text-properties style:use-window-font-color="true" style:font-name="Liberation Sans" fo:font-size="12pt" fo:font-weight="normal" officeooo:rsid="02063586" officeooo:paragraph-rsid="02063586" fo:background-color="transparent" style:font-size-asian="12pt" style:font-weight-asian="normal" style:font-size-complex="12pt" style:font-weight-complex="normal"/>
    </style:style>
    <style:style style:name="P56" style:family="paragraph" style:parent-style-name="Standard">
      <style:text-properties style:use-window-font-color="true" style:font-name="Liberation Sans" fo:font-size="12pt" fo:font-weight="normal" officeooo:rsid="0206f017" officeooo:paragraph-rsid="0206f017" fo:background-color="transparent" style:font-size-asian="12pt" style:font-weight-asian="normal" style:font-size-complex="12pt" style:font-weight-complex="normal"/>
    </style:style>
    <style:style style:name="P57" style:family="paragraph" style:parent-style-name="Standard">
      <style:text-properties style:use-window-font-color="true" style:font-name="Liberation Sans" fo:font-size="12pt" fo:font-weight="normal" officeooo:rsid="024b8423" officeooo:paragraph-rsid="024b8423" fo:background-color="transparent" style:font-size-asian="12pt" style:font-weight-asian="normal" style:font-size-complex="12pt" style:font-weight-complex="normal"/>
    </style:style>
    <style:style style:name="P58" style:family="paragraph" style:parent-style-name="Standard">
      <style:text-properties style:use-window-font-color="true" style:font-name="Liberation Sans" fo:font-size="12pt" fo:font-weight="normal" officeooo:rsid="024cbc15" officeooo:paragraph-rsid="024cbc15"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use-window-font-color="true" style:font-name="Liberation Sans" fo:font-size="12pt" fo:font-weight="normal" officeooo:rsid="02b7cc03" officeooo:paragraph-rsid="02bc7036" fo:background-color="transparent"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use-window-font-color="true" style:font-name="Liberation Sans" fo:font-size="12pt" fo:font-weight="normal" officeooo:rsid="030e80ec" officeooo:paragraph-rsid="030e80ec" fo:background-color="transparent" style:font-size-asian="12pt" style:font-weight-asian="normal" style:font-size-complex="12pt" style:font-weight-complex="normal"/>
    </style:style>
    <style:style style:name="P61" style:family="paragraph" style:parent-style-name="Standard">
      <style:text-properties style:use-window-font-color="true" style:font-name="Liberation Sans" fo:font-size="12pt" fo:font-weight="bold" officeooo:rsid="01c5ef03" officeooo:paragraph-rsid="01c5ef03" fo:background-color="transparent" style:font-size-asian="12pt" style:font-weight-asian="bold" style:font-size-complex="12pt" style:font-weight-complex="bold"/>
    </style:style>
    <style:style style:name="P62" style:family="paragraph" style:parent-style-name="Standard">
      <style:text-properties style:use-window-font-color="true" style:font-name="Liberation Sans" fo:font-size="12pt" fo:font-weight="bold" officeooo:rsid="01c761ac" officeooo:paragraph-rsid="01c761ac" fo:background-color="transparent" style:font-size-asian="12pt" style:font-weight-asian="bold" style:font-size-complex="12pt" style:font-weight-complex="bold"/>
    </style:style>
    <style:style style:name="P63" style:family="paragraph" style:parent-style-name="Standard">
      <style:text-properties style:use-window-font-color="true" style:font-name="Liberation Sans" fo:font-size="12pt" fo:font-weight="bold" officeooo:rsid="01c761ac" officeooo:paragraph-rsid="01cbbdb4" fo:background-color="transparent" style:font-size-asian="12pt" style:font-weight-asian="bold" style:font-size-complex="12pt" style:font-weight-complex="bold"/>
    </style:style>
    <style:style style:name="P64" style:family="paragraph" style:parent-style-name="Standard">
      <style:text-properties style:use-window-font-color="true" style:font-name="Liberation Sans" fo:font-size="12pt" fo:font-weight="bold" officeooo:rsid="01d56e79" officeooo:paragraph-rsid="01d56e79" fo:background-color="transparent"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use-window-font-color="true" style:font-name="Liberation Sans" fo:font-size="12pt" fo:font-weight="bold" officeooo:rsid="0170f6fe" officeooo:paragraph-rsid="01de6d98" fo:background-color="transparent" style:font-size-asian="12pt" style:font-weight-asian="bold" style:font-size-complex="12pt" style:font-weight-complex="bold"/>
    </style:style>
    <style:style style:name="P66" style:family="paragraph" style:parent-style-name="Standard">
      <style:paragraph-properties fo:text-align="start" style:justify-single-word="false"/>
      <style:text-properties style:use-window-font-color="true" style:font-name="Liberation Sans" fo:font-size="12pt" fo:font-weight="bold" officeooo:rsid="0170f6fe" officeooo:paragraph-rsid="01ddb5b4" fo:background-color="transparent" style:font-size-asian="12pt" style:font-weight-asian="bold" style:font-size-complex="12pt" style:font-weight-complex="bold"/>
    </style:style>
    <style:style style:name="P67" style:family="paragraph" style:parent-style-name="Standard">
      <style:paragraph-properties fo:text-align="start" style:justify-single-word="false"/>
      <style:text-properties style:use-window-font-color="true" style:font-name="Liberation Sans" fo:font-size="12pt" fo:font-weight="bold" officeooo:rsid="0170f6fe" officeooo:paragraph-rsid="0226579b" fo:background-color="transparent" style:font-size-asian="12pt" style:font-weight-asian="bold" style:font-size-complex="12pt" style:font-weight-complex="bold"/>
    </style:style>
    <style:style style:name="P68" style:family="paragraph" style:parent-style-name="Standard">
      <style:paragraph-properties fo:text-align="start" style:justify-single-word="false"/>
      <style:text-properties style:use-window-font-color="true" style:font-name="Liberation Sans" fo:font-size="12pt" fo:font-weight="bold" officeooo:rsid="0170f6fe" officeooo:paragraph-rsid="0286653b" fo:background-color="transparent" style:font-size-asian="12pt" style:font-weight-asian="bold" style:font-size-complex="12pt" style:font-weight-complex="bold"/>
    </style:style>
    <style:style style:name="P69" style:family="paragraph" style:parent-style-name="Standard">
      <style:paragraph-properties fo:text-align="start" style:justify-single-word="false"/>
      <style:text-properties style:use-window-font-color="true" style:font-name="Liberation Sans" fo:font-size="12pt" fo:font-weight="bold" officeooo:rsid="0170f6fe" officeooo:paragraph-rsid="02e376ad" fo:background-color="transparent" style:font-size-asian="12pt" style:font-weight-asian="bold" style:font-size-complex="12pt" style:font-weight-complex="bold"/>
    </style:style>
    <style:style style:name="P70" style:family="paragraph" style:parent-style-name="Standard">
      <style:paragraph-properties fo:text-align="start" style:justify-single-word="false"/>
      <style:text-properties style:use-window-font-color="true" style:font-name="Liberation Sans" fo:font-size="12pt" fo:font-weight="bold" officeooo:rsid="0170f6fe" officeooo:paragraph-rsid="030e80ec" fo:background-color="transparent" style:font-size-asian="12pt" style:font-weight-asian="bold" style:font-size-complex="12pt" style:font-weight-complex="bold"/>
    </style:style>
    <style:style style:name="P71" style:family="paragraph" style:parent-style-name="Standard">
      <style:paragraph-properties fo:text-align="start" style:justify-single-word="false"/>
      <style:text-properties style:use-window-font-color="true" style:font-name="Liberation Sans" fo:font-size="12pt" fo:font-weight="bold" officeooo:rsid="0170f6fe" officeooo:paragraph-rsid="0249aafc" fo:background-color="transparent" style:font-size-asian="12pt" style:font-weight-asian="bold" style:font-size-complex="12pt" style:font-weight-complex="bold"/>
    </style:style>
    <style:style style:name="P72" style:family="paragraph" style:parent-style-name="Standard">
      <style:paragraph-properties fo:text-align="start" style:justify-single-word="false"/>
      <style:text-properties style:use-window-font-color="true" style:font-name="Liberation Sans" fo:font-size="12pt" fo:font-weight="bold" officeooo:rsid="01de6d98" officeooo:paragraph-rsid="01e04d19" fo:background-color="transparent" style:font-size-asian="12pt" style:font-weight-asian="bold" style:font-size-complex="12pt" style:font-weight-complex="bold"/>
    </style:style>
    <style:style style:name="P73" style:family="paragraph" style:parent-style-name="Standard">
      <style:paragraph-properties fo:text-align="start" style:justify-single-word="false"/>
      <style:text-properties style:use-window-font-color="true" style:font-name="Liberation Sans" fo:font-size="6pt" fo:font-weight="normal" officeooo:rsid="0170f6fe" officeooo:paragraph-rsid="0286653b" fo:background-color="transparent" style:font-size-asian="5.25pt" style:font-weight-asian="normal" style:font-size-complex="6pt" style:font-weight-complex="normal"/>
    </style:style>
    <style:style style:name="P74" style:family="paragraph" style:parent-style-name="Standard">
      <style:paragraph-properties fo:text-align="start" style:justify-single-word="false"/>
      <style:text-properties style:use-window-font-color="true" style:font-name="Liberation Sans" fo:font-size="6pt" fo:font-weight="normal" officeooo:rsid="0170f6fe" officeooo:paragraph-rsid="02e376ad" fo:background-color="transparent" style:font-size-asian="5.25pt" style:font-weight-asian="normal" style:font-size-complex="6pt" style:font-weight-complex="normal"/>
    </style:style>
    <style:style style:name="P75" style:family="paragraph" style:parent-style-name="Standard">
      <style:text-properties style:use-window-font-color="true" style:font-name="Liberation Sans" fo:font-size="6pt" fo:font-weight="normal" officeooo:rsid="0170f6fe" officeooo:paragraph-rsid="01db0eb4" fo:background-color="transparent" style:font-size-asian="5.25pt" style:font-weight-asian="normal" style:font-size-complex="6pt" style:font-weight-complex="normal"/>
    </style:style>
    <style:style style:name="P76" style:family="paragraph" style:parent-style-name="Standard">
      <style:text-properties style:use-window-font-color="true" style:font-name="Liberation Sans" fo:font-size="10pt" fo:font-weight="normal" officeooo:rsid="02848202" officeooo:paragraph-rsid="02848202" fo:background-color="transparent" style:font-size-asian="10pt" style:font-weight-asian="normal" style:font-size-complex="10pt" style:font-weight-complex="normal"/>
    </style:style>
    <style:style style:name="P77" style:family="paragraph" style:parent-style-name="Standard">
      <style:text-properties style:use-window-font-color="true" style:font-name="Liberation Sans" fo:font-size="10pt" fo:font-weight="normal" officeooo:rsid="02848202" officeooo:paragraph-rsid="027e70cd" fo:background-color="transparent"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style:use-window-font-color="true" style:font-name="Liberation Sans" fo:font-size="10pt" fo:font-weight="normal" officeooo:rsid="02bc7036" officeooo:paragraph-rsid="02bc7036" fo:background-color="transparent"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style:use-window-font-color="true" style:font-name="Liberation Sans" fo:font-size="10pt" fo:font-weight="normal" officeooo:rsid="02bc7036" officeooo:paragraph-rsid="02e376ad" fo:background-color="transparent"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style:use-window-font-color="true" style:font-name="Liberation Sans" fo:font-size="10pt" fo:font-weight="normal" officeooo:rsid="02f4feaf" officeooo:paragraph-rsid="02f4feaf" fo:background-color="transparent"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use-window-font-color="true" style:font-name="Liberation Sans" fo:font-size="10pt" fo:font-weight="normal" officeooo:rsid="02f4feaf" officeooo:paragraph-rsid="03136d6f" fo:background-color="transparent"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style:use-window-font-color="true" style:font-name="Liberation Sans" fo:font-size="10pt" fo:font-weight="normal" officeooo:rsid="032667b1" officeooo:paragraph-rsid="032667b1" fo:background-color="transparent"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use-window-font-color="true" style:font-name="Liberation Sans" fo:font-size="10pt" fo:font-weight="normal" officeooo:rsid="03295c25" officeooo:paragraph-rsid="032a62da" fo:background-color="transparent" style:font-size-asian="10pt" style:font-weight-asian="normal" style:font-size-complex="10pt" style:font-weight-complex="normal"/>
    </style:style>
    <style:style style:name="P84" style:family="paragraph" style:parent-style-name="Standard">
      <style:text-properties style:use-window-font-color="true" style:font-name="Liberation Sans" fo:font-size="10pt" fo:font-weight="normal" officeooo:rsid="033c10a1" officeooo:paragraph-rsid="03434407" fo:background-color="transparent" style:font-size-asian="10pt" style:font-weight-asian="normal" style:font-size-complex="10pt" style:font-weight-complex="normal"/>
    </style:style>
    <style:style style:name="P85" style:family="paragraph" style:parent-style-name="Standard">
      <style:text-properties style:use-window-font-color="true" style:font-name="Liberation Sans" fo:font-size="10pt" fo:font-weight="normal" officeooo:rsid="0347f04e" officeooo:paragraph-rsid="0347f04e" fo:background-color="transparent" style:font-size-asian="10pt" style:font-weight-asian="normal" style:font-size-complex="10pt" style:font-weight-complex="normal"/>
    </style:style>
    <style:style style:name="P86" style:family="paragraph" style:parent-style-name="Standard">
      <style:text-properties style:font-name="Liberation Sans" fo:font-weight="bold" officeooo:rsid="0170f6fe" officeooo:paragraph-rsid="0170f6fe" style:font-weight-asian="bold" style:font-weight-complex="bold"/>
    </style:style>
    <style:style style:name="P87" style:family="paragraph" style:parent-style-name="Standard">
      <style:paragraph-properties fo:text-align="start" style:justify-single-word="false"/>
      <style:text-properties style:font-name="Liberation Sans" fo:font-weight="bold" officeooo:rsid="0170f6fe" officeooo:paragraph-rsid="0170f6fe" style:font-weight-asian="bold" style:font-weight-complex="bold"/>
    </style:style>
    <style:style style:name="P88" style:family="paragraph" style:parent-style-name="Standard">
      <style:paragraph-properties fo:text-align="start" style:justify-single-word="false"/>
      <style:text-properties style:font-name="Liberation Sans" fo:font-weight="bold" officeooo:rsid="0170f6fe" officeooo:paragraph-rsid="01db0eb4" style:font-weight-asian="bold" style:font-weight-complex="bold"/>
    </style:style>
    <style:style style:name="P89" style:family="paragraph" style:parent-style-name="Standard">
      <style:paragraph-properties fo:text-align="start" style:justify-single-word="false"/>
      <style:text-properties style:font-name="Liberation Sans" fo:font-weight="bold" officeooo:rsid="0170f6fe" officeooo:paragraph-rsid="02171711" style:font-weight-asian="bold" style:font-weight-complex="bold"/>
    </style:style>
    <style:style style:name="P90" style:family="paragraph" style:parent-style-name="Standard">
      <style:paragraph-properties fo:text-align="start" style:justify-single-word="false"/>
      <style:text-properties style:font-name="Liberation Sans" fo:font-weight="bold" officeooo:rsid="0170f6fe" officeooo:paragraph-rsid="03136d6f" style:font-weight-asian="bold" style:font-weight-complex="bold"/>
    </style:style>
    <style:style style:name="P91" style:family="paragraph" style:parent-style-name="Standard">
      <style:paragraph-properties fo:text-align="start" style:justify-single-word="false"/>
      <style:text-properties style:font-name="Liberation Sans" fo:font-weight="bold" officeooo:rsid="01e64ff2" officeooo:paragraph-rsid="02fe0e51" style:font-weight-asian="bold" style:font-weight-complex="bold"/>
    </style:style>
    <style:style style:name="P92" style:family="paragraph" style:parent-style-name="Standard">
      <style:text-properties style:font-name="Liberation Sans" officeooo:paragraph-rsid="01cab063"/>
    </style:style>
    <style:style style:name="P93" style:family="paragraph" style:parent-style-name="Standard">
      <style:text-properties style:font-name="Liberation Sans" fo:font-size="12pt" fo:font-weight="normal" officeooo:paragraph-rsid="01cab063" style:font-size-asian="12pt" style:font-weight-asian="normal" style:font-size-complex="12pt" style:font-weight-complex="normal"/>
    </style:style>
    <style:style style:name="P94" style:family="paragraph" style:parent-style-name="Standard">
      <style:text-properties style:font-name="Liberation Sans" fo:font-size="12pt" fo:font-weight="normal" officeooo:paragraph-rsid="01db0eb4" style:font-size-asian="12pt" style:font-weight-asian="normal" style:font-size-complex="12pt" style:font-weight-complex="normal"/>
    </style:style>
    <style:style style:name="P95" style:family="paragraph" style:parent-style-name="Standard">
      <style:text-properties style:font-name="Liberation Sans" fo:font-size="12pt" fo:font-weight="normal" officeooo:paragraph-rsid="01dbb5e7" style:font-size-asian="12pt" style:font-weight-asian="normal" style:font-size-complex="12pt" style:font-weight-complex="normal"/>
    </style:style>
    <style:style style:name="P96" style:family="paragraph" style:parent-style-name="Standard">
      <style:text-properties style:font-name="Liberation Sans" fo:font-size="12pt" fo:font-weight="normal" officeooo:paragraph-rsid="01ddbd7f" style:font-size-asian="12pt" style:font-weight-asian="normal" style:font-size-complex="12pt" style:font-weight-complex="normal"/>
    </style:style>
    <style:style style:name="P97" style:family="paragraph" style:parent-style-name="Standard">
      <style:text-properties style:font-name="Liberation Sans" fo:font-size="12pt" fo:font-weight="normal" officeooo:paragraph-rsid="02171711" style:font-size-asian="12pt" style:font-weight-asian="normal" style:font-size-complex="12pt" style:font-weight-complex="normal"/>
    </style:style>
    <style:style style:name="P98" style:family="paragraph" style:parent-style-name="Standard">
      <style:text-properties style:font-name="Liberation Sans" fo:font-size="12pt" fo:font-weight="normal" officeooo:paragraph-rsid="0226579b" style:font-size-asian="12pt" style:font-weight-asian="normal" style:font-size-complex="12pt" style:font-weight-complex="normal"/>
    </style:style>
    <style:style style:name="P99" style:family="paragraph" style:parent-style-name="Standard">
      <style:text-properties style:font-name="Liberation Sans" fo:font-size="12pt" fo:font-weight="normal" officeooo:paragraph-rsid="0286653b" style:font-size-asian="12pt" style:font-weight-asian="normal" style:font-size-complex="12pt" style:font-weight-complex="normal"/>
    </style:style>
    <style:style style:name="P100" style:family="paragraph" style:parent-style-name="Standard">
      <style:text-properties style:font-name="Liberation Sans" fo:font-size="12pt" fo:font-weight="normal" officeooo:paragraph-rsid="02e376ad" style:font-size-asian="12pt" style:font-weight-asian="normal" style:font-size-complex="12pt" style:font-weight-complex="normal"/>
    </style:style>
    <style:style style:name="P101" style:family="paragraph" style:parent-style-name="Standard">
      <style:text-properties style:font-name="Liberation Sans" fo:font-size="12pt" fo:font-weight="normal" officeooo:paragraph-rsid="03136d6f" style:font-size-asian="12pt" style:font-weight-asian="normal" style:font-size-complex="12pt" style:font-weight-complex="normal"/>
    </style:style>
    <style:style style:name="P102" style:family="paragraph" style:parent-style-name="Standard">
      <style:text-properties style:font-name="Liberation Sans" fo:font-size="12pt" fo:font-weight="bold" officeooo:paragraph-rsid="01dbb5e7" style:font-size-asian="12pt" style:font-weight-asian="bold" style:font-size-complex="12pt" style:font-weight-complex="bold"/>
    </style:style>
    <style:style style:name="P103" style:family="paragraph" style:parent-style-name="Standard">
      <style:text-properties style:font-name="Liberation Sans" fo:font-size="12pt" fo:font-weight="bold" officeooo:paragraph-rsid="01ddbd7f" style:font-size-asian="12pt" style:font-weight-asian="bold" style:font-size-complex="12pt" style:font-weight-complex="bold"/>
    </style:style>
    <style:style style:name="P104" style:family="paragraph" style:parent-style-name="Standard">
      <style:text-properties style:font-name="Liberation Sans" fo:font-size="12pt" fo:font-weight="bold" officeooo:paragraph-rsid="02171711" style:font-size-asian="12pt" style:font-weight-asian="bold" style:font-size-complex="12pt" style:font-weight-complex="bold"/>
    </style:style>
    <style:style style:name="P105" style:family="paragraph" style:parent-style-name="Standard">
      <style:text-properties style:font-name="Liberation Sans" fo:font-size="12pt" fo:font-weight="bold" officeooo:paragraph-rsid="0226579b" style:font-size-asian="12pt" style:font-weight-asian="bold" style:font-size-complex="12pt" style:font-weight-complex="bold"/>
    </style:style>
    <style:style style:name="P106" style:family="paragraph" style:parent-style-name="Standard">
      <style:text-properties style:font-name="Liberation Sans" fo:font-size="12pt" fo:font-weight="bold" officeooo:paragraph-rsid="0286653b" style:font-size-asian="12pt" style:font-weight-asian="bold" style:font-size-complex="12pt" style:font-weight-complex="bold"/>
    </style:style>
    <style:style style:name="P107" style:family="paragraph" style:parent-style-name="Standard">
      <style:text-properties style:font-name="Liberation Sans" fo:font-size="12pt" fo:font-weight="bold" officeooo:paragraph-rsid="02e376ad" style:font-size-asian="12pt" style:font-weight-asian="bold" style:font-size-complex="12pt" style:font-weight-complex="bold"/>
    </style:style>
    <style:style style:name="P108" style:family="paragraph" style:parent-style-name="Standard">
      <style:text-properties style:font-name="Liberation Sans" fo:font-size="12pt" fo:font-weight="bold" officeooo:paragraph-rsid="03136d6f" style:font-size-asian="12pt" style:font-weight-asian="bold" style:font-size-complex="12pt" style:font-weight-complex="bold"/>
    </style:style>
    <style:style style:name="P109" style:family="paragraph" style:parent-style-name="Standard">
      <style:text-properties fo:font-size="12pt" fo:font-weight="normal" officeooo:paragraph-rsid="01cab063" style:font-size-asian="12pt" style:font-weight-asian="normal" style:font-size-complex="12pt" style:font-weight-complex="normal"/>
    </style:style>
    <style:style style:name="P110" style:family="paragraph" style:parent-style-name="Standard">
      <style:text-properties style:font-name="Liberation Sans2" fo:font-size="12pt" fo:font-weight="bold" officeooo:paragraph-rsid="01db0eb4" style:font-size-asian="12pt" style:font-weight-asian="bold" style:font-size-complex="12pt" style:font-weight-complex="bold"/>
    </style:style>
    <style:style style:name="P111" style:family="paragraph" style:parent-style-name="Standard">
      <style:paragraph-properties fo:text-align="center" style:justify-single-word="false"/>
      <style:text-properties style:font-name="URW Gothic L" fo:font-size="32pt" fo:font-weight="normal" officeooo:rsid="0170f6fe" officeooo:paragraph-rsid="0170f6fe" style:font-size-asian="32pt" style:font-weight-asian="normal" style:font-size-complex="32pt" style:font-weight-complex="normal"/>
    </style:style>
    <style:style style:name="P112" style:family="paragraph" style:parent-style-name="Standard">
      <style:paragraph-properties fo:text-align="start" style:justify-single-word="false"/>
      <style:text-properties style:font-name="Sawasdee" fo:font-size="14pt" fo:font-weight="bold" officeooo:rsid="0170f6fe" officeooo:paragraph-rsid="0170f6fe" style:font-size-asian="14pt" style:font-weight-asian="bold" style:font-size-complex="14pt" style:font-weight-complex="bold"/>
    </style:style>
    <style:style style:name="P113" style:family="paragraph" style:parent-style-name="Standard">
      <style:text-properties fo:color="#0000cc" style:font-name="Courier 10 Pitch1" fo:font-size="10pt" fo:font-weight="normal" officeooo:rsid="01cf06a8" officeooo:paragraph-rsid="01cf06a8" fo:background-color="transparent" style:font-size-asian="10pt" style:font-weight-asian="normal" style:font-size-complex="10pt" style:font-weight-complex="normal"/>
    </style:style>
    <style:style style:name="P114" style:family="paragraph" style:parent-style-name="Standard">
      <style:text-properties fo:color="#0000cc" style:font-name="Courier 10 Pitch1" fo:font-size="10pt" fo:font-weight="normal" officeooo:rsid="01cf06a8" officeooo:paragraph-rsid="02063586" fo:background-color="transparent" style:font-size-asian="10pt" style:font-weight-asian="normal" style:font-size-complex="10pt" style:font-weight-complex="normal"/>
    </style:style>
    <style:style style:name="P115" style:family="paragraph" style:parent-style-name="Standard">
      <style:paragraph-properties fo:text-align="start" style:justify-single-word="false" fo:break-before="page"/>
      <style:text-properties style:font-name="Liberation Sans" fo:font-weight="bold" officeooo:rsid="0170f6fe" officeooo:paragraph-rsid="0170f6fe" style:font-weight-asian="bold" style:font-weight-complex="bold"/>
    </style:style>
    <style:style style:name="P116" style:family="paragraph" style:parent-style-name="Standard">
      <style:paragraph-properties fo:text-align="start" style:justify-single-word="false" fo:break-before="page"/>
      <style:text-properties style:font-name="Liberation Sans" fo:font-weight="bold" officeooo:rsid="0170f6fe" officeooo:paragraph-rsid="01db0eb4" style:font-weight-asian="bold" style:font-weight-complex="bold"/>
    </style:style>
    <style:style style:name="P117" style:family="paragraph" style:parent-style-name="Standard">
      <style:paragraph-properties fo:text-align="start" style:justify-single-word="false" fo:break-before="page"/>
      <style:text-properties style:font-name="Liberation Sans" fo:font-weight="bold" officeooo:rsid="0170f6fe" officeooo:paragraph-rsid="01de6d98" style:font-weight-asian="bold" style:font-weight-complex="bold"/>
    </style:style>
    <style:style style:name="P118" style:family="paragraph" style:parent-style-name="Standard">
      <style:paragraph-properties fo:text-align="start" style:justify-single-word="false" fo:break-before="page"/>
      <style:text-properties style:font-name="Liberation Sans" fo:font-weight="bold" officeooo:rsid="0170f6fe" officeooo:paragraph-rsid="03136d6f" style:font-weight-asian="bold" style:font-weight-complex="bold"/>
    </style:style>
    <style:style style:name="P119" style:family="paragraph" style:parent-style-name="Standard">
      <style:paragraph-properties fo:break-before="page"/>
      <style:text-properties style:use-window-font-color="true" style:font-name="Liberation Sans" fo:font-size="12pt" fo:font-weight="bold" officeooo:rsid="01793a89" officeooo:paragraph-rsid="01793a89" fo:background-color="transparent" style:font-size-asian="12pt" style:font-weight-asian="bold" style:font-size-complex="12pt" style:font-weight-complex="bold"/>
    </style:style>
    <style:style style:name="P120" style:family="paragraph" style:parent-style-name="Standard">
      <style:paragraph-properties fo:break-before="page"/>
      <style:text-properties style:use-window-font-color="true" style:font-name="Liberation Sans" fo:font-size="12pt" fo:font-weight="bold" officeooo:rsid="01bd5bef" officeooo:paragraph-rsid="01bd5bef" fo:background-color="transparent" style:font-size-asian="12pt" style:font-weight-asian="bold" style:font-size-complex="12pt" style:font-weight-complex="bold"/>
    </style:style>
    <style:style style:name="P121" style:family="paragraph" style:parent-style-name="Standard">
      <style:paragraph-properties fo:text-align="start" style:justify-single-word="false" fo:break-before="page"/>
      <style:text-properties style:use-window-font-color="true" style:font-name="Liberation Sans" fo:font-size="12pt" fo:font-weight="bold" officeooo:rsid="0170f6fe" officeooo:paragraph-rsid="01ddb5b4" fo:background-color="transparent" style:font-size-asian="12pt" style:font-weight-asian="bold" style:font-size-complex="12pt" style:font-weight-complex="bold"/>
    </style:style>
    <style:style style:name="P122" style:family="paragraph" style:parent-style-name="Standard">
      <style:paragraph-properties fo:text-align="start" style:justify-single-word="false" fo:break-before="page"/>
      <style:text-properties style:use-window-font-color="true" style:font-name="Liberation Sans" fo:font-size="12pt" fo:font-weight="bold" officeooo:rsid="0170f6fe" officeooo:paragraph-rsid="01de6d98" fo:background-color="transparent" style:font-size-asian="12pt" style:font-weight-asian="bold" style:font-size-complex="12pt" style:font-weight-complex="bold"/>
    </style:style>
    <style:style style:name="P123" style:family="paragraph" style:parent-style-name="Standard">
      <style:paragraph-properties fo:text-align="start" style:justify-single-word="false" fo:break-before="page"/>
      <style:text-properties style:use-window-font-color="true" style:font-name="Liberation Sans" fo:font-size="12pt" fo:font-weight="bold" officeooo:rsid="0170f6fe" officeooo:paragraph-rsid="0286653b" fo:background-color="transparent" style:font-size-asian="12pt" style:font-weight-asian="bold" style:font-size-complex="12pt" style:font-weight-complex="bold"/>
    </style:style>
    <style:style style:name="P124" style:family="paragraph" style:parent-style-name="Standard">
      <style:paragraph-properties fo:text-align="start" style:justify-single-word="false" fo:break-before="page"/>
      <style:text-properties style:use-window-font-color="true" style:font-name="Liberation Sans" fo:font-size="12pt" fo:font-weight="bold" officeooo:rsid="0170f6fe" officeooo:paragraph-rsid="030e80ec" fo:background-color="transparent" style:font-size-asian="12pt" style:font-weight-asian="bold" style:font-size-complex="12pt" style:font-weight-complex="bold"/>
    </style:style>
    <style:style style:name="P125" style:family="paragraph" style:parent-style-name="Standard">
      <style:paragraph-properties fo:break-before="page"/>
      <style:text-properties style:use-window-font-color="true" style:font-name="Liberation Sans" fo:font-size="12pt" fo:font-weight="bold" officeooo:rsid="01c761ac" officeooo:paragraph-rsid="01c761ac" fo:background-color="transparent" style:font-size-asian="12pt" style:font-weight-asian="bold" style:font-size-complex="12pt" style:font-weight-complex="bold"/>
    </style:style>
    <style:style style:name="P126" style:family="paragraph" style:parent-style-name="Standard">
      <style:paragraph-properties fo:text-align="start" style:justify-single-word="false" fo:break-before="page"/>
      <style:text-properties style:use-window-font-color="true" style:font-name="Liberation Sans" fo:font-size="12pt" fo:font-weight="bold" officeooo:rsid="01de6d98" officeooo:paragraph-rsid="03136d6f" fo:background-color="transparent" style:font-size-asian="12pt" style:font-weight-asian="bold" style:font-size-complex="12pt" style:font-weight-complex="bold"/>
    </style:style>
    <style:style style:name="P127" style:family="paragraph" style:parent-style-name="Standard">
      <style:paragraph-properties fo:text-align="center" style:justify-single-word="false" fo:break-before="page"/>
      <style:text-properties style:use-window-font-color="true" style:font-name="Liberation Sans" fo:font-size="12pt" fo:font-weight="normal" officeooo:rsid="01adcba8" officeooo:paragraph-rsid="0359dc20" fo:background-color="transparent" style:font-size-asian="12pt" style:font-weight-asian="normal" style:font-size-complex="12pt" style:font-weight-complex="normal"/>
    </style:style>
    <style:style style:name="P128" style:family="paragraph" style:parent-style-name="Standard">
      <style:paragraph-properties fo:margin-left="0.5in" fo:margin-right="0in" fo:text-indent="0in" style:auto-text-indent="false"/>
      <style:text-properties style:use-window-font-color="true" style:font-name="Liberation Sans" fo:font-size="12pt" fo:font-style="italic" fo:font-weight="bold" officeooo:rsid="01793a89" officeooo:paragraph-rsid="01793a89" fo:background-color="transparent" style:font-size-asian="12pt" style:font-style-asian="italic" style:font-weight-asian="bold" style:font-size-complex="12pt" style:font-style-complex="italic" style:font-weight-complex="bold"/>
    </style:style>
    <style:style style:name="P129" style:family="paragraph" style:parent-style-name="Standard">
      <style:paragraph-properties fo:margin-left="0.5in" fo:margin-right="0in" fo:text-indent="0in" style:auto-text-indent="false"/>
      <style:text-properties style:use-window-font-color="true" style:font-name="Liberation Sans" fo:font-size="12pt" fo:font-weight="normal" officeooo:rsid="01793a89" officeooo:paragraph-rsid="01793a89" fo:background-color="transparent" style:font-size-asian="12pt" style:font-weight-asian="normal" style:font-size-complex="12pt" style:font-weight-complex="normal"/>
    </style:style>
    <style:style style:name="P130" style:family="paragraph" style:parent-style-name="Standard">
      <style:paragraph-properties fo:margin-left="0.5in" fo:margin-right="0in" fo:text-indent="0in" style:auto-text-indent="false"/>
      <style:text-properties style:use-window-font-color="true" style:font-name="Liberation Sans" fo:font-size="12pt" fo:font-weight="normal" officeooo:rsid="01793a89" officeooo:paragraph-rsid="017a20c3" fo:background-color="transparent" style:font-size-asian="12pt" style:font-weight-asian="normal" style:font-size-complex="12pt" style:font-weight-complex="normal"/>
    </style:style>
    <style:style style:name="P131" style:family="paragraph" style:parent-style-name="Standard">
      <style:paragraph-properties fo:margin-left="0.5in" fo:margin-right="0in" fo:text-indent="0in" style:auto-text-indent="false"/>
      <style:text-properties style:use-window-font-color="true" style:font-name="Liberation Sans" fo:font-size="12pt" fo:font-weight="normal" officeooo:rsid="017cc4cf" officeooo:paragraph-rsid="01b7f166" fo:background-color="transparent" style:font-size-asian="12pt" style:font-weight-asian="normal" style:font-size-complex="12pt" style:font-weight-complex="normal"/>
    </style:style>
    <style:style style:name="P132" style:family="paragraph" style:parent-style-name="Standard">
      <style:paragraph-properties fo:margin-left="0.5in" fo:margin-right="0in" fo:text-indent="0in" style:auto-text-indent="false"/>
      <style:text-properties style:use-window-font-color="true" style:font-name="Liberation Sans" fo:font-size="12pt" fo:font-weight="normal" officeooo:rsid="01893e06" officeooo:paragraph-rsid="01893e06" fo:background-color="transparent" style:font-size-asian="12pt" style:font-weight-asian="normal" style:font-size-complex="12pt" style:font-weight-complex="normal"/>
    </style:style>
    <style:style style:name="P133" style:family="paragraph" style:parent-style-name="Standard">
      <style:paragraph-properties fo:margin-left="0.5in" fo:margin-right="0in" fo:text-indent="0in" style:auto-text-indent="false"/>
      <style:text-properties style:use-window-font-color="true" style:font-name="Liberation Sans" fo:font-size="12pt" fo:font-weight="normal" officeooo:rsid="01a7c0cf" officeooo:paragraph-rsid="01a7c0cf" fo:background-color="transparent" style:font-size-asian="12pt" style:font-weight-asian="normal" style:font-size-complex="12pt" style:font-weight-complex="normal"/>
    </style:style>
    <style:style style:name="P134" style:family="paragraph" style:parent-style-name="Standard">
      <style:paragraph-properties fo:margin-left="0.5in" fo:margin-right="0in" fo:text-align="start" style:justify-single-word="false" fo:text-indent="0in" style:auto-text-indent="false"/>
      <style:text-properties style:use-window-font-color="true" style:font-name="Liberation Sans" fo:font-size="12pt" fo:font-weight="normal" officeooo:rsid="01bd5bef" officeooo:paragraph-rsid="01bd5bef" fo:background-color="transparent" style:font-size-asian="12pt" style:font-weight-asian="normal" style:font-size-complex="12pt" style:font-weight-complex="normal"/>
    </style:style>
    <style:style style:name="P135" style:family="paragraph" style:parent-style-name="Standard">
      <style:paragraph-properties fo:margin-left="0.5in" fo:margin-right="0in" fo:text-indent="0in" style:auto-text-indent="false"/>
      <style:text-properties style:use-window-font-color="true" style:font-name="Liberation Sans" fo:font-size="12pt" fo:font-weight="normal" officeooo:rsid="01bd5bef" officeooo:paragraph-rsid="01bd5bef" fo:background-color="transparent" style:font-size-asian="12pt" style:font-weight-asian="normal" style:font-size-complex="12pt" style:font-weight-complex="normal"/>
    </style:style>
    <style:style style:name="P136" style:family="paragraph" style:parent-style-name="Standard">
      <style:paragraph-properties fo:margin-left="0.5in" fo:margin-right="0in" fo:text-align="start" style:justify-single-word="false" fo:text-indent="0in" style:auto-text-indent="false"/>
      <style:text-properties style:use-window-font-color="true" style:font-name="Liberation Sans" fo:font-size="12pt" fo:font-weight="normal" officeooo:rsid="01c5ef03" officeooo:paragraph-rsid="01c5ef03" fo:background-color="transparent" style:font-size-asian="12pt" style:font-weight-asian="normal" style:font-size-complex="12pt" style:font-weight-complex="normal"/>
    </style:style>
    <style:style style:name="P137" style:family="paragraph" style:parent-style-name="Standard">
      <style:paragraph-properties fo:margin-left="0.5in" fo:margin-right="0in" fo:text-indent="0in" style:auto-text-indent="false"/>
      <style:text-properties style:use-window-font-color="true" style:font-name="Liberation Sans" fo:font-size="12pt" fo:font-weight="normal" officeooo:rsid="01c5ef03" officeooo:paragraph-rsid="01c5ef03" fo:background-color="transparent" style:font-size-asian="12pt" style:font-weight-asian="normal" style:font-size-complex="12pt" style:font-weight-complex="normal"/>
    </style:style>
    <style:style style:name="P138" style:family="paragraph" style:parent-style-name="Standard">
      <style:paragraph-properties fo:margin-left="0.5in" fo:margin-right="0in" fo:text-indent="0in" style:auto-text-indent="false"/>
      <style:text-properties style:use-window-font-color="true" style:font-name="Liberation Sans" fo:font-size="12pt" fo:font-weight="normal" officeooo:rsid="01c76ea3" officeooo:paragraph-rsid="01c76ea3" fo:background-color="transparent" style:font-size-asian="12pt" style:font-weight-asian="normal" style:font-size-complex="12pt" style:font-weight-complex="normal"/>
    </style:style>
    <style:style style:name="P139" style:family="paragraph" style:parent-style-name="Standard">
      <style:paragraph-properties fo:margin-left="0.5in" fo:margin-right="0in" fo:text-align="start" style:justify-single-word="false" fo:text-indent="0in" style:auto-text-indent="false"/>
      <style:text-properties style:use-window-font-color="true" style:font-name="Liberation Sans" fo:font-size="12pt" fo:font-weight="normal" officeooo:rsid="01c76ea3" officeooo:paragraph-rsid="01c76ea3" fo:background-color="transparent" style:font-size-asian="12pt" style:font-weight-asian="normal" style:font-size-complex="12pt" style:font-weight-complex="normal"/>
    </style:style>
    <style:style style:name="P140" style:family="paragraph" style:parent-style-name="Standard">
      <style:paragraph-properties fo:margin-left="0.5in" fo:margin-right="0in" fo:text-indent="0in" style:auto-text-indent="false"/>
      <style:text-properties style:use-window-font-color="true" style:font-name="Liberation Sans" fo:font-size="12pt" fo:font-weight="normal" officeooo:rsid="017a20c3" officeooo:paragraph-rsid="0363059c" fo:background-color="transparent" style:font-size-asian="12pt" style:font-weight-asian="normal" style:font-size-complex="12pt" style:font-weight-complex="normal"/>
    </style:style>
    <style:style style:name="P141" style:family="paragraph" style:parent-style-name="Standard">
      <style:paragraph-properties fo:margin-left="0.5in" fo:margin-right="0in" fo:text-indent="0in" style:auto-text-indent="false"/>
      <style:text-properties style:use-window-font-color="true" style:font-name="Liberation Sans" fo:font-size="12pt" fo:font-weight="normal" officeooo:rsid="017a20c3" officeooo:paragraph-rsid="0397c8a1" fo:background-color="transparent" style:font-size-asian="12pt" style:font-weight-asian="normal" style:font-size-complex="12pt" style:font-weight-complex="normal"/>
    </style:style>
    <style:style style:name="P142" style:family="paragraph" style:parent-style-name="Standard">
      <style:paragraph-properties fo:margin-left="0.5in" fo:margin-right="0in" fo:text-indent="0in" style:auto-text-indent="false"/>
      <style:text-properties style:use-window-font-color="true" style:font-name="Liberation Sans" fo:font-size="12pt" fo:font-weight="normal" officeooo:rsid="037af9a3" officeooo:paragraph-rsid="037af9a3" fo:background-color="transparent" style:font-size-asian="12pt" style:font-weight-asian="normal" style:font-size-complex="12pt" style:font-weight-complex="normal"/>
    </style:style>
    <style:style style:name="P143" style:family="paragraph" style:parent-style-name="Standard">
      <style:paragraph-properties fo:margin-left="0.5in" fo:margin-right="0in" fo:text-indent="0in" style:auto-text-indent="false"/>
      <style:text-properties style:use-window-font-color="true" style:font-name="Liberation Sans" fo:font-size="12pt" fo:font-weight="normal" officeooo:rsid="018bc727" officeooo:paragraph-rsid="03acf958" fo:background-color="transparent" style:font-size-asian="12pt" style:font-weight-asian="normal" style:font-size-complex="12pt" style:font-weight-complex="normal"/>
    </style:style>
    <style:style style:name="P144" style:family="paragraph" style:parent-style-name="Standard">
      <style:paragraph-properties fo:margin-left="0.5in" fo:margin-right="0in" fo:text-indent="0in" style:auto-text-indent="false"/>
      <style:text-properties style:use-window-font-color="true" style:font-name="Liberation Sans" fo:font-size="12pt" fo:font-weight="bold" officeooo:rsid="01793a89" officeooo:paragraph-rsid="01793a89" fo:background-color="transparent" style:font-size-asian="12pt" style:font-weight-asian="bold" style:font-size-complex="12pt" style:font-weight-complex="bold"/>
    </style:style>
    <style:style style:name="P145" style:family="paragraph" style:parent-style-name="Standard">
      <style:paragraph-properties fo:margin-left="0.5in" fo:margin-right="0in" fo:text-indent="0in" style:auto-text-indent="false"/>
      <style:text-properties style:use-window-font-color="true" style:font-name="Liberation Sans" fo:font-size="12pt" fo:font-weight="bold" officeooo:rsid="01793a89" officeooo:paragraph-rsid="01b7f166" fo:background-color="transparent" style:font-size-asian="12pt" style:font-weight-asian="bold" style:font-size-complex="12pt" style:font-weight-complex="bold"/>
    </style:style>
    <style:style style:name="P146" style:family="paragraph" style:parent-style-name="Standard">
      <style:paragraph-properties fo:margin-left="0.5in" fo:margin-right="0in" fo:text-indent="0in" style:auto-text-indent="false"/>
      <style:text-properties style:use-window-font-color="true" style:font-name="Liberation Sans" fo:font-size="12pt" fo:font-weight="bold" officeooo:rsid="017cc4cf" officeooo:paragraph-rsid="017cc4cf" fo:background-color="transparent" style:font-size-asian="12pt" style:font-weight-asian="bold" style:font-size-complex="12pt" style:font-weight-complex="bold"/>
    </style:style>
    <style:style style:name="P147" style:family="paragraph" style:parent-style-name="Standard">
      <style:paragraph-properties fo:margin-left="0.5in" fo:margin-right="0in" fo:text-indent="0in" style:auto-text-indent="false"/>
      <style:text-properties style:use-window-font-color="true" style:font-name="Liberation Sans" fo:font-size="12pt" fo:font-weight="bold" officeooo:rsid="037af9a3" officeooo:paragraph-rsid="037af9a3" fo:background-color="transparent" style:font-size-asian="12pt" style:font-weight-asian="bold" style:font-size-complex="12pt" style:font-weight-complex="bold"/>
    </style:style>
    <style:style style:name="P148" style:family="paragraph" style:parent-style-name="Standard">
      <style:paragraph-properties fo:margin-left="0.5in" fo:margin-right="0in" fo:text-indent="0in" style:auto-text-indent="false"/>
      <style:text-properties style:use-window-font-color="true" style:font-name="Liberation Sans" fo:font-weight="normal" officeooo:rsid="00dd959e" officeooo:paragraph-rsid="01c5ef03" fo:background-color="transparent" style:font-weight-asian="normal" style:font-weight-complex="normal"/>
    </style:style>
    <style:style style:name="P149" style:family="paragraph" style:parent-style-name="Standard">
      <style:paragraph-properties fo:margin-left="0.5in" fo:margin-right="0in" fo:text-align="start" style:justify-single-word="false" fo:text-indent="0in" style:auto-text-indent="false"/>
      <style:text-properties officeooo:paragraph-rsid="01bd5bef"/>
    </style:style>
    <style:style style:name="P150" style:family="paragraph" style:parent-style-name="Standard">
      <style:paragraph-properties fo:margin-left="0.5in" fo:margin-right="0in" fo:text-align="start" style:justify-single-word="false" fo:text-indent="0in" style:auto-text-indent="false"/>
      <style:text-properties officeooo:paragraph-rsid="01c5ef03"/>
    </style:style>
    <style:style style:name="P151" style:family="paragraph" style:parent-style-name="Standard">
      <style:paragraph-properties fo:margin-left="0.5in" fo:margin-right="0in" fo:text-align="start" style:justify-single-word="false" fo:text-indent="0in" style:auto-text-indent="false"/>
      <style:text-properties officeooo:paragraph-rsid="02febdc3"/>
    </style:style>
    <style:style style:name="P152" style:family="paragraph" style:parent-style-name="Standard">
      <style:paragraph-properties fo:margin-left="0.5in" fo:margin-right="0in" fo:text-align="start" style:justify-single-word="false" fo:text-indent="0in" style:auto-text-indent="false"/>
      <style:text-properties style:font-name="Monospace" fo:font-size="10pt" officeooo:paragraph-rsid="01c5ef03" style:font-size-asian="10pt"/>
    </style:style>
    <style:style style:name="P153" style:family="paragraph" style:parent-style-name="Standard">
      <style:paragraph-properties fo:margin-left="0.5in" fo:margin-right="0in" fo:text-align="start" style:justify-single-word="false" fo:text-indent="0in" style:auto-text-indent="false"/>
      <style:text-properties style:font-name="Monospace" fo:font-size="10pt" officeooo:paragraph-rsid="02febdc3" style:font-size-asian="10pt"/>
    </style:style>
    <style:style style:name="P154" style:family="paragraph" style:parent-style-name="Standard">
      <style:paragraph-properties fo:margin-left="0.5in" fo:margin-right="0in" fo:text-align="start" style:justify-single-word="false" fo:text-indent="0in" style:auto-text-indent="false"/>
      <style:text-properties fo:color="#000000" style:font-name="Monospace" fo:font-size="10pt" officeooo:paragraph-rsid="01c5ef03" style:font-size-asian="10pt"/>
    </style:style>
    <style:style style:name="P155" style:family="paragraph" style:parent-style-name="Standard">
      <style:paragraph-properties fo:margin-left="0.5in" fo:margin-right="0in" fo:text-align="start" style:justify-single-word="false" fo:text-indent="0in" style:auto-text-indent="false"/>
      <style:text-properties officeooo:rsid="01c76ea3" officeooo:paragraph-rsid="01c76ea3"/>
    </style:style>
    <style:style style:name="P156" style:family="paragraph" style:parent-style-name="Standard">
      <style:paragraph-properties fo:margin-left="0.5in" fo:margin-right="0in" fo:text-align="start" style:justify-single-word="false" fo:text-indent="0in" style:auto-text-indent="false"/>
      <style:text-properties fo:color="#3c3c3c" style:font-name="Monospace" fo:font-size="10pt" officeooo:paragraph-rsid="01c5ef03" style:font-size-asian="10pt"/>
    </style:style>
    <style:style style:name="P157" style:family="paragraph" style:parent-style-name="Standard">
      <style:paragraph-properties fo:margin-left="0.5in" fo:margin-right="0in" fo:text-indent="0in" style:auto-text-indent="false"/>
      <style:text-properties officeooo:paragraph-rsid="0363059c"/>
    </style:style>
    <style:style style:name="P158" style:family="paragraph" style:parent-style-name="Standard">
      <style:paragraph-properties fo:margin-left="0.7874in" fo:margin-right="0in" fo:margin-top="0.0201in" fo:margin-bottom="0in" loext:contextual-spacing="false" fo:text-indent="-0.2756in" style:auto-text-indent="false">
        <style:tab-stops>
          <style:tab-stop style:position="0.7917in"/>
        </style:tab-stops>
      </style:paragraph-properties>
      <style:text-properties style:use-window-font-color="true" style:font-name="Liberation Sans" fo:font-size="12pt" fo:font-weight="normal" officeooo:rsid="01902a9e" officeooo:paragraph-rsid="01acdb4c" fo:background-color="transparent" style:font-size-asian="12pt" style:font-weight-asian="normal" style:font-size-complex="12pt" style:font-weight-complex="normal"/>
    </style:style>
    <style:style style:name="P159" style:family="paragraph" style:parent-style-name="Standard" style:master-page-name="">
      <style:paragraph-properties fo:margin-left="0.7874in" fo:margin-right="0in" fo:margin-top="0.0201in" fo:margin-bottom="0in" loext:contextual-spacing="false" fo:text-indent="-0.2756in" style:auto-text-indent="false" style:page-number="auto">
        <style:tab-stops>
          <style:tab-stop style:position="0.7917in"/>
        </style:tab-stops>
      </style:paragraph-properties>
      <style:text-properties style:use-window-font-color="true" style:font-name="Liberation Sans" fo:font-size="12pt" fo:font-weight="normal" officeooo:rsid="01902a9e" officeooo:paragraph-rsid="01acdb4c" fo:background-color="transparent" style:font-size-asian="12pt" style:font-weight-asian="normal" style:font-size-complex="12pt" style:font-weight-complex="normal"/>
    </style:style>
    <style:style style:name="P160" style:family="paragraph" style:parent-style-name="Standard">
      <style:paragraph-properties fo:margin-left="0in" fo:margin-right="0in" fo:text-indent="0in" style:auto-text-indent="false"/>
      <style:text-properties style:use-window-font-color="true" style:font-name="Liberation Sans" fo:font-size="12pt" fo:font-weight="normal" officeooo:rsid="01c5ef03" officeooo:paragraph-rsid="01c5ef03" fo:background-color="transparent" style:font-size-asian="12pt" style:font-weight-asian="normal" style:font-size-complex="12pt" style:font-weight-complex="normal"/>
    </style:style>
    <style:style style:name="P161" style:family="paragraph" style:parent-style-name="Standard">
      <style:paragraph-properties fo:margin-left="0in" fo:margin-right="0in" fo:text-align="start" style:justify-single-word="false" fo:text-indent="0in" style:auto-text-indent="false"/>
      <style:text-properties style:use-window-font-color="true" style:font-name="Liberation Sans" fo:font-size="12pt" fo:font-weight="normal" officeooo:rsid="01c76ea3" officeooo:paragraph-rsid="01cab063" fo:background-color="transparent" style:font-size-asian="12pt" style:font-weight-asian="normal" style:font-size-complex="12pt" style:font-weight-complex="normal"/>
    </style:style>
    <style:style style:name="P162" style:family="paragraph" style:parent-style-name="Standard">
      <style:paragraph-properties fo:margin-left="0in" fo:margin-right="0in" fo:text-indent="0in" style:auto-text-indent="false"/>
      <style:text-properties style:use-window-font-color="true" style:font-name="Liberation Sans" fo:font-size="12pt" fo:font-weight="normal" officeooo:rsid="01c940dd" officeooo:paragraph-rsid="01c940dd" fo:background-color="transparent" style:font-size-asian="12pt" style:font-weight-asian="normal" style:font-size-complex="12pt" style:font-weight-complex="normal"/>
    </style:style>
    <style:style style:name="P163" style:family="paragraph" style:parent-style-name="Standard">
      <style:paragraph-properties fo:margin-left="0in" fo:margin-right="0in" fo:text-indent="0in" style:auto-text-indent="false"/>
      <style:text-properties style:use-window-font-color="true" style:font-name="Liberation Sans" fo:font-size="12pt" fo:font-weight="normal" officeooo:rsid="01f2a0ca" officeooo:paragraph-rsid="01f2a0ca" fo:background-color="transparent" style:font-size-asian="12pt" style:font-weight-asian="normal" style:font-size-complex="12pt" style:font-weight-complex="normal"/>
    </style:style>
    <style:style style:name="P164" style:family="paragraph" style:parent-style-name="Table_20_Contents">
      <style:text-properties fo:color="#ffffff" style:font-name="Liberation Sans2" fo:font-size="12pt" fo:font-weight="bold" officeooo:paragraph-rsid="01db0eb4" fo:background-color="transparent" style:font-size-asian="12pt" style:font-weight-asian="bold" style:font-size-complex="12pt" style:font-weight-complex="bold"/>
    </style:style>
    <style:style style:name="P165" style:family="paragraph" style:parent-style-name="Table_20_Contents">
      <style:text-properties fo:color="#ffffff" style:font-name="Liberation Sans2" fo:font-size="12pt" fo:font-weight="bold" officeooo:paragraph-rsid="01dbb5e7" fo:background-color="transparent" style:font-size-asian="12pt" style:font-weight-asian="bold" style:font-size-complex="12pt" style:font-weight-complex="bold"/>
    </style:style>
    <style:style style:name="P166" style:family="paragraph" style:parent-style-name="Table_20_Contents">
      <style:text-properties fo:color="#ffffff" style:font-name="Liberation Sans2" fo:font-size="12pt" fo:font-weight="bold" officeooo:paragraph-rsid="01ddbd7f" fo:background-color="transparent" style:font-size-asian="12pt" style:font-weight-asian="bold" style:font-size-complex="12pt" style:font-weight-complex="bold"/>
    </style:style>
    <style:style style:name="P167" style:family="paragraph" style:parent-style-name="Table_20_Contents">
      <style:text-properties fo:color="#ffffff" style:font-name="Liberation Sans2" fo:font-size="12pt" fo:font-weight="bold" officeooo:paragraph-rsid="02171711" fo:background-color="transparent" style:font-size-asian="12pt" style:font-weight-asian="bold" style:font-size-complex="12pt" style:font-weight-complex="bold"/>
    </style:style>
    <style:style style:name="P168" style:family="paragraph" style:parent-style-name="Table_20_Contents">
      <style:text-properties fo:color="#ffffff" style:font-name="Liberation Sans2" fo:font-size="12pt" fo:font-weight="bold" officeooo:paragraph-rsid="0226579b" fo:background-color="transparent" style:font-size-asian="12pt" style:font-weight-asian="bold" style:font-size-complex="12pt" style:font-weight-complex="bold"/>
    </style:style>
    <style:style style:name="P169" style:family="paragraph" style:parent-style-name="Table_20_Contents">
      <style:text-properties fo:color="#ffffff" style:font-name="Liberation Sans2" fo:font-size="12pt" fo:font-weight="bold" officeooo:paragraph-rsid="0286653b" fo:background-color="transparent" style:font-size-asian="12pt" style:font-weight-asian="bold" style:font-size-complex="12pt" style:font-weight-complex="bold"/>
    </style:style>
    <style:style style:name="P170" style:family="paragraph" style:parent-style-name="Table_20_Contents">
      <style:text-properties fo:color="#ffffff" style:font-name="Liberation Sans2" fo:font-size="12pt" fo:font-weight="bold" officeooo:paragraph-rsid="02e376ad" fo:background-color="transparent" style:font-size-asian="12pt" style:font-weight-asian="bold" style:font-size-complex="12pt" style:font-weight-complex="bold"/>
    </style:style>
    <style:style style:name="P171" style:family="paragraph" style:parent-style-name="Table_20_Contents">
      <style:text-properties fo:color="#ffffff" style:font-name="Liberation Sans2" fo:font-size="12pt" fo:font-weight="bold" officeooo:paragraph-rsid="03136d6f" fo:background-color="transparent" style:font-size-asian="12pt" style:font-weight-asian="bold" style:font-size-complex="12pt" style:font-weight-complex="bold"/>
    </style:style>
    <style:style style:name="P172" style:family="paragraph" style:parent-style-name="Table_20_Contents">
      <style:text-properties style:font-name="Liberation Mono" fo:font-size="10pt" officeooo:rsid="00172412" officeooo:paragraph-rsid="01db0eb4" style:font-size-asian="10pt" style:font-size-complex="10pt"/>
    </style:style>
    <style:style style:name="P173" style:family="paragraph" style:parent-style-name="Table_20_Contents">
      <style:text-properties style:font-name="Liberation Mono" fo:font-size="10pt" officeooo:rsid="001733d7" officeooo:paragraph-rsid="01db0eb4" style:font-size-asian="10pt" style:font-size-complex="10pt"/>
    </style:style>
    <style:style style:name="P174" style:family="paragraph" style:parent-style-name="Table_20_Contents">
      <style:text-properties style:font-name="Liberation Mono" fo:font-size="10pt" officeooo:rsid="001733d7" officeooo:paragraph-rsid="02848202" style:font-size-asian="10pt" style:font-size-complex="10pt"/>
    </style:style>
    <style:style style:name="P175" style:family="paragraph" style:parent-style-name="Table_20_Contents">
      <style:text-properties style:font-name="Liberation Mono" fo:font-size="10pt" officeooo:rsid="00192964" officeooo:paragraph-rsid="01db0eb4" style:font-size-asian="10pt" style:font-size-complex="10pt"/>
    </style:style>
    <style:style style:name="P176" style:family="paragraph" style:parent-style-name="Table_20_Contents">
      <style:text-properties style:font-name="Liberation Mono" fo:font-size="10pt" officeooo:rsid="00192964" officeooo:paragraph-rsid="02848202" style:font-size-asian="10pt" style:font-size-complex="10pt"/>
    </style:style>
    <style:style style:name="P177" style:family="paragraph" style:parent-style-name="Table_20_Contents">
      <style:text-properties style:font-name="Liberation Mono" fo:font-size="10pt" officeooo:rsid="0019d6f2" officeooo:paragraph-rsid="01db0eb4" style:font-size-asian="10pt" style:font-size-complex="10pt"/>
    </style:style>
    <style:style style:name="P178" style:family="paragraph" style:parent-style-name="Table_20_Contents">
      <style:text-properties style:font-name="Liberation Mono" fo:font-size="10pt" officeooo:rsid="0019d6f2" officeooo:paragraph-rsid="021c3041" style:font-size-asian="10pt" style:font-size-complex="10pt"/>
    </style:style>
    <style:style style:name="P179" style:family="paragraph" style:parent-style-name="Table_20_Contents">
      <style:text-properties style:font-name="Liberation Mono" fo:font-size="10pt" officeooo:rsid="0019d6f2" officeooo:paragraph-rsid="03136d6f" style:font-size-asian="10pt" style:font-size-complex="10pt"/>
    </style:style>
    <style:style style:name="P180" style:family="paragraph" style:parent-style-name="Table_20_Contents">
      <style:text-properties style:font-name="Liberation Mono" fo:font-size="10pt" officeooo:rsid="0019d6f2" officeooo:paragraph-rsid="01dbb5e7" style:font-size-asian="10pt" style:font-size-complex="10pt"/>
    </style:style>
    <style:style style:name="P181" style:family="paragraph" style:parent-style-name="Table_20_Contents">
      <style:text-properties style:font-name="Liberation Mono" fo:font-size="10pt" officeooo:rsid="001cf6cb" officeooo:paragraph-rsid="01db0eb4" style:font-size-asian="10pt" style:font-size-complex="10pt"/>
    </style:style>
    <style:style style:name="P182" style:family="paragraph" style:parent-style-name="Table_20_Contents">
      <style:text-properties style:font-name="Liberation Mono" fo:font-size="10pt" officeooo:paragraph-rsid="01db0eb4" style:font-size-asian="10pt" style:font-size-complex="10pt"/>
    </style:style>
    <style:style style:name="P183" style:family="paragraph" style:parent-style-name="Table_20_Contents">
      <style:text-properties style:font-name="Liberation Mono" fo:font-size="10pt" officeooo:rsid="00274bf8" officeooo:paragraph-rsid="01dbb5e7" style:font-size-asian="10pt" style:font-size-complex="10pt"/>
    </style:style>
    <style:style style:name="P184" style:family="paragraph" style:parent-style-name="Table_20_Contents">
      <style:text-properties style:font-name="Liberation Mono" fo:font-size="10pt" officeooo:rsid="00274bf8" officeooo:paragraph-rsid="02171711" style:font-size-asian="10pt" style:font-size-complex="10pt"/>
    </style:style>
    <style:style style:name="P185" style:family="paragraph" style:parent-style-name="Table_20_Contents">
      <style:text-properties style:font-name="Liberation Mono" fo:font-size="10pt" officeooo:rsid="00274bf8" officeooo:paragraph-rsid="0226579b" style:font-size-asian="10pt" style:font-size-complex="10pt"/>
    </style:style>
    <style:style style:name="P186" style:family="paragraph" style:parent-style-name="Table_20_Contents">
      <style:text-properties style:font-name="Liberation Mono" fo:font-size="10pt" officeooo:rsid="00274bf8" officeooo:paragraph-rsid="022e1ba1" style:font-size-asian="10pt" style:font-size-complex="10pt"/>
    </style:style>
    <style:style style:name="P187" style:family="paragraph" style:parent-style-name="Table_20_Contents">
      <style:text-properties style:font-name="Liberation Mono" fo:font-size="10pt" officeooo:rsid="00274bf8" officeooo:paragraph-rsid="022fd765" style:font-size-asian="10pt" style:font-size-complex="10pt"/>
    </style:style>
    <style:style style:name="P188" style:family="paragraph" style:parent-style-name="Table_20_Contents">
      <style:text-properties style:font-name="Liberation Mono" fo:font-size="10pt" officeooo:rsid="00274bf8" officeooo:paragraph-rsid="03136d6f" style:font-size-asian="10pt" style:font-size-complex="10pt"/>
    </style:style>
    <style:style style:name="P189" style:family="paragraph" style:parent-style-name="Table_20_Contents">
      <style:text-properties style:font-name="Liberation Mono" fo:font-size="10pt" officeooo:rsid="00299a09" officeooo:paragraph-rsid="01dbb5e7" style:font-size-asian="10pt" style:font-size-complex="10pt"/>
    </style:style>
    <style:style style:name="P190" style:family="paragraph" style:parent-style-name="Table_20_Contents">
      <style:text-properties style:font-name="Liberation Mono" fo:font-size="10pt" officeooo:rsid="00299a09" officeooo:paragraph-rsid="02171711" style:font-size-asian="10pt" style:font-size-complex="10pt"/>
    </style:style>
    <style:style style:name="P191" style:family="paragraph" style:parent-style-name="Table_20_Contents">
      <style:text-properties style:font-name="Liberation Mono" fo:font-size="10pt" officeooo:rsid="00299a09" officeooo:paragraph-rsid="0226579b" style:font-size-asian="10pt" style:font-size-complex="10pt"/>
    </style:style>
    <style:style style:name="P192" style:family="paragraph" style:parent-style-name="Table_20_Contents">
      <style:text-properties style:font-name="Liberation Mono" fo:font-size="10pt" officeooo:rsid="00299a09" officeooo:paragraph-rsid="023e441a" style:font-size-asian="10pt" style:font-size-complex="10pt"/>
    </style:style>
    <style:style style:name="P193" style:family="paragraph" style:parent-style-name="Table_20_Contents">
      <style:text-properties style:font-name="Liberation Mono" fo:font-size="10pt" officeooo:rsid="00299a09" officeooo:paragraph-rsid="03136d6f" style:font-size-asian="10pt" style:font-size-complex="10pt"/>
    </style:style>
    <style:style style:name="P194" style:family="paragraph" style:parent-style-name="Table_20_Contents">
      <style:text-properties style:font-name="Liberation Mono" fo:font-size="10pt" officeooo:rsid="002ae968" officeooo:paragraph-rsid="01dbb5e7" style:font-size-asian="10pt" style:font-size-complex="10pt"/>
    </style:style>
    <style:style style:name="P195" style:family="paragraph" style:parent-style-name="Table_20_Contents">
      <style:text-properties style:font-name="Liberation Mono" fo:font-size="10pt" officeooo:rsid="002ae968" officeooo:paragraph-rsid="02171711" style:font-size-asian="10pt" style:font-size-complex="10pt"/>
    </style:style>
    <style:style style:name="P196" style:family="paragraph" style:parent-style-name="Table_20_Contents">
      <style:text-properties style:font-name="Liberation Mono" fo:font-size="10pt" officeooo:rsid="002ae968" officeooo:paragraph-rsid="0226579b" style:font-size-asian="10pt" style:font-size-complex="10pt"/>
    </style:style>
    <style:style style:name="P197" style:family="paragraph" style:parent-style-name="Table_20_Contents">
      <style:text-properties style:font-name="Liberation Mono" fo:font-size="10pt" officeooo:rsid="002ae968" officeooo:paragraph-rsid="03136d6f" style:font-size-asian="10pt" style:font-size-complex="10pt"/>
    </style:style>
    <style:style style:name="P198" style:family="paragraph" style:parent-style-name="Table_20_Contents">
      <style:text-properties style:font-name="Liberation Mono" fo:font-size="10pt" officeooo:rsid="002ae968" officeooo:paragraph-rsid="03171df7" style:font-size-asian="10pt" style:font-size-complex="10pt"/>
    </style:style>
    <style:style style:name="P199" style:family="paragraph" style:parent-style-name="Table_20_Contents">
      <style:text-properties style:font-name="Liberation Mono" fo:font-size="10pt" officeooo:rsid="002c2c78" officeooo:paragraph-rsid="0226579b" style:font-size-asian="10pt" style:font-size-complex="10pt"/>
    </style:style>
    <style:style style:name="P200" style:family="paragraph" style:parent-style-name="Table_20_Contents">
      <style:text-properties style:font-name="Liberation Mono" fo:font-size="10pt" officeooo:rsid="002c2c78" officeooo:paragraph-rsid="030924ae" style:font-size-asian="10pt" style:font-size-complex="10pt"/>
    </style:style>
    <style:style style:name="P201" style:family="paragraph" style:parent-style-name="Table_20_Contents">
      <style:text-properties style:font-name="Liberation Mono" fo:font-size="10pt" officeooo:rsid="002d3a5f" officeooo:paragraph-rsid="01dbb5e7" style:font-size-asian="10pt" style:font-size-complex="10pt"/>
    </style:style>
    <style:style style:name="P202" style:family="paragraph" style:parent-style-name="Table_20_Contents">
      <style:text-properties style:font-name="Liberation Mono" fo:font-size="10pt" officeooo:rsid="002d5a5f" officeooo:paragraph-rsid="01dbb5e7" style:font-size-asian="10pt" style:font-size-complex="10pt"/>
    </style:style>
    <style:style style:name="P203" style:family="paragraph" style:parent-style-name="Table_20_Contents">
      <style:text-properties style:font-name="Liberation Mono" fo:font-size="10pt" officeooo:rsid="002d5a5f" officeooo:paragraph-rsid="02171711" style:font-size-asian="10pt" style:font-size-complex="10pt"/>
    </style:style>
    <style:style style:name="P204" style:family="paragraph" style:parent-style-name="Table_20_Contents">
      <style:text-properties style:font-name="Liberation Mono" fo:font-size="10pt" officeooo:rsid="002d5a5f" officeooo:paragraph-rsid="0226579b" style:font-size-asian="10pt" style:font-size-complex="10pt"/>
    </style:style>
    <style:style style:name="P205" style:family="paragraph" style:parent-style-name="Table_20_Contents">
      <style:text-properties style:font-name="Liberation Mono" fo:font-size="10pt" officeooo:rsid="002d5a5f" officeooo:paragraph-rsid="03136d6f" style:font-size-asian="10pt" style:font-size-complex="10pt"/>
    </style:style>
    <style:style style:name="P206" style:family="paragraph" style:parent-style-name="Table_20_Contents">
      <style:text-properties style:font-name="Liberation Mono" fo:font-size="10pt" officeooo:rsid="002d5a5f" officeooo:paragraph-rsid="0334ae91" style:font-size-asian="10pt" style:font-size-complex="10pt"/>
    </style:style>
    <style:style style:name="P207" style:family="paragraph" style:parent-style-name="Table_20_Contents">
      <style:text-properties style:font-name="Liberation Mono" fo:font-size="10pt" officeooo:rsid="0031484e" officeooo:paragraph-rsid="021c3041" style:font-size-asian="10pt" style:font-size-complex="10pt"/>
    </style:style>
    <style:style style:name="P208" style:family="paragraph" style:parent-style-name="Table_20_Contents">
      <style:text-properties style:font-name="Liberation Mono" fo:font-size="10pt" officeooo:rsid="0031484e" officeooo:paragraph-rsid="0334ae91" style:font-size-asian="10pt" style:font-size-complex="10pt"/>
    </style:style>
    <style:style style:name="P209" style:family="paragraph" style:parent-style-name="Table_20_Contents">
      <style:text-properties style:font-name="Liberation Mono" fo:font-size="10pt" officeooo:rsid="0031484e" officeooo:paragraph-rsid="03539e8f" style:font-size-asian="10pt" style:font-size-complex="10pt"/>
    </style:style>
    <style:style style:name="P210" style:family="paragraph" style:parent-style-name="Table_20_Contents">
      <style:text-properties style:font-name="Liberation Mono" fo:font-size="10pt" officeooo:paragraph-rsid="01dbb5e7" style:font-size-asian="10pt" style:font-size-complex="10pt"/>
    </style:style>
    <style:style style:name="P211" style:family="paragraph" style:parent-style-name="Table_20_Contents">
      <style:text-properties style:font-name="Liberation Mono" fo:font-size="10pt" officeooo:paragraph-rsid="01ddbd7f" style:font-size-asian="10pt" style:font-size-complex="10pt"/>
    </style:style>
    <style:style style:name="P212" style:family="paragraph" style:parent-style-name="Table_20_Contents">
      <style:text-properties style:font-name="Liberation Mono" fo:font-size="10pt" officeooo:paragraph-rsid="02171711" style:font-size-asian="10pt" style:font-size-complex="10pt"/>
    </style:style>
    <style:style style:name="P213" style:family="paragraph" style:parent-style-name="Table_20_Contents">
      <style:text-properties style:font-name="Liberation Mono" fo:font-size="10pt" officeooo:rsid="02186330" officeooo:paragraph-rsid="02186330" style:font-size-asian="10pt" style:font-size-complex="10pt"/>
    </style:style>
    <style:style style:name="P214" style:family="paragraph" style:parent-style-name="Table_20_Contents">
      <style:text-properties style:font-name="Liberation Mono" fo:font-size="10pt" officeooo:rsid="02186330" officeooo:paragraph-rsid="03136d6f" style:font-size-asian="10pt" style:font-size-complex="10pt"/>
    </style:style>
    <style:style style:name="P215" style:family="paragraph" style:parent-style-name="Table_20_Contents">
      <style:text-properties style:font-name="Liberation Mono" fo:font-size="10pt" officeooo:rsid="02190150" officeooo:paragraph-rsid="02190150" style:font-size-asian="10pt" style:font-size-complex="10pt"/>
    </style:style>
    <style:style style:name="P216" style:family="paragraph" style:parent-style-name="Table_20_Contents">
      <style:text-properties style:font-name="Liberation Mono" fo:font-size="10pt" officeooo:rsid="02190150" officeooo:paragraph-rsid="03136d6f" style:font-size-asian="10pt" style:font-size-complex="10pt"/>
    </style:style>
    <style:style style:name="P217" style:family="paragraph" style:parent-style-name="Table_20_Contents">
      <style:text-properties style:font-name="Liberation Mono" fo:font-size="10pt" officeooo:rsid="02190150" officeooo:paragraph-rsid="0319195b" style:font-size-asian="10pt" style:font-size-complex="10pt"/>
    </style:style>
    <style:style style:name="P218" style:family="paragraph" style:parent-style-name="Table_20_Contents">
      <style:text-properties style:font-name="Liberation Mono" fo:font-size="10pt" officeooo:rsid="021d1b93" officeooo:paragraph-rsid="021d1b93" style:font-size-asian="10pt" style:font-size-complex="10pt"/>
    </style:style>
    <style:style style:name="P219" style:family="paragraph" style:parent-style-name="Table_20_Contents">
      <style:text-properties style:font-name="Liberation Mono" fo:font-size="10pt" officeooo:rsid="021d1b93" officeooo:paragraph-rsid="03136d6f" style:font-size-asian="10pt" style:font-size-complex="10pt"/>
    </style:style>
    <style:style style:name="P220" style:family="paragraph" style:parent-style-name="Table_20_Contents">
      <style:text-properties style:font-name="Liberation Mono" fo:font-size="10pt" officeooo:rsid="021d1b93" officeooo:paragraph-rsid="031d705f" style:font-size-asian="10pt" style:font-size-complex="10pt"/>
    </style:style>
    <style:style style:name="P221" style:family="paragraph" style:parent-style-name="Table_20_Contents">
      <style:text-properties style:font-name="Liberation Mono" fo:font-size="10pt" officeooo:rsid="021d1b93" officeooo:paragraph-rsid="031e135f" style:font-size-asian="10pt" style:font-size-complex="10pt"/>
    </style:style>
    <style:style style:name="P222" style:family="paragraph" style:parent-style-name="Table_20_Contents">
      <style:text-properties style:font-name="Liberation Mono" fo:font-size="10pt" officeooo:paragraph-rsid="0226579b" style:font-size-asian="10pt" style:font-size-complex="10pt"/>
    </style:style>
    <style:style style:name="P223" style:family="paragraph" style:parent-style-name="Table_20_Contents">
      <style:text-properties style:font-name="Liberation Mono" fo:font-size="10pt" officeooo:rsid="022e1ba1" officeooo:paragraph-rsid="022e1ba1" style:font-size-asian="10pt" style:font-size-complex="10pt"/>
    </style:style>
    <style:style style:name="P224" style:family="paragraph" style:parent-style-name="Table_20_Contents">
      <style:text-properties style:font-name="Liberation Mono" fo:font-size="10pt" officeooo:rsid="022e1ba1" officeooo:paragraph-rsid="022fd765" style:font-size-asian="10pt" style:font-size-complex="10pt"/>
    </style:style>
    <style:style style:name="P225" style:family="paragraph" style:parent-style-name="Table_20_Contents">
      <style:text-properties style:font-name="Liberation Mono" fo:font-size="10pt" officeooo:rsid="022e1ba1" officeooo:paragraph-rsid="02310ae0" style:font-size-asian="10pt" style:font-size-complex="10pt"/>
    </style:style>
    <style:style style:name="P226" style:family="paragraph" style:parent-style-name="Table_20_Contents">
      <style:text-properties style:font-name="Liberation Mono" fo:font-size="10pt" officeooo:rsid="022e1ba1" officeooo:paragraph-rsid="02325e9c" style:font-size-asian="10pt" style:font-size-complex="10pt"/>
    </style:style>
    <style:style style:name="P227" style:family="paragraph" style:parent-style-name="Table_20_Contents">
      <style:text-properties style:font-name="Liberation Mono" fo:font-size="10pt" officeooo:rsid="022e1ba1" officeooo:paragraph-rsid="023325f0" style:font-size-asian="10pt" style:font-size-complex="10pt"/>
    </style:style>
    <style:style style:name="P228" style:family="paragraph" style:parent-style-name="Table_20_Contents">
      <style:text-properties style:font-name="Liberation Mono" fo:font-size="10pt" officeooo:rsid="022fd765" officeooo:paragraph-rsid="022fd765" style:font-size-asian="10pt" style:font-size-complex="10pt"/>
    </style:style>
    <style:style style:name="P229" style:family="paragraph" style:parent-style-name="Table_20_Contents">
      <style:text-properties style:font-name="Liberation Mono" fo:font-size="10pt" officeooo:rsid="02310ae0" officeooo:paragraph-rsid="02310ae0" style:font-size-asian="10pt" style:font-size-complex="10pt"/>
    </style:style>
    <style:style style:name="P230" style:family="paragraph" style:parent-style-name="Table_20_Contents">
      <style:text-properties style:font-name="Liberation Mono" fo:font-size="10pt" officeooo:rsid="02325e9c" officeooo:paragraph-rsid="02325e9c" style:font-size-asian="10pt" style:font-size-complex="10pt"/>
    </style:style>
    <style:style style:name="P231" style:family="paragraph" style:parent-style-name="Table_20_Contents">
      <style:text-properties style:font-name="Liberation Mono" fo:font-size="10pt" officeooo:rsid="023325f0" officeooo:paragraph-rsid="023325f0" style:font-size-asian="10pt" style:font-size-complex="10pt"/>
    </style:style>
    <style:style style:name="P232" style:family="paragraph" style:parent-style-name="Table_20_Contents">
      <style:text-properties style:font-name="Liberation Mono" fo:font-size="10pt" officeooo:rsid="0236ef9a" officeooo:paragraph-rsid="0236ef9a" style:font-size-asian="10pt" style:font-size-complex="10pt"/>
    </style:style>
    <style:style style:name="P233" style:family="paragraph" style:parent-style-name="Table_20_Contents">
      <style:text-properties style:font-name="Liberation Mono" fo:font-size="10pt" officeooo:rsid="0236ef9a" officeooo:paragraph-rsid="023df677" style:font-size-asian="10pt" style:font-size-complex="10pt"/>
    </style:style>
    <style:style style:name="P234" style:family="paragraph" style:parent-style-name="Table_20_Contents">
      <style:text-properties style:font-name="Liberation Mono" fo:font-size="10pt" officeooo:rsid="023be953" officeooo:paragraph-rsid="023d9026" style:font-size-asian="10pt" style:font-size-complex="10pt"/>
    </style:style>
    <style:style style:name="P235" style:family="paragraph" style:parent-style-name="Table_20_Contents">
      <style:text-properties style:font-name="Liberation Mono" fo:font-size="10pt" officeooo:rsid="023be953" officeooo:paragraph-rsid="023e441a" style:font-size-asian="10pt" style:font-size-complex="10pt"/>
    </style:style>
    <style:style style:name="P236" style:family="paragraph" style:parent-style-name="Table_20_Contents">
      <style:text-properties style:font-name="Liberation Mono" fo:font-size="10pt" officeooo:rsid="023be953" officeooo:paragraph-rsid="023d9713" style:font-size-asian="10pt" style:font-size-complex="10pt"/>
    </style:style>
    <style:style style:name="P237" style:family="paragraph" style:parent-style-name="Table_20_Contents">
      <style:text-properties style:font-name="Liberation Mono" fo:font-size="10pt" officeooo:rsid="023d9713" officeooo:paragraph-rsid="023d9713" style:font-size-asian="10pt" style:font-size-complex="10pt"/>
    </style:style>
    <style:style style:name="P238" style:family="paragraph" style:parent-style-name="Table_20_Contents">
      <style:text-properties style:font-name="Liberation Mono" fo:font-size="10pt" officeooo:rsid="023d9713" officeooo:paragraph-rsid="023e441a" style:font-size-asian="10pt" style:font-size-complex="10pt"/>
    </style:style>
    <style:style style:name="P239" style:family="paragraph" style:parent-style-name="Table_20_Contents">
      <style:text-properties style:font-name="Liberation Mono" fo:font-size="10pt" officeooo:rsid="02406708" officeooo:paragraph-rsid="02406708" style:font-size-asian="10pt" style:font-size-complex="10pt"/>
    </style:style>
    <style:style style:name="P240" style:family="paragraph" style:parent-style-name="Table_20_Contents">
      <style:text-properties style:font-name="Liberation Mono" fo:font-size="10pt" officeooo:rsid="0241fe05" officeooo:paragraph-rsid="0241fe05" style:font-size-asian="10pt" style:font-size-complex="10pt"/>
    </style:style>
    <style:style style:name="P241" style:family="paragraph" style:parent-style-name="Table_20_Contents">
      <style:text-properties style:font-name="Liberation Mono" fo:font-size="10pt" officeooo:rsid="0246bba4" officeooo:paragraph-rsid="0246bba4" style:font-size-asian="10pt" style:font-size-complex="10pt"/>
    </style:style>
    <style:style style:name="P242" style:family="paragraph" style:parent-style-name="Table_20_Contents">
      <style:text-properties style:font-name="Liberation Mono" fo:font-size="10pt" officeooo:rsid="0247755a" officeooo:paragraph-rsid="0247755a" style:font-size-asian="10pt" style:font-size-complex="10pt"/>
    </style:style>
    <style:style style:name="P243" style:family="paragraph" style:parent-style-name="Table_20_Contents">
      <style:text-properties style:font-name="Liberation Mono" fo:font-size="10pt" officeooo:rsid="02574ca2" officeooo:paragraph-rsid="02574ca2" style:font-size-asian="10pt" style:font-size-complex="10pt"/>
    </style:style>
    <style:style style:name="P244" style:family="paragraph" style:parent-style-name="Table_20_Contents">
      <style:text-properties style:font-name="Liberation Mono" fo:font-size="10pt" officeooo:rsid="0257549a" officeooo:paragraph-rsid="0257549a" style:font-size-asian="10pt" style:font-size-complex="10pt"/>
    </style:style>
    <style:style style:name="P245" style:family="paragraph" style:parent-style-name="Table_20_Contents">
      <style:text-properties style:font-name="Liberation Mono" fo:font-size="10pt" officeooo:rsid="0257549a" officeooo:paragraph-rsid="026e104f" style:font-size-asian="10pt" style:font-size-complex="10pt"/>
    </style:style>
    <style:style style:name="P246" style:family="paragraph" style:parent-style-name="Table_20_Contents">
      <style:text-properties style:font-name="Liberation Mono" fo:font-size="10pt" officeooo:rsid="025702c4" officeooo:paragraph-rsid="025702c4" style:font-size-asian="10pt" style:font-size-complex="10pt"/>
    </style:style>
    <style:style style:name="P247" style:family="paragraph" style:parent-style-name="Table_20_Contents">
      <style:text-properties style:font-name="Liberation Mono" fo:font-size="10pt" officeooo:rsid="025702c4" officeooo:paragraph-rsid="025c63f4" style:font-size-asian="10pt" style:font-size-complex="10pt"/>
    </style:style>
    <style:style style:name="P248" style:family="paragraph" style:parent-style-name="Table_20_Contents">
      <style:text-properties style:font-name="Liberation Mono" fo:font-size="10pt" officeooo:rsid="025523aa" officeooo:paragraph-rsid="025e29df" style:font-size-asian="10pt" style:font-size-complex="10pt"/>
    </style:style>
    <style:style style:name="P249" style:family="paragraph" style:parent-style-name="Table_20_Contents">
      <style:text-properties style:font-name="Liberation Mono" fo:font-size="10pt" officeooo:rsid="025523aa" officeooo:paragraph-rsid="026099eb" style:font-size-asian="10pt" style:font-size-complex="10pt"/>
    </style:style>
    <style:style style:name="P250" style:family="paragraph" style:parent-style-name="Table_20_Contents">
      <style:text-properties style:font-name="Liberation Mono" fo:font-size="10pt" officeooo:rsid="001732af" officeooo:paragraph-rsid="01db0eb4" style:font-size-asian="10pt" style:font-size-complex="10pt"/>
    </style:style>
    <style:style style:name="P251" style:family="paragraph" style:parent-style-name="Table_20_Contents">
      <style:text-properties style:font-name="Liberation Mono" fo:font-size="10pt" officeooo:rsid="026b0f5d" officeooo:paragraph-rsid="026b0f5d" style:font-size-asian="10pt" style:font-size-complex="10pt"/>
    </style:style>
    <style:style style:name="P252" style:family="paragraph" style:parent-style-name="Table_20_Contents">
      <style:text-properties style:font-name="Liberation Mono" fo:font-size="10pt" officeooo:paragraph-rsid="0286653b" style:font-size-asian="10pt" style:font-size-complex="10pt"/>
    </style:style>
    <style:style style:name="P253" style:family="paragraph" style:parent-style-name="Table_20_Contents">
      <style:text-properties style:font-name="Liberation Mono" fo:font-size="10pt" officeooo:rsid="02873bf0" officeooo:paragraph-rsid="02873bf0" style:font-size-asian="10pt" style:font-size-complex="10pt"/>
    </style:style>
    <style:style style:name="P254" style:family="paragraph" style:parent-style-name="Table_20_Contents">
      <style:text-properties style:font-name="Liberation Mono" fo:font-size="10pt" officeooo:rsid="02873bf0" officeooo:paragraph-rsid="02e376ad" style:font-size-asian="10pt" style:font-size-complex="10pt"/>
    </style:style>
    <style:style style:name="P255" style:family="paragraph" style:parent-style-name="Table_20_Contents">
      <style:text-properties style:font-name="Liberation Mono" fo:font-size="10pt" officeooo:rsid="02880874" officeooo:paragraph-rsid="02880874" style:font-size-asian="10pt" style:font-size-complex="10pt"/>
    </style:style>
    <style:style style:name="P256" style:family="paragraph" style:parent-style-name="Table_20_Contents">
      <style:text-properties style:font-name="Liberation Mono" fo:font-size="10pt" officeooo:rsid="02880874" officeooo:paragraph-rsid="02e376ad" style:font-size-asian="10pt" style:font-size-complex="10pt"/>
    </style:style>
    <style:style style:name="P257" style:family="paragraph" style:parent-style-name="Table_20_Contents">
      <style:text-properties style:font-name="Liberation Mono" fo:font-size="10pt" officeooo:rsid="0289e351" officeooo:paragraph-rsid="0289e351" style:font-size-asian="10pt" style:font-size-complex="10pt"/>
    </style:style>
    <style:style style:name="P258" style:family="paragraph" style:parent-style-name="Table_20_Contents">
      <style:text-properties style:font-name="Liberation Mono" fo:font-size="10pt" officeooo:rsid="028f0afe" officeooo:paragraph-rsid="028f0afe" style:font-size-asian="10pt" style:font-size-complex="10pt"/>
    </style:style>
    <style:style style:name="P259" style:family="paragraph" style:parent-style-name="Table_20_Contents">
      <style:text-properties style:font-name="Liberation Mono" fo:font-size="10pt" officeooo:rsid="028f0afe" officeooo:paragraph-rsid="0290ba3e" style:font-size-asian="10pt" style:font-size-complex="10pt"/>
    </style:style>
    <style:style style:name="P260" style:family="paragraph" style:parent-style-name="Table_20_Contents">
      <style:text-properties style:font-name="Liberation Mono" fo:font-size="10pt" officeooo:paragraph-rsid="028f0afe" style:font-size-asian="10pt" style:font-size-complex="10pt"/>
    </style:style>
    <style:style style:name="P261" style:family="paragraph" style:parent-style-name="Table_20_Contents">
      <style:text-properties style:font-name="Liberation Mono" fo:font-size="10pt" officeooo:rsid="0291f2d6" officeooo:paragraph-rsid="0291f2d6" style:font-size-asian="10pt" style:font-size-complex="10pt"/>
    </style:style>
    <style:style style:name="P262" style:family="paragraph" style:parent-style-name="Table_20_Contents">
      <style:text-properties style:font-name="Liberation Mono" fo:font-size="10pt" officeooo:rsid="029451da" officeooo:paragraph-rsid="029451da" style:font-size-asian="10pt" style:font-size-complex="10pt"/>
    </style:style>
    <style:style style:name="P263" style:family="paragraph" style:parent-style-name="Table_20_Contents">
      <style:text-properties style:font-name="Liberation Mono" fo:font-size="10pt" officeooo:rsid="029451da" officeooo:paragraph-rsid="02e376ad" style:font-size-asian="10pt" style:font-size-complex="10pt"/>
    </style:style>
    <style:style style:name="P264" style:family="paragraph" style:parent-style-name="Table_20_Contents">
      <style:text-properties style:font-name="Liberation Mono" fo:font-size="10pt" officeooo:rsid="02954e8c" officeooo:paragraph-rsid="02954e8c" style:font-size-asian="10pt" style:font-size-complex="10pt"/>
    </style:style>
    <style:style style:name="P265" style:family="paragraph" style:parent-style-name="Table_20_Contents">
      <style:text-properties style:font-name="Liberation Mono" fo:font-size="10pt" officeooo:rsid="02954e8c" officeooo:paragraph-rsid="02e376ad" style:font-size-asian="10pt" style:font-size-complex="10pt"/>
    </style:style>
    <style:style style:name="P266" style:family="paragraph" style:parent-style-name="Table_20_Contents">
      <style:text-properties style:font-name="Liberation Mono" fo:font-size="10pt" officeooo:rsid="029668c2" officeooo:paragraph-rsid="029668c2" style:font-size-asian="10pt" style:font-size-complex="10pt"/>
    </style:style>
    <style:style style:name="P267" style:family="paragraph" style:parent-style-name="Table_20_Contents">
      <style:text-properties style:font-name="Liberation Mono" fo:font-size="10pt" officeooo:rsid="0298b282" officeooo:paragraph-rsid="0298b282" style:font-size-asian="10pt" style:font-size-complex="10pt"/>
    </style:style>
    <style:style style:name="P268" style:family="paragraph" style:parent-style-name="Table_20_Contents">
      <style:text-properties style:font-name="Liberation Mono" fo:font-size="10pt" officeooo:rsid="0298b282" officeooo:paragraph-rsid="02e376ad" style:font-size-asian="10pt" style:font-size-complex="10pt"/>
    </style:style>
    <style:style style:name="P269" style:family="paragraph" style:parent-style-name="Table_20_Contents">
      <style:text-properties style:font-name="Liberation Mono" fo:font-size="10pt" officeooo:rsid="029a8537" officeooo:paragraph-rsid="029a8537" style:font-size-asian="10pt" style:font-size-complex="10pt"/>
    </style:style>
    <style:style style:name="P270" style:family="paragraph" style:parent-style-name="Table_20_Contents">
      <style:text-properties style:font-name="Liberation Mono" fo:font-size="10pt" officeooo:rsid="029f2ee1" officeooo:paragraph-rsid="029f2ee1" style:font-size-asian="10pt" style:font-size-complex="10pt"/>
    </style:style>
    <style:style style:name="P271" style:family="paragraph" style:parent-style-name="Table_20_Contents">
      <style:text-properties style:font-name="Liberation Mono" fo:font-size="10pt" officeooo:paragraph-rsid="02e376ad" style:font-size-asian="10pt" style:font-size-complex="10pt"/>
    </style:style>
    <style:style style:name="P272" style:family="paragraph" style:parent-style-name="Table_20_Contents">
      <style:text-properties style:font-name="Liberation Mono" fo:font-size="10pt" officeooo:rsid="02e47843" officeooo:paragraph-rsid="02e47843" style:font-size-asian="10pt" style:font-size-complex="10pt"/>
    </style:style>
    <style:style style:name="P273" style:family="paragraph" style:parent-style-name="Table_20_Contents">
      <style:text-properties style:font-name="Liberation Mono" fo:font-size="10pt" officeooo:rsid="02e4becf" officeooo:paragraph-rsid="02e4becf" style:font-size-asian="10pt" style:font-size-complex="10pt"/>
    </style:style>
    <style:style style:name="P274" style:family="paragraph" style:parent-style-name="Table_20_Contents">
      <style:text-properties style:font-name="Liberation Mono" fo:font-size="10pt" officeooo:rsid="02e4becf" officeooo:paragraph-rsid="02e881ce" style:font-size-asian="10pt" style:font-size-complex="10pt"/>
    </style:style>
    <style:style style:name="P275" style:family="paragraph" style:parent-style-name="Table_20_Contents">
      <style:text-properties style:font-name="Liberation Mono" fo:font-size="10pt" officeooo:rsid="02e881ce" officeooo:paragraph-rsid="02e881ce" style:font-size-asian="10pt" style:font-size-complex="10pt"/>
    </style:style>
    <style:style style:name="P276" style:family="paragraph" style:parent-style-name="Table_20_Contents">
      <style:text-properties style:font-name="Liberation Mono" fo:font-size="10pt" officeooo:rsid="02eb683a" officeooo:paragraph-rsid="02eb683a" style:font-size-asian="10pt" style:font-size-complex="10pt"/>
    </style:style>
    <style:style style:name="P277" style:family="paragraph" style:parent-style-name="Table_20_Contents">
      <style:text-properties style:font-name="Liberation Mono" fo:font-size="10pt" officeooo:rsid="02ec6d15" officeooo:paragraph-rsid="02ec6d15" style:font-size-asian="10pt" style:font-size-complex="10pt"/>
    </style:style>
    <style:style style:name="P278" style:family="paragraph" style:parent-style-name="Table_20_Contents">
      <style:text-properties style:font-name="Liberation Mono" fo:font-size="10pt" officeooo:rsid="02efbf55" officeooo:paragraph-rsid="02f02dd8" style:font-size-asian="10pt" style:font-size-complex="10pt"/>
    </style:style>
    <style:style style:name="P279" style:family="paragraph" style:parent-style-name="Table_20_Contents">
      <style:text-properties style:font-name="Liberation Mono" fo:font-size="10pt" officeooo:rsid="02f02dd8" officeooo:paragraph-rsid="02f02dd8" style:font-size-asian="10pt" style:font-size-complex="10pt"/>
    </style:style>
    <style:style style:name="P280" style:family="paragraph" style:parent-style-name="Table_20_Contents">
      <style:text-properties style:font-name="Liberation Mono" fo:font-size="10pt" officeooo:rsid="02fef9cd" officeooo:paragraph-rsid="02fef9cd" style:font-size-asian="10pt" style:font-size-complex="10pt"/>
    </style:style>
    <style:style style:name="P281" style:family="paragraph" style:parent-style-name="Table_20_Contents">
      <style:text-properties style:font-name="Liberation Mono" fo:font-size="10pt" officeooo:rsid="00300ee5" officeooo:paragraph-rsid="01dbb5e7" style:font-size-asian="10pt" style:font-size-complex="10pt"/>
    </style:style>
    <style:style style:name="P282" style:family="paragraph" style:parent-style-name="Table_20_Contents">
      <style:text-properties style:font-name="Liberation Mono" fo:font-size="10pt" officeooo:rsid="03006346" officeooo:paragraph-rsid="03006346" style:font-size-asian="10pt" style:font-size-complex="10pt"/>
    </style:style>
    <style:style style:name="P283" style:family="paragraph" style:parent-style-name="Table_20_Contents">
      <style:text-properties style:font-name="Liberation Mono" fo:font-size="10pt" officeooo:rsid="030701d7" officeooo:paragraph-rsid="030701d7" style:font-size-asian="10pt" style:font-size-complex="10pt"/>
    </style:style>
    <style:style style:name="P284" style:family="paragraph" style:parent-style-name="Table_20_Contents">
      <style:text-properties style:font-name="Liberation Mono" fo:font-size="10pt" officeooo:rsid="030a0f01" officeooo:paragraph-rsid="030a0f01" style:font-size-asian="10pt" style:font-size-complex="10pt"/>
    </style:style>
    <style:style style:name="P285" style:family="paragraph" style:parent-style-name="Table_20_Contents">
      <style:text-properties style:font-name="Liberation Mono" fo:font-size="10pt" officeooo:paragraph-rsid="03136d6f" style:font-size-asian="10pt" style:font-size-complex="10pt"/>
    </style:style>
    <style:style style:name="P286" style:family="paragraph" style:parent-style-name="Table_20_Contents">
      <style:text-properties style:font-name="Liberation Mono" fo:font-size="10pt" officeooo:rsid="03154aca" officeooo:paragraph-rsid="03154aca" style:font-size-asian="10pt" style:font-size-complex="10pt"/>
    </style:style>
    <style:style style:name="P287" style:family="paragraph" style:parent-style-name="Table_20_Contents">
      <style:text-properties style:font-name="Liberation Mono" fo:font-size="10pt" officeooo:rsid="03156b23" officeooo:paragraph-rsid="03156b23" style:font-size-asian="10pt" style:font-size-complex="10pt"/>
    </style:style>
    <style:style style:name="P288" style:family="paragraph" style:parent-style-name="Table_20_Contents">
      <style:text-properties style:font-name="Liberation Mono" fo:font-size="10pt" officeooo:rsid="0318bb73" officeooo:paragraph-rsid="0318bb73" style:font-size-asian="10pt" style:font-size-complex="10pt"/>
    </style:style>
    <style:style style:name="P289" style:family="paragraph" style:parent-style-name="Table_20_Contents">
      <style:text-properties style:font-name="Liberation Mono" fo:font-size="10pt" officeooo:rsid="0319195b" officeooo:paragraph-rsid="0319195b" style:font-size-asian="10pt" style:font-size-complex="10pt"/>
    </style:style>
    <style:style style:name="P290" style:family="paragraph" style:parent-style-name="Table_20_Contents">
      <style:text-properties style:font-name="Liberation Mono" fo:font-size="10pt" officeooo:rsid="0319195b" officeooo:paragraph-rsid="031a5486" style:font-size-asian="10pt" style:font-size-complex="10pt"/>
    </style:style>
    <style:style style:name="P291" style:family="paragraph" style:parent-style-name="Table_20_Contents">
      <style:text-properties style:font-name="Liberation Mono" fo:font-size="10pt" officeooo:rsid="031a7e0a" officeooo:paragraph-rsid="031a7e0a" style:font-size-asian="10pt" style:font-size-complex="10pt"/>
    </style:style>
    <style:style style:name="P292" style:family="paragraph" style:parent-style-name="Table_20_Contents">
      <style:text-properties officeooo:paragraph-rsid="01db0eb4"/>
    </style:style>
    <style:style style:name="P293" style:family="paragraph" style:parent-style-name="Table_20_Contents">
      <style:text-properties officeooo:paragraph-rsid="01dbb5e7"/>
    </style:style>
    <style:style style:name="P294" style:family="paragraph" style:parent-style-name="Table_20_Contents">
      <style:text-properties officeooo:paragraph-rsid="01ddbd7f"/>
    </style:style>
    <style:style style:name="P295" style:family="paragraph" style:parent-style-name="Table_20_Contents">
      <style:text-properties fo:color="#00000a" style:font-name="Liberation Mono" fo:font-size="10pt" fo:language="en" fo:country="US" officeooo:rsid="001cf6cb" officeooo:paragraph-rsid="01db0eb4" style:font-name-asian="Droid Sans Fallback" style:font-size-asian="10pt" style:language-asian="zh" style:country-asian="CN" style:font-name-complex="FreeSans" style:font-size-complex="10pt" style:language-complex="hi" style:country-complex="IN"/>
    </style:style>
    <style:style style:name="P296" style:family="paragraph" style:parent-style-name="Table_20_Contents">
      <style:text-properties fo:color="#00000a" style:font-name="Liberation Mono" fo:font-size="10pt" fo:language="en" fo:country="US" officeooo:rsid="002e854d" officeooo:paragraph-rsid="01dbb5e7" style:font-name-asian="Droid Sans Fallback" style:font-size-asian="10pt" style:language-asian="zh" style:country-asian="CN" style:font-name-complex="FreeSans" style:font-size-complex="10pt" style:language-complex="hi" style:country-complex="IN"/>
    </style:style>
    <style:style style:name="P297" style:family="paragraph" style:parent-style-name="Table_20_Contents">
      <style:text-properties fo:color="#00000a" style:font-name="Liberation Mono" fo:font-size="10pt" fo:language="en" fo:country="US" officeooo:rsid="00327173" officeooo:paragraph-rsid="01dbb5e7" style:font-name-asian="Droid Sans Fallback" style:font-size-asian="10pt" style:language-asian="zh" style:country-asian="CN" style:font-name-complex="FreeSans" style:font-size-complex="10pt" style:language-complex="hi" style:country-complex="IN"/>
    </style:style>
    <style:style style:name="P298" style:family="paragraph" style:parent-style-name="Table_20_Contents">
      <style:text-properties fo:color="#00000a" style:font-name="Liberation Mono" fo:font-size="10pt" fo:language="en" fo:country="US" officeooo:paragraph-rsid="01ddbd7f" style:font-name-asian="Droid Sans Fallback" style:font-size-asian="10pt" style:language-asian="zh" style:country-asian="CN" style:font-name-complex="FreeSans" style:font-size-complex="10pt" style:language-complex="hi" style:country-complex="IN"/>
    </style:style>
    <style:style style:name="P299" style:family="paragraph" style:parent-style-name="Table_20_Contents">
      <style:text-properties fo:color="#00000a" style:font-name="Liberation Mono" fo:font-size="10pt" fo:language="en" fo:country="US" officeooo:rsid="021e8aac" officeooo:paragraph-rsid="021e8aac" style:font-name-asian="Droid Sans Fallback" style:font-size-asian="10pt" style:language-asian="zh" style:country-asian="CN" style:font-name-complex="FreeSans" style:font-size-complex="10pt" style:language-complex="hi" style:country-complex="IN"/>
    </style:style>
    <style:style style:name="P300" style:family="paragraph" style:parent-style-name="Table_20_Contents">
      <style:text-properties fo:color="#00000a" style:font-name="Liberation Mono" fo:font-size="10pt" fo:language="en" fo:country="US" officeooo:rsid="021e8aac" officeooo:paragraph-rsid="03136d6f" style:font-name-asian="Droid Sans Fallback" style:font-size-asian="10pt" style:language-asian="zh" style:country-asian="CN" style:font-name-complex="FreeSans" style:font-size-complex="10pt" style:language-complex="hi" style:country-complex="IN"/>
    </style:style>
    <style:style style:name="P301" style:family="paragraph" style:parent-style-name="Table_20_Contents">
      <style:text-properties fo:color="#00000a" style:font-name="Liberation Mono" fo:font-size="10pt" fo:language="en" fo:country="US" officeooo:rsid="02205418" officeooo:paragraph-rsid="02205418" style:font-name-asian="Droid Sans Fallback" style:font-size-asian="10pt" style:language-asian="zh" style:country-asian="CN" style:font-name-complex="FreeSans" style:font-size-complex="10pt" style:language-complex="hi" style:country-complex="IN"/>
    </style:style>
    <style:style style:name="P302" style:family="paragraph" style:parent-style-name="Table_20_Contents">
      <style:text-properties fo:color="#00000a" style:font-name="Liberation Mono" fo:font-size="10pt" fo:language="en" fo:country="US" officeooo:rsid="02212672" officeooo:paragraph-rsid="02212672" style:font-name-asian="Droid Sans Fallback" style:font-size-asian="10pt" style:language-asian="zh" style:country-asian="CN" style:font-name-complex="FreeSans" style:font-size-complex="10pt" style:language-complex="hi" style:country-complex="IN"/>
    </style:style>
    <style:style style:name="P303" style:family="paragraph" style:parent-style-name="Table_20_Contents">
      <style:text-properties fo:color="#00000a" style:font-name="Liberation Mono" fo:font-size="10pt" fo:language="en" fo:country="US" officeooo:rsid="02212672" officeooo:paragraph-rsid="0224246d" style:font-name-asian="Droid Sans Fallback" style:font-size-asian="10pt" style:language-asian="zh" style:country-asian="CN" style:font-name-complex="FreeSans" style:font-size-complex="10pt" style:language-complex="hi" style:country-complex="IN"/>
    </style:style>
    <style:style style:name="P304" style:family="paragraph" style:parent-style-name="Table_20_Contents">
      <style:text-properties fo:color="#00000a" style:font-name="Liberation Mono" fo:font-size="10pt" fo:language="en" fo:country="US" officeooo:rsid="02212672" officeooo:paragraph-rsid="03136d6f" style:font-name-asian="Droid Sans Fallback" style:font-size-asian="10pt" style:language-asian="zh" style:country-asian="CN" style:font-name-complex="FreeSans" style:font-size-complex="10pt" style:language-complex="hi" style:country-complex="IN"/>
    </style:style>
    <style:style style:name="P305" style:family="paragraph" style:parent-style-name="Table_20_Contents">
      <style:text-properties fo:color="#00000a" style:font-name="Liberation Mono" fo:font-size="10pt" fo:language="en" fo:country="US" officeooo:rsid="02228fbb" officeooo:paragraph-rsid="02228fbb" style:font-name-asian="Droid Sans Fallback" style:font-size-asian="10pt" style:language-asian="zh" style:country-asian="CN" style:font-name-complex="FreeSans" style:font-size-complex="10pt" style:language-complex="hi" style:country-complex="IN"/>
    </style:style>
    <style:style style:name="P306" style:family="paragraph" style:parent-style-name="Table_20_Contents">
      <style:text-properties fo:color="#00000a" style:font-name="Liberation Mono" fo:font-size="10pt" fo:language="en" fo:country="US" officeooo:rsid="0224246d" officeooo:paragraph-rsid="0224246d" style:font-name-asian="Droid Sans Fallback" style:font-size-asian="10pt" style:language-asian="zh" style:country-asian="CN" style:font-name-complex="FreeSans" style:font-size-complex="10pt" style:language-complex="hi" style:country-complex="IN"/>
    </style:style>
    <style:style style:name="P307" style:family="paragraph" style:parent-style-name="Table_20_Contents">
      <style:text-properties fo:color="#00000a" style:font-name="Liberation Mono" fo:font-size="10pt" fo:language="en" fo:country="US" officeooo:rsid="0252e3b2" officeooo:paragraph-rsid="0252e3b2" style:font-name-asian="Droid Sans Fallback" style:font-size-asian="10pt" style:language-asian="zh" style:country-asian="CN" style:font-name-complex="FreeSans" style:font-size-complex="10pt" style:language-complex="hi" style:country-complex="IN"/>
    </style:style>
    <style:style style:name="P308" style:family="paragraph" style:parent-style-name="Table_20_Contents">
      <style:text-properties fo:color="#00000a" style:font-name="Liberation Mono" fo:font-size="10pt" fo:language="en" fo:country="US" officeooo:rsid="0252e3b2" officeooo:paragraph-rsid="02725c82" style:font-name-asian="Droid Sans Fallback" style:font-size-asian="10pt" style:language-asian="zh" style:country-asian="CN" style:font-name-complex="FreeSans" style:font-size-complex="10pt" style:language-complex="hi" style:country-complex="IN"/>
    </style:style>
    <style:style style:name="P309" style:family="paragraph" style:parent-style-name="Table_20_Contents">
      <style:text-properties fo:color="#00000a" style:font-name="Liberation Mono" fo:font-size="10pt" fo:language="en" fo:country="US" officeooo:rsid="02580f72" officeooo:paragraph-rsid="02580f72" style:font-name-asian="Droid Sans Fallback" style:font-size-asian="10pt" style:language-asian="zh" style:country-asian="CN" style:font-name-complex="FreeSans" style:font-size-complex="10pt" style:language-complex="hi" style:country-complex="IN"/>
    </style:style>
    <style:style style:name="P310" style:family="paragraph" style:parent-style-name="Table_20_Contents">
      <style:text-properties fo:color="#00000a" style:font-name="Liberation Mono" fo:font-size="10pt" fo:language="en" fo:country="US" officeooo:rsid="029a8537" officeooo:paragraph-rsid="029a8537" style:font-name-asian="Droid Sans Fallback" style:font-size-asian="10pt" style:language-asian="zh" style:country-asian="CN" style:font-name-complex="FreeSans" style:font-size-complex="10pt" style:language-complex="hi" style:country-complex="IN"/>
    </style:style>
    <style:style style:name="P311" style:family="paragraph" style:parent-style-name="Table_20_Contents">
      <style:text-properties fo:color="#00000a" style:font-name="Liberation Mono" fo:font-size="10pt" fo:language="en" fo:country="US" officeooo:rsid="02afe381" officeooo:paragraph-rsid="02afe381" style:font-name-asian="Droid Sans Fallback" style:font-size-asian="10pt" style:language-asian="zh" style:country-asian="CN" style:font-name-complex="FreeSans" style:font-size-complex="10pt" style:language-complex="hi" style:country-complex="IN"/>
    </style:style>
    <style:style style:name="P312" style:family="paragraph" style:parent-style-name="Table_20_Contents">
      <style:text-properties fo:color="#00000a" style:font-name="Liberation Mono" fo:font-size="10pt" fo:language="en" fo:country="US" officeooo:rsid="031f69a0" officeooo:paragraph-rsid="031f69a0" style:font-name-asian="Droid Sans Fallback" style:font-size-asian="10pt" style:language-asian="zh" style:country-asian="CN" style:font-name-complex="FreeSans" style:font-size-complex="10pt" style:language-complex="hi" style:country-complex="IN"/>
    </style:style>
    <style:style style:name="P313" style:family="paragraph" style:parent-style-name="Table_20_Contents">
      <style:text-properties fo:color="#00000a" style:font-name="Liberation Mono" fo:font-size="10pt" fo:language="en" fo:country="US" officeooo:rsid="0320e9c7" officeooo:paragraph-rsid="0320e9c7" style:font-name-asian="Droid Sans Fallback" style:font-size-asian="10pt" style:language-asian="zh" style:country-asian="CN" style:font-name-complex="FreeSans" style:font-size-complex="10pt" style:language-complex="hi" style:country-complex="IN"/>
    </style:style>
    <style:style style:name="P314" style:family="paragraph" style:parent-style-name="Table_20_Contents">
      <style:text-properties fo:color="#00000a" style:font-name="Liberation Mono" fo:font-size="10pt" fo:language="en" fo:country="US" officeooo:rsid="0330d97e" officeooo:paragraph-rsid="0330d97e" style:font-name-asian="Droid Sans Fallback" style:font-size-asian="10pt" style:language-asian="zh" style:country-asian="CN" style:font-name-complex="FreeSans" style:font-size-complex="10pt" style:language-complex="hi" style:country-complex="IN"/>
    </style:style>
    <style:style style:name="P315" style:family="paragraph" style:parent-style-name="Table_20_Contents">
      <style:text-properties fo:color="#00000a" style:font-name="Liberation Mono" fo:font-size="10pt" fo:language="en" fo:country="US" officeooo:rsid="002df48a" officeooo:paragraph-rsid="0335a8b0" style:font-name-asian="Droid Sans Fallback" style:font-size-asian="10pt" style:language-asian="zh" style:country-asian="CN" style:font-name-complex="FreeSans" style:font-size-complex="10pt" style:language-complex="hi" style:country-complex="IN"/>
    </style:style>
    <style:style style:name="P316" style:family="paragraph" style:parent-style-name="Table_20_Contents">
      <style:text-properties fo:color="#00000a" style:font-name="Liberation Mono" fo:font-size="10pt" fo:language="en" fo:country="US" fo:font-weight="normal" officeooo:rsid="00327173" officeooo:paragraph-rsid="01dbb5e7" style:font-name-asian="Droid Sans Fallback" style:font-size-asian="10pt" style:language-asian="zh" style:country-asian="CN" style:font-weight-asian="normal" style:font-name-complex="FreeSans" style:font-size-complex="10pt" style:language-complex="hi" style:country-complex="IN" style:font-weight-complex="normal"/>
    </style:style>
    <style:style style:name="P317" style:family="paragraph" style:parent-style-name="Table_20_Contents">
      <style:text-properties fo:color="#00000a" style:font-name="Liberation Mono" fo:font-size="10pt" fo:language="en" fo:country="US" fo:font-weight="normal" officeooo:rsid="00327173" officeooo:paragraph-rsid="032f9460" style:font-name-asian="Droid Sans Fallback" style:font-size-asian="10pt" style:language-asian="zh" style:country-asian="CN" style:font-weight-asian="normal" style:font-name-complex="FreeSans" style:font-size-complex="10pt" style:language-complex="hi" style:country-complex="IN" style:font-weight-complex="normal"/>
    </style:style>
    <style:style style:name="P318" style:family="paragraph" style:parent-style-name="Table_20_Contents">
      <style:text-properties fo:color="#00000a" style:font-name="Liberation Mono" fo:font-size="10pt" fo:language="en" fo:country="US" fo:font-weight="normal" officeooo:rsid="00327173" officeooo:paragraph-rsid="032f43e0" style:font-name-asian="Droid Sans Fallback" style:font-size-asian="10pt" style:language-asian="zh" style:country-asian="CN" style:font-weight-asian="normal" style:font-name-complex="FreeSans" style:font-size-complex="10pt" style:language-complex="hi" style:country-complex="IN" style:font-weight-complex="normal"/>
    </style:style>
    <style:style style:name="P319" style:family="paragraph" style:parent-style-name="Table_20_Contents">
      <style:text-properties fo:color="#00000a" style:font-name="Liberation Mono" fo:font-size="10pt" fo:language="en" fo:country="US" fo:font-weight="normal" officeooo:rsid="032f43e0" officeooo:paragraph-rsid="032f43e0" style:font-name-asian="Droid Sans Fallback" style:font-size-asian="10pt" style:language-asian="zh" style:country-asian="CN" style:font-weight-asian="normal" style:font-name-complex="FreeSans" style:font-size-complex="10pt" style:language-complex="hi" style:country-complex="IN" style:font-weight-complex="normal"/>
    </style:style>
    <style:style style:name="P320" style:family="paragraph" style:parent-style-name="Table_20_Contents">
      <style:text-properties officeooo:paragraph-rsid="02171711"/>
    </style:style>
    <style:style style:name="P321" style:family="paragraph" style:parent-style-name="Table_20_Contents">
      <style:text-properties officeooo:paragraph-rsid="02212672"/>
    </style:style>
    <style:style style:name="P322" style:family="paragraph" style:parent-style-name="Table_20_Contents">
      <style:text-properties officeooo:paragraph-rsid="02228fbb"/>
    </style:style>
    <style:style style:name="P323" style:family="paragraph" style:parent-style-name="Table_20_Contents">
      <style:text-properties officeooo:paragraph-rsid="02243a84"/>
    </style:style>
    <style:style style:name="P324" style:family="paragraph" style:parent-style-name="Table_20_Contents">
      <style:text-properties officeooo:paragraph-rsid="0226579b"/>
    </style:style>
    <style:style style:name="P325" style:family="paragraph" style:parent-style-name="Table_20_Contents">
      <style:text-properties officeooo:paragraph-rsid="02373091"/>
    </style:style>
    <style:style style:name="P326" style:family="paragraph" style:parent-style-name="Table_20_Contents">
      <style:text-properties officeooo:paragraph-rsid="022e1ba1"/>
    </style:style>
    <style:style style:name="P327" style:family="paragraph" style:parent-style-name="Table_20_Contents">
      <style:text-properties officeooo:paragraph-rsid="022fd765"/>
    </style:style>
    <style:style style:name="P328" style:family="paragraph" style:parent-style-name="Table_20_Contents">
      <style:text-properties officeooo:paragraph-rsid="0246bba4"/>
    </style:style>
    <style:style style:name="P329" style:family="paragraph" style:parent-style-name="Table_20_Contents">
      <style:text-properties officeooo:paragraph-rsid="0247755a"/>
    </style:style>
    <style:style style:name="P330" style:family="paragraph" style:parent-style-name="Table_20_Contents">
      <style:text-properties officeooo:paragraph-rsid="02504cb4"/>
    </style:style>
    <style:style style:name="P331" style:family="paragraph" style:parent-style-name="Table_20_Contents">
      <style:text-properties officeooo:paragraph-rsid="02580f72"/>
    </style:style>
    <style:style style:name="P332" style:family="paragraph" style:parent-style-name="Table_20_Contents">
      <style:text-properties officeooo:paragraph-rsid="025abe60"/>
    </style:style>
    <style:style style:name="P333" style:family="paragraph" style:parent-style-name="Table_20_Contents">
      <style:text-properties officeooo:paragraph-rsid="025c63f4"/>
    </style:style>
    <style:style style:name="P334" style:family="paragraph" style:parent-style-name="Table_20_Contents">
      <style:text-properties officeooo:paragraph-rsid="025ddcf6"/>
    </style:style>
    <style:style style:name="P335" style:family="paragraph" style:parent-style-name="Table_20_Contents">
      <style:text-properties officeooo:paragraph-rsid="025df856"/>
    </style:style>
    <style:style style:name="P336" style:family="paragraph" style:parent-style-name="Table_20_Contents">
      <style:text-properties officeooo:rsid="025e29df" officeooo:paragraph-rsid="025e29df"/>
    </style:style>
    <style:style style:name="P337" style:family="paragraph" style:parent-style-name="Table_20_Contents">
      <style:text-properties officeooo:rsid="025e29df" officeooo:paragraph-rsid="026fd868"/>
    </style:style>
    <style:style style:name="P338" style:family="paragraph" style:parent-style-name="Table_20_Contents">
      <style:text-properties officeooo:paragraph-rsid="025e29df"/>
    </style:style>
    <style:style style:name="P339" style:family="paragraph" style:parent-style-name="Table_20_Contents">
      <style:text-properties style:font-name="Liberation Sans2" fo:font-size="10pt" officeooo:rsid="025e29df" officeooo:paragraph-rsid="026b0f5d" style:font-size-asian="10pt" style:font-size-complex="10pt"/>
    </style:style>
    <style:style style:name="P340" style:family="paragraph" style:parent-style-name="Table_20_Contents">
      <style:text-properties style:font-name="Liberation Sans2" fo:font-size="10pt" officeooo:rsid="025e29df" officeooo:paragraph-rsid="026e104f" style:font-size-asian="10pt" style:font-size-complex="10pt"/>
    </style:style>
    <style:style style:name="P341" style:family="paragraph" style:parent-style-name="Table_20_Contents">
      <style:text-properties style:font-name="Liberation Sans2" fo:font-size="10pt" officeooo:rsid="025e29df" officeooo:paragraph-rsid="02848202" style:font-size-asian="10pt" style:font-size-complex="10pt"/>
    </style:style>
    <style:style style:name="P342" style:family="paragraph" style:parent-style-name="Table_20_Contents">
      <style:text-properties officeooo:paragraph-rsid="02725508"/>
    </style:style>
    <style:style style:name="P343" style:family="paragraph" style:parent-style-name="Table_20_Contents">
      <style:text-properties officeooo:paragraph-rsid="02725c82"/>
    </style:style>
    <style:style style:name="P344" style:family="paragraph" style:parent-style-name="Table_20_Contents">
      <style:text-properties officeooo:paragraph-rsid="0273ef20"/>
    </style:style>
    <style:style style:name="P345" style:family="paragraph" style:parent-style-name="Table_20_Contents">
      <style:text-properties officeooo:paragraph-rsid="02791b6e"/>
    </style:style>
    <style:style style:name="P346" style:family="paragraph" style:parent-style-name="Table_20_Contents">
      <style:text-properties style:font-name="Liberation Sans" fo:font-size="10pt" officeooo:paragraph-rsid="02149fe3" style:font-size-asian="10pt" style:font-size-complex="10pt"/>
    </style:style>
    <style:style style:name="P347" style:family="paragraph" style:parent-style-name="Table_20_Contents">
      <style:text-properties style:font-name="Liberation Sans" fo:font-size="10pt" officeooo:paragraph-rsid="02155fe7" style:font-size-asian="10pt" style:font-size-complex="10pt"/>
    </style:style>
    <style:style style:name="P348" style:family="paragraph" style:parent-style-name="Table_20_Contents">
      <style:text-properties style:font-name="Liberation Sans" fo:font-size="10pt" officeooo:paragraph-rsid="02a4644a" style:font-size-asian="10pt" style:font-size-complex="10pt"/>
    </style:style>
    <style:style style:name="P349" style:family="paragraph" style:parent-style-name="Table_20_Contents">
      <style:text-properties style:font-name="Liberation Sans" fo:font-size="10pt" officeooo:paragraph-rsid="02b566fb" style:font-size-asian="10pt" style:font-size-complex="10pt"/>
    </style:style>
    <style:style style:name="P350" style:family="paragraph" style:parent-style-name="Table_20_Contents">
      <style:text-properties style:font-name="Liberation Sans" fo:font-size="10pt" officeooo:paragraph-rsid="02b7cc03" style:font-size-asian="10pt" style:font-size-complex="10pt"/>
    </style:style>
    <style:style style:name="P351" style:family="paragraph" style:parent-style-name="Table_20_Contents">
      <style:text-properties style:font-name="Liberation Sans" fo:font-size="10pt" officeooo:paragraph-rsid="02bec460" style:font-size-asian="10pt" style:font-size-complex="10pt"/>
    </style:style>
    <style:style style:name="P352" style:family="paragraph" style:parent-style-name="Table_20_Contents">
      <style:text-properties style:font-name="Liberation Sans" fo:font-size="10pt" officeooo:rsid="02afe381" officeooo:paragraph-rsid="02e14ea0" style:font-size-asian="10pt" style:font-size-complex="10pt"/>
    </style:style>
    <style:style style:name="P353" style:family="paragraph" style:parent-style-name="Table_20_Contents">
      <style:text-properties style:font-name="Liberation Sans" fo:font-size="10pt" officeooo:paragraph-rsid="03018ac8" style:font-size-asian="10pt" style:font-size-complex="10pt"/>
    </style:style>
    <style:style style:name="P354" style:family="paragraph" style:parent-style-name="Table_20_Contents">
      <style:text-properties style:font-name="Liberation Sans" fo:font-size="10pt" officeooo:paragraph-rsid="032f43e0" style:font-size-asian="10pt" style:font-size-complex="10pt"/>
    </style:style>
    <style:style style:name="P355" style:family="paragraph" style:parent-style-name="Table_20_Contents">
      <style:text-properties style:font-name="Liberation Sans" fo:font-size="10pt" officeooo:paragraph-rsid="032f9460" style:font-size-asian="10pt" style:font-size-complex="10pt"/>
    </style:style>
    <style:style style:name="P356" style:family="paragraph" style:parent-style-name="Table_20_Contents">
      <style:text-properties style:font-name="Liberation Sans" fo:font-size="10pt" officeooo:paragraph-rsid="0347f04e" style:font-size-asian="10pt" style:font-size-complex="10pt"/>
    </style:style>
    <style:style style:name="P357" style:family="paragraph" style:parent-style-name="Table_20_Contents">
      <style:text-properties officeooo:paragraph-rsid="02848202"/>
    </style:style>
    <style:style style:name="P358" style:family="paragraph" style:parent-style-name="Table_20_Contents">
      <style:text-properties officeooo:paragraph-rsid="0286653b"/>
    </style:style>
    <style:style style:name="P359" style:family="paragraph" style:parent-style-name="Table_20_Contents">
      <style:text-properties officeooo:paragraph-rsid="02880874"/>
    </style:style>
    <style:style style:name="P360" style:family="paragraph" style:parent-style-name="Table_20_Contents">
      <style:text-properties fo:font-weight="bold" officeooo:paragraph-rsid="02873bf0" style:font-weight-asian="bold" style:font-weight-complex="bold"/>
    </style:style>
    <style:style style:name="P361" style:family="paragraph" style:parent-style-name="Table_20_Contents">
      <style:text-properties fo:font-weight="bold" officeooo:paragraph-rsid="02e376ad" style:font-weight-asian="bold" style:font-weight-complex="bold"/>
    </style:style>
    <style:style style:name="P362" style:family="paragraph" style:parent-style-name="Table_20_Contents">
      <style:text-properties officeooo:paragraph-rsid="02873bf0"/>
    </style:style>
    <style:style style:name="P363" style:family="paragraph" style:parent-style-name="Table_20_Contents">
      <style:text-properties officeooo:paragraph-rsid="0289e351"/>
    </style:style>
    <style:style style:name="P364" style:family="paragraph" style:parent-style-name="Table_20_Contents">
      <style:text-properties officeooo:paragraph-rsid="029451da"/>
    </style:style>
    <style:style style:name="P365" style:family="paragraph" style:parent-style-name="Table_20_Contents">
      <style:text-properties officeooo:paragraph-rsid="0298b282"/>
    </style:style>
    <style:style style:name="P366" style:family="paragraph" style:parent-style-name="Table_20_Contents">
      <style:text-properties officeooo:paragraph-rsid="02a14285"/>
    </style:style>
    <style:style style:name="P367" style:family="paragraph" style:parent-style-name="Table_20_Contents">
      <style:text-properties officeooo:paragraph-rsid="02a7a074"/>
    </style:style>
    <style:style style:name="P368" style:family="paragraph" style:parent-style-name="Table_20_Contents">
      <style:text-properties officeooo:paragraph-rsid="02b566fb"/>
    </style:style>
    <style:style style:name="P369" style:family="paragraph" style:parent-style-name="Table_20_Contents">
      <style:text-properties officeooo:paragraph-rsid="02cfaa6d"/>
    </style:style>
    <style:style style:name="P370" style:family="paragraph" style:parent-style-name="Table_20_Contents">
      <style:text-properties officeooo:paragraph-rsid="02e376ad"/>
    </style:style>
    <style:style style:name="P371" style:family="paragraph" style:parent-style-name="Table_20_Contents">
      <style:text-properties officeooo:paragraph-rsid="02e47843"/>
    </style:style>
    <style:style style:name="P372" style:family="paragraph" style:parent-style-name="Table_20_Contents">
      <style:text-properties officeooo:paragraph-rsid="02e4becf"/>
    </style:style>
    <style:style style:name="P373" style:family="paragraph" style:parent-style-name="Table_20_Contents">
      <style:text-properties officeooo:paragraph-rsid="02ee04c5"/>
    </style:style>
    <style:style style:name="P374" style:family="paragraph" style:parent-style-name="Table_20_Contents">
      <style:text-properties officeooo:paragraph-rsid="02eb683a"/>
    </style:style>
    <style:style style:name="P375" style:family="paragraph" style:parent-style-name="Table_20_Contents">
      <style:text-properties officeooo:paragraph-rsid="030924ae"/>
    </style:style>
    <style:style style:name="P376" style:family="paragraph" style:parent-style-name="Table_20_Contents">
      <style:text-properties officeooo:paragraph-rsid="03136d6f"/>
    </style:style>
    <style:style style:name="P377" style:family="paragraph" style:parent-style-name="Table_20_Contents">
      <style:text-properties officeooo:paragraph-rsid="0318bb73"/>
    </style:style>
    <style:style style:name="P378" style:family="paragraph" style:parent-style-name="Table_20_Contents">
      <style:text-properties officeooo:paragraph-rsid="03425bb5"/>
    </style:style>
    <style:style style:name="P379" style:family="paragraph" style:parent-style-name="Standard" style:master-page-name="">
      <style:paragraph-properties fo:margin-left="0in" fo:margin-right="1.378in" fo:text-align="end" style:justify-single-word="false" fo:text-indent="0in" style:auto-text-indent="false" style:page-number="auto">
        <style:tab-stops>
          <style:tab-stop style:position="5.6665in"/>
        </style:tab-stops>
      </style:paragraph-properties>
      <style:text-properties style:font-name="Liberation Sans" fo:font-size="14pt" fo:font-weight="bold" officeooo:rsid="01e105bb" officeooo:paragraph-rsid="020321b3" style:font-size-asian="14pt" style:font-weight-asian="bold" style:font-size-complex="14pt" style:font-weight-complex="bold"/>
    </style:style>
    <style:style style:name="P380" style:family="paragraph" style:parent-style-name="Standard" style:master-page-name="First_20_Page">
      <style:paragraph-properties style:page-number="auto"/>
      <style:text-properties style:font-name="Liberation Sans" fo:font-weight="bold" officeooo:rsid="0170f6fe" officeooo:paragraph-rsid="0170f6fe" style:font-weight-asian="bold" style:font-weight-complex="bold"/>
    </style:style>
    <style:style style:name="P381" style:family="paragraph" style:parent-style-name="Standard" style:list-style-name="L1">
      <style:text-properties style:use-window-font-color="true" style:font-name="Liberation Sans" fo:font-size="12pt" fo:font-weight="normal" officeooo:rsid="01bd5bef" officeooo:paragraph-rsid="01bd5bef" fo:background-color="transparent" style:font-size-asian="12pt" style:font-weight-asian="normal" style:font-size-complex="12pt" style:font-weight-complex="normal"/>
    </style:style>
    <style:style style:name="P382" style:family="paragraph" style:parent-style-name="Standard" style:list-style-name="L1">
      <style:text-properties style:use-window-font-color="true" style:font-name="Liberation Sans" fo:font-size="12pt" fo:font-weight="normal" officeooo:rsid="01bd5bef" officeooo:paragraph-rsid="01c3f36a" fo:background-color="transparent" style:font-size-asian="12pt" style:font-weight-asian="normal" style:font-size-complex="12pt" style:font-weight-complex="normal"/>
    </style:style>
    <style:style style:name="P383" style:family="paragraph" style:parent-style-name="Standard" style:list-style-name="L2">
      <style:text-properties style:use-window-font-color="true" style:font-name="Liberation Sans" fo:font-size="12pt" fo:font-weight="normal" officeooo:rsid="01c76ea3" officeooo:paragraph-rsid="01c76ea3" fo:background-color="transparent" style:font-size-asian="12pt" style:font-weight-asian="normal" style:font-size-complex="12pt" style:font-weight-complex="normal"/>
    </style:style>
    <style:style style:name="P384" style:family="paragraph" style:parent-style-name="Standard" style:list-style-name="L3">
      <style:text-properties style:use-window-font-color="true" style:font-name="Liberation Sans" fo:font-size="12pt" fo:font-weight="normal" officeooo:rsid="01c76ea3" officeooo:paragraph-rsid="01c76ea3" fo:background-color="transparent" style:font-size-asian="12pt" style:font-weight-asian="normal" style:font-size-complex="12pt" style:font-weight-complex="normal"/>
    </style:style>
    <style:style style:name="P385" style:family="paragraph" style:parent-style-name="Standard" style:list-style-name="L4">
      <style:text-properties style:use-window-font-color="true" style:font-name="Liberation Sans" fo:font-size="12pt" fo:font-weight="normal" officeooo:rsid="01d56e79" officeooo:paragraph-rsid="01d56e79" fo:background-color="transparent" style:font-size-asian="12pt" style:font-weight-asian="normal" style:font-size-complex="12pt" style:font-weight-complex="normal"/>
    </style:style>
    <style:style style:name="P386" style:family="paragraph" style:parent-style-name="Standard" style:list-style-name="L5">
      <style:text-properties style:use-window-font-color="true" style:font-name="Liberation Sans" fo:font-size="12pt" fo:font-weight="normal" officeooo:rsid="01d5a660" officeooo:paragraph-rsid="01d5a660" fo:background-color="transparent" style:font-size-asian="12pt" style:font-weight-asian="normal" style:font-size-complex="12pt" style:font-weight-complex="normal"/>
    </style:style>
    <style:style style:name="P387" style:family="paragraph" style:parent-style-name="Standard" style:list-style-name="L5">
      <style:text-properties style:use-window-font-color="true" style:font-name="Liberation Sans" fo:font-size="12pt" fo:font-weight="normal" officeooo:rsid="01d5a660" officeooo:paragraph-rsid="01fb7994" fo:background-color="transparent" style:font-size-asian="12pt" style:font-weight-asian="normal" style:font-size-complex="12pt" style:font-weight-complex="normal"/>
    </style:style>
    <style:style style:name="P388" style:family="paragraph" style:parent-style-name="Standard" style:list-style-name="L5">
      <style:text-properties style:use-window-font-color="true" style:font-name="Liberation Sans" fo:font-size="12pt" fo:font-weight="normal" officeooo:rsid="01d5a660" officeooo:paragraph-rsid="01d83084" fo:background-color="transparent" style:font-size-asian="12pt" style:font-weight-asian="normal" style:font-size-complex="12pt" style:font-weight-complex="normal"/>
    </style:style>
    <style:style style:name="P389" style:family="paragraph" style:parent-style-name="Standard" style:list-style-name="L6">
      <style:text-properties style:use-window-font-color="true" style:font-name="Liberation Sans" fo:font-size="12pt" fo:font-weight="normal" officeooo:rsid="0380a054" officeooo:paragraph-rsid="0380a054" fo:background-color="transparent" style:font-size-asian="12pt" style:font-weight-asian="normal" style:font-size-complex="12pt" style:font-weight-complex="normal"/>
    </style:style>
    <style:style style:name="P390" style:family="paragraph" style:parent-style-name="Standard" style:list-style-name="L6">
      <style:text-properties style:use-window-font-color="true" style:font-name="Liberation Sans" fo:font-size="12pt" fo:font-weight="normal" officeooo:rsid="0363059c" officeooo:paragraph-rsid="038461a0" fo:background-color="transparent" style:font-size-asian="12pt" style:font-weight-asian="normal" style:font-size-complex="12pt" style:font-weight-complex="normal"/>
    </style:style>
    <style:style style:name="P391" style:family="paragraph" style:parent-style-name="Standard" style:list-style-name="L7">
      <style:text-properties style:use-window-font-color="true" style:font-name="Liberation Sans" fo:font-size="12pt" fo:font-weight="normal" officeooo:rsid="0363059c" officeooo:paragraph-rsid="0363059c" fo:background-color="transparent" style:font-size-asian="12pt" style:font-weight-asian="normal" style:font-size-complex="12pt" style:font-weight-complex="normal"/>
    </style:style>
    <style:style style:name="P392" style:family="paragraph" style:parent-style-name="Standard" style:list-style-name="L6">
      <style:text-properties style:use-window-font-color="true" style:font-name="Liberation Sans" fo:font-size="12pt" fo:font-weight="normal" officeooo:rsid="0382156d" officeooo:paragraph-rsid="0382156d" fo:background-color="transparent" style:font-size-asian="12pt" style:font-weight-asian="normal" style:font-size-complex="12pt" style:font-weight-complex="normal"/>
    </style:style>
    <style:style style:name="P393" style:family="paragraph" style:parent-style-name="Standard" style:list-style-name="L6">
      <style:text-properties style:use-window-font-color="true" style:font-name="Liberation Sans" fo:font-size="12pt" fo:font-weight="normal" officeooo:rsid="0394ecb4" officeooo:paragraph-rsid="0394ecb4" fo:background-color="transparent" style:font-size-asian="12pt" style:font-weight-asian="normal" style:font-size-complex="12pt" style:font-weight-complex="normal"/>
    </style:style>
    <style:style style:name="P394" style:family="paragraph" style:parent-style-name="Standard" style:list-style-name="L7">
      <style:text-properties style:use-window-font-color="true" style:font-name="Liberation Sans" fo:font-size="12pt" fo:font-weight="normal" officeooo:rsid="038ee20a" officeooo:paragraph-rsid="038ee20a" fo:background-color="transparent" style:font-size-asian="12pt" style:font-weight-asian="normal" style:font-size-complex="12pt" style:font-weight-complex="normal"/>
    </style:style>
    <style:style style:name="P395" style:family="paragraph" style:parent-style-name="Standard" style:list-style-name="L2">
      <style:text-properties officeooo:paragraph-rsid="01f46caa"/>
    </style:style>
    <style:style style:name="P396" style:family="paragraph" style:parent-style-name="Standard" style:list-style-name="L6">
      <style:text-properties officeooo:paragraph-rsid="0382156d"/>
    </style:style>
    <style:style style:name="P397" style:family="paragraph" style:parent-style-name="Standard" style:list-style-name="L6">
      <style:text-properties officeooo:rsid="0382156d" officeooo:paragraph-rsid="03840c1c"/>
    </style:style>
    <style:style style:name="P398" style:family="paragraph" style:parent-style-name="Standard" style:list-style-name="L7">
      <style:text-properties officeooo:paragraph-rsid="0390598f"/>
    </style:style>
    <style:style style:name="P399" style:family="paragraph" style:parent-style-name="Standard" style:list-style-name="L7">
      <style:text-properties officeooo:rsid="038ee20a" officeooo:paragraph-rsid="038ee20a"/>
    </style:style>
    <style:style style:name="P400" style:family="paragraph" style:parent-style-name="Standard" style:list-style-name="L7">
      <style:text-properties officeooo:rsid="036fdec9" officeooo:paragraph-rsid="0390598f"/>
    </style:style>
    <style:style style:name="P401" style:family="paragraph" style:parent-style-name="Standard" style:list-style-name="L7">
      <style:text-properties officeooo:rsid="036f6ab9" officeooo:paragraph-rsid="036fa60e"/>
    </style:style>
    <style:style style:name="P402" style:family="paragraph" style:parent-style-name="Table_20_Contents" style:list-style-name="WWNum2"/>
    <style:style style:name="P403" style:family="paragraph" style:parent-style-name="Table_20_Contents" style:list-style-name="WWNum2">
      <style:text-properties officeooo:paragraph-rsid="01db0eb4"/>
    </style:style>
    <style:style style:name="P404" style:family="paragraph" style:parent-style-name="Table_20_Contents" style:list-style-name="WWNum2">
      <style:text-properties officeooo:paragraph-rsid="01dbb5e7"/>
    </style:style>
    <style:style style:name="P405" style:family="paragraph" style:parent-style-name="Table_20_Contents" style:list-style-name="WWNum2">
      <style:text-properties officeooo:paragraph-rsid="01ddbd7f"/>
    </style:style>
    <style:style style:name="P406" style:family="paragraph" style:parent-style-name="Table_20_Contents" style:list-style-name="WWNum2">
      <style:text-properties officeooo:paragraph-rsid="02a14285"/>
    </style:style>
    <style:style style:name="P407" style:family="paragraph" style:parent-style-name="Table_20_Contents" style:list-style-name="WWNum2">
      <style:text-properties officeooo:paragraph-rsid="0286653b"/>
    </style:style>
    <style:style style:name="P408" style:family="paragraph" style:parent-style-name="Table_20_Contents" style:list-style-name="WWNum2">
      <style:text-properties officeooo:paragraph-rsid="02880874"/>
    </style:style>
    <style:style style:name="P409" style:family="paragraph" style:parent-style-name="Table_20_Contents" style:list-style-name="WWNum2">
      <style:text-properties officeooo:paragraph-rsid="02a7a074"/>
    </style:style>
    <style:style style:name="P410" style:family="paragraph" style:parent-style-name="Table_20_Contents" style:list-style-name="WWNum2">
      <style:text-properties officeooo:paragraph-rsid="0226579b"/>
    </style:style>
    <style:style style:name="P411" style:family="paragraph" style:parent-style-name="Table_20_Contents" style:list-style-name="WWNum2">
      <style:text-properties officeooo:paragraph-rsid="02373091"/>
    </style:style>
    <style:style style:name="P412" style:family="paragraph" style:parent-style-name="Table_20_Contents" style:list-style-name="WWNum2">
      <style:text-properties officeooo:paragraph-rsid="02171711"/>
    </style:style>
    <style:style style:name="P413" style:family="paragraph" style:parent-style-name="Table_20_Contents" style:list-style-name="WWNum2">
      <style:text-properties officeooo:paragraph-rsid="03136d6f"/>
    </style:style>
    <style:style style:name="P414" style:family="paragraph" style:parent-style-name="Table_20_Contents" style:list-style-name="WWNum2">
      <style:text-properties officeooo:paragraph-rsid="02e376ad"/>
    </style:style>
    <style:style style:name="P415" style:family="paragraph" style:parent-style-name="Table_20_Contents" style:list-style-name="WWNum1">
      <style:text-properties officeooo:paragraph-rsid="01db0eb4"/>
    </style:style>
    <style:style style:name="P416" style:family="paragraph" style:parent-style-name="Table_20_Contents" style:list-style-name="WWNum1">
      <style:text-properties officeooo:paragraph-rsid="025abe60"/>
    </style:style>
    <style:style style:name="P417" style:family="paragraph" style:parent-style-name="Table_20_Contents" style:list-style-name="WWNum1">
      <style:text-properties officeooo:paragraph-rsid="025ae9cd"/>
    </style:style>
    <style:style style:name="P418" style:family="paragraph" style:parent-style-name="Table_20_Contents" style:list-style-name="WWNum1">
      <style:text-properties officeooo:paragraph-rsid="01dbb5e7"/>
    </style:style>
    <style:style style:name="P419" style:family="paragraph" style:parent-style-name="Table_20_Contents" style:list-style-name="WWNum1">
      <style:text-properties officeooo:paragraph-rsid="01ddbd7f"/>
    </style:style>
    <style:style style:name="P420" style:family="paragraph" style:parent-style-name="Table_20_Contents" style:list-style-name="WWNum1">
      <style:text-properties officeooo:paragraph-rsid="029fc16e"/>
    </style:style>
    <style:style style:name="P421" style:family="paragraph" style:parent-style-name="Table_20_Contents" style:list-style-name="WWNum1">
      <style:text-properties officeooo:paragraph-rsid="0286653b"/>
    </style:style>
    <style:style style:name="P422" style:family="paragraph" style:parent-style-name="Table_20_Contents" style:list-style-name="WWNum1">
      <style:text-properties officeooo:paragraph-rsid="02880874"/>
    </style:style>
    <style:style style:name="P423" style:family="paragraph" style:parent-style-name="Table_20_Contents" style:list-style-name="WWNum1">
      <style:text-properties officeooo:paragraph-rsid="0226579b"/>
    </style:style>
    <style:style style:name="P424" style:family="paragraph" style:parent-style-name="Table_20_Contents" style:list-style-name="WWNum1">
      <style:text-properties officeooo:paragraph-rsid="0239a9e3"/>
    </style:style>
    <style:style style:name="P425" style:family="paragraph" style:parent-style-name="Table_20_Contents" style:list-style-name="WWNum1">
      <style:text-properties officeooo:paragraph-rsid="02171711"/>
    </style:style>
    <style:style style:name="P426" style:family="paragraph" style:parent-style-name="Table_20_Contents" style:list-style-name="WWNum1">
      <style:text-properties officeooo:paragraph-rsid="03136d6f"/>
    </style:style>
    <style:style style:name="P427" style:family="paragraph" style:parent-style-name="Table_20_Contents" style:list-style-name="WWNum1">
      <style:text-properties officeooo:paragraph-rsid="02e376ad"/>
    </style:style>
    <style:style style:name="P428"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0" style:family="paragraph">
      <style:paragraph-properties fo:margin-left="0in" fo:margin-right="0in" fo:margin-top="0in" fo:margin-bottom="0in" fo:line-height="100%" fo:text-align="center" fo:text-indent="0in"/>
    </style:style>
    <style:style style:name="P43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2" style:family="paragraph">
      <style:paragraph-properties fo:margin-left="0in" fo:margin-right="0in" fo:margin-top="0in" fo:margin-bottom="0in" fo:line-height="100%" fo:text-align="end" fo:text-indent="0in"/>
    </style:style>
    <style:style style:name="P433"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6" style:family="paragraph">
      <loext:graphic-properties draw:fill="solid" draw:fill-color="#aecf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7" style:family="paragraph">
      <style:paragraph-properties fo:margin-left="0in" fo:margin-right="0in" fo:margin-top="0in" fo:margin-bottom="0in" fo:line-height="100%" fo:text-indent="0in"/>
    </style:style>
    <style:style style:name="P43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39" style:family="paragraph">
      <style:paragraph-properties fo:margin-left="0in" fo:margin-right="0in" fo:margin-top="0in" fo:margin-bottom="0in" fo:line-height="100%" fo:text-align="start" fo:text-indent="0in"/>
    </style:style>
    <style:style style:name="P440"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2133b69"/>
    </style:style>
    <style:style style:name="T2" style:family="text">
      <style:text-properties style:use-window-font-color="true" style:font-name="Liberation Sans" fo:font-size="12pt" fo:font-weight="normal" fo:background-color="transparent" loext:char-shading-value="0" style:font-size-asian="12pt" style:font-weight-asian="normal" style:font-size-complex="12pt" style:font-weight-complex="normal"/>
    </style:style>
    <style:style style:name="T3" style:family="text">
      <style:text-properties style:use-window-font-color="true" style:font-name="Liberation Sans" fo:font-size="12pt" fo:font-weight="normal" officeooo:rsid="01c76ea3" fo:background-color="transparent" loext:char-shading-value="0" style:font-size-asian="12pt" style:font-weight-asian="normal" style:font-size-complex="12pt" style:font-weight-complex="normal"/>
    </style:style>
    <style:style style:name="T4" style:family="text">
      <style:text-properties style:use-window-font-color="true" style:font-name="Liberation Sans" fo:font-size="12pt" fo:font-weight="normal" officeooo:rsid="01f46caa" fo:background-color="transparent" loext:char-shading-value="0" style:font-size-asian="12pt" style:font-weight-asian="normal" style:font-size-complex="12pt" style:font-weight-complex="normal"/>
    </style:style>
    <style:style style:name="T5" style:family="text">
      <style:text-properties style:use-window-font-color="true" style:font-name="Liberation Sans" fo:font-size="12pt" fo:font-weight="normal" officeooo:rsid="017bf8e0" fo:background-color="transparent" loext:char-shading-value="0" style:font-size-asian="12pt" style:font-weight-asian="normal" style:font-size-complex="12pt" style:font-weight-complex="normal"/>
    </style:style>
    <style:style style:name="T6" style:family="text">
      <style:text-properties style:use-window-font-color="true" style:font-name="Liberation Sans" fo:font-size="12pt" fo:font-weight="normal" officeooo:rsid="0363059c" fo:background-color="transparent" loext:char-shading-value="0" style:font-size-asian="12pt" style:font-weight-asian="normal" style:font-size-complex="12pt" style:font-weight-complex="normal"/>
    </style:style>
    <style:style style:name="T7" style:family="text">
      <style:text-properties style:use-window-font-color="true" style:font-name="Liberation Sans" fo:font-size="12pt" fo:font-weight="normal" officeooo:rsid="0363a841" fo:background-color="transparent" loext:char-shading-value="0" style:font-size-asian="12pt" style:font-weight-asian="normal" style:font-size-complex="12pt" style:font-weight-complex="normal"/>
    </style:style>
    <style:style style:name="T8" style:family="text">
      <style:text-properties style:use-window-font-color="true" style:font-name="Liberation Sans" fo:font-size="12pt" fo:font-weight="normal" officeooo:rsid="036fa60e" fo:background-color="transparent" loext:char-shading-value="0" style:font-size-asian="12pt" style:font-weight-asian="normal" style:font-size-complex="12pt" style:font-weight-complex="normal"/>
    </style:style>
    <style:style style:name="T9" style:family="text">
      <style:text-properties style:use-window-font-color="true" style:font-name="Liberation Sans" fo:font-size="12pt" fo:font-weight="normal" officeooo:rsid="036fc286" fo:background-color="transparent" loext:char-shading-value="0" style:font-size-asian="12pt" style:font-weight-asian="normal" style:font-size-complex="12pt" style:font-weight-complex="normal"/>
    </style:style>
    <style:style style:name="T10" style:family="text">
      <style:text-properties style:use-window-font-color="true" style:font-name="Liberation Sans" fo:font-size="12pt" fo:font-weight="normal" officeooo:rsid="036fe8cd" fo:background-color="transparent" loext:char-shading-value="0" style:font-size-asian="12pt" style:font-weight-asian="normal" style:font-size-complex="12pt" style:font-weight-complex="normal"/>
    </style:style>
    <style:style style:name="T11" style:family="text">
      <style:text-properties style:use-window-font-color="true" style:font-name="Liberation Sans" fo:font-size="12pt" fo:font-weight="normal" officeooo:rsid="0370417d" fo:background-color="transparent" loext:char-shading-value="0" style:font-size-asian="12pt" style:font-weight-asian="normal" style:font-size-complex="12pt" style:font-weight-complex="normal"/>
    </style:style>
    <style:style style:name="T12" style:family="text">
      <style:text-properties style:use-window-font-color="true" style:font-name="Liberation Sans" fo:font-size="12pt" fo:font-weight="normal" officeooo:rsid="03705812" fo:background-color="transparent" loext:char-shading-value="0" style:font-size-asian="12pt" style:font-weight-asian="normal" style:font-size-complex="12pt" style:font-weight-complex="normal"/>
    </style:style>
    <style:style style:name="T13" style:family="text">
      <style:text-properties style:use-window-font-color="true" style:font-name="Liberation Sans" fo:font-size="12pt" fo:font-weight="normal" officeooo:rsid="0371d649" fo:background-color="transparent" loext:char-shading-value="0" style:font-size-asian="12pt" style:font-weight-asian="normal" style:font-size-complex="12pt" style:font-weight-complex="normal"/>
    </style:style>
    <style:style style:name="T14" style:family="text">
      <style:text-properties style:use-window-font-color="true" style:font-name="Liberation Sans" fo:font-size="12pt" fo:font-weight="normal" officeooo:rsid="03738194" fo:background-color="transparent" loext:char-shading-value="0" style:font-size-asian="12pt" style:font-weight-asian="normal" style:font-size-complex="12pt" style:font-weight-complex="normal"/>
    </style:style>
    <style:style style:name="T15" style:family="text">
      <style:text-properties style:use-window-font-color="true" style:font-name="Liberation Sans" fo:font-size="12pt" fo:font-weight="normal" officeooo:rsid="036715b0" fo:background-color="transparent" loext:char-shading-value="0" style:font-size-asian="12pt" style:font-weight-asian="normal" style:font-size-complex="12pt" style:font-weight-complex="normal"/>
    </style:style>
    <style:style style:name="T16" style:family="text">
      <style:text-properties style:use-window-font-color="true" style:font-name="Liberation Sans" fo:font-size="12pt" fo:font-weight="normal" officeooo:rsid="037e2172" fo:background-color="transparent" loext:char-shading-value="0" style:font-size-asian="12pt" style:font-weight-asian="normal" style:font-size-complex="12pt" style:font-weight-complex="normal"/>
    </style:style>
    <style:style style:name="T17" style:family="text">
      <style:text-properties style:use-window-font-color="true" style:font-name="Liberation Sans" fo:font-size="12pt" fo:font-weight="normal" officeooo:rsid="037e442b" fo:background-color="transparent" loext:char-shading-value="0" style:font-size-asian="12pt" style:font-weight-asian="normal" style:font-size-complex="12pt" style:font-weight-complex="normal"/>
    </style:style>
    <style:style style:name="T18" style:family="text">
      <style:text-properties style:use-window-font-color="true" style:font-name="Liberation Sans" fo:font-size="12pt" fo:font-weight="normal" officeooo:rsid="037f5ce5" fo:background-color="transparent" loext:char-shading-value="0" style:font-size-asian="12pt" style:font-weight-asian="normal" style:font-size-complex="12pt" style:font-weight-complex="normal"/>
    </style:style>
    <style:style style:name="T19" style:family="text">
      <style:text-properties style:use-window-font-color="true" style:font-name="Liberation Sans" fo:font-size="12pt" fo:font-weight="normal" officeooo:rsid="0380a054" fo:background-color="transparent" loext:char-shading-value="0" style:font-size-asian="12pt" style:font-weight-asian="normal" style:font-size-complex="12pt" style:font-weight-complex="normal"/>
    </style:style>
    <style:style style:name="T20" style:family="text">
      <style:text-properties style:use-window-font-color="true" style:font-name="Liberation Sans" fo:font-size="12pt" fo:font-weight="normal" officeooo:rsid="0382156d" fo:background-color="transparent" loext:char-shading-value="0" style:font-size-asian="12pt" style:font-weight-asian="normal" style:font-size-complex="12pt" style:font-weight-complex="normal"/>
    </style:style>
    <style:style style:name="T21" style:family="text">
      <style:text-properties style:use-window-font-color="true" style:font-name="Liberation Sans" fo:font-size="12pt" fo:font-weight="normal" officeooo:rsid="03840c1c" fo:background-color="transparent" loext:char-shading-value="0" style:font-size-asian="12pt" style:font-weight-asian="normal" style:font-size-complex="12pt" style:font-weight-complex="normal"/>
    </style:style>
    <style:style style:name="T22" style:family="text">
      <style:text-properties style:use-window-font-color="true" style:font-name="Liberation Sans" fo:font-size="12pt" fo:font-weight="normal" officeooo:rsid="03845691" fo:background-color="transparent" loext:char-shading-value="0" style:font-size-asian="12pt" style:font-weight-asian="normal" style:font-size-complex="12pt" style:font-weight-complex="normal"/>
    </style:style>
    <style:style style:name="T23" style:family="text">
      <style:text-properties style:use-window-font-color="true" style:font-name="Liberation Sans" fo:font-size="12pt" fo:font-weight="normal" officeooo:rsid="03860957" fo:background-color="transparent" loext:char-shading-value="0" style:font-size-asian="12pt" style:font-weight-asian="normal" style:font-size-complex="12pt" style:font-weight-complex="normal"/>
    </style:style>
    <style:style style:name="T24" style:family="text">
      <style:text-properties style:use-window-font-color="true" style:font-name="Liberation Sans" fo:font-size="12pt" fo:font-weight="normal" officeooo:rsid="0386f07d" fo:background-color="transparent" loext:char-shading-value="0" style:font-size-asian="12pt" style:font-weight-asian="normal" style:font-size-complex="12pt" style:font-weight-complex="normal"/>
    </style:style>
    <style:style style:name="T25" style:family="text">
      <style:text-properties style:use-window-font-color="true" style:font-name="Liberation Sans" fo:font-size="12pt" fo:font-weight="normal" officeooo:rsid="038878bd" fo:background-color="transparent" loext:char-shading-value="0" style:font-size-asian="12pt" style:font-weight-asian="normal" style:font-size-complex="12pt" style:font-weight-complex="normal"/>
    </style:style>
    <style:style style:name="T26" style:family="text">
      <style:text-properties style:use-window-font-color="true" style:font-name="Liberation Sans" fo:font-size="12pt" fo:font-weight="normal" officeooo:rsid="03896891" fo:background-color="transparent" loext:char-shading-value="0" style:font-size-asian="12pt" style:font-weight-asian="normal" style:font-size-complex="12pt" style:font-weight-complex="normal"/>
    </style:style>
    <style:style style:name="T27" style:family="text">
      <style:text-properties style:use-window-font-color="true" style:font-name="Liberation Sans" fo:font-size="12pt" fo:font-weight="normal" officeooo:rsid="038b5681" fo:background-color="transparent" loext:char-shading-value="0" style:font-size-asian="12pt" style:font-weight-asian="normal" style:font-size-complex="12pt" style:font-weight-complex="normal"/>
    </style:style>
    <style:style style:name="T28" style:family="text">
      <style:text-properties style:use-window-font-color="true" style:font-name="Liberation Sans" fo:font-size="12pt" fo:font-weight="normal" officeooo:rsid="038ee20a" fo:background-color="transparent" loext:char-shading-value="0" style:font-size-asian="12pt" style:font-weight-asian="normal" style:font-size-complex="12pt" style:font-weight-complex="normal"/>
    </style:style>
    <style:style style:name="T29" style:family="text">
      <style:text-properties style:use-window-font-color="true" style:font-name="Liberation Sans" fo:font-size="12pt" fo:font-weight="normal" officeooo:rsid="038feb27" fo:background-color="transparent" loext:char-shading-value="0" style:font-size-asian="12pt" style:font-weight-asian="normal" style:font-size-complex="12pt" style:font-weight-complex="normal"/>
    </style:style>
    <style:style style:name="T30" style:family="text">
      <style:text-properties style:use-window-font-color="true" style:font-name="Liberation Sans" fo:font-size="12pt" fo:font-weight="normal" officeooo:rsid="039068d5" fo:background-color="transparent" loext:char-shading-value="0" style:font-size-asian="12pt" style:font-weight-asian="normal" style:font-size-complex="12pt" style:font-weight-complex="normal"/>
    </style:style>
    <style:style style:name="T31" style:family="text">
      <style:text-properties style:use-window-font-color="true" style:font-name="Liberation Sans" fo:font-size="12pt" fo:font-weight="normal" officeooo:rsid="0391d21a" fo:background-color="transparent" loext:char-shading-value="0" style:font-size-asian="12pt" style:font-weight-asian="normal" style:font-size-complex="12pt" style:font-weight-complex="normal"/>
    </style:style>
    <style:style style:name="T32" style:family="text">
      <style:text-properties style:use-window-font-color="true" style:font-name="Liberation Sans" fo:font-size="12pt" fo:font-weight="normal" officeooo:rsid="03936cf8" fo:background-color="transparent" loext:char-shading-value="0" style:font-size-asian="12pt" style:font-weight-asian="normal" style:font-size-complex="12pt" style:font-weight-complex="normal"/>
    </style:style>
    <style:style style:name="T33" style:family="text">
      <style:text-properties style:use-window-font-color="true" style:font-name="Liberation Sans" fo:font-size="12pt" fo:font-weight="normal" officeooo:rsid="03999ea5" fo:background-color="transparent" loext:char-shading-value="0" style:font-size-asian="12pt" style:font-weight-asian="normal" style:font-size-complex="12pt" style:font-weight-complex="normal"/>
    </style:style>
    <style:style style:name="T34" style:family="text">
      <style:text-properties style:use-window-font-color="true" style:font-name="Monospace" fo:font-size="10pt" fo:font-weight="normal" fo:background-color="transparent" loext:char-shading-value="0" style:font-size-asian="10pt" style:font-weight-asian="normal" style:font-size-complex="12pt" style:font-weight-complex="normal"/>
    </style:style>
    <style:style style:name="T35" style:family="text">
      <style:text-properties style:use-window-font-color="true" fo:font-size="12pt" fo:background-color="transparent" loext:char-shading-value="0" style:font-size-asian="12pt" style:font-size-complex="12pt"/>
    </style:style>
    <style:style style:name="T36" style:family="text">
      <style:text-properties style:use-window-font-color="true" fo:font-size="12pt" officeooo:rsid="01db0eb4" fo:background-color="transparent" loext:char-shading-value="0" style:font-size-asian="12pt" style:font-size-complex="12pt"/>
    </style:style>
    <style:style style:name="T37" style:family="text">
      <style:text-properties style:use-window-font-color="true" fo:font-size="12pt" officeooo:rsid="030e80ec" fo:background-color="transparent" loext:char-shading-value="0" style:font-size-asian="12pt" style:font-size-complex="12pt"/>
    </style:style>
    <style:style style:name="T38" style:family="text">
      <style:text-properties style:use-window-font-color="true" fo:font-size="12pt" officeooo:rsid="03136d6f" fo:background-color="transparent" loext:char-shading-value="0" style:font-size-asian="12pt" style:font-size-complex="12pt"/>
    </style:style>
    <style:style style:name="T39" style:family="text">
      <style:text-properties style:use-window-font-color="true" officeooo:rsid="02171711" fo:background-color="transparent" loext:char-shading-value="0"/>
    </style:style>
    <style:style style:name="T40" style:family="text">
      <style:text-properties style:use-window-font-color="true" officeooo:rsid="021774e9" fo:background-color="transparent" loext:char-shading-value="0"/>
    </style:style>
    <style:style style:name="T41" style:family="text">
      <style:text-properties style:use-window-font-color="true" officeooo:rsid="01db0eb4" fo:background-color="transparent" loext:char-shading-value="0"/>
    </style:style>
    <style:style style:name="T42" style:family="text">
      <style:text-properties style:use-window-font-color="true" officeooo:rsid="02bfa71a" fo:background-color="transparent" loext:char-shading-value="0"/>
    </style:style>
    <style:style style:name="T43" style:family="text">
      <style:text-properties style:use-window-font-color="true" officeooo:rsid="02e4273d" fo:background-color="transparent" loext:char-shading-value="0"/>
    </style:style>
    <style:style style:name="T44" style:family="text">
      <style:text-properties fo:font-weight="bold" style:font-weight-asian="bold" style:font-weight-complex="bold"/>
    </style:style>
    <style:style style:name="T45" style:family="text">
      <style:text-properties fo:font-weight="bold" officeooo:rsid="01d08d3a" style:font-weight-asian="bold" style:font-weight-complex="bold"/>
    </style:style>
    <style:style style:name="T46" style:family="text">
      <style:text-properties fo:font-weight="bold" officeooo:rsid="0170f6fe" style:font-weight-asian="bold" style:font-weight-complex="bold"/>
    </style:style>
    <style:style style:name="T47" style:family="text">
      <style:text-properties fo:font-weight="bold" officeooo:rsid="029b3c76" style:font-weight-asian="bold" style:font-weight-complex="bold"/>
    </style:style>
    <style:style style:name="T48" style:family="text">
      <style:text-properties fo:font-weight="bold" officeooo:rsid="01db0eb4" style:font-weight-asian="bold" style:font-weight-complex="bold"/>
    </style:style>
    <style:style style:name="T49" style:family="text">
      <style:text-properties fo:font-weight="bold" officeooo:rsid="0378a10b" style:font-weight-asian="bold" style:font-weight-complex="bold"/>
    </style:style>
    <style:style style:name="T50" style:family="text">
      <style:text-properties fo:font-weight="bold" officeooo:rsid="037af9a3" style:font-weight-asian="bold" style:font-weight-complex="bold"/>
    </style:style>
    <style:style style:name="T51" style:family="text">
      <style:text-properties officeooo:rsid="0172f091"/>
    </style:style>
    <style:style style:name="T52" style:family="text">
      <style:text-properties officeooo:rsid="017517b8"/>
    </style:style>
    <style:style style:name="T53" style:family="text">
      <style:text-properties officeooo:rsid="01763743"/>
    </style:style>
    <style:style style:name="T54" style:family="text">
      <style:text-properties officeooo:rsid="017851cf"/>
    </style:style>
    <style:style style:name="T55" style:family="text">
      <style:text-properties officeooo:rsid="01793a89"/>
    </style:style>
    <style:style style:name="T56" style:family="text">
      <style:text-properties officeooo:rsid="017bf8e0"/>
    </style:style>
    <style:style style:name="T57" style:family="text">
      <style:text-properties officeooo:rsid="01842621"/>
    </style:style>
    <style:style style:name="T58" style:family="text">
      <style:text-properties officeooo:rsid="018a8a3b"/>
    </style:style>
    <style:style style:name="T59" style:family="text">
      <style:text-properties officeooo:rsid="018bc727"/>
    </style:style>
    <style:style style:name="T60" style:family="text">
      <style:text-properties style:font-name="Dingbats" fo:font-size="16pt" officeooo:rsid="0199a035" style:font-size-asian="16pt" style:font-size-complex="16pt"/>
    </style:style>
    <style:style style:name="T61" style:family="text">
      <style:text-properties style:font-name="Dingbats" fo:font-size="18pt" fo:font-style="normal" officeooo:rsid="01acdb4c" style:font-size-asian="18pt" style:font-style-asian="normal" style:font-size-complex="18pt" style:font-style-complex="normal"/>
    </style:style>
    <style:style style:name="T62" style:family="text">
      <style:text-properties officeooo:rsid="019204d2"/>
    </style:style>
    <style:style style:name="T63" style:family="text">
      <style:text-properties officeooo:rsid="01933c10"/>
    </style:style>
    <style:style style:name="T64" style:family="text">
      <style:text-properties officeooo:rsid="0193f04c"/>
    </style:style>
    <style:style style:name="T65" style:family="text">
      <style:text-properties officeooo:rsid="0195464c"/>
    </style:style>
    <style:style style:name="T66" style:family="text">
      <style:text-properties officeooo:rsid="01961092"/>
    </style:style>
    <style:style style:name="T67" style:family="text">
      <style:text-properties officeooo:rsid="01971309"/>
    </style:style>
    <style:style style:name="T68" style:family="text">
      <style:text-properties officeooo:rsid="019b5819"/>
    </style:style>
    <style:style style:name="T69" style:family="text">
      <style:text-properties officeooo:rsid="019c0812"/>
    </style:style>
    <style:style style:name="T70" style:family="text">
      <style:text-properties officeooo:rsid="019d5311"/>
    </style:style>
    <style:style style:name="T71" style:family="text">
      <style:text-properties officeooo:rsid="019f7dba"/>
    </style:style>
    <style:style style:name="T72" style:family="text">
      <style:text-properties officeooo:rsid="01a5553b"/>
    </style:style>
    <style:style style:name="T73" style:family="text">
      <style:text-properties officeooo:rsid="01a91980"/>
    </style:style>
    <style:style style:name="T74" style:family="text">
      <style:text-properties officeooo:rsid="01af08b8"/>
    </style:style>
    <style:style style:name="T75" style:family="text">
      <style:text-properties officeooo:rsid="01b0e4cc"/>
    </style:style>
    <style:style style:name="T76" style:family="text">
      <style:text-properties officeooo:rsid="01b1fbf7"/>
    </style:style>
    <style:style style:name="T77" style:family="text">
      <style:text-properties officeooo:rsid="01b3a5b9"/>
    </style:style>
    <style:style style:name="T78" style:family="text">
      <style:text-properties officeooo:rsid="01b50398"/>
    </style:style>
    <style:style style:name="T79" style:family="text">
      <style:text-properties officeooo:rsid="01b67976"/>
    </style:style>
    <style:style style:name="T80" style:family="text">
      <style:text-properties officeooo:rsid="01ba9c9f"/>
    </style:style>
    <style:style style:name="T81" style:family="text">
      <style:text-properties fo:color="#3c3c3c" style:font-name="Monospace" fo:font-size="10pt" style:font-size-asian="10pt"/>
    </style:style>
    <style:style style:name="T82" style:family="text">
      <style:text-properties fo:color="#3c3c3c" style:font-name="Monospace" fo:font-size="10pt" fo:font-weight="normal" fo:background-color="transparent" loext:char-shading-value="0" style:font-size-asian="10pt" style:font-weight-asian="normal" style:font-size-complex="12pt" style:font-weight-complex="normal"/>
    </style:style>
    <style:style style:name="T83" style:family="text">
      <style:text-properties fo:color="#3c3c3c" style:font-name="Monospace" fo:font-size="10pt" fo:font-style="italic" style:font-size-asian="10pt" style:font-style-asian="italic"/>
    </style:style>
    <style:style style:name="T84" style:family="text">
      <style:text-properties fo:color="#000080" style:font-name="Monospace" fo:font-size="10pt" style:font-size-asian="10pt"/>
    </style:style>
    <style:style style:name="T85" style:family="text">
      <style:text-properties fo:color="#008000" style:font-name="Monospace" fo:font-size="10pt" style:font-size-asian="10pt"/>
    </style:style>
    <style:style style:name="T86" style:family="text">
      <style:text-properties fo:color="#008000" style:font-name="Monospace" fo:font-size="10pt" officeooo:rsid="01ebca06" style:font-size-asian="10pt"/>
    </style:style>
    <style:style style:name="T87" style:family="text">
      <style:text-properties officeooo:rsid="01bf570f"/>
    </style:style>
    <style:style style:name="T88" style:family="text">
      <style:text-properties officeooo:rsid="01c1093b"/>
    </style:style>
    <style:style style:name="T89" style:family="text">
      <style:text-properties officeooo:rsid="01c1149d"/>
    </style:style>
    <style:style style:name="T90" style:family="text">
      <style:text-properties officeooo:rsid="01c2fe7c"/>
    </style:style>
    <style:style style:name="T91" style:family="text">
      <style:text-properties style:font-name="Courier 10 Pitch1" fo:font-size="10pt" style:font-size-asian="10pt" style:font-size-complex="10pt"/>
    </style:style>
    <style:style style:name="T92" style:family="text">
      <style:text-properties fo:font-size="10pt" style:font-size-asian="10pt" style:font-size-complex="10pt"/>
    </style:style>
    <style:style style:name="T93" style:family="text">
      <style:text-properties fo:font-size="10pt" officeooo:rsid="02ba1192" style:font-size-asian="10pt" style:font-size-complex="10pt"/>
    </style:style>
    <style:style style:name="T94" style:family="text">
      <style:text-properties fo:font-size="10pt" officeooo:rsid="02bb673a" style:font-size-asian="10pt" style:font-size-complex="10pt"/>
    </style:style>
    <style:style style:name="T95" style:family="text">
      <style:text-properties fo:font-size="10pt" officeooo:rsid="02e01289" style:font-size-asian="10pt" style:font-size-complex="10pt"/>
    </style:style>
    <style:style style:name="T96" style:family="text">
      <style:text-properties fo:font-size="10pt" fo:font-weight="normal" style:font-size-asian="10pt" style:font-weight-asian="normal" style:font-size-complex="10pt" style:font-weight-complex="normal"/>
    </style:style>
    <style:style style:name="T97" style:family="text">
      <style:text-properties officeooo:rsid="01c35343"/>
    </style:style>
    <style:style style:name="T98" style:family="text">
      <style:text-properties officeooo:rsid="01c3f36a"/>
    </style:style>
    <style:style style:name="T99" style:family="text">
      <style:text-properties fo:color="#008080" style:font-name="Monospace" fo:font-size="10pt" style:font-size-asian="10pt"/>
    </style:style>
    <style:style style:name="T100" style:family="text">
      <style:text-properties fo:color="#008080" style:font-name="Monospace" fo:font-size="10pt" officeooo:rsid="01cab063" style:font-size-asian="10pt"/>
    </style:style>
    <style:style style:name="T101" style:family="text">
      <style:text-properties fo:color="#008080" style:font-name="Monospace" fo:font-size="10pt" officeooo:rsid="02febdc3" style:font-size-asian="10pt"/>
    </style:style>
    <style:style style:name="T102" style:family="text">
      <style:text-properties fo:color="#008080" style:font-name="Monospace" fo:font-size="10pt" fo:font-weight="normal" fo:background-color="transparent" loext:char-shading-value="0" style:font-size-asian="10pt" style:font-weight-asian="normal" style:font-size-complex="12pt" style:font-weight-complex="normal"/>
    </style:style>
    <style:style style:name="T103" style:family="text">
      <style:text-properties fo:color="#3f7f7f" style:font-name="Monospace" fo:font-size="10pt" style:font-size-asian="10pt"/>
    </style:style>
    <style:style style:name="T104" style:family="text">
      <style:text-properties fo:color="#3f7f7f" style:font-name="Monospace" fo:font-size="10pt" fo:font-weight="normal" fo:background-color="transparent" loext:char-shading-value="0" style:font-size-asian="10pt" style:font-weight-asian="normal" style:font-size-complex="12pt" style:font-weight-complex="normal"/>
    </style:style>
    <style:style style:name="T105" style:family="text">
      <style:text-properties style:font-name="Monospace" fo:font-size="10pt" style:font-size-asian="10pt"/>
    </style:style>
    <style:style style:name="T106" style:family="text">
      <style:text-properties fo:color="#7f007f" style:font-name="Monospace" fo:font-size="10pt" style:font-size-asian="10pt"/>
    </style:style>
    <style:style style:name="T107" style:family="text">
      <style:text-properties fo:color="#7f007f" style:font-name="Monospace" fo:font-size="10pt" fo:font-weight="normal" fo:background-color="transparent" loext:char-shading-value="0" style:font-size-asian="10pt" style:font-weight-asian="normal" style:font-size-complex="12pt" style:font-weight-complex="normal"/>
    </style:style>
    <style:style style:name="T108" style:family="text">
      <style:text-properties fo:color="#7f007f" style:font-name="Monospace" fo:font-size="10pt" fo:font-style="italic" style:font-size-asian="10pt" style:font-style-asian="italic"/>
    </style:style>
    <style:style style:name="T109" style:family="text">
      <style:text-properties fo:color="#7f007f" style:font-name="Monospace" fo:font-size="10pt" fo:font-style="italic" officeooo:rsid="01c940dd" style:font-size-asian="10pt" style:font-style-asian="italic"/>
    </style:style>
    <style:style style:name="T110" style:family="text">
      <style:text-properties fo:color="#2a00ff" style:font-name="Monospace" fo:font-size="10pt" fo:font-style="italic" style:font-size-asian="10pt" style:font-style-asian="italic"/>
    </style:style>
    <style:style style:name="T111" style:family="text">
      <style:text-properties fo:color="#2a00ff" style:font-name="Monospace" fo:font-size="10pt" fo:font-style="italic" officeooo:rsid="015df922" style:font-size-asian="10pt" style:font-style-asian="italic"/>
    </style:style>
    <style:style style:name="T112" style:family="text">
      <style:text-properties fo:color="#2a00ff" style:font-name="Monospace" fo:font-size="10pt" fo:font-style="italic" officeooo:rsid="01c940dd" style:font-size-asian="10pt" style:font-style-asian="italic"/>
    </style:style>
    <style:style style:name="T113" style:family="text">
      <style:text-properties fo:color="#2a00ff" style:font-name="Monospace" fo:font-size="10pt" fo:font-style="italic" officeooo:rsid="01cab063" style:font-size-asian="10pt" style:font-style-asian="italic"/>
    </style:style>
    <style:style style:name="T114" style:family="text">
      <style:text-properties fo:color="#2a00ff" style:font-name="Monospace" fo:font-size="10pt" fo:font-style="italic" officeooo:rsid="02febdc3" style:font-size-asian="10pt" style:font-style-asian="italic"/>
    </style:style>
    <style:style style:name="T115" style:family="text">
      <style:text-properties fo:color="#2a00ff" style:font-name="Monospace" fo:font-size="10pt" fo:font-style="italic" fo:font-weight="normal" fo:background-color="transparent" loext:char-shading-value="0" style:font-size-asian="10pt" style:font-style-asian="italic" style:font-weight-asian="normal" style:font-size-complex="12pt" style:font-weight-complex="normal"/>
    </style:style>
    <style:style style:name="T116" style:family="text">
      <style:text-properties fo:color="#808080" style:font-name="Monospace" fo:font-size="10pt" style:font-size-asian="10pt"/>
    </style:style>
    <style:style style:name="T117" style:family="text">
      <style:text-properties fo:color="#3f7f5f" style:font-name="Monospace" fo:font-size="10pt" style:font-size-asian="10pt"/>
    </style:style>
    <style:style style:name="T118" style:family="text">
      <style:text-properties officeooo:rsid="0160bfde"/>
    </style:style>
    <style:style style:name="T119" style:family="text">
      <style:text-properties fo:color="#000000" style:font-name="Monospace" fo:font-size="10pt" style:font-size-asian="10pt"/>
    </style:style>
    <style:style style:name="T120" style:family="text">
      <style:text-properties officeooo:rsid="01c76ea3"/>
    </style:style>
    <style:style style:name="T121" style:family="text">
      <style:text-properties fo:font-size="12pt" fo:font-weight="normal" style:font-size-asian="12pt" style:font-weight-asian="normal" style:font-size-complex="12pt" style:font-weight-complex="normal"/>
    </style:style>
    <style:style style:name="T122" style:family="text">
      <style:text-properties officeooo:rsid="01cab3d6"/>
    </style:style>
    <style:style style:name="T123" style:family="text">
      <style:text-properties officeooo:rsid="01cbbdb4"/>
    </style:style>
    <style:style style:name="T124" style:family="text">
      <style:text-properties officeooo:rsid="01d08d3a"/>
    </style:style>
    <style:style style:name="T125" style:family="text">
      <style:text-properties officeooo:rsid="01d5a660"/>
    </style:style>
    <style:style style:name="T126" style:family="text">
      <style:text-properties fo:color="#ff3333" style:text-underline-style="solid" style:text-underline-width="auto" style:text-underline-color="font-color"/>
    </style:style>
    <style:style style:name="T127" style:family="text">
      <style:text-properties officeooo:rsid="01d7082e"/>
    </style:style>
    <style:style style:name="T128" style:family="text">
      <style:text-properties officeooo:rsid="01d83084"/>
    </style:style>
    <style:style style:name="T129" style:family="text">
      <style:text-properties officeooo:rsid="01db0eb4"/>
    </style:style>
    <style:style style:name="T130" style:family="text">
      <style:text-properties officeooo:rsid="001497b1"/>
    </style:style>
    <style:style style:name="T131" style:family="text">
      <style:text-properties style:font-name="Liberation Sans2" fo:font-size="10pt" style:font-size-asian="10pt" style:font-size-complex="10pt"/>
    </style:style>
    <style:style style:name="T132" style:family="text">
      <style:text-properties style:font-name="Liberation Sans2" fo:font-size="10pt" officeooo:rsid="0021d3e3" style:font-size-asian="10pt" style:font-size-complex="10pt"/>
    </style:style>
    <style:style style:name="T133" style:family="text">
      <style:text-properties style:font-name="Liberation Sans2" fo:font-size="10pt" officeooo:rsid="002807b7" style:font-size-asian="10pt" style:font-size-complex="10pt"/>
    </style:style>
    <style:style style:name="T134" style:family="text">
      <style:text-properties style:font-name="Liberation Sans2" fo:font-size="10pt" officeooo:rsid="00201f89" style:font-size-asian="10pt" style:font-size-complex="10pt"/>
    </style:style>
    <style:style style:name="T135" style:family="text">
      <style:text-properties style:font-name="Liberation Sans2" fo:font-size="10pt" officeooo:rsid="00250522" style:font-size-asian="10pt" style:font-size-complex="10pt"/>
    </style:style>
    <style:style style:name="T136" style:family="text">
      <style:text-properties style:font-name="Liberation Sans2" fo:font-size="10pt" officeooo:rsid="0028a1a5" style:font-size-asian="10pt" style:font-size-complex="10pt"/>
    </style:style>
    <style:style style:name="T137" style:family="text">
      <style:text-properties style:font-name="Liberation Sans2" fo:font-size="10pt" officeooo:rsid="00172412" style:font-size-asian="10pt" style:font-size-complex="10pt"/>
    </style:style>
    <style:style style:name="T138" style:family="text">
      <style:text-properties style:font-name="Liberation Sans2" fo:font-size="10pt" officeooo:rsid="0024252a" style:font-size-asian="10pt" style:font-size-complex="10pt"/>
    </style:style>
    <style:style style:name="T139" style:family="text">
      <style:text-properties style:font-name="Liberation Sans2" fo:font-size="10pt" officeooo:rsid="002661a0" style:font-size-asian="10pt" style:font-size-complex="10pt"/>
    </style:style>
    <style:style style:name="T140" style:family="text">
      <style:text-properties style:font-name="Liberation Sans2" fo:font-size="10pt" officeooo:rsid="0035abad" style:font-size-asian="10pt" style:font-size-complex="10pt"/>
    </style:style>
    <style:style style:name="T141" style:family="text">
      <style:text-properties style:font-name="Liberation Sans2" fo:font-size="10pt" officeooo:rsid="0014ca84" style:font-size-asian="10pt" style:font-size-complex="10pt"/>
    </style:style>
    <style:style style:name="T142" style:family="text">
      <style:text-properties style:font-name="Liberation Sans2" fo:font-size="10pt" officeooo:rsid="02362a33" style:font-size-asian="10pt" style:font-size-complex="10pt"/>
    </style:style>
    <style:style style:name="T143" style:family="text">
      <style:text-properties style:font-name="Liberation Sans2" fo:font-size="10pt" officeooo:rsid="02392ad9" style:font-size-asian="10pt" style:font-size-complex="10pt"/>
    </style:style>
    <style:style style:name="T144" style:family="text">
      <style:text-properties style:font-name="Liberation Sans2" fo:font-size="10pt" officeooo:rsid="0239a9e3" style:font-size-asian="10pt" style:font-size-complex="10pt"/>
    </style:style>
    <style:style style:name="T145" style:family="text">
      <style:text-properties style:font-name="Liberation Sans2" fo:font-size="10pt" officeooo:rsid="023a0d5d" style:font-size-asian="10pt" style:font-size-complex="10pt"/>
    </style:style>
    <style:style style:name="T146" style:family="text">
      <style:text-properties style:font-name="Liberation Sans2" fo:font-size="10pt" officeooo:rsid="025abe60" style:font-size-asian="10pt" style:font-size-complex="10pt"/>
    </style:style>
    <style:style style:name="T147" style:family="text">
      <style:text-properties style:font-name="Liberation Sans2" fo:font-size="10pt" officeooo:rsid="025ae9cd" style:font-size-asian="10pt" style:font-size-complex="10pt"/>
    </style:style>
    <style:style style:name="T148" style:family="text">
      <style:text-properties style:font-name="Liberation Sans2" fo:font-size="10pt" officeooo:rsid="025b45de" style:font-size-asian="10pt" style:font-size-complex="10pt"/>
    </style:style>
    <style:style style:name="T149" style:family="text">
      <style:text-properties style:font-name="Liberation Sans2" fo:font-size="10pt" officeooo:rsid="025ddcf6" style:font-size-asian="10pt" style:font-size-complex="10pt"/>
    </style:style>
    <style:style style:name="T150" style:family="text">
      <style:text-properties style:font-name="Liberation Sans2" fo:font-size="10pt" officeooo:rsid="025df856" style:font-size-asian="10pt" style:font-size-complex="10pt"/>
    </style:style>
    <style:style style:name="T151" style:family="text">
      <style:text-properties style:font-name="Liberation Sans2" fo:font-size="10pt" officeooo:rsid="025fc87b" style:font-size-asian="10pt" style:font-size-complex="10pt"/>
    </style:style>
    <style:style style:name="T152" style:family="text">
      <style:text-properties style:font-name="Liberation Sans2" fo:font-size="10pt" officeooo:rsid="026099eb" style:font-size-asian="10pt" style:font-size-complex="10pt"/>
    </style:style>
    <style:style style:name="T153" style:family="text">
      <style:text-properties style:font-name="Liberation Sans2" fo:font-size="10pt" officeooo:rsid="026c9d5d" style:font-size-asian="10pt" style:font-size-complex="10pt"/>
    </style:style>
    <style:style style:name="T154" style:family="text">
      <style:text-properties style:font-name="Liberation Sans2" fo:font-size="10pt" officeooo:rsid="0271d34b" style:font-size-asian="10pt" style:font-size-complex="10pt"/>
    </style:style>
    <style:style style:name="T155" style:family="text">
      <style:text-properties style:font-name="Liberation Sans2" fo:font-size="10pt" officeooo:rsid="02725c82" style:font-size-asian="10pt" style:font-size-complex="10pt"/>
    </style:style>
    <style:style style:name="T156" style:family="text">
      <style:text-properties style:font-name="Liberation Sans2" fo:font-size="10pt" officeooo:rsid="0273ef20" style:font-size-asian="10pt" style:font-size-complex="10pt"/>
    </style:style>
    <style:style style:name="T157" style:family="text">
      <style:text-properties style:font-name="Liberation Sans2" fo:font-size="10pt" officeooo:rsid="027d4642" style:font-size-asian="10pt" style:font-size-complex="10pt"/>
    </style:style>
    <style:style style:name="T158" style:family="text">
      <style:text-properties style:font-name="Liberation Sans2" fo:font-size="10pt" officeooo:rsid="027e70cd" style:font-size-asian="10pt" style:font-size-complex="10pt"/>
    </style:style>
    <style:style style:name="T159" style:family="text">
      <style:text-properties style:font-name="Liberation Sans2" fo:font-size="10pt" officeooo:rsid="02848202" style:font-size-asian="10pt" style:font-size-complex="10pt"/>
    </style:style>
    <style:style style:name="T160" style:family="text">
      <style:text-properties style:font-name="Liberation Sans2" fo:font-size="10pt" officeooo:rsid="02880874" style:font-size-asian="10pt" style:font-size-complex="10pt"/>
    </style:style>
    <style:style style:name="T161" style:family="text">
      <style:text-properties style:font-name="Liberation Sans2" fo:font-size="10pt" officeooo:rsid="0289e351" style:font-size-asian="10pt" style:font-size-complex="10pt"/>
    </style:style>
    <style:style style:name="T162" style:family="text">
      <style:text-properties style:font-name="Liberation Sans2" fo:font-size="10pt" officeooo:rsid="028ad53a" style:font-size-asian="10pt" style:font-size-complex="10pt"/>
    </style:style>
    <style:style style:name="T163" style:family="text">
      <style:text-properties style:font-name="Liberation Sans2" fo:font-size="10pt" officeooo:rsid="02a14285" style:font-size-asian="10pt" style:font-size-complex="10pt"/>
    </style:style>
    <style:style style:name="T164" style:family="text">
      <style:text-properties style:font-name="Liberation Sans2" fo:font-size="10pt" officeooo:rsid="02a22ce4" style:font-size-asian="10pt" style:font-size-complex="10pt"/>
    </style:style>
    <style:style style:name="T165" style:family="text">
      <style:text-properties style:font-name="Liberation Sans2" fo:font-size="10pt" officeooo:rsid="02a3bd6d" style:font-size-asian="10pt" style:font-size-complex="10pt"/>
    </style:style>
    <style:style style:name="T166" style:family="text">
      <style:text-properties style:font-name="Liberation Sans2" fo:font-size="10pt" officeooo:rsid="02a7a074" style:font-size-asian="10pt" style:font-size-complex="10pt"/>
    </style:style>
    <style:style style:name="T167" style:family="text">
      <style:text-properties style:font-name="Liberation Sans2" fo:font-size="10pt" officeooo:rsid="02aeb69b" style:font-size-asian="10pt" style:font-size-complex="10pt"/>
    </style:style>
    <style:style style:name="T168" style:family="text">
      <style:text-properties style:font-name="Liberation Sans2" fo:font-size="10pt" officeooo:rsid="02a4644a" style:font-size-asian="10pt" style:font-size-complex="10pt"/>
    </style:style>
    <style:style style:name="T169" style:family="text">
      <style:text-properties style:font-name="Liberation Sans2" fo:font-size="10pt" officeooo:rsid="02b3686d" style:font-size-asian="10pt" style:font-size-complex="10pt"/>
    </style:style>
    <style:style style:name="T170" style:family="text">
      <style:text-properties style:font-name="Liberation Sans2" fo:font-size="10pt" officeooo:rsid="02c4d9cc" style:font-size-asian="10pt" style:font-size-complex="10pt"/>
    </style:style>
    <style:style style:name="T171" style:family="text">
      <style:text-properties style:font-name="Liberation Sans2" fo:font-size="10pt" officeooo:rsid="02c790d1" style:font-size-asian="10pt" style:font-size-complex="10pt"/>
    </style:style>
    <style:style style:name="T172" style:family="text">
      <style:text-properties style:font-name="Liberation Sans2" fo:font-size="10pt" officeooo:rsid="02c83ada" style:font-size-asian="10pt" style:font-size-complex="10pt"/>
    </style:style>
    <style:style style:name="T173" style:family="text">
      <style:text-properties style:font-name="Liberation Sans2" fo:font-size="10pt" officeooo:rsid="02cc3eee" style:font-size-asian="10pt" style:font-size-complex="10pt"/>
    </style:style>
    <style:style style:name="T174" style:family="text">
      <style:text-properties style:font-name="Liberation Sans2" fo:font-size="10pt" officeooo:rsid="02cddf0a" style:font-size-asian="10pt" style:font-size-complex="10pt"/>
    </style:style>
    <style:style style:name="T175" style:family="text">
      <style:text-properties style:font-name="Liberation Sans2" fo:font-size="10pt" officeooo:rsid="02d43b85" style:font-size-asian="10pt" style:font-size-complex="10pt"/>
    </style:style>
    <style:style style:name="T176" style:family="text">
      <style:text-properties style:font-name="Liberation Sans2" fo:font-size="10pt" officeooo:rsid="02d4adcc" style:font-size-asian="10pt" style:font-size-complex="10pt"/>
    </style:style>
    <style:style style:name="T177" style:family="text">
      <style:text-properties style:font-name="Liberation Sans2" fo:font-size="10pt" officeooo:rsid="02d95b44" style:font-size-asian="10pt" style:font-size-complex="10pt"/>
    </style:style>
    <style:style style:name="T178" style:family="text">
      <style:text-properties style:font-name="Liberation Sans2" fo:font-size="10pt" officeooo:rsid="02ddf5d4" style:font-size-asian="10pt" style:font-size-complex="10pt"/>
    </style:style>
    <style:style style:name="T179" style:family="text">
      <style:text-properties style:font-name="Liberation Sans2" fo:font-size="10pt" officeooo:rsid="02dfd357" style:font-size-asian="10pt" style:font-size-complex="10pt"/>
    </style:style>
    <style:style style:name="T180" style:family="text">
      <style:text-properties style:font-name="Liberation Sans2" fo:font-size="10pt" officeooo:rsid="02e14ea0" style:font-size-asian="10pt" style:font-size-complex="10pt"/>
    </style:style>
    <style:style style:name="T181" style:family="text">
      <style:text-properties style:font-name="Liberation Sans2" fo:font-size="10pt" officeooo:rsid="02e19b08" style:font-size-asian="10pt" style:font-size-complex="10pt"/>
    </style:style>
    <style:style style:name="T182" style:family="text">
      <style:text-properties style:font-name="Liberation Sans2" fo:font-size="10pt" officeooo:rsid="02e47843" style:font-size-asian="10pt" style:font-size-complex="10pt"/>
    </style:style>
    <style:style style:name="T183" style:family="text">
      <style:text-properties style:font-name="Liberation Sans2" fo:font-size="10pt" style:text-underline-style="solid" style:text-underline-width="auto" style:text-underline-color="font-color" style:font-size-asian="10pt" style:font-size-complex="10pt"/>
    </style:style>
    <style:style style:name="T184" style:family="text">
      <style:text-properties style:font-name="Liberation Sans2" fo:font-size="10pt" style:text-underline-style="solid" style:text-underline-width="auto" style:text-underline-color="font-color" officeooo:rsid="0021d3e3" style:font-size-asian="10pt" style:font-size-complex="10pt"/>
    </style:style>
    <style:style style:name="T185" style:family="text">
      <style:text-properties style:font-name="Liberation Sans2" fo:font-size="10pt" style:text-underline-style="solid" style:text-underline-width="auto" style:text-underline-color="font-color" officeooo:rsid="002807b7" style:font-size-asian="10pt" style:font-size-complex="10pt"/>
    </style:style>
    <style:style style:name="T186" style:family="text">
      <style:text-properties style:font-name="Liberation Sans2" fo:font-size="10pt" style:text-underline-style="solid" style:text-underline-width="auto" style:text-underline-color="font-color" officeooo:rsid="02373091" style:font-size-asian="10pt" style:font-size-complex="10pt"/>
    </style:style>
    <style:style style:name="T187" style:family="text">
      <style:text-properties style:font-name="Liberation Sans2" fo:font-size="10pt" style:text-underline-style="solid" style:text-underline-width="auto" style:text-underline-color="font-color" officeooo:rsid="0239a9e3" style:font-size-asian="10pt" style:font-size-complex="10pt"/>
    </style:style>
    <style:style style:name="T188" style:family="text">
      <style:text-properties style:font-name="Liberation Sans2" fo:font-size="10pt" style:text-underline-style="solid" style:text-underline-width="auto" style:text-underline-color="font-color" officeooo:rsid="02880874" style:font-size-asian="10pt" style:font-size-complex="10pt"/>
    </style:style>
    <style:style style:name="T189" style:family="text">
      <style:text-properties style:font-name="Liberation Sans2" fo:font-size="10pt" style:text-underline-style="solid" style:text-underline-width="auto" style:text-underline-color="font-color" officeooo:rsid="02a14285" style:font-size-asian="10pt" style:font-size-complex="10pt"/>
    </style:style>
    <style:style style:name="T190" style:family="text">
      <style:text-properties style:font-name="Liberation Sans2" fo:font-size="10pt" style:text-underline-style="solid" style:text-underline-width="auto" style:text-underline-color="font-color" officeooo:rsid="02a7a074" style:font-size-asian="10pt" style:font-size-complex="10pt"/>
    </style:style>
    <style:style style:name="T191" style:family="text">
      <style:text-properties style:font-name="Liberation Sans2" fo:font-size="10pt" fo:font-weight="bold" style:font-size-asian="10pt" style:font-weight-asian="bold" style:font-size-complex="10pt" style:font-weight-complex="bold"/>
    </style:style>
    <style:style style:name="T192" style:family="text">
      <style:text-properties style:font-name="Liberation Sans2" fo:font-size="10pt" fo:font-weight="bold" officeooo:rsid="025ddcf6" style:font-size-asian="10pt" style:font-weight-asian="bold" style:font-size-complex="10pt" style:font-weight-complex="bold"/>
    </style:style>
    <style:style style:name="T193" style:family="text">
      <style:text-properties style:font-name="Liberation Sans2" fo:font-size="10pt" fo:font-weight="bold" officeooo:rsid="0289e351" style:font-size-asian="10pt" style:font-weight-asian="bold" style:font-size-complex="10pt" style:font-weight-complex="bold"/>
    </style:style>
    <style:style style:name="T194" style:family="text">
      <style:text-properties style:font-name="Liberation Sans2" officeooo:rsid="02a4644a"/>
    </style:style>
    <style:style style:name="T195" style:family="text">
      <style:text-properties style:font-name="Liberation Sans2" officeooo:rsid="02b3686d"/>
    </style:style>
    <style:style style:name="T196" style:family="text">
      <style:text-properties style:font-name="Liberation Sans2" officeooo:rsid="02c790d1"/>
    </style:style>
    <style:style style:name="T197" style:family="text">
      <style:text-properties style:font-name="Liberation Sans2" officeooo:rsid="02c83ada"/>
    </style:style>
    <style:style style:name="T198" style:family="text">
      <style:text-properties style:font-name="Liberation Sans2" officeooo:rsid="02e14ea0"/>
    </style:style>
    <style:style style:name="T199" style:family="text">
      <style:text-properties style:font-name="Liberation Sans2" officeooo:rsid="02e19b08"/>
    </style:style>
    <style:style style:name="T200" style:family="text">
      <style:text-properties style:font-name="Liberation Sans2" officeooo:rsid="0271d34b"/>
    </style:style>
    <style:style style:name="T201" style:family="text">
      <style:text-properties style:font-name="Liberation Sans2" officeooo:rsid="0347f04e"/>
    </style:style>
    <style:style style:name="T202" style:family="text">
      <style:text-properties officeooo:rsid="0021d3e3"/>
    </style:style>
    <style:style style:name="T203" style:family="text">
      <style:text-properties officeooo:rsid="001733d7"/>
    </style:style>
    <style:style style:name="T204" style:family="text">
      <style:text-properties officeooo:rsid="0025c6ec"/>
    </style:style>
    <style:style style:name="T205" style:family="text">
      <style:text-properties officeooo:rsid="001b33dc"/>
    </style:style>
    <style:style style:name="T206" style:family="text">
      <style:text-properties officeooo:rsid="0019d6f2"/>
    </style:style>
    <style:style style:name="T207" style:family="text">
      <style:text-properties officeooo:rsid="00335d28"/>
    </style:style>
    <style:style style:name="T208" style:family="text">
      <style:text-properties officeooo:rsid="0034e225"/>
    </style:style>
    <style:style style:name="T209" style:family="text">
      <style:text-properties officeooo:rsid="002d5a5f"/>
    </style:style>
    <style:style style:name="T210" style:family="text">
      <style:text-properties officeooo:rsid="00353cb4"/>
    </style:style>
    <style:style style:name="T211" style:family="text">
      <style:text-properties officeooo:rsid="00300ee5"/>
    </style:style>
    <style:style style:name="T212" style:family="text">
      <style:text-properties officeooo:rsid="0034cedd"/>
    </style:style>
    <style:style style:name="T213" style:family="text">
      <style:text-properties officeooo:rsid="01dc3d9a"/>
    </style:style>
    <style:style style:name="T214" style:family="text">
      <style:text-properties officeooo:rsid="01ddb5b4"/>
    </style:style>
    <style:style style:name="T215" style:family="text">
      <style:text-properties officeooo:rsid="01ddbd7f"/>
    </style:style>
    <style:style style:name="T216" style:family="text">
      <style:text-properties style:font-name="Sawasdee" fo:font-size="16pt" style:font-size-asian="16pt" style:font-size-complex="16pt"/>
    </style:style>
    <style:style style:name="T217" style:family="text">
      <style:text-properties style:font-name="Sawasdee" fo:font-size="16pt" officeooo:rsid="021120d0" style:font-size-asian="16pt" style:font-size-complex="16pt"/>
    </style:style>
    <style:style style:name="T218" style:family="text">
      <style:text-properties style:font-name="Sawasdee" fo:font-size="16pt" officeooo:rsid="0212782f" style:font-size-asian="16pt" style:font-size-complex="16pt"/>
    </style:style>
    <style:style style:name="T219" style:family="text">
      <style:text-properties style:font-name="Sawasdee" fo:font-size="16pt" officeooo:rsid="02fdffea" style:font-size-asian="16pt" style:font-size-complex="16pt"/>
    </style:style>
    <style:style style:name="T220" style:family="text">
      <style:text-properties style:font-name="Sawasdee" fo:font-size="16pt" officeooo:rsid="02fe0e51" style:font-size-asian="16pt" style:font-size-complex="16pt"/>
    </style:style>
    <style:style style:name="T221" style:family="text">
      <style:text-properties officeooo:rsid="01e8163c"/>
    </style:style>
    <style:style style:name="T222" style:family="text">
      <style:text-properties style:font-name="Ubuntu" fo:font-weight="normal" style:font-weight-asian="normal" style:font-weight-complex="normal"/>
    </style:style>
    <style:style style:name="T223" style:family="text">
      <style:text-properties style:font-name="Ubuntu" fo:font-weight="normal" officeooo:rsid="020f5cda" style:font-weight-asian="normal" style:font-weight-complex="normal"/>
    </style:style>
    <style:style style:name="T224" style:family="text">
      <style:text-properties style:font-name="Ubuntu" fo:font-weight="normal" officeooo:rsid="02133b69" style:font-weight-asian="normal" style:font-weight-complex="normal"/>
    </style:style>
    <style:style style:name="T225" style:family="text">
      <style:text-properties officeooo:rsid="01e82f78"/>
    </style:style>
    <style:style style:name="T226" style:family="text">
      <style:text-properties officeooo:rsid="01e9a5c4"/>
    </style:style>
    <style:style style:name="T227" style:family="text">
      <style:text-properties officeooo:rsid="01ea48f2"/>
    </style:style>
    <style:style style:name="T228" style:family="text">
      <style:text-properties officeooo:rsid="01ed7de9"/>
    </style:style>
    <style:style style:name="T229" style:family="text">
      <style:text-properties officeooo:rsid="01ef71db"/>
    </style:style>
    <style:style style:name="T230" style:family="text">
      <style:text-properties officeooo:rsid="01f12711"/>
    </style:style>
    <style:style style:name="T231" style:family="text">
      <style:text-properties officeooo:rsid="01f12f0c"/>
    </style:style>
    <style:style style:name="T232" style:family="text">
      <style:text-properties officeooo:rsid="01f4a513"/>
    </style:style>
    <style:style style:name="T233" style:family="text">
      <style:text-properties officeooo:rsid="01f69ee5"/>
    </style:style>
    <style:style style:name="T234" style:family="text">
      <style:text-properties officeooo:rsid="01f72e95"/>
    </style:style>
    <style:style style:name="T235" style:family="text">
      <style:text-properties officeooo:rsid="01f76f9e"/>
    </style:style>
    <style:style style:name="T236" style:family="text">
      <style:text-properties officeooo:rsid="01f90a64"/>
    </style:style>
    <style:style style:name="T237" style:family="text">
      <style:text-properties officeooo:rsid="01fa8e16"/>
    </style:style>
    <style:style style:name="T238" style:family="text">
      <style:text-properties officeooo:rsid="01fb7994"/>
    </style:style>
    <style:style style:name="T239" style:family="text">
      <style:text-properties style:text-underline-style="solid" style:text-underline-width="auto" style:text-underline-color="font-color"/>
    </style:style>
    <style:style style:name="T240" style:family="text">
      <style:text-properties style:text-underline-style="solid" style:text-underline-width="auto" style:text-underline-color="font-color" officeooo:rsid="02063586"/>
    </style:style>
    <style:style style:name="T241" style:family="text">
      <style:text-properties officeooo:rsid="02063586"/>
    </style:style>
    <style:style style:name="T242" style:family="text">
      <style:text-properties officeooo:rsid="02083170"/>
    </style:style>
    <style:style style:name="T243" style:family="text">
      <style:text-properties officeooo:rsid="0208e323"/>
    </style:style>
    <style:style style:name="T244" style:family="text">
      <style:text-properties officeooo:rsid="0209f9c6"/>
    </style:style>
    <style:style style:name="T245" style:family="text">
      <style:text-properties officeooo:rsid="020d1289"/>
    </style:style>
    <style:style style:name="T246" style:family="text">
      <style:text-properties officeooo:rsid="020d8c1f"/>
    </style:style>
    <style:style style:name="T247" style:family="text">
      <style:text-properties officeooo:rsid="0212782f"/>
    </style:style>
    <style:style style:name="T248" style:family="text">
      <style:text-properties officeooo:rsid="02171711"/>
    </style:style>
    <style:style style:name="T249" style:family="text">
      <style:text-properties officeooo:rsid="021774e9"/>
    </style:style>
    <style:style style:name="T250" style:family="text">
      <style:text-properties officeooo:rsid="02186330"/>
    </style:style>
    <style:style style:name="T251" style:family="text">
      <style:text-properties officeooo:rsid="02186d12"/>
    </style:style>
    <style:style style:name="T252" style:family="text">
      <style:text-properties officeooo:rsid="021a0e73"/>
    </style:style>
    <style:style style:name="T253" style:family="text">
      <style:text-properties officeooo:rsid="021c3041"/>
    </style:style>
    <style:style style:name="T254" style:family="text">
      <style:text-properties officeooo:rsid="021d1b93"/>
    </style:style>
    <style:style style:name="T255" style:family="text">
      <style:text-properties officeooo:rsid="021e8aac"/>
    </style:style>
    <style:style style:name="T256" style:family="text">
      <style:text-properties officeooo:rsid="02212672"/>
    </style:style>
    <style:style style:name="T257" style:family="text">
      <style:text-properties officeooo:rsid="02228fbb"/>
    </style:style>
    <style:style style:name="T258" style:family="text">
      <style:text-properties officeooo:rsid="0224246d"/>
    </style:style>
    <style:style style:name="T259" style:family="text">
      <style:text-properties officeooo:rsid="02271a1e"/>
    </style:style>
    <style:style style:name="T260" style:family="text">
      <style:text-properties officeooo:rsid="02281f00"/>
    </style:style>
    <style:style style:name="T261" style:family="text">
      <style:text-properties officeooo:rsid="022a0623"/>
    </style:style>
    <style:style style:name="T262" style:family="text">
      <style:text-properties officeooo:rsid="022b22a3"/>
    </style:style>
    <style:style style:name="T263" style:family="text">
      <style:text-properties officeooo:rsid="022c6eb7"/>
    </style:style>
    <style:style style:name="T264" style:family="text">
      <style:text-properties officeooo:rsid="022e1ba1"/>
    </style:style>
    <style:style style:name="T265" style:family="text">
      <style:text-properties officeooo:rsid="022fd765"/>
    </style:style>
    <style:style style:name="T266" style:family="text">
      <style:text-properties officeooo:rsid="02310ae0"/>
    </style:style>
    <style:style style:name="T267" style:family="text">
      <style:text-properties officeooo:rsid="02325e9c"/>
    </style:style>
    <style:style style:name="T268" style:family="text">
      <style:text-properties officeooo:rsid="023325f0"/>
    </style:style>
    <style:style style:name="T269" style:family="text">
      <style:text-properties officeooo:rsid="0239a9e3"/>
    </style:style>
    <style:style style:name="T270" style:family="text">
      <style:text-properties officeooo:rsid="023b3547"/>
    </style:style>
    <style:style style:name="T271" style:family="text">
      <style:text-properties officeooo:rsid="023df677"/>
    </style:style>
    <style:style style:name="T272" style:family="text">
      <style:text-properties officeooo:rsid="023e441a"/>
    </style:style>
    <style:style style:name="T273" style:family="text">
      <style:text-properties officeooo:rsid="02406708"/>
    </style:style>
    <style:style style:name="T274" style:family="text">
      <style:text-properties officeooo:rsid="0241fe05"/>
    </style:style>
    <style:style style:name="T275" style:family="text">
      <style:text-properties officeooo:rsid="0246bba4"/>
    </style:style>
    <style:style style:name="T276" style:family="text">
      <style:text-properties officeooo:rsid="0249f90e"/>
    </style:style>
    <style:style style:name="T277" style:family="text">
      <style:text-properties officeooo:rsid="024a741f"/>
    </style:style>
    <style:style style:name="T278" style:family="text">
      <style:text-properties officeooo:rsid="024b8423"/>
    </style:style>
    <style:style style:name="T279" style:family="text">
      <style:text-properties officeooo:rsid="024cbc15"/>
    </style:style>
    <style:style style:name="T280" style:family="text">
      <style:text-properties officeooo:rsid="024e323f"/>
    </style:style>
    <style:style style:name="T281" style:family="text">
      <style:text-properties officeooo:rsid="0251cc85"/>
    </style:style>
    <style:style style:name="T282" style:family="text">
      <style:text-properties officeooo:rsid="0252e3b2"/>
    </style:style>
    <style:style style:name="T283" style:family="text">
      <style:text-properties officeooo:rsid="0257549a"/>
    </style:style>
    <style:style style:name="T284" style:family="text">
      <style:text-properties officeooo:rsid="0259f2e0"/>
    </style:style>
    <style:style style:name="T285" style:family="text">
      <style:text-properties officeooo:rsid="025abe60"/>
    </style:style>
    <style:style style:name="T286" style:family="text">
      <style:text-properties officeooo:rsid="025ae9cd"/>
    </style:style>
    <style:style style:name="T287" style:family="text">
      <style:text-properties officeooo:rsid="026099eb"/>
    </style:style>
    <style:style style:name="T288" style:family="text">
      <style:text-properties officeooo:rsid="0264e692"/>
    </style:style>
    <style:style style:name="T289" style:family="text">
      <style:text-properties officeooo:rsid="026c9d5d"/>
    </style:style>
    <style:style style:name="T290" style:family="text">
      <style:text-properties officeooo:rsid="0271d34b"/>
    </style:style>
    <style:style style:name="T291" style:family="text">
      <style:text-properties officeooo:rsid="02725508"/>
    </style:style>
    <style:style style:name="T292" style:family="text">
      <style:text-properties officeooo:rsid="02766937"/>
    </style:style>
    <style:style style:name="T293" style:family="text">
      <style:text-properties officeooo:rsid="027db1a5"/>
    </style:style>
    <style:style style:name="T294" style:family="text">
      <style:text-properties officeooo:rsid="027e70cd"/>
    </style:style>
    <style:style style:name="T295" style:family="text">
      <style:text-properties officeooo:rsid="02848202"/>
    </style:style>
    <style:style style:name="T296" style:family="text">
      <style:text-properties style:font-name="Liberation Sans" fo:font-size="10pt" style:font-size-asian="10pt" style:font-size-complex="10pt"/>
    </style:style>
    <style:style style:name="T297" style:family="text">
      <style:text-properties style:font-name="Liberation Sans" fo:font-size="10pt" officeooo:rsid="02848202" style:font-size-asian="10pt" style:font-size-complex="10pt"/>
    </style:style>
    <style:style style:name="T298" style:family="text">
      <style:text-properties style:font-name="Liberation Sans" fo:font-size="10pt" officeooo:rsid="02afe381" style:font-size-asian="10pt" style:font-size-complex="10pt"/>
    </style:style>
    <style:style style:name="T299" style:family="text">
      <style:text-properties style:font-name="Liberation Sans" fo:font-size="10pt" officeooo:rsid="02b7cc03" style:font-size-asian="10pt" style:font-size-complex="10pt"/>
    </style:style>
    <style:style style:name="T300" style:family="text">
      <style:text-properties style:font-name="Liberation Sans" fo:font-size="10pt" officeooo:rsid="02880874" style:font-size-asian="10pt" style:font-size-complex="10pt"/>
    </style:style>
    <style:style style:name="T301" style:family="text">
      <style:text-properties style:font-name="Liberation Sans" fo:font-size="10pt" officeooo:rsid="02f4feaf" style:font-size-asian="10pt" style:font-size-complex="10pt"/>
    </style:style>
    <style:style style:name="T302" style:family="text">
      <style:text-properties style:font-name="Liberation Sans" fo:font-size="10pt" officeooo:rsid="03295c25" style:font-size-asian="10pt" style:font-size-complex="10pt"/>
    </style:style>
    <style:style style:name="T303" style:family="text">
      <style:text-properties style:font-name="Liberation Sans" fo:font-size="10pt" officeooo:rsid="02133b69" style:font-size-asian="10pt" style:font-size-complex="10pt"/>
    </style:style>
    <style:style style:name="T304" style:family="text">
      <style:text-properties officeooo:rsid="0284db6e"/>
    </style:style>
    <style:style style:name="T305" style:family="text">
      <style:text-properties officeooo:rsid="0286653b"/>
    </style:style>
    <style:style style:name="T306" style:family="text">
      <style:text-properties fo:font-weight="normal" style:font-weight-asian="normal" style:font-weight-complex="normal"/>
    </style:style>
    <style:style style:name="T307" style:family="text">
      <style:text-properties officeooo:rsid="02880874"/>
    </style:style>
    <style:style style:name="T308" style:family="text">
      <style:text-properties officeooo:rsid="0289e351"/>
    </style:style>
    <style:style style:name="T309" style:family="text">
      <style:text-properties officeooo:rsid="028f0afe"/>
    </style:style>
    <style:style style:name="T310" style:family="text">
      <style:text-properties officeooo:rsid="029451da"/>
    </style:style>
    <style:style style:name="T311" style:family="text">
      <style:text-properties officeooo:rsid="02954e8c"/>
    </style:style>
    <style:style style:name="T312" style:family="text">
      <style:text-properties officeooo:rsid="029668c2"/>
    </style:style>
    <style:style style:name="T313" style:family="text">
      <style:text-properties officeooo:rsid="0298b282"/>
    </style:style>
    <style:style style:name="T314" style:family="text">
      <style:text-properties officeooo:rsid="029b3c76"/>
    </style:style>
    <style:style style:name="T315" style:family="text">
      <style:text-properties officeooo:rsid="029db735"/>
    </style:style>
    <style:style style:name="T316" style:family="text">
      <style:text-properties officeooo:rsid="029efac0"/>
    </style:style>
    <style:style style:name="T317" style:family="text">
      <style:text-properties officeooo:rsid="029f0a1b"/>
    </style:style>
    <style:style style:name="T318" style:family="text">
      <style:text-properties officeooo:rsid="02a14285"/>
    </style:style>
    <style:style style:name="T319" style:family="text">
      <style:text-properties officeooo:rsid="02a43db2"/>
    </style:style>
    <style:style style:name="T320" style:family="text">
      <style:text-properties officeooo:rsid="02a4644a"/>
    </style:style>
    <style:style style:name="T321" style:family="text">
      <style:text-properties officeooo:rsid="02a7a074"/>
    </style:style>
    <style:style style:name="T322" style:family="text">
      <style:text-properties officeooo:rsid="02b1bed6"/>
    </style:style>
    <style:style style:name="T323" style:family="text">
      <style:text-properties officeooo:rsid="02b7cc03"/>
    </style:style>
    <style:style style:name="T324" style:family="text">
      <style:text-properties officeooo:rsid="02bcc527"/>
    </style:style>
    <style:style style:name="T325" style:family="text">
      <style:text-properties officeooo:rsid="02bec460"/>
    </style:style>
    <style:style style:name="T326" style:family="text">
      <style:text-properties officeooo:rsid="02c19a65"/>
    </style:style>
    <style:style style:name="T327" style:family="text">
      <style:text-properties officeooo:rsid="02ca6607"/>
    </style:style>
    <style:style style:name="T328" style:family="text">
      <style:text-properties style:font-name="Liberation Mono1" fo:font-size="10pt" officeooo:rsid="02cc3eee" style:font-size-asian="10pt" style:font-size-complex="10pt"/>
    </style:style>
    <style:style style:name="T329" style:family="text">
      <style:text-properties style:font-name="Liberation Mono1" fo:font-size="10pt" officeooo:rsid="02da246e" style:font-size-asian="10pt" style:font-size-complex="10pt"/>
    </style:style>
    <style:style style:name="T330" style:family="text">
      <style:text-properties style:font-name="Liberation Mono1" fo:font-size="10pt" fo:font-weight="bold" officeooo:rsid="02da246e" style:font-size-asian="10pt" style:font-weight-asian="bold" style:font-size-complex="10pt" style:font-weight-complex="bold"/>
    </style:style>
    <style:style style:name="T331" style:family="text">
      <style:text-properties style:font-name="Liberation Mono1" fo:font-size="10pt" fo:font-weight="bold" officeooo:rsid="02cc3eee" style:font-size-asian="10pt" style:font-weight-asian="bold" style:font-size-complex="10pt" style:font-weight-complex="bold"/>
    </style:style>
    <style:style style:name="T332" style:family="text">
      <style:text-properties style:font-name="Liberation Mono1" fo:font-size="10pt" fo:font-weight="bold" officeooo:rsid="02d78ee6" style:font-size-asian="10pt" style:font-weight-asian="bold" style:font-size-complex="10pt" style:font-weight-complex="bold"/>
    </style:style>
    <style:style style:name="T333" style:family="text">
      <style:text-properties officeooo:rsid="02e4273d"/>
    </style:style>
    <style:style style:name="T334" style:family="text">
      <style:text-properties officeooo:rsid="02e47843"/>
    </style:style>
    <style:style style:name="T335" style:family="text">
      <style:text-properties officeooo:rsid="02e881ce"/>
    </style:style>
    <style:style style:name="T336" style:family="text">
      <style:text-properties officeooo:rsid="02eb683a"/>
    </style:style>
    <style:style style:name="T337" style:family="text">
      <style:text-properties officeooo:rsid="02ec6d15"/>
    </style:style>
    <style:style style:name="T338" style:family="text">
      <style:text-properties officeooo:rsid="02f02dd8"/>
    </style:style>
    <style:style style:name="T339" style:family="text">
      <style:text-properties officeooo:rsid="02f68f9f"/>
    </style:style>
    <style:style style:name="T340" style:family="text">
      <style:text-properties officeooo:rsid="02f8373c"/>
    </style:style>
    <style:style style:name="T341" style:family="text">
      <style:text-properties officeooo:rsid="02fb1f99"/>
    </style:style>
    <style:style style:name="T342" style:family="text">
      <style:text-properties officeooo:rsid="02fe0e51"/>
    </style:style>
    <style:style style:name="T343" style:family="text">
      <style:text-properties officeooo:rsid="03006346"/>
    </style:style>
    <style:style style:name="T344" style:family="text">
      <style:text-properties officeooo:rsid="03018ac8"/>
    </style:style>
    <style:style style:name="T345" style:family="text">
      <style:text-properties officeooo:rsid="03042883"/>
    </style:style>
    <style:style style:name="T346" style:family="text">
      <style:text-properties officeooo:rsid="03044f35"/>
    </style:style>
    <style:style style:name="T347" style:family="text">
      <style:text-properties officeooo:rsid="030a0f01"/>
    </style:style>
    <style:style style:name="T348" style:family="text">
      <style:text-properties officeooo:rsid="030c7f9a"/>
    </style:style>
    <style:style style:name="T349" style:family="text">
      <style:text-properties officeooo:rsid="030e80ec"/>
    </style:style>
    <style:style style:name="T350" style:family="text">
      <style:text-properties officeooo:rsid="03123429"/>
    </style:style>
    <style:style style:name="T351" style:family="text">
      <style:text-properties officeooo:rsid="03136d6f"/>
    </style:style>
    <style:style style:name="T352" style:family="text">
      <style:text-properties officeooo:rsid="03154aca"/>
    </style:style>
    <style:style style:name="T353" style:family="text">
      <style:text-properties officeooo:rsid="03156b23"/>
    </style:style>
    <style:style style:name="T354" style:family="text">
      <style:text-properties officeooo:rsid="03171df7"/>
    </style:style>
    <style:style style:name="T355" style:family="text">
      <style:text-properties officeooo:rsid="0318bb73"/>
    </style:style>
    <style:style style:name="T356" style:family="text">
      <style:text-properties officeooo:rsid="0319195b"/>
    </style:style>
    <style:style style:name="T357" style:family="text">
      <style:text-properties officeooo:rsid="031a7e0a"/>
    </style:style>
    <style:style style:name="T358" style:family="text">
      <style:text-properties officeooo:rsid="031d705f"/>
    </style:style>
    <style:style style:name="T359" style:family="text">
      <style:text-properties officeooo:rsid="031e135f"/>
    </style:style>
    <style:style style:name="T360" style:family="text">
      <style:text-properties officeooo:rsid="031f69a0"/>
    </style:style>
    <style:style style:name="T361" style:family="text">
      <style:text-properties officeooo:rsid="0322bcb0"/>
    </style:style>
    <style:style style:name="T362" style:family="text">
      <style:text-properties officeooo:rsid="0323098e"/>
    </style:style>
    <style:style style:name="T363" style:family="text">
      <style:text-properties officeooo:rsid="0326d43a"/>
    </style:style>
    <style:style style:name="T364" style:family="text">
      <style:text-properties officeooo:rsid="032a62da"/>
    </style:style>
    <style:style style:name="T365" style:family="text">
      <style:text-properties officeooo:rsid="032f43e0"/>
    </style:style>
    <style:style style:name="T366" style:family="text">
      <style:text-properties officeooo:rsid="032f9460"/>
    </style:style>
    <style:style style:name="T367" style:family="text">
      <style:text-properties officeooo:rsid="0334ae91"/>
    </style:style>
    <style:style style:name="T368" style:family="text">
      <style:text-properties officeooo:rsid="0335a8b7"/>
    </style:style>
    <style:style style:name="T369" style:family="text">
      <style:text-properties officeooo:rsid="033a2b81"/>
    </style:style>
    <style:style style:name="T370" style:family="text">
      <style:text-properties officeooo:rsid="033a4f04"/>
    </style:style>
    <style:style style:name="T371" style:family="text">
      <style:text-properties officeooo:rsid="033bad46"/>
    </style:style>
    <style:style style:name="T372" style:family="text">
      <style:text-properties officeooo:rsid="03434407"/>
    </style:style>
    <style:style style:name="T373" style:family="text">
      <style:text-properties officeooo:rsid="03436392"/>
    </style:style>
    <style:style style:name="T374" style:family="text">
      <style:text-properties officeooo:rsid="03460690"/>
    </style:style>
    <style:style style:name="T375" style:family="text">
      <style:text-properties officeooo:rsid="0347f656"/>
    </style:style>
    <style:style style:name="T376" style:family="text">
      <style:text-properties officeooo:rsid="034b3a0d"/>
    </style:style>
    <style:style style:name="T377" style:family="text">
      <style:text-properties officeooo:rsid="034ef751"/>
    </style:style>
    <style:style style:name="T378" style:family="text">
      <style:text-properties officeooo:rsid="03539e8f"/>
    </style:style>
    <style:style style:name="T379" style:family="text">
      <style:text-properties officeooo:rsid="035d7f66"/>
    </style:style>
    <style:style style:name="T380" style:family="text">
      <style:text-properties officeooo:rsid="035f4889"/>
    </style:style>
    <style:style style:name="T381" style:family="text">
      <style:text-properties officeooo:rsid="036ab6e0"/>
    </style:style>
    <style:style style:name="T382" style:family="text">
      <style:text-properties officeooo:rsid="036ac800"/>
    </style:style>
    <style:style style:name="T383" style:family="text">
      <style:text-properties officeooo:rsid="0377109d"/>
    </style:style>
    <style:style style:name="T384" style:family="text">
      <style:text-properties officeooo:rsid="037826d1"/>
    </style:style>
    <style:style style:name="T385" style:family="text">
      <style:text-properties officeooo:rsid="0378a10b"/>
    </style:style>
    <style:style style:name="T386" style:family="text">
      <style:text-properties officeooo:rsid="037a726e"/>
    </style:style>
    <style:style style:name="T387" style:family="text">
      <style:text-properties officeooo:rsid="037af9a3"/>
    </style:style>
    <style:style style:name="T388" style:family="text">
      <style:text-properties officeooo:rsid="037ce7cc"/>
    </style:style>
    <style:style style:name="T389" style:family="text">
      <style:text-properties officeooo:rsid="039e9aa2"/>
    </style:style>
    <style:style style:name="T390" style:family="text">
      <style:text-properties officeooo:rsid="039f3642"/>
    </style:style>
    <style:style style:name="T391" style:family="text">
      <style:text-properties officeooo:rsid="03aa4709"/>
    </style:style>
    <style:style style:name="T392" style:family="text">
      <style:text-properties officeooo:rsid="03acf958"/>
    </style:style>
    <style:style style:name="T393" style:family="text">
      <style:text-properties officeooo:rsid="03ae1691"/>
    </style:style>
    <style:style style:name="T394" style:family="text">
      <style:text-properties officeooo:rsid="03aecdb5"/>
    </style:style>
    <style:style style:name="T395" style:family="text">
      <style:text-properties fo:font-variant="normal" fo:text-transform="none" fo:color="#ffffff"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96"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97"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98"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37in" fo:text-indent="-0.25in" fo:margin-left="3.0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37in" fo:text-indent="-0.25in" fo:margin-left="3.2937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width="0.0783in" draw:marker-start-center="false"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false" fo:min-height="0.2807in" fo:min-width="1.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false" fo:min-height="0.3807in" fo:min-width="2.227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false" fo:min-height="0.2807in" fo:min-width="2.17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false" fo:min-height="0.3134in" fo:min-width="2.895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3047in" fo:min-width="1.2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3299in" fo:min-width="1.395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3984in" fo:min-width="0.35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4181in" fo:min-width="0.119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3984in" fo:min-width="0.7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3984in" fo:min-width="0.3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width="0.0783in" draw:marker-start-center="false" draw:marker-end-width="0.0783in" draw:marker-end-center="false" draw:fill="solid" draw:fill-color="#ffff99" draw:textarea-horizontal-align="justify" draw:textarea-vertical-align="middle" draw:auto-grow-height="false" fo:min-height="0.422in" fo:min-width="0.0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width="0.0783in" draw:marker-start-center="false" draw:marker-end-width="0.0783in" draw:marker-end-center="false" draw:fill="solid" draw:fill-color="#aecf00" draw:textarea-horizontal-align="justify" draw:textarea-vertical-align="middle" draw:auto-grow-height="false" fo:min-height="0.422in" fo:min-width="0.073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width="0.0783in" draw:marker-start-center="false" draw:marker-end-width="0.0783in" draw:marker-end-center="false" draw:fill="solid" draw:fill-color="#ffff99" draw:textarea-horizontal-align="justify" draw:textarea-vertical-align="middle" draw:auto-grow-height="false" fo:min-height="0.172in" fo:min-width="0.073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172in" fo:min-width="0.073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width="0.0783in" draw:marker-start-center="false" draw:marker-end-width="0.0783in" draw:marker-end-center="false" draw:fill="solid" draw:fill-color="#aecf00" draw:textarea-horizontal-align="justify" draw:textarea-vertical-align="middle" draw:auto-grow-height="false" fo:min-height="0.172in" fo:min-width="0.0736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1925in" fo:min-width="1.9161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3839in" fo:min-width="1.5819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1925in" fo:min-width="1.9437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Fine_20_Dashed"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0"/>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11"><text:span text:style-name="T247"><text:s text:c="6"/>HotRod</text:span> Manual</text:p>
      <text:p text:style-name="P91"><text:span text:style-name="T342"><text:s text:c="3"/></text:span><text:tab/><text:span text:style-name="T216"> <text:s text:c="3"/></text:span><text:span text:style-name="T219"><text:s text:c="10"/></text:span><text:span text:style-name="T220"><text:s text:c="3"/></text:span><text:span text:style-name="T218">Automated </text:span><text:span text:style-name="T220">Data </text:span><text:span text:style-name="T217">Persistence</text:span><text:span text:style-name="T218"> for Java</text:span></text:p>
      <text:p text:style-name="P112"/>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79"><text:span text:style-name="T224">September </text:span><text:span text:style-name="T222">201</text:span><text:span text:style-name="T223">6</text:span><text:span text:style-name="T222"><text:tab/></text:span><text:tab/><text:span text:style-name="T221"> <text:s text:c="10"/></text:span></text:p>
      <text:p text:style-name="P115">Introduction</text:p>
      <text:p text:style-name="P87"/>
      <text:p text:style-name="P15"><text:span text:style-name="T276">HotRod</text:span> is a <text:span text:style-name="T54">comprehensive </text:span>DAO generator for MyBatis<text:span text:style-name="T277"> and SpringJDBC</text:span>. </text:p>
      <text:p text:style-name="P15"/>
      <text:p text:style-name="P15"><text:span text:style-name="T278">For MyBatis, i</text:span>t generates DAO Java classes, and MyBatis mappers for database tables, views, and select queries.</text:p>
      <text:p text:style-name="P15"/>
      <text:p text:style-name="P57">For SpringJDBC it generates...</text:p>
      <text:p text:style-name="P14"/>
      <text:p text:style-name="P58">It’s assummed that you have knowledge of MyBatis or Spring JDBC in order to use HotRod, since HotRod automates the generation of the persistence layer. When running the code, it’s MyBatis or Spring JDBC who actually executes all SQL statements.</text:p>
      <text:p text:style-name="P58"/>
      <text:p text:style-name="P16"><text:span text:style-name="T279">HotRod </text:span>works by retrieving the database metadata from a live database through JDBC. This means that you first create the tables and views in a database schema, and then you run <text:span text:style-name="T279">HotRod </text:span>to <text:span text:style-name="T279">automaticall produce </text:span>you<text:span text:style-name="T51">r</text:span> DAO Java classes and mappers.</text:p>
      <text:p text:style-name="P16"/>
      <text:p text:style-name="P16">The generated DAO<text:span text:style-name="T51">s</text:span> provide simple methods to access the database. Primary keys <text:span text:style-name="T51">make up the structural </text:span>base for <text:span text:style-name="T51">the simple </text:span>select, update, and delete methods. Unique indexes, foreign keys, and database views provide the underlying structure to generate complex SQL selects. <text:span text:style-name="T51">Using DAOs as data examples, methods are also provided to select, update, or delete multiple rows at a time.</text:span> All <text:span text:style-name="T51">these operations </text:span>are available through simple Java<text:span text:style-name="T225"> DAO </text:span>methods.</text:p>
      <text:p text:style-name="P16"/>
      <text:p text:style-name="P18">Complex SQL select statements with joins are also automated by DAOs. When <text:span text:style-name="T55">a </text:span>SQL select is specified in the configuration file <text:span text:style-name="T55">a generated </text:span>DAO offers <text:span text:style-name="T55">simple </text:span>methods with parameters to execute any intricate SQL select, even with database specific exotic features. This greatly boost the development speed since the developer does not need to write parameter or result-set Java classes for each complex query anymore<text:span text:style-name="T225"> or tedious, error-prone JDBC code.</text:span></text:p>
      <text:p text:style-name="P16"/>
      <text:p text:style-name="P16">HotRod works with Oracle, PostgreSQL, Sybase, DB2, MySQL, and HyperSQL. It automatically resolves column types to Java types depending on the column type for the specific database. Non<text:span text:style-name="T52">e</text:span>theless, these default types can be overridden by the developer using the configuration file.</text:p>
      <text:p text:style-name="P16"/>
      <text:p text:style-name="P16"><text:span text:style-name="T52">In terms of transactions, a</text:span>ll persistence methods operate <text:span text:style-name="T52">by default </text:span>in auto-commit mode. When transactions are required <text:span text:style-name="T52">for multiple operations </text:span>the <text:span text:style-name="T52">are readily </text:span>available from within the DAOs, in order to initiate <text:span text:style-name="T52">transactions </text:span>and later to commit or <text:span text:style-name="T52">to </text:span>roll <text:span text:style-name="T52">them </text:span>back. Transactions can <text:span text:style-name="T53">also </text:span>be locally controlled, or can participate in external transactions using JTA <text:span text:style-name="T53">(this is a feature of MyBatis)</text:span>. Transactions can also be linear or interleave<text:span text:style-name="T53">d, the latter only available </text:span>if supported by the database and JDBC driver.</text:p>
      <text:p text:style-name="P16"/>
      <text:p text:style-name="P17"/>
      <text:p text:style-name="P120">DAO Generation</text:p>
      <text:p text:style-name="P29"/>
      <text:p text:style-name="P29">HotRod generates the Java classes (DAOs) and the mappers that MyBatis need for the DAO persistence. In order to do that you'll need to configure the generation and then run it.</text:p>
      <text:p text:style-name="P29"/>
      <text:p text:style-name="P32">It's necessary to have a basic understanding on how MyBatis works. A short perusing in the MyBatis web site can help explaining the details on how it works. In short, MyBatis is a lightweight library that executes SQL queries and maps Java POJOs into SQL parameters back and forth.</text:p>
      <text:p text:style-name="P32"/>
      <text:p text:style-name="P29">The <text:span text:style-name="T88">HotRod </text:span>generation reads <text:span text:style-name="T89">a </text:span>database structure and <text:span text:style-name="T90">generates all the files MyBatis needs.</text:span> Every time you make changes to the database structure, you can run the generation again to reflec<text:span text:style-name="T226">t</text:span> the late changes of it.</text:p>
      <text:p text:style-name="P29"/>
      <text:p text:style-name="P29">To run the generation you'll need to provide:</text:p>
      <text:p text:style-name="P135"><text:span text:style-name="T227">1. </text:span>HotRod library (.jar)<text:span text:style-name="T87">.</text:span></text:p>
      <text:p text:style-name="P135"><text:span text:style-name="T227">2. </text:span>The JDBC driver of your database<text:span text:style-name="T87">.</text:span></text:p>
      <text:p text:style-name="P135"><text:span text:style-name="T227">3. </text:span>An Ant target that executes the generation:</text:p>
      <text:p text:style-name="P149"><text:span text:style-name="T81"><text:s text:c="4"/></text:span><text:span text:style-name="T84">&lt;taskdef</text:span><text:span text:style-name="T81"> </text:span><text:span text:style-name="T84">name=</text:span><text:span text:style-name="T85">"empusamb"</text:span><text:span text:style-name="T81"> </text:span><text:span text:style-name="T84">classname=</text:span></text:p>
      <text:p text:style-name="P149"><text:span text:style-name="T81"><text:s text:c="8"/></text:span><text:span text:style-name="T85">"org.nocrala.tools.persistence.empusamb.ant.EmpusaMbAntTask"</text:span><text:span text:style-name="T84">&gt;</text:span></text:p>
      <text:p text:style-name="P149"><text:span text:style-name="T81"><text:s text:c="6"/></text:span><text:span text:style-name="T84">&lt;classpath&gt;</text:span></text:p>
      <text:p text:style-name="P149"><text:span text:style-name="T81"><text:s text:c="8"/></text:span><text:span text:style-name="T84">&lt;pathelement</text:span><text:span text:style-name="T81"> </text:span><text:span text:style-name="T84">location=</text:span><text:span text:style-name="T85">"empusa-mybatis-2.3.jar"</text:span><text:span text:style-name="T81"> </text:span><text:span text:style-name="T84">/&gt;</text:span></text:p>
      <text:p text:style-name="P149"><text:span text:style-name="T81"><text:s text:c="8"/></text:span><text:span text:style-name="T84">&lt;pathelement</text:span><text:span text:style-name="T81"> </text:span><text:span text:style-name="T84">location=</text:span><text:span text:style-name="T85">"${driverclasspath}"</text:span><text:span text:style-name="T81"> </text:span><text:span text:style-name="T84">/&gt;</text:span></text:p>
      <text:p text:style-name="P149"><text:span text:style-name="T81"><text:s text:c="6"/></text:span><text:span text:style-name="T84">&lt;/classpath&gt;</text:span></text:p>
      <text:p text:style-name="P149"><text:span text:style-name="T81"><text:s text:c="4"/></text:span><text:span text:style-name="T84">&lt;/taskdef&gt;</text:span></text:p>
      <text:p text:style-name="P149"><text:span text:style-name="T81"><text:s text:c="4"/></text:span><text:span text:style-name="T84">&lt;empusamb</text:span><text:span text:style-name="T81"> </text:span><text:span text:style-name="T84">driver=</text:span><text:span text:style-name="T85">"${driverclass}"</text:span></text:p>
      <text:p text:style-name="P149"><text:span text:style-name="T81"><text:s text:c="14"/></text:span><text:span text:style-name="T84">url=</text:span><text:span text:style-name="T85">"${url}"</text:span></text:p>
      <text:p text:style-name="P149"><text:span text:style-name="T81"><text:s text:c="14"/></text:span><text:span text:style-name="T84">userid=</text:span><text:span text:style-name="T85">"${username}"</text:span></text:p>
      <text:p text:style-name="P149"><text:span text:style-name="T81"><text:s text:c="14"/></text:span><text:span text:style-name="T84">password=</text:span><text:span text:style-name="T85">"${password}"</text:span></text:p>
      <text:p text:style-name="P149"><text:span text:style-name="T81"><text:s text:c="14"/></text:span><text:span text:style-name="T84">division=</text:span><text:span text:style-name="T85">"${</text:span><text:span text:style-name="T86">schema</text:span><text:span text:style-name="T85">}"</text:span></text:p>
      <text:p text:style-name="P149"><text:span text:style-name="T81"><text:s text:c="14"/></text:span><text:span text:style-name="T84">configfile=</text:span><text:span text:style-name="T85">"dao-config.xml"</text:span></text:p>
      <text:p text:style-name="P134"><text:span text:style-name="T81"><text:s text:c="14"/></text:span><text:span text:style-name="T84">display=</text:span><text:span text:style-name="T85">"list"</text:span><text:span text:style-name="T81"> </text:span><text:span text:style-name="T84">/&gt;</text:span></text:p>
      <text:p text:style-name="P135"><text:span text:style-name="T227">4. </text:span>The DAO configuration file<text:span text:style-name="T87">.</text:span></text:p>
      <text:p text:style-name="P135"><text:span text:style-name="T227">5. </text:span>The MyBatis Template file<text:span text:style-name="T87">.</text:span></text:p>
      <text:p text:style-name="P135"><text:span text:style-name="T227">6. </text:span>A Java session factory class<text:span text:style-name="T87">.</text:span></text:p>
      <text:p text:style-name="P29"/>
      <text:p text:style-name="P30">You can see <text:span text:style-name="T228">all the above </text:span>in action in the Quick Start example included in this release. </text:p>
      <text:p text:style-name="P30"/>
      <text:p text:style-name="P30">Per each table, view, and select specified in the DAO configuration file the generator will create<text:span text:style-name="T98">:</text:span></text:p>
      <text:list xml:id="list7018467447057178469" text:style-name="L1">
        <text:list-item>
          <text:p text:style-name="P381">A DAO Java class<text:span text:style-name="T87">. Never overwritten.</text:span></text:p>
        </text:list-item>
        <text:list-item>
          <text:p text:style-name="P381">A DAO Java primitive class<text:span text:style-name="T87">. Overwritten on every DAO generation.</text:span></text:p>
        </text:list-item>
        <text:list-item>
          <text:p text:style-name="P382">A mapper file<text:span text:style-name="T87">. Overwritten on every DAO generation.</text:span></text:p>
          <text:p text:style-name="P382"/>
        </text:list-item>
      </text:list>
      <text:p text:style-name="P33">Additionally, it will generate the main MyBatis configuration file together with the mappers under the name <text:span text:style-name="T91">mybatis-configuration.xml</text:span>.<text:span text:style-name="T97"> This file will include all generated mapper files, as well as any custom mapper you may have written manually found in the directory </text:span><text:span text:style-name="T91">custom</text:span><text:span text:style-name="T97">, </text:span><text:soft-page-break/><text:span text:style-name="T97">parallel to the </text:span><text:span text:style-name="T91">primitives</text:span><text:span text:style-name="T97"> directory.</text:span></text:p>
      <text:list xml:id="list164819856524430" text:continue-numbering="true" text:style-name="L1">
        <text:list-header>
          <text:p text:style-name="P381"/>
        </text:list-header>
      </text:list>
      <text:p text:style-name="P61">The DAO Configuration File</text:p>
      <text:p text:style-name="P34"/>
      <text:p text:style-name="P34">The DAO configuration file is the core of the configuration and specifie<text:span text:style-name="T229">s all</text:span> <text:span text:style-name="T229">the </text:span>generation options, including the file system path were the generated files will be place<text:span text:style-name="T229">d</text:span>, as well as the database tables, views, and selects that are going to be included.</text:p>
      <text:p text:style-name="P34"/>
      <text:p text:style-name="P34">The Quick Start example includes the following DAO configuration file:</text:p>
      <text:p text:style-name="P34"/>
      <text:p text:style-name="P148"><text:span text:style-name="T99">&lt;?</text:span><text:span text:style-name="T103">xml</text:span><text:span text:style-name="T105"> </text:span><text:span text:style-name="T106">version</text:span><text:span text:style-name="T81">=</text:span><text:span text:style-name="T110">"1.0"</text:span><text:span text:style-name="T99">?&gt;</text:span></text:p>
      <text:p text:style-name="P150"><text:span text:style-name="T99">&lt;!</text:span><text:span text:style-name="T103">DOCTYPE</text:span><text:span text:style-name="T105"> </text:span><text:span text:style-name="T99">empusa-mybatis</text:span><text:span text:style-name="T105"> </text:span><text:span text:style-name="T116">SYSTEM</text:span><text:span text:style-name="T105"> </text:span><text:span text:style-name="T117">"empusa-mybatis.dtd"</text:span><text:span text:style-name="T99">&gt;</text:span></text:p>
      <text:p text:style-name="P152"/>
      <text:p text:style-name="P150"><text:span text:style-name="T99">&lt;</text:span><text:span text:style-name="T103">empusa-mybatis</text:span><text:span text:style-name="T99">&gt;</text:span></text:p>
      <text:p text:style-name="P152"/>
      <text:p text:style-name="P150"><text:span text:style-name="T81"><text:s text:c="2"/></text:span><text:span text:style-name="T99">&lt;</text:span><text:span text:style-name="T103">layout</text:span><text:span text:style-name="T99">&gt;</text:span></text:p>
      <text:p text:style-name="P150"><text:span text:style-name="T81"><text:s text:c="4"/></text:span><text:span text:style-name="T99">&lt;</text:span><text:span text:style-name="T103">daos</text:span><text:span text:style-name="T105"> </text:span><text:span text:style-name="T106">gen-base-dir</text:span><text:span text:style-name="T81">=</text:span><text:span text:style-name="T110">"src/main/java"</text:span><text:span text:style-name="T105"> </text:span><text:span text:style-name="T106">package</text:span><text:span text:style-name="T81">=</text:span><text:span text:style-name="T110">"com.company.daos"</text:span><text:span text:style-name="T105"> </text:span><text:span text:style-name="T99">/&gt;</text:span></text:p>
      <text:p text:style-name="P150"><text:span text:style-name="T81"><text:s text:c="4"/></text:span><text:span text:style-name="T99">&lt;</text:span><text:span text:style-name="T103">mappers</text:span><text:span text:style-name="T105"> </text:span><text:span text:style-name="T106">gen-base-dir</text:span><text:span text:style-name="T81">=</text:span><text:span text:style-name="T110">"src/mybatis"</text:span><text:span text:style-name="T105"> </text:span><text:span text:style-name="T106">relative-dir</text:span><text:span text:style-name="T81">=</text:span><text:span text:style-name="T110">"mappers"</text:span><text:span text:style-name="T105"> </text:span><text:span text:style-name="T99">/&gt;</text:span></text:p>
      <text:p text:style-name="P150"><text:span text:style-name="T81"><text:s text:c="4"/></text:span><text:span text:style-name="T99">&lt;</text:span><text:span text:style-name="T103">mybatis-configuration-template</text:span><text:span text:style-name="T105"> </text:span><text:span text:style-name="T106">file</text:span><text:span text:style-name="T81">=</text:span><text:span text:style-name="T110">"mybatis-template.xml"</text:span><text:span text:style-name="T105"> </text:span><text:span text:style-name="T99">/&gt;</text:span></text:p>
      <text:p text:style-name="P150"><text:span text:style-name="T81"><text:s text:c="4"/></text:span><text:span text:style-name="T99">&lt;</text:span><text:span text:style-name="T103">session-factory</text:span><text:span text:style-name="T105"> </text:span><text:span text:style-name="T106">singleton-full-class-name</text:span><text:span text:style-name="T81">=</text:span></text:p>
      <text:p text:style-name="P150"><text:span text:style-name="T105"><text:s text:c="6"/></text:span><text:span text:style-name="T110">"com.company.sessionfactory.SessionFactory"</text:span><text:span text:style-name="T105"> </text:span><text:span text:style-name="T99">/&gt;</text:span></text:p>
      <text:p text:style-name="P150"><text:span text:style-name="T81"><text:s text:c="4"/></text:span><text:span text:style-name="T99">&lt;</text:span><text:span text:style-name="T103">select-generation</text:span><text:span text:style-name="T105"> </text:span><text:span text:style-name="T106">temp-view-base-name</text:span><text:span text:style-name="T81">=</text:span><text:span text:style-name="T110">"mybatis_temp_view"</text:span><text:span text:style-name="T105"> </text:span><text:span text:style-name="T99">/&gt;</text:span></text:p>
      <text:p text:style-name="P150"><text:span text:style-name="T81"><text:s text:c="2"/></text:span><text:span text:style-name="T99">&lt;/</text:span><text:span text:style-name="T103">layout</text:span><text:span text:style-name="T99">&gt;</text:span></text:p>
      <text:p text:style-name="P152"/>
      <text:p text:style-name="P150"><text:span text:style-name="T81"><text:s text:c="2"/></text:span><text:span text:style-name="T99">&lt;</text:span><text:span text:style-name="T103">table</text:span><text:span text:style-name="T105"> </text:span><text:span text:style-name="T106">name</text:span><text:span text:style-name="T81">=</text:span><text:span text:style-name="T110">"account"</text:span><text:span text:style-name="T99">&gt;</text:span></text:p>
      <text:p text:style-name="P150"><text:span text:style-name="T81"><text:s text:c="4"/></text:span><text:span text:style-name="T99">&lt;</text:span><text:span text:style-name="T103">auto-generated-column</text:span><text:span text:style-name="T105"> </text:span><text:span text:style-name="T106">name</text:span><text:span text:style-name="T81">=</text:span><text:span text:style-name="T110">"id"</text:span><text:span text:style-name="T105"> </text:span><text:span text:style-name="T99">/&gt;</text:span></text:p>
      <text:p text:style-name="P150"><text:span text:style-name="T81"><text:s text:c="2"/></text:span><text:span text:style-name="T99">&lt;/</text:span><text:span text:style-name="T103">table</text:span><text:span text:style-name="T99">&gt;</text:span></text:p>
      <text:p text:style-name="P152"/>
      <text:p text:style-name="P150"><text:span text:style-name="T81"><text:s text:c="2"/></text:span><text:span text:style-name="T99">&lt;</text:span><text:span text:style-name="T103">table</text:span><text:span text:style-name="T105"> </text:span><text:span text:style-name="T106">name</text:span><text:span text:style-name="T81">=</text:span><text:span text:style-name="T110">"transaction"</text:span><text:span text:style-name="T99">&gt;</text:span></text:p>
      <text:p text:style-name="P150"><text:span text:style-name="T81"><text:s text:c="4"/></text:span><text:span text:style-name="T99">&lt;</text:span><text:span text:style-name="T103">auto-generated-column</text:span><text:span text:style-name="T105"> </text:span><text:span text:style-name="T106">name</text:span><text:span text:style-name="T81">=</text:span><text:span text:style-name="T110">"id"</text:span><text:span text:style-name="T105"> </text:span><text:span text:style-name="T99">/&gt;</text:span></text:p>
      <text:p text:style-name="P150"><text:span text:style-name="T81"><text:s text:c="2"/></text:span><text:span text:style-name="T99">&lt;/</text:span><text:span text:style-name="T103">table</text:span><text:span text:style-name="T99">&gt;</text:span></text:p>
      <text:p text:style-name="P156"/>
      <text:p text:style-name="P150"><text:span text:style-name="T81"><text:s text:c="2"/></text:span><text:span text:style-name="T99">&lt;</text:span><text:span text:style-name="T103">view</text:span><text:span text:style-name="T105"> </text:span><text:span text:style-name="T106">name</text:span><text:span text:style-name="T81">=</text:span><text:span text:style-name="T110">"account_debit"</text:span><text:span text:style-name="T105"> </text:span><text:span text:style-name="T99">/&gt;</text:span></text:p>
      <text:p text:style-name="P152"/>
      <text:p text:style-name="P151"><text:span text:style-name="T81"><text:s text:c="2"/></text:span><text:span text:style-name="T99">&lt;</text:span><text:span text:style-name="T101">collection</text:span><text:span text:style-name="T105"> </text:span><text:span text:style-name="T106">name</text:span><text:span text:style-name="T81">=</text:span><text:span text:style-name="T110">"</text:span><text:span text:style-name="T114">sequences_dao</text:span><text:span text:style-name="T110">"</text:span><text:span text:style-name="T99">&gt;</text:span></text:p>
      <text:p text:style-name="P151"><text:span text:style-name="T81"><text:s text:c="4"/></text:span><text:span text:style-name="T99">&lt;</text:span><text:span text:style-name="T101">sequence </text:span><text:span text:style-name="T106">name</text:span><text:span text:style-name="T81">=</text:span><text:span text:style-name="T110">"</text:span><text:span text:style-name="T114">employee_seq</text:span><text:span text:style-name="T110">"</text:span><text:span text:style-name="T105"> </text:span><text:span text:style-name="T99">/&gt;</text:span></text:p>
      <text:p text:style-name="P151"><text:span text:style-name="T81"><text:s text:c="4"/></text:span><text:span text:style-name="T99">&lt;</text:span><text:span text:style-name="T101">sequence </text:span><text:span text:style-name="T106">name</text:span><text:span text:style-name="T81">=</text:span><text:span text:style-name="T110">"</text:span><text:span text:style-name="T114">account_seq</text:span><text:span text:style-name="T110">"</text:span><text:span text:style-name="T105"> </text:span><text:span text:style-name="T99">/&gt;</text:span></text:p>
      <text:p text:style-name="P151"><text:span text:style-name="T81"><text:s text:c="2"/></text:span><text:span text:style-name="T99">&lt;/</text:span><text:span text:style-name="T101">collection</text:span><text:span text:style-name="T99">&gt;</text:span></text:p>
      <text:p text:style-name="P153"/>
      <text:p text:style-name="P150"><text:span text:style-name="T81"><text:s text:c="2"/></text:span><text:span text:style-name="T99">&lt;</text:span><text:span text:style-name="T103">select</text:span><text:span text:style-name="T105"> </text:span><text:span text:style-name="T106">name</text:span><text:span text:style-name="T81">=</text:span><text:span text:style-name="T110">"big_</text:span><text:span text:style-name="T111">deposit</text:span><text:span text:style-name="T110">"</text:span><text:span text:style-name="T99">&gt;</text:span></text:p>
      <text:p text:style-name="P150"><text:span text:style-name="T81"><text:s text:c="6"/></text:span><text:span text:style-name="T99">&lt;![CDATA[</text:span></text:p>
      <text:p text:style-name="P154"><text:s text:c="4"/>select a.name , t.*</text:p>
      <text:p text:style-name="P154"><text:s text:c="6"/>from account a, transaction t</text:p>
      <text:p text:style-name="P154"><text:s text:c="6"/>where t.account_id = a.id</text:p>
      <text:p text:style-name="P154"><text:s text:c="8"/>{* and t.amount &gt;= </text:p>
      <text:p text:style-name="P154"><text:s text:c="11"/>#{m<text:span text:style-name="T118">inAmount</text:span>,javaType=java.lang.Integer,jdbcType=NUMERIC} *}</text:p>
      <text:p text:style-name="P154"><text:s text:c="6"/>order by a.current_balance</text:p>
      <text:p text:style-name="P150"><text:span text:style-name="T119"><text:s text:c="6"/></text:span><text:span text:style-name="T99">]]&gt;</text:span></text:p>
      <text:p text:style-name="P150"><text:span text:style-name="T81"><text:s text:c="2"/></text:span><text:span text:style-name="T99">&lt;/</text:span><text:span text:style-name="T103">select</text:span><text:span text:style-name="T99">&gt;</text:span></text:p>
      <text:p text:style-name="P152"/>
      <text:p text:style-name="P136"><text:span text:style-name="T99">&lt;/</text:span><text:span text:style-name="T103">empusa-mybatis</text:span><text:span text:style-name="T99">&gt;</text:span></text:p>
      <text:p text:style-name="P34"/>
      <text:p text:style-name="P34"><text:soft-page-break/>The main tag in the file is the &lt;empusa-mybatis&gt; tag. In it we'll find one &lt;layout&gt; tag that defines the main parameters, and then <text:span text:style-name="T230">one or more </text:span>&lt;table&gt;, &lt;view&gt;, and/or &lt;select&gt; tags.</text:p>
      <text:p text:style-name="P34"/>
      <text:p text:style-name="P62"/>
      <text:p text:style-name="P125">The &lt;layout&gt; tag</text:p>
      <text:p text:style-name="P35"/>
      <text:p text:style-name="P35">The layout tag is mandatory. It includes one &lt;daos&gt;, one &lt;mappers&gt;, one &lt;mybatis-configuration-template&gt;, one &lt;session-factory&gt;, and one &lt;select-generation&gt; tag.</text:p>
      <text:p text:style-name="P35"/>
      <text:p text:style-name="P34">The &lt;daos&gt; tag indicates where the DAO java classes are going to be placed. Its attributes are:</text:p>
      <text:p text:style-name="P137">gen-base-dir: The base dir of the source java classes.</text:p>
      <text:p text:style-name="P137">package: The base package of the DAO java classes, relative to the gen-base-dir attribute.</text:p>
      <text:p text:style-name="P137"/>
      <text:p text:style-name="P160">The &lt;mappers&gt; tag indicates where the mappers are going to be placed. Its attributes are:</text:p>
      <text:p text:style-name="P137">gen-base-dir: The base dir of the generation. This dir <text:span text:style-name="T231">should </text:span>be placed as part of the classpath when running your application.</text:p>
      <text:p text:style-name="P137">relative-dir: The relative dir, relative to the gen-base-dir attribute, where the mapper files will be located.</text:p>
      <text:p text:style-name="P137"/>
      <text:p text:style-name="P160">The &lt;mybatis-configuration-template&gt; tag specifies which template file will be used to generate the main MyBatis configuration file. This template will specify the data<text:span text:style-name="T245"> </text:span>source properties, as well as other MyBatis tweaks, and JDBC properties. See the MyBatis documentation for details of this file. The template must contain the text <text:s/><text:span text:style-name="T91">@@mappers@@</text:span> that will be replaced will the full list of mappers in the resulting MyBatis configuration file. Its attributes are:</text:p>
      <text:p text:style-name="P137">file: the location of the MyBatis main configuration file template.</text:p>
      <text:p text:style-name="P137"/>
      <text:p text:style-name="P160">The &lt;select-generation&gt; tag helps the &lt;select&gt; queries generation. Its attribute is:</text:p>
      <text:p text:style-name="P137">temp-view-base-name: a database <text:span text:style-name="T231">view prefix </text:span>name that is not used in the database. Views with this prefix will be created and dropped in the database during the DAO generation to retrieve and in<text:span text:style-name="T246">s</text:span>pect the &lt;select&gt; queries metadata.</text:p>
      <text:p text:style-name="P137"/>
      <text:p text:style-name="P163">Note: if you use the &lt;select&gt; tag you must have privileges to create and to drop database views in your (dev) database.</text:p>
      <text:p text:style-name="P160"/>
      <text:p text:style-name="P62">The &lt;table&gt; Tag</text:p>
      <text:p text:style-name="P35"/>
      <text:p text:style-name="P38">Add one &lt;table&gt; <text:span text:style-name="T120">tag </text:span>per each table you want to include in the DAO generation.<text:span text:style-name="T120"> </text:span></text:p>
      <text:p text:style-name="P38"/>
      <text:p text:style-name="P40">Its attribute name specifies the table name and is used to generate the DAO. The name must be unique for all &lt;table&gt;s, &lt;view&gt;s, and &lt;select&gt;s.</text:p>
      <text:p text:style-name="P38"/>
      <text:p text:style-name="P39">The &lt;table&gt; tag can include the &lt;auto-generated-column&gt; tag. Use this tag to specify how an auto<text:span text:style-name="T246">-</text:span>generated column (usually the PK) will be generated when inserting a new row in the table. It can take four forms:</text:p>
      <text:list xml:id="list5456488636528542029" text:style-name="L2">
        <text:list-item>
          <text:p text:style-name="P395"><text:span text:style-name="T3">The &lt;auto-generated-column&gt; tag is not specified: In this case the developer will need to provide values for all the properties of the row that's being inserted, including the </text:span><text:soft-page-break/><text:span text:style-name="T3">PK. This is useful when the developer want</text:span><text:span text:style-name="T4">s</text:span><text:span text:style-name="T3"> to have full control on the PK values</text:span><text:span text:style-name="T4"> generation, or for </text:span><text:span text:style-name="T3">tables that don't have a PK</text:span><text:span text:style-name="T4">.</text:span></text:p>
        </text:list-item>
        <text:list-item>
          <text:p text:style-name="P383">The &lt;auto-generated-column&gt; tag is specified and takes a form similar to:</text:p>
        </text:list-item>
      </text:list>
      <text:p text:style-name="P155"><text:span text:style-name="T82"><text:s text:c="2"/></text:span><text:span text:style-name="T102">&lt;</text:span><text:span text:style-name="T104">auto-generated-column</text:span><text:span text:style-name="T34"> </text:span><text:span text:style-name="T107">name</text:span><text:span text:style-name="T82">=</text:span><text:span text:style-name="T115">"id"</text:span><text:span text:style-name="T34"> </text:span><text:span text:style-name="T102">/&gt;</text:span></text:p>
      <text:p text:style-name="P138">In this case, the DAO generator (and MyBatis) will consider the value for the column <text:span text:style-name="T110">id</text:span> will be auto-generated by the database, probably as an identity column, or auto-generated column. The details depend on the specific RDBMS. The value of the <text:span text:style-name="T110">id </text:span>column provided by the program (if any) will be ignored, and after the insert is executed the DAO will be <text:span text:style-name="T232">automatically </text:span>populated with the inserted value.</text:p>
      <text:list xml:id="list6903400316528124670" text:style-name="L3">
        <text:list-item>
          <text:p text:style-name="P384">The &lt;auto-generated-column&gt; tag is specified and takes a form similar to:</text:p>
        </text:list-item>
      </text:list>
      <text:p text:style-name="P139"><text:span text:style-name="T99">&lt;</text:span><text:span text:style-name="T103">auto-generated-column</text:span><text:span text:style-name="T105"> </text:span><text:span text:style-name="T106">name</text:span><text:span text:style-name="T81">=</text:span><text:span text:style-name="T110">"id" </text:span><text:span text:style-name="T108">sequence</text:span><text:span text:style-name="T83">=</text:span><text:span text:style-name="T110">"account_seq"</text:span><text:span text:style-name="T105"> </text:span><text:span text:style-name="T99">/&gt;</text:span></text:p>
      <text:p text:style-name="P138">In this case, the DAO generator (and MyBatis) will consider the value of the column comes from a database sequence. In this case the database sequence is named <text:span text:style-name="T110">account_seq</text:span>. Again, the value of the <text:span text:style-name="T110">id </text:span>column provided by the program (if any) will be ignored, and after the insert is executed the DAO will be populated with the inserted value.</text:p>
      <text:list xml:id="list164819840659890" text:continue-numbering="true" text:style-name="L3">
        <text:list-item>
          <text:p text:style-name="P384">The &lt;auto-generated-column&gt; tag is specified and takes a form similar to:</text:p>
        </text:list-item>
      </text:list>
      <text:p text:style-name="P139"><text:span text:style-name="T99">&lt;</text:span><text:span text:style-name="T103">auto-generated-column</text:span><text:span text:style-name="T105"> </text:span><text:span text:style-name="T106">name</text:span><text:span text:style-name="T81">=</text:span><text:span text:style-name="T110">"id" </text:span><text:span text:style-name="T108">allows-specified-value</text:span><text:span text:style-name="T83">=</text:span><text:span text:style-name="T110">"true"</text:span><text:span text:style-name="T105"> </text:span><text:span text:style-name="T99">/&gt;</text:span></text:p>
      <text:p text:style-name="P138">In this case, the DAO generator (and MyBatis) will consider the value of the column comes will be auto-generated by the database, probably as an identity column, or auto-generated column. The details depend on the specific RDBMS. If the attribute <text:span text:style-name="T232">allows-specified-value</text:span> is not specified its value defaults to false. Now, if its value is true, and a non-null value is present in the DAO property, the DAO value is used; if the property value is null, then the value will be auto<text:span text:style-name="T246">-</text:span>generated by the database.</text:p>
      <text:p text:style-name="P138"/>
      <text:p text:style-name="P162">The &lt;table&gt; tag can accept one or more &lt;column&gt; tags. These tags take the form.</text:p>
      <text:p text:style-name="P161"/>
      <text:p text:style-name="P161"><text:span text:style-name="T100"><text:s text:c="2"/></text:span><text:span text:style-name="T99">&lt;</text:span><text:span text:style-name="T103">column</text:span><text:span text:style-name="T105"> </text:span><text:span text:style-name="T106">name</text:span><text:span text:style-name="T81">=</text:span><text:span text:style-name="T110">"</text:span><text:span text:style-name="T113">column_1</text:span><text:span text:style-name="T110">" </text:span><text:span text:style-name="T109">java-type</text:span><text:span text:style-name="T83">=</text:span><text:span text:style-name="T110">"</text:span><text:span text:style-name="T112">java.lang.Integer</text:span><text:span text:style-name="T110">"</text:span><text:span text:style-name="T112"> </text:span><text:span text:style-name="T99">/&gt;</text:span></text:p>
      <text:p text:style-name="P161"><text:span text:style-name="T100"><text:s text:c="2"/></text:span><text:span text:style-name="T99">&lt;</text:span><text:span text:style-name="T103">column</text:span><text:span text:style-name="T105"> </text:span><text:span text:style-name="T106">name</text:span><text:span text:style-name="T81">=</text:span><text:span text:style-name="T110">"</text:span><text:span text:style-name="T113">column_2</text:span><text:span text:style-name="T110">" </text:span><text:span text:style-name="T109">java-type</text:span><text:span text:style-name="T83">=</text:span><text:span text:style-name="T110">"</text:span><text:span text:style-name="T112">java.lang.</text:span><text:span text:style-name="T113">Long</text:span><text:span text:style-name="T110">"</text:span><text:span text:style-name="T105"> </text:span><text:span text:style-name="T109">jdbc-type</text:span><text:span text:style-name="T83">=</text:span><text:span text:style-name="T110">"</text:span><text:span text:style-name="T112">NUMERIC</text:span><text:span text:style-name="T110">"</text:span><text:span text:style-name="T112"> </text:span><text:span text:style-name="T99">/&gt;</text:span></text:p>
      <text:p text:style-name="P42"/>
      <text:p text:style-name="P42">These tags force the DAO generator to use the specified java and JDBC data types to persist the specified columns. This can be suitable when the developer wants to avoid changing the<text:span text:style-name="T232"> existing </text:span>java source code when the default java type for the database is not the desired one.</text:p>
      <text:p text:style-name="P109"/>
      <text:p text:style-name="P92"><text:span text:style-name="T121">This can help with conversion types, for example, in cases when the developer wants to treat numbers with non-standard precisions: i.e. to treat a </text:span><text:span text:style-name="T96">NUMERIC(4)</text:span><text:span text:style-name="T121"> as </text:span><text:span text:style-name="T96">Integer</text:span><text:span text:style-name="T121"> instead of (the default type) </text:span><text:span text:style-name="T96">Short</text:span><text:span text:style-name="T121">.</text:span></text:p>
      <text:p text:style-name="P93"/>
      <text:p text:style-name="P93">Any column not specifically configured will assume the default java type during the DAO generation.<text:span text:style-name="T122"> To find out about the default java and JDBC type see the corresponding Appendix for each RBMS at the end of this document.</text:span></text:p>
      <text:p text:style-name="P93"/>
      <text:p text:style-name="P31">The <text:span text:style-name="T92">jdbc-type</text:span> attribute is optional. Do not specify it unless you know what you're doing. Its value is retrieved from the database during the DAO generation and corresponds to one of the constant values defined in the <text:span text:style-name="T92">java.sql.Types</text:span> class. Normally you will not specify/override this value, unless you suspect the JDBC driver is reporting a wrong JDBC type.</text:p>
      <text:p text:style-name="P29"><text:soft-page-break/></text:p>
      <text:p text:style-name="P63">The &lt;<text:span text:style-name="T123">view</text:span>&gt; Tag</text:p>
      <text:p text:style-name="P36"/>
      <text:p text:style-name="P37">Add one &lt;<text:span text:style-name="T123">view</text:span>&gt; <text:span text:style-name="T120">tag </text:span>per each <text:span text:style-name="T123">database view </text:span>you want to include in the DAO generation.<text:span text:style-name="T120"> </text:span></text:p>
      <text:p text:style-name="P37"/>
      <text:p text:style-name="P41">Its attribute name specifies the view name, and is used to generate the DAO. The name must be unique for all &lt;table&gt;s, &lt;view&gt;s, and &lt;select&gt;s.</text:p>
      <text:p text:style-name="P36"/>
      <text:p text:style-name="P43">The DAO considers all view as read-only queries. Therefore, the only java methods in the DAO are or selecting data from the view.</text:p>
      <text:p text:style-name="P43"/>
      <text:p text:style-name="P43">As with the &lt;table&gt; tag, the &lt;view&gt; tag can include one or more &lt;column&gt; tags to specify the java type for the desired columns.</text:p>
      <text:p text:style-name="P43"/>
      <text:p text:style-name="P63">The &lt;<text:span text:style-name="T123">select</text:span>&gt; Tag</text:p>
      <text:p text:style-name="P36"/>
      <text:p text:style-name="P45">Add one &lt;select&gt; <text:span text:style-name="T120">tag </text:span>per each complex SQL select and/or join you want to use to retrieve data from the database.</text:p>
      <text:p text:style-name="P45"/>
      <text:p text:style-name="P46">The <text:span text:style-name="T120">name attribute specifies the name</text:span> you are giving to the select query<text:span text:style-name="T120"> and is used to generate the DAO. The name must be unique for all &lt;table&gt;s, &lt;view&gt;s, and &lt;select&gt;s.</text:span></text:p>
      <text:p text:style-name="P44"/>
      <text:p text:style-name="P44">As with the &lt;table&gt; tag, the &lt;view&gt; tag can include one or more &lt;column&gt; tags to specify the java type for the desired columns.</text:p>
      <text:p text:style-name="P44"/>
      <text:p text:style-name="P47">The select-prefix and select-suffix attributes are optional and specify which character string to use to delimit the “parameters sections” of the SQL select. The<text:span text:style-name="T233">y</text:span> default to {* and *}.</text:p>
      <text:p text:style-name="P37"/>
      <text:p text:style-name="P47">The body of the &lt;select&gt; tag includes the SQL select you want to be executed. One or more parameters can be added in the form:</text:p>
      <text:p text:style-name="P113"><text:tab/>#{minAmount,javaType=java.lang.Integer,jdbcType=NUMERIC}</text:p>
      <text:p text:style-name="P47">and will make up the parameter list of the related java method. If no parameters are added the SQL select will be executed just as specified.</text:p>
      <text:p text:style-name="P47"/>
      <text:p text:style-name="P54">A parameter can be used several times in the SQL select you want to execute. When adding it multiple time, the first <text:span text:style-name="T246">occurrence</text:span> is considered the <text:span text:style-name="T239">definition</text:span> of the parameter<text:span text:style-name="T241">, while subsequent occurrences are considered </text:span><text:span text:style-name="T240">references</text:span><text:span text:style-name="T241"> to the parameter. The definition must use the complete form of the parameter as in</text:span></text:p>
      <text:p text:style-name="P114"><text:tab/>#{minAmount,javaType=java.lang.Integer,jdbcType=NUMERIC}</text:p>
      <text:p text:style-name="P55">while the references must use the simple form of it (just including the name) as in</text:p>
      <text:p text:style-name="P114"><text:tab/>#{minAmount}</text:p>
      <text:p text:style-name="P56">Even if you use a parameter <text:span text:style-name="T243">many </text:span>times in the SQL select, the DAO will include it only once<text:span text:style-name="T242"> in the method call</text:span>.</text:p>
      <text:p text:style-name="P56"/>
      <text:p text:style-name="P48">Please note that the sections that contain parameters must be enclosed <text:span text:style-name="T246">between {* and *}. This is necessary to tell the DAO generator that these sections must be ignored during the </text:span><text:soft-page-break/><text:span text:style-name="T246">generation while creating a database view for the select. These database views are only created temporarily during the generation to retrieve the SQL select metadata and create the DAO accordingly.</text:span></text:p>
      <text:p text:style-name="P48"/>
      <text:p text:style-name="P48"><text:span text:style-name="T124">The SQL query without the parameters sections is called the “reduced select” and </text:span><text:span text:style-name="T45">MUST BE A VALID SQL</text:span><text:span text:style-name="T124">; otherwise, the DAO generation will fail and will point out the details accordingly. Therefore, place the {* and *} delimiters strategically, so to ensure the reduced SQL select is a valid query.</text:span></text:p>
      <text:p text:style-name="P48"/>
      <text:p text:style-name="P49"><text:span text:style-name="T234">Also, i</text:span>n XML is a good practice to specify any non-trivial body <text:span text:style-name="T234">text </text:span>of a tag in a CDATA section. This allows you to indi<text:span text:style-name="T244">s</text:span>criminately use the characters &lt;<text:span text:style-name="T235"> (less than)</text:span>, &gt;<text:span text:style-name="T235"> (greater than)</text:span>, &amp;<text:span text:style-name="T235"> (ampersand)</text:span>, <text:span text:style-name="T235">' (single quote) and “ (double quotes) </text:span>XML characters without the need of escaping them. You can omit the &lt;![CDATA[ and ]]&gt; XML delimiters but I highly recommend using them to simplify your life.</text:p>
      <text:p text:style-name="P49"/>
      <text:p text:style-name="P64">DAO Java classes structure</text:p>
      <text:p text:style-name="P50"/>
      <text:p text:style-name="P50">Each generated DAO Java class is actually divided into two Java classes: the main DAO (mostly empty) <text:span text:style-name="T236">class </text:span>and the DAO primitives class.</text:p>
      <text:p text:style-name="P50"/>
      <text:p text:style-name="P50">The main DAO class is the class you'll use most of the time. This class offers you the room to add custom Java logic to suit any domain-related behavior. This class is never overwritten by the DAO generator so your valuable custom code is safe.</text:p>
      <text:p text:style-name="P50"/>
      <text:p text:style-name="P51">The DAO primitives class includes all the “goodies” you <text:span text:style-name="T237">automatically </text:span>get from the <text:span text:style-name="T237">DAO </text:span>generator. This class is overwritten every time you execute the DAO generator. </text:p>
      <text:p text:style-name="P51"/>
      <text:p text:style-name="P51"><text:span text:style-name="T125">For ALL tables, views, and select, the DAO generator </text:span>includes<text:span text:style-name="T125">:</text:span></text:p>
      <text:list xml:id="list3912846502155389279" text:style-name="L4">
        <text:list-item>
          <text:p text:style-name="P385">All columns of the related table, view, or select as Java properties.</text:p>
        </text:list-item>
        <text:list-item>
          <text:p text:style-name="P385">All the corresponding getters and setters.</text:p>
        </text:list-item>
      </text:list>
      <text:p text:style-name="P50"/>
      <text:p text:style-name="P52">For tables it includes:</text:p>
      <text:list xml:id="list1723659767103847048" text:style-name="L5">
        <text:list-item>
          <text:p text:style-name="P386">The select(), update() and delete() methods: these methods use the PK to operate and, therefore, are available only if the table has a primary key.</text:p>
        </text:list-item>
        <text:list-item>
          <text:p text:style-name="P386">The selectByUI<text:span text:style-name="T126">COLUMNS</text:span>() method<text:span text:style-name="T127">s</text:span>.<text:span text:style-name="T127"> This methods retrieve a DAO (database row) using a unique index. There are as many of these methods as the number of unique constraint the table has.</text:span></text:p>
        </text:list-item>
        <text:list-item>
          <text:p text:style-name="P386">The selectByExample(), updateByExample(), and deleteByExample() methods. These methods are always present<text:span text:style-name="T238">, and can retrieve or update multiples rows at a time.</text:span></text:p>
        </text:list-item>
        <text:list-item>
          <text:p text:style-name="P387">The selec<text:span text:style-name="T238">tChildren</text:span><text:span text:style-name="T126">TABLE</text:span>().by<text:span text:style-name="T126">COLUMNS</text:span>() <text:span text:style-name="T238">and </text:span>selec<text:span text:style-name="T238">tParent</text:span><text:span text:style-name="T126">TABLE</text:span>().by<text:span text:style-name="T126">COLUMNS</text:span>()<text:span text:style-name="T238"> </text:span>methods. These methods allows you to retrieve related DAO objects (database rows) using the foreign keys present in the database. There are as many methods as imported and exported foreign keys the table has.</text:p>
        </text:list-item>
      </text:list>
      <text:p text:style-name="P47"/>
      <text:p text:style-name="P53">For views it includes:</text:p>
      <text:list xml:id="list164820516352076" text:continue-numbering="true" text:style-name="L5">
        <text:list-item>
          <text:p text:style-name="P388"><text:soft-page-break/>The selectByExample() method<text:span text:style-name="T128">.</text:span></text:p>
        </text:list-item>
      </text:list>
      <text:p text:style-name="P47"/>
      <text:p text:style-name="P53">For select it includes:</text:p>
      <text:list xml:id="list164821728487486" text:continue-numbering="true" text:style-name="L5">
        <text:list-item>
          <text:p text:style-name="P388">The select()<text:span text:style-name="T128"> method. This method includes all the parameters defined in the body of the &lt;select&gt; tag, if any, as Java parameters.</text:span></text:p>
        </text:list-item>
      </text:list>
      <text:p text:style-name="P45"/>
      <text:p text:style-name="P45"/>
      <text:p text:style-name="P119"><text:span text:style-name="T79">A Word on the D</text:span>evelopment Effort of the Persistence Layer</text:p>
      <text:p text:style-name="P19"/>
      <text:p text:style-name="P22">The persistence layer of a Java application <text:span text:style-name="T68">are the</text:span> Java <text:span text:style-name="T68">operations </text:span>that interact<text:span text:style-name="T68"> </text:span>with the database in order to retrieve data, or to produce data changes in the database: in sum all the SQL select, insert, update, and delete statements that the application needs to <text:span text:style-name="T66">fully </text:span>operate. These <text:span text:style-name="T68">operations are </text:span>highly <text:span text:style-name="T69">dependent on </text:span>the database details<text:span text:style-name="T69">, and need to be in sync with all its changes </text:span>to operate correctly<text:span text:style-name="T69">. I</text:span>n particular <text:span text:style-name="T69">they need to consider all </text:span>the table details, columns, data types, tables <text:span text:style-name="T70">constraints, </text:span>relationships, etc.</text:p>
      <text:p text:style-name="P21"/>
      <text:p text:style-name="P21"><text:span text:style-name="T63">The persistence layer--the set of persistence operations that perform specific database tasks--can be grouped into operations related to specific areas such as tables, views, and/or other general queries. We can organize all these operations as methods of DAOs, where each DAO represents one the groups. Considering this strategy, t</text:span>he effort of developing the<text:span text:style-name="T71"> entire </text:span>persistence layer of a Java application <text:span text:style-name="T62">could </text:span>be considered as the sum of the effort<text:span text:style-name="T67">s</text:span> of coding each DAO necessary for the application. <text:span text:style-name="T62">Now, t</text:span>he effort of writing a DAO usually <text:span text:style-name="T63">boils down to</text:span>:</text:p>
      <text:p text:style-name="P21"/>
      <text:p text:style-name="P159"><text:span text:style-name="T61">Ê</text:span><text:span text:style-name="T60"><text:tab/></text:span>Map the <text:span text:style-name="T67">related database </text:span>column types to <text:span text:style-name="T63">suitable Java</text:span> types.</text:p>
      <text:p text:style-name="P158"><text:span text:style-name="T61">Ë</text:span><text:span text:style-name="T60"><text:tab/></text:span>Write the DAO Java class with its properties, setters, and getters.</text:p>
      <text:p text:style-name="P158"><text:span text:style-name="T61">Ì</text:span><text:span text:style-name="T60"><text:tab/></text:span>Write the <text:span text:style-name="T65">DAO methods with all the tedious </text:span>JDBC code that sends and retrieves data to and from the database<text:span text:style-name="T64">.</text:span></text:p>
      <text:p text:style-name="P158"><text:span text:style-name="T61">Í</text:span><text:span text:style-name="T60"><text:tab/></text:span>Free JDBC resources after interacting with the database, even under error conditions.</text:p>
      <text:p text:style-name="P21"/>
      <text:p text:style-name="P28">On the other hand, we can group the same persistence operations by their complexity and reusability--something that is usually tied to their level of optimization. This grouping is shown below, ordered from the most basic ones--meant to be highly reusable--to the complex and very tailored ones--meant to be very optimized but probably not very reusable:</text:p>
      <text:p text:style-name="P20"/>
      <text:p text:style-name="P128">Basic CRUD <text:span text:style-name="T385">O</text:span>perations</text:p>
      <text:p text:style-name="P129">These are the <text:span text:style-name="T72">most </text:span>basic database <text:span text:style-name="T72">operations to interact with the database tables and views. They include the typical </text:span>select by PK, update by PK, delete by P<text:span text:style-name="T57">K, and insert using sequences or auto-generated PKs.</text:span></text:p>
      <text:p text:style-name="P129"/>
      <text:p text:style-name="P129"><text:span text:style-name="T50">Supplemental </text:span><text:span text:style-name="T49">O</text:span><text:span text:style-name="T44">perations</text:span></text:p>
      <text:p text:style-name="P129">These<text:span text:style-name="T393"> are extra operations on top of the CRUD</text:span> <text:span text:style-name="T393">that usually include select, update, and delete by example. They also leverage the database constraints to navigate the data model using unique and foreign key constraints.</text:span></text:p>
      <text:p text:style-name="P129"/>
      <text:p text:style-name="P147"><text:span text:style-name="T390">Regular </text:span>SQL</text:p>
      <text:p text:style-name="P141">These are<text:span text:style-name="T387"> standard fully fledged custom SQL statements. Their complexity ranges from the very simple ones to quite sophisticated, tuned </text:span>SQL se<text:span text:style-name="T56">lects, updates, deletes, and inserts that may return combined, grouped columns from different tables and views. They may also produce changes in the database using complex updates, insert, </text:span><text:soft-page-break/><text:span text:style-name="T56">or delete operations. They usually include one or more of the following features:</text:span></text:p>
      <text:list xml:id="list3343369598884187088" text:style-name="L6">
        <text:list-item>
          <text:p text:style-name="P389">Cleverly use indexes to optimize resources and speed up the operations.</text:p>
        </text:list-item>
        <text:list-item>
          <text:p text:style-name="P390">Join multiple tables and retrieve combined join data.</text:p>
        </text:list-item>
        <text:list-item>
          <text:p text:style-name="P396"><text:span text:style-name="T33">Include a</text:span><text:span text:style-name="T20">ggregate </text:span><text:span text:style-name="T33">operations </text:span><text:span text:style-name="T20">(group by, having).</text:span></text:p>
        </text:list-item>
        <text:list-item>
          <text:p text:style-name="P392">Use sub-queries.</text:p>
        </text:list-item>
        <text:list-item>
          <text:p text:style-name="P397"><text:span text:style-name="T24">Operate on </text:span><text:span text:style-name="T27">multiple/</text:span><text:span text:style-name="T6">massive </text:span><text:span text:style-name="T27">number </text:span><text:span text:style-name="T21">of rows</text:span><text:span text:style-name="T22"> </text:span><text:span text:style-name="T23">per SQL statement</text:span><text:span text:style-name="T19">.</text:span></text:p>
        </text:list-item>
        <text:list-item>
          <text:p text:style-name="P393">Use other standard SQL features.</text:p>
        </text:list-item>
      </text:list>
      <text:p text:style-name="P142"/>
      <text:p text:style-name="P144"><text:span text:style-name="T389">Native</text:span> <text:span text:style-name="T379">SQL</text:span></text:p>
      <text:p text:style-name="P140">These are<text:span text:style-name="T388"> non-standard SQL statements that include RDBMS-specific SQL entensions. They</text:span> <text:span text:style-name="T388">are usually sophisticated and tuned parameterized </text:span>SQL se<text:span text:style-name="T56">lects, updates, deletes, and inserts that include one or more of the features below:</text:span></text:p>
      <text:list xml:id="list7562516970813961615" text:style-name="L7">
        <text:list-item>
          <text:p text:style-name="P394">Manage rows/table locks.</text:p>
        </text:list-item>
        <text:list-item>
          <text:p text:style-name="P399"><text:span text:style-name="T2">Access uncommitted </text:span><text:span text:style-name="T29">data </text:span><text:span text:style-name="T2">rows.</text:span></text:p>
        </text:list-item>
        <text:list-item>
          <text:p text:style-name="P398"><text:span text:style-name="T25">U</text:span><text:span text:style-name="T7">se </text:span><text:span text:style-name="T16">RDBMS-specific </text:span><text:span text:style-name="T28">SQL </text:span><text:span text:style-name="T32">instructions and/or </text:span><text:span text:style-name="T7">functions.</text:span></text:p>
        </text:list-item>
        <text:list-item>
          <text:p text:style-name="P400"><text:span text:style-name="T2">Limit</text:span><text:span text:style-name="T13"> </text:span><text:span text:style-name="T16">the number of </text:span><text:span text:style-name="T10">returned</text:span><text:span text:style-name="T11">/processed</text:span><text:span text:style-name="T10"> </text:span><text:span text:style-name="T2">rows</text:span><text:span text:style-name="T17"> at the SQL-level</text:span><text:span text:style-name="T2">.</text:span></text:p>
        </text:list-item>
        <text:list-item>
          <text:p text:style-name="P398"><text:span text:style-name="T15">Prepare</text:span><text:span text:style-name="T30">/Manage</text:span><text:span text:style-name="T15"> in-memory </text:span><text:span text:style-name="T30">and/</text:span><text:span text:style-name="T15">or </text:span><text:span text:style-name="T18">materialized </text:span><text:span text:style-name="T15">structures for cubes</text:span><text:span text:style-name="T9">, </text:span><text:span text:style-name="T15">pivoting</text:span><text:span text:style-name="T9"> or other.</text:span></text:p>
        </text:list-item>
        <text:list-item>
          <text:p text:style-name="P391">Add hinting to specify execution plans.</text:p>
        </text:list-item>
        <text:list-item>
          <text:p text:style-name="P401"><text:span text:style-name="T14">Use </text:span><text:span text:style-name="T31">any </text:span><text:span text:style-name="T14">o</text:span><text:span text:style-name="T2">ther</text:span><text:span text:style-name="T8"> </text:span><text:span text:style-name="T6">non-standard SQL </text:span><text:span text:style-name="T12">extensions </text:span><text:span text:style-name="T6">specific to the RDBMS.</text:span></text:p>
        </text:list-item>
      </text:list>
      <text:p text:style-name="P157"><text:span text:style-name="T5">The</text:span><text:span text:style-name="T7">se SQL statements</text:span><text:span text:style-name="T5"> are carefully written to optimize the resources and speed using indexes, table segmentation, in-memory access and other database features. They can also </text:span><text:span text:style-name="T26">dramatically </text:span><text:span text:style-name="T5">reduce the network calls and latency needed to produce the desired data change.</text:span></text:p>
      <text:p text:style-name="P130"/>
      <text:p text:style-name="P145">Dynamic <text:span text:style-name="T59">SQL</text:span></text:p>
      <text:p text:style-name="P143">These are SQL statements (select, insert, update, and delete) enhanced by an extra descriptive layer of logic <text:span text:style-name="T381">(such as OGNL) </text:span>that automatically alters their structure based on the received parameters<text:span text:style-name="T392"> values</text:span>.<text:span text:style-name="T394"> Typical </text:span>example<text:span text:style-name="T391">s</text:span> of this<text:span text:style-name="T391">,</text:span> is a SQL select that filters by different columns <text:span text:style-name="T391">conditions </text:span>depending on a logic related to the values of the received parameters<text:span text:style-name="T391">, and/or sorts the rows differently depending on the parameter values.</text:span></text:p>
      <text:p text:style-name="P131"/>
      <text:p text:style-name="P146">Stored <text:span text:style-name="T385">P</text:span>rocedures <text:span text:style-name="T386">E</text:span>xecution</text:p>
      <text:p text:style-name="P132">These are simpl<text:span text:style-name="T383">e</text:span> calls to existing stored procedures in the database. The development effort includes the writing of Java classes to send parameters and receive results <text:span text:style-name="T58">usually </text:span>in the form of <text:span text:style-name="T58">plain values, scalars, </text:span>lists, or database cursors.</text:p>
      <text:p text:style-name="P144"/>
      <text:p text:style-name="P144">Low-level <text:span text:style-name="T77">JDBC</text:span></text:p>
      <text:p text:style-name="P133">Th<text:span text:style-name="T77">ese</text:span> SQL statements require low-level JDBC to usually access features such as updateable resultsets, <text:span text:style-name="T382">low-level </text:span>locking, batch SQL processing<text:span text:style-name="T73">, etc.</text:span></text:p>
      <text:p text:style-name="P25"/>
      <text:p text:style-name="P23">The level of effort to develop and test each one of these groups depends on the popularity of them (how heavily used) on each application and also on the complexity of their tweaks and <text:soft-page-break/><text:span text:style-name="T78">level of customization</text:span>. The chart below depicts <text:span text:style-name="T74">a common </text:span>the level of effort for each one of the groups as well as the level of support HotRod provides for each group.</text:p>
      <text:p text:style-name="P23"/>
      <text:p text:style-name="P24"/>
      <text:p text:style-name="P127"><text:span text:style-name="T380"><text:line-break/></text:span><text:span text:style-name="T380"><draw:g text:anchor-type="as-char" draw:z-index="0" draw:style-name="gr1"><draw:line draw:style-name="gr2" draw:text-style-name="P428" svg:x1="0.4504in" svg:y1="2.8996in" svg:x2="3.9504in" svg:y2="2.8996in"><text:p/></draw:line><draw:line draw:style-name="gr2" draw:text-style-name="P429" svg:x1="0.4504in" svg:y1="2.8996in" svg:x2="0.4504in" svg:y2="0.3496in"><text:p/></draw:line><draw:custom-shape draw:style-name="gr3" draw:text-style-name="P431" svg:width="0.3004in" svg:height="0.3004in" svg:x="0in" svg:y="0.5492in"><text:p text:style-name="P430"><text:span text:style-name="T395">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1" svg:width="0.3004in" svg:height="0.3004in" svg:x="0in" svg:y="1.1492in"><text:p text:style-name="P430"><text:span text:style-name="T39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1" svg:width="0.3004in" svg:height="0.3004in" svg:x="0in" svg:y="1.7492in"><text:p text:style-name="P430"><text:span text:style-name="T39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1" svg:width="0.3004in" svg:height="0.3004in" svg:x="0.0008in" svg:y="2.3492in"><text:p text:style-name="P430"><text:span text:style-name="T39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433" svg:width="1.3976in" svg:height="0.3795in" draw:transform="rotate (1.0456267548698) translate (0.03125in 4.02283464566929in)"><draw:text-box><text:p text:style-name="P432"><text:span text:style-name="T396">Basic CRUD</text:span></text:p></draw:text-box></draw:frame><draw:frame draw:style-name="gr5" draw:text-style-name="P433" svg:width="2.1524in" svg:height="0.4795in" draw:transform="rotate (1.0459758207202) translate (0.190972222222222in 4.67878390201225in)"><draw:text-box><text:p text:style-name="P432"><text:span text:style-name="T396">Advanced Operations</text:span></text:p></draw:text-box></draw:frame><draw:frame draw:style-name="gr6" draw:text-style-name="P433" svg:width="1.2488in" svg:height="0.3795in" draw:transform="rotate (1.0459758207202) translate (1.32916666666667in 3.88533464566929in)"><draw:text-box><text:p text:style-name="P432"><text:span text:style-name="T396">Exotic SQL</text:span></text:p></draw:text-box></draw:frame><draw:frame draw:style-name="gr7" draw:text-style-name="P433" svg:width="2.813in" svg:height="0.4122in" draw:transform="rotate (1.0459758207202) translate (1.80972222222222in 5.23880686789151in)"><draw:text-box><text:p text:style-name="P432"><text:span text:style-name="T396">Stored Procedures Execution</text:span></text:p></draw:text-box></draw:frame><draw:frame draw:style-name="gr8" draw:text-style-name="P433" svg:width="1.4169in" svg:height="0.4039in" draw:transform="rotate (1.0468484853462) translate (1.97222222222222in 4.10477909011374in)"><draw:text-box><text:p text:style-name="P432"><text:span text:style-name="T396">Dynamic SQL</text:span></text:p></draw:text-box></draw:frame><draw:frame draw:style-name="gr9" draw:text-style-name="P433" svg:width="1.5925in" svg:height="0.4287in" draw:transform="rotate (1.0471975511966) translate (2.82847222222222in 4.22977909011374in)"><draw:text-box><text:p text:style-name="P432"><text:span text:style-name="T396">Low-level JDBC</text:span></text:p></draw:text-box></draw:frame><draw:line draw:style-name="gr2" draw:text-style-name="P429" svg:x1="3.9504in" svg:y1="2.9in" svg:x2="3.9504in" svg:y2="0.3496in"><text:p/></draw:line><draw:line draw:style-name="gr2" draw:text-style-name="P429" svg:x1="0.4508in" svg:y1="0.3496in" svg:x2="3.9504in" svg:y2="0.3496in"><text:p/></draw:line><draw:custom-shape draw:style-name="gr10" draw:text-style-name="P434" svg:width="0.6004in" svg:height="0.5504in" svg:x="0.55in" svg:y="2.2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434" svg:width="0.3504in" svg:height="0.5504in" svg:x="1.2in" svg:y="2.2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434" svg:width="0.9504in" svg:height="0.5504in" svg:x="1.6in" svg:y="2.2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34" svg:width="0.5504in" svg:height="0.5504in" svg:x="2.6in" svg:y="2.2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435" svg:width="0.3004in" svg:height="0.5504in" svg:x="3.55in" svg:y="2.2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436" svg:width="0.3004in" svg:height="0.5504in" svg:x="3.2in" svg:y="2.2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434" svg:width="0.6004in" svg:height="0.5504in" svg:x="0.55in" svg:y="1.6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434" svg:width="0.3504in" svg:height="0.5504in" svg:x="1.2in" svg:y="1.6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434" svg:width="0.9504in" svg:height="0.5504in" svg:x="1.6in" svg:y="1.6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34" svg:width="0.5504in" svg:height="0.5504in" svg:x="2.6in" svg:y="1.6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435" svg:width="0.3004in" svg:height="0.5504in" svg:x="3.55in" svg:y="1.6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436" svg:width="0.3004in" svg:height="0.5504in" svg:x="3.2in" svg:y="1.6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434" svg:width="0.6004in" svg:height="0.5504in" svg:x="0.55in" svg:y="1.0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434" svg:width="0.3504in" svg:height="0.5504in" svg:x="1.2in" svg:y="1.0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434" svg:width="0.9504in" svg:height="0.5504in" svg:x="1.6in" svg:y="1.0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34" svg:width="0.5504in" svg:height="0.5504in" svg:x="2.6in" svg:y="1.0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435" svg:width="0.3004in" svg:height="0.5504in" svg:x="3.55in" svg:y="1.0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436" svg:width="0.3004in" svg:height="0.5504in" svg:x="3.2in" svg:y="1.0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434" svg:width="0.6004in" svg:height="0.5504in" svg:x="0.55in" svg:y="0.4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434" svg:width="0.3504in" svg:height="0.5504in" svg:x="1.2in" svg:y="0.4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434" svg:width="0.9504in" svg:height="0.5504in" svg:x="1.6in" svg:y="0.4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34" svg:width="0.5504in" svg:height="0.5504in" svg:x="2.6in" svg:y="0.4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435" svg:width="0.3004in" svg:height="0.5504in" svg:x="3.55in" svg:y="0.4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436" svg:width="0.3004in" svg:height="0.5504in" svg:x="3.2in" svg:y="0.449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435" svg:width="0.3004in" svg:height="0.3004in" svg:x="4.2693in" svg:y="1.84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434" svg:width="0.3004in" svg:height="0.3004in" svg:x="4.2693in" svg:y="1.14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436" svg:width="0.3004in" svg:height="0.3004in" svg:x="4.2693in" svg:y="1.49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438" svg:width="2.1134in" svg:height="0.2913in" svg:x="4.5693in" svg:y="1.8945in"><draw:text-box><text:p text:style-name="P437"><text:span text:style-name="T397">Not supported by MyBatis</text:span></text:p></draw:text-box></draw:frame><draw:frame draw:style-name="gr20" draw:text-style-name="P438" svg:width="1.7795in" svg:height="0.4831in" svg:x="4.5693in" svg:y="1.4319in"><draw:text-box><text:p text:style-name="P437"><text:span text:style-name="T397">Supported by custom</text:span></text:p><text:p text:style-name="P437"><text:span text:style-name="T397">MyBatis mappers</text:span></text:p></draw:text-box></draw:frame><draw:frame draw:style-name="gr21" draw:text-style-name="P438" svg:width="2.1413in" svg:height="0.2913in" svg:x="4.5693in" svg:y="1.1945in"><draw:text-box><text:p text:style-name="P437"><text:span text:style-name="T397">Automated by HotRod</text:span></text:p></draw:text-box></draw:frame><draw:line draw:style-name="gr22" draw:text-style-name="P440" svg:x1="0.5504in" svg:y1="-0.0004in" svg:x2="3.8504in" svg:y2="-0.0004in"><text:p text:style-name="P439"><text:span text:style-name="T398"/></text:p><text:p text:style-name="P439"><text:span text:style-name="T398">Increased development effort</text:span></text:p><text:p text:style-name="P439"><text:span text:style-name="T398"/></text:p><text:p text:style-name="P439"><text:span text:style-name="T398">Increased potential runtime performance</text:span></text:p><text:p text:style-name="P439"><text:span text:style-name="T398"/></text:p></draw:line></draw:g></text:span><text:span text:style-name="T380"><text:line-break/></text:span></text:p>
      <text:p text:style-name="P26">In this chart the rectangles depict the level of development effort if all aspects (1, 2, 3, and<text:span text:style-name="T75"> 4</text:span>) are <text:span text:style-name="T76">coded </text:span>by hand. For example, “<text:span text:style-name="T384">Advanced Operations</text:span>” is quite narrow, since even though these are <text:span text:style-name="T386">not difficult to write, the may more difficult to test</text:span>. “<text:span text:style-name="T383">Exotic</text:span> SQL”, on the other hand, are heavily used in any but the most basic applications.</text:p>
      <text:p text:style-name="P26"/>
      <text:p text:style-name="P26">The chart also depicts in blue the DAO operations that HotRod automatically covers, and in green the operations that can be used using custom MyBatis mappers. The area in yellow depicts JDBC usage out of the scope of MyBatis and also out of the scope of HotRod.</text:p>
      <text:p text:style-name="P26"/>
      <text:p text:style-name="P27">From left to right the complexity increases, and so does the<text:span text:style-name="T80"> potential</text:span> performance that can be obtained from JDBC.</text:p>
      <text:p text:style-name="P19"/>
      <text:p text:style-name="P87"/>
      <text:p text:style-name="P115">Appendix <text:span text:style-name="T129">A</text:span> - Default Data Types<text:span text:style-name="T129"> for Oracle database</text:span></text:p>
      <text:p text:style-name="P87"/>
      <text:p text:style-name="P94"><text:span text:style-name="T129">The HotRod Oracle adapter automatically maps known column types to Java types. The table below </text:span>shows which Java types are generated by the DAO Generator for each <text:span text:style-name="T130">Oracle</text:span> column type.</text:p>
      <text:p text:style-name="P94"/>
      <text:p text:style-name="P94">Please note that the Java types for the <text:span text:style-name="T130">Oracle </text:span>columns may vary depending on the specific version and variant of <text:span text:style-name="T130">Oracle</text:span>, the operating system where the database engine is running, and the JDBC driver version.</text:p>
      <text:p text:style-name="P94"/>
      <text:p text:style-name="P110">Default Java Types</text:p>
      <text:p text:style-name="P94"/>
      <text:p text:style-name="P94">If no special rule is defined for a column in the configuration file the DAO generator will use the following rules to decide which Java type to use for each column.<text:span text:style-name="T292"> In yellow is the DAO property type. In parenthesis the actual object type returned by the Oracle JDBC driver, that sometimes is different.</text:span></text:p>
      <text:p text:style-name="P94"/>
      <table:table table:name="Table1" table:style-name="Table1">
        <table:table-column table:style-name="Table1.A"/>
        <table:table-column table:style-name="Table1.B"/>
        <table:table-row table:style-name="Table1.1">
          <table:table-cell table:style-name="Table1.A1" office:value-type="string">
            <text:p text:style-name="P164"><text:span text:style-name="T130">Oracle D</text:span>ata <text:span text:style-name="T288">T</text:span>ype</text:p>
          </table:table-cell>
          <table:table-cell table:style-name="Table1.B1" office:value-type="string">
            <text:p text:style-name="P164"><text:span text:style-name="T288">Default </text:span>Java <text:span text:style-name="T288">T</text:span>ype</text:p>
          </table:table-cell>
        </table:table-row>
        <table:table-row table:style-name="Table1.2">
          <table:table-cell table:style-name="Table1.A2" office:value-type="string">
            <text:p text:style-name="P172">NUMBER(p,s),</text:p>
            <text:p text:style-name="P182">DECIMAL(p,s),</text:p>
            <text:p text:style-name="P182">DEC(p,s),</text:p>
            <text:p text:style-name="P182">NUMERIC(p,s),</text:p>
            <text:p text:style-name="P182">NUM(p,s)</text:p>
          </table:table-cell>
          <table:table-cell table:style-name="Table1.B2" office:value-type="string">
            <text:p text:style-name="P292"><text:span text:style-name="T131">If </text:span><text:span text:style-name="T132">neither </text:span><text:span text:style-name="T184">p</text:span><text:span text:style-name="T132"> or </text:span><text:span text:style-name="T184">s</text:span><text:span text:style-name="T132"> are specified:</text:span></text:p>
            <text:list xml:id="list6630873817345848799" text:style-name="WWNum2">
              <text:list-item>
                <text:p text:style-name="P403"><text:span text:style-name="T132"><text:s/></text:span><text:span text:style-name="java-type"><text:span text:style-name="T202">java.math.BigDecimal</text:span></text:span></text:p>
              </text:list-item>
            </text:list>
            <text:p text:style-name="P292"><text:span text:style-name="T132">If</text:span><text:span text:style-name="T131"> </text:span><text:span text:style-name="T133">both are </text:span><text:span text:style-name="T134">spe</text:span><text:span text:style-name="T135">c</text:span><text:span text:style-name="T134">ified and </text:span><text:span text:style-name="T185">s</text:span><text:span text:style-name="T133"> is </text:span><text:span text:style-name="T131">different from zero the Java type is:</text:span></text:p>
            <text:list xml:id="list164821426000413" text:continue-numbering="true" text:style-name="WWNum2">
              <text:list-item>
                <text:p text:style-name="P403"><text:span text:style-name="T92"><text:s/></text:span><text:span text:style-name="java-type">java.math.BigDecimal</text:span></text:p>
              </text:list-item>
            </text:list>
            <text:p text:style-name="P292"><text:span text:style-name="T131">if </text:span><text:span text:style-name="T136">p is specified and</text:span><text:span text:style-name="T131"> </text:span><text:span text:style-name="T183">s</text:span><text:span text:style-name="T131"> </text:span><text:span text:style-name="T137">is </text:span><text:span text:style-name="T138">not </text:span><text:span text:style-name="T131">specified </text:span><text:span text:style-name="T138">or specified </text:span><text:span text:style-name="T137">with a value of</text:span><text:span text:style-name="T131"> zero:</text:span></text:p>
            <text:list xml:id="list8299541897358594020" text:style-name="WWNum1">
              <text:list-item>
                <text:p text:style-name="P415"><text:span text:style-name="T131">if </text:span><text:span text:style-name="T183">p</text:span><text:span text:style-name="T131"> &lt;= 2: </text:span><text:span text:style-name="java-type">java.lang.Byte</text:span></text:p>
              </text:list-item>
              <text:list-item>
                <text:p text:style-name="P415"><text:span text:style-name="T131">if 2 &lt; </text:span><text:span text:style-name="T183">p</text:span><text:span text:style-name="T131"> &lt;= 4: </text:span><text:span text:style-name="java-type">java.lang.Short</text:span></text:p>
              </text:list-item>
              <text:list-item>
                <text:p text:style-name="P415"><text:span text:style-name="T131">if 4 &lt; </text:span><text:span text:style-name="T183">p</text:span><text:span text:style-name="T131"> &lt;= </text:span><text:span text:style-name="T139">9</text:span><text:span text:style-name="T131">: </text:span><text:span text:style-name="java-type">java.lang.Integer</text:span></text:p>
              </text:list-item>
              <text:list-item>
                <text:p text:style-name="P415"><text:span text:style-name="T131">if 8 &lt; </text:span><text:span text:style-name="T183">p</text:span><text:span text:style-name="T131"> &lt;= 18: </text:span><text:span text:style-name="java-type">java.lang.Long</text:span></text:p>
              </text:list-item>
              <text:list-item>
                <text:p text:style-name="P415"><text:span text:style-name="T131">if </text:span><text:bookmark-start text:name="__UnoMark__1_1442313435"/><text:span text:style-name="T183">p</text:span><text:bookmark-end text:name="__UnoMark__1_1442313435"/><text:span text:style-name="T131"> &gt; 18: </text:span><text:span text:style-name="java-type">java.math.BigInteger</text:span></text:p>
              </text:list-item>
            </text:list>
          </table:table-cell>
        </table:table-row>
        <table:table-row table:style-name="Table1.2">
          <table:table-cell table:style-name="Table1.A2" office:value-type="string">
            <text:p text:style-name="P248">SMALLINT<text:span text:style-name="T287">,</text:span></text:p>
            <text:p text:style-name="P249">INTEGER,</text:p>
            <text:p text:style-name="P249">INT</text:p>
          </table:table-cell>
          <table:table-cell table:style-name="Table1.B2" office:value-type="string">
            <text:p text:style-name="P338"><text:span text:style-name="java-type"><text:span text:style-name="T202">java.math.BigInteger</text:span></text:span></text:p>
            <text:p text:style-name="P336"><text:span text:style-name="T191">Note</text:span><text:span text:style-name="T131">: SMALLINT</text:span><text:span text:style-name="T152">, INTEGER, and INT are</text:span><text:span text:style-name="T131"> equivalent to NUMBER(38).</text:span></text:p>
          </table:table-cell>
        </table:table-row>
        <table:table-row table:style-name="Table1.2">
          <table:table-cell table:style-name="Table1.A2" office:value-type="string">
            <text:p text:style-name="P246">FLOAT<text:span text:style-name="T285">(p)</text:span></text:p>
          </table:table-cell>
          <table:table-cell table:style-name="Table1.B2" office:value-type="string">
            <text:p text:style-name="P332"><text:span text:style-name="T131">if </text:span><text:span text:style-name="T136">p is </text:span><text:span text:style-name="T146">not </text:span><text:span text:style-name="T136">specified</text:span><text:span text:style-name="T148"> (i.e. </text:span><text:span text:style-name="T157">a </text:span><text:span text:style-name="T148">126</text:span><text:span text:style-name="T157">-</text:span><text:span text:style-name="T148">bit float)</text:span><text:span text:style-name="T146">:</text:span></text:p>
            <text:list xml:id="list164821743646063" text:continue-numbering="true" text:style-name="WWNum1">
              <text:list-item>
                <text:p text:style-name="P416"><text:span text:style-name="T132"><text:s/></text:span><text:span text:style-name="java-type"><text:span text:style-name="T202">java.math.BigDecimal</text:span></text:span></text:p>
              </text:list-item>
            </text:list>
            <text:p text:style-name="P332"><text:span text:style-name="T131">if </text:span><text:span text:style-name="T136">p is specified</text:span><text:span text:style-name="T146">:</text:span></text:p>
            <text:list xml:id="list164821368871951" text:continue-numbering="true" text:style-name="WWNum1">
              <text:list-item>
                <text:p text:style-name="P416"><text:span text:style-name="T131">if </text:span><text:span text:style-name="T183">p</text:span><text:span text:style-name="T131"> &lt;= 2</text:span><text:span text:style-name="T147">3</text:span><text:span text:style-name="T131">: </text:span><text:span text:style-name="java-type">java.lang.</text:span><text:span text:style-name="java-type"><text:span text:style-name="T286">Float</text:span></text:span></text:p>
              </text:list-item>
              <text:list-item>
                <text:p text:style-name="P416"><text:span text:style-name="T131">if 2</text:span><text:span text:style-name="T147">4</text:span><text:span text:style-name="T131"> &lt;</text:span><text:span text:style-name="T147">=</text:span><text:span text:style-name="T131"> </text:span><text:span text:style-name="T183">p</text:span><text:span text:style-name="T131"> &lt;= </text:span><text:span text:style-name="T147">52</text:span><text:span text:style-name="T131">: </text:span><text:span text:style-name="java-type">java.lang.</text:span><text:span text:style-name="java-type"><text:span text:style-name="T286">Double</text:span></text:span></text:p>
              </text:list-item>
              <text:list-item>
                <text:p text:style-name="P417"><text:span text:style-name="T131">if </text:span><text:span text:style-name="T183">p</text:span><text:span text:style-name="T131"> </text:span><text:span text:style-name="T147">&gt;=53</text:span><text:span text:style-name="T131">: </text:span><text:span text:style-name="java-type">java.</text:span><text:span text:style-name="java-type"><text:span text:style-name="T202">math.BigDecimal</text:span></text:span></text:p>
              </text:list-item>
            </text:list>
          </table:table-cell>
        </table:table-row>
        <table:table-row table:style-name="Table1.2">
          <table:table-cell table:style-name="Table1.A2" office:value-type="string">
            <text:p text:style-name="P247">REAL</text:p>
          </table:table-cell>
          <table:table-cell table:style-name="Table1.B2" office:value-type="string">
            <text:p text:style-name="P333"><text:span text:style-name="java-type"><text:span text:style-name="T202">java.math.BigDecimal</text:span></text:span></text:p>
            <text:p text:style-name="P334"><text:span text:style-name="T192">Note</text:span><text:span text:style-name="T149">: </text:span><text:span text:style-name="T151">R</text:span><text:span text:style-name="T149">EAL is equivalent to FLOAT(63).</text:span></text:p>
          </table:table-cell>
        </table:table-row>
        <table:table-row table:style-name="Table1.2">
          <table:table-cell table:style-name="Table1.A2" office:value-type="string">
            <text:p text:style-name="P246">DOUBLE PRECISION</text:p>
          </table:table-cell>
          <table:table-cell table:style-name="Table1.B2" office:value-type="string">
            <text:p text:style-name="P335"><text:span text:style-name="java-type"><text:span text:style-name="T202">java.math.BigDecimal</text:span></text:span></text:p>
            <text:p text:style-name="P335"><text:span text:style-name="T192">Note</text:span><text:span text:style-name="T149">: </text:span><text:span text:style-name="T150">DOUBLE PRECISION</text:span><text:span text:style-name="T149"> is equivalent to FLOAT(</text:span><text:span text:style-name="T150">126</text:span><text:span text:style-name="T149">)</text:span><text:span text:style-name="T150">.</text:span></text:p>
          </table:table-cell>
        </table:table-row>
        <table:table-row table:style-name="Table1.2">
          <table:table-cell table:style-name="Table1.A2" office:value-type="string">
            <text:p text:style-name="P250">BINARY_FLOAT</text:p>
          </table:table-cell>
          <table:table-cell table:style-name="Table1.B2" office:value-type="string">
            <text:p text:style-name="P292"><text:span text:style-name="java-type">java.lang.Float</text:span></text:p>
          </table:table-cell>
        </table:table-row>
        <table:table-row table:style-name="Table1.2">
          <table:table-cell table:style-name="Table1.A2" office:value-type="string">
            <text:p text:style-name="P250">BINARY_DOUBLE</text:p>
          </table:table-cell>
          <table:table-cell table:style-name="Table1.B2" office:value-type="string">
            <text:p text:style-name="P292"><text:span text:style-name="java-type">java.lang.Double</text:span></text:p>
          </table:table-cell>
        </table:table-row>
        <text:soft-page-break/>
        <table:table-row table:style-name="Table1.2">
          <table:table-cell table:style-name="Table1.A2" office:value-type="string">
            <text:p text:style-name="P182">CHAR(n),</text:p>
            <text:p text:style-name="P243">VARCHAR(n),</text:p>
            <text:p text:style-name="P182">VARCHAR<text:span text:style-name="T203">2</text:span>(n),</text:p>
            <text:p text:style-name="P173">NCHAR(n),</text:p>
            <text:p text:style-name="P173">NVARCHAR2(n)</text:p>
          </table:table-cell>
          <table:table-cell table:style-name="Table1.B2" office:value-type="string">
            <text:p text:style-name="P292"><text:span text:style-name="java-type">java.lang.String</text:span></text:p>
          </table:table-cell>
        </table:table-row>
        <table:table-row table:style-name="Table1.2">
          <table:table-cell table:style-name="Table1.A2" office:value-type="string">
            <text:p text:style-name="P174">CLOB,</text:p>
            <text:p text:style-name="P174">NCLOB</text:p>
          </table:table-cell>
          <table:table-cell table:style-name="Table1.B2" office:value-type="string">
            <text:p text:style-name="P357"><text:span text:style-name="java-type">java.lang.String</text:span><text:span text:style-name="T297"> *</text:span></text:p>
          </table:table-cell>
        </table:table-row>
        <table:table-row table:style-name="Table1.2">
          <table:table-cell table:style-name="Table1.A2" office:value-type="string">
            <text:p text:style-name="P251">LONG</text:p>
          </table:table-cell>
          <table:table-cell table:style-name="Table1.B2" office:value-type="string">
            <text:p text:style-name="P339">No default <text:span text:style-name="T289">java</text:span> type<text:span text:style-name="T294"> **</text:span></text:p>
          </table:table-cell>
        </table:table-row>
        <table:table-row table:style-name="Table1.2">
          <table:table-cell table:style-name="Table1.A2" office:value-type="string">
            <text:p text:style-name="P175">RAW(n),</text:p>
            <text:p text:style-name="P175">LONG RAW</text:p>
          </table:table-cell>
          <table:table-cell table:style-name="Table1.B2" office:value-type="string">
            <text:p text:style-name="Table_20_Contents"><text:span text:style-name="java-type">byte[]</text:span></text:p>
          </table:table-cell>
        </table:table-row>
        <table:table-row table:style-name="Table1.2">
          <table:table-cell table:style-name="Table1.A2" office:value-type="string">
            <text:p text:style-name="P176">BLOB</text:p>
          </table:table-cell>
          <table:table-cell table:style-name="Table1.B2" office:value-type="string">
            <text:p text:style-name="P341"><text:span text:style-name="java-type">byte[]</text:span><text:span text:style-name="T295"> *</text:span></text:p>
          </table:table-cell>
        </table:table-row>
        <table:table-row table:style-name="Table1.2">
          <table:table-cell table:style-name="Table1.A2" office:value-type="string">
            <text:p text:style-name="P245">BFILE</text:p>
          </table:table-cell>
          <table:table-cell table:style-name="Table1.B2" office:value-type="string">
            <text:p text:style-name="P340">No default <text:span text:style-name="T289">java</text:span> type<text:span text:style-name="T294"> **</text:span></text:p>
          </table:table-cell>
        </table:table-row>
        <table:table-row table:style-name="Table1.2">
          <table:table-cell table:style-name="Table1.A2" office:value-type="string">
            <text:p text:style-name="P182">DATE</text:p>
          </table:table-cell>
          <table:table-cell table:style-name="Table1.B2" office:value-type="string">
            <text:p text:style-name="P292"><text:span text:style-name="java-type">java.</text:span><text:span text:style-name="java-type"><text:span text:style-name="T204">util</text:span></text:span><text:span text:style-name="java-type">.Date</text:span></text:p>
          </table:table-cell>
        </table:table-row>
        <table:table-row table:style-name="Table1.2">
          <table:table-cell table:style-name="Table1.A2" office:value-type="string">
            <text:p text:style-name="P177">TIMESTAMP</text:p>
          </table:table-cell>
          <table:table-cell table:style-name="Table1.B2" office:value-type="string">
            <text:p text:style-name="P292"><text:span text:style-name="java-type">java.sql.Time</text:span><text:span text:style-name="java-type"><text:span text:style-name="T205">stamp</text:span></text:span></text:p>
          </table:table-cell>
        </table:table-row>
        <table:table-row table:style-name="Table1.2">
          <table:table-cell table:style-name="Table1.A2" office:value-type="string">
            <text:p text:style-name="P182">TIMESTAMP <text:span text:style-name="T206">WITH TIME ZONE</text:span></text:p>
          </table:table-cell>
          <table:table-cell table:style-name="Table1.B2" office:value-type="string">
            <text:p text:style-name="P292"><text:span text:style-name="java-type">java.sql.Timestamp</text:span></text:p>
          </table:table-cell>
        </table:table-row>
        <table:table-row table:style-name="Table1.2">
          <table:table-cell table:style-name="Table1.A2" office:value-type="string">
            <text:p text:style-name="P295">TIMESTAMP WITH LOCAL TIME ZONE</text:p>
          </table:table-cell>
          <table:table-cell table:style-name="Table1.B2" office:value-type="string">
            <text:p text:style-name="P330"><text:span text:style-name="java-type">java.sql.Timestamp</text:span></text:p>
          </table:table-cell>
        </table:table-row>
        <table:table-row table:style-name="Table1.2">
          <table:table-cell table:style-name="Table1.A2" office:value-type="string">
            <text:p text:style-name="P181">ROWID</text:p>
          </table:table-cell>
          <table:table-cell table:style-name="Table1.B2" office:value-type="string">
            <text:p text:style-name="P292"><text:span text:style-name="java-type">java.lang.</text:span><text:span text:style-name="java-type"><text:span text:style-name="T291">String</text:span></text:span></text:p>
          </table:table-cell>
        </table:table-row>
        <table:table-row table:style-name="Table1.2">
          <table:table-cell table:style-name="Table1.A2" office:value-type="string">
            <text:p text:style-name="P244">UROWID</text:p>
          </table:table-cell>
          <table:table-cell table:style-name="Table1.B2" office:value-type="string">
            <text:p text:style-name="P342"><text:span text:style-name="java-type">java.lang.</text:span><text:span text:style-name="java-type"><text:span text:style-name="T281">Object</text:span></text:span><text:span text:style-name="T281"> </text:span><text:span text:style-name="T154">(oracle.sql.ROWID)</text:span></text:p>
          </table:table-cell>
        </table:table-row>
        <table:table-row table:style-name="Table1.2">
          <table:table-cell table:style-name="Table1.A2" office:value-type="string">
            <text:p text:style-name="P295">XMLTYPE</text:p>
          </table:table-cell>
          <table:table-cell table:style-name="Table1.B2" office:value-type="string">
            <text:p text:style-name="P337"><text:span text:style-name="T131">No default </text:span><text:span text:style-name="T153">java</text:span><text:span text:style-name="T131"> type</text:span><text:span text:style-name="T158"> *</text:span><text:span text:style-name="T159">*</text:span></text:p>
          </table:table-cell>
        </table:table-row>
        <table:table-row table:style-name="Table1.2">
          <table:table-cell table:style-name="Table1.A2" office:value-type="string">
            <text:p text:style-name="P295">URITYPE</text:p>
          </table:table-cell>
          <table:table-cell table:style-name="Table1.B2" office:value-type="string">
            <text:p text:style-name="P345"><text:span text:style-name="java-type">java.lang.</text:span><text:span text:style-name="java-type"><text:span text:style-name="T281">Object</text:span></text:span><text:span text:style-name="T155"> (</text:span><text:span text:style-name="T154">oracle.sql.</text:span><text:span text:style-name="T156">STRUCT</text:span><text:span text:style-name="T154">)</text:span></text:p>
          </table:table-cell>
        </table:table-row>
        <table:table-row table:style-name="Table1.2">
          <table:table-cell table:style-name="Table1.A2" office:value-type="string">
            <text:p text:style-name="P307"><text:bookmark-start text:name="__DdeLink__3626_368082136"/>INTERVAL YEAR<text:bookmark-end text:name="__DdeLink__3626_368082136"/><text:span text:style-name="T283"> TO MONTH</text:span><text:bookmark text:name="__DdeLink__3630_368082136"/></text:p>
          </table:table-cell>
          <table:table-cell table:style-name="Table1.B2" office:value-type="string">
            <text:p text:style-name="P343"><text:span text:style-name="java-type">java.lang.</text:span><text:span text:style-name="java-type"><text:span text:style-name="T281">Object</text:span></text:span><text:span text:style-name="T155"> (</text:span><text:span text:style-name="T154">oracle.sql.</text:span><text:span text:style-name="T155">INTERVALYM</text:span><text:span text:style-name="T154">)</text:span></text:p>
          </table:table-cell>
        </table:table-row>
        <table:table-row table:style-name="Table1.2">
          <table:table-cell table:style-name="Table1.A2" office:value-type="string">
            <text:p text:style-name="P308"><text:bookmark-start text:name="__DdeLink__3628_3680821361"/>INTERVAL DAY<text:bookmark-end text:name="__DdeLink__3628_3680821361"/><text:span text:style-name="T283"> TO SECOND</text:span></text:p>
          </table:table-cell>
          <table:table-cell table:style-name="Table1.B2" office:value-type="string">
            <text:p text:style-name="P343"><text:span text:style-name="java-type">java.lang.</text:span><text:span text:style-name="java-type"><text:span text:style-name="T281">Object</text:span></text:span><text:span text:style-name="T155"> (</text:span><text:span text:style-name="T154">oracle.sql.</text:span><text:span text:style-name="T155">INTERVALDS</text:span><text:span text:style-name="T154">)</text:span></text:p>
          </table:table-cell>
        </table:table-row>
        <table:table-row table:style-name="Table1.2">
          <table:table-cell table:style-name="Table1.A2" office:value-type="string">
            <text:p text:style-name="P309">VARRAY<text:span text:style-name="T284">(n)</text:span></text:p>
          </table:table-cell>
          <table:table-cell table:style-name="Table1.B2" office:value-type="string">
            <text:p text:style-name="P344"><text:span text:style-name="java-type"><text:span text:style-name="T290">java.lang.Object</text:span></text:span><text:span text:style-name="T155"> (</text:span><text:span text:style-name="T154">oracle.sql.</text:span><text:span text:style-name="T156">ARRAY</text:span><text:span text:style-name="T154">)</text:span></text:p>
          </table:table-cell>
        </table:table-row>
        <table:table-row table:style-name="Table1.2">
          <table:table-cell table:style-name="Table1.A2" office:value-type="string">
            <text:p text:style-name="P309">STRUCT</text:p>
          </table:table-cell>
          <table:table-cell table:style-name="Table1.B2" office:value-type="string">
            <text:p text:style-name="P344"><text:span text:style-name="java-type">java.lang.</text:span><text:span text:style-name="java-type"><text:span text:style-name="T281">Object</text:span></text:span><text:span text:style-name="T155"> (</text:span><text:span text:style-name="T154">oracle.sql.</text:span><text:span text:style-name="T156">STRUCT</text:span><text:span text:style-name="T154">)</text:span></text:p>
          </table:table-cell>
        </table:table-row>
        <table:table-row table:style-name="Table1.2">
          <table:table-cell table:style-name="Table1.A2" office:value-type="string">
            <text:p text:style-name="P309">REF</text:p>
          </table:table-cell>
          <table:table-cell table:style-name="Table1.B2" office:value-type="string">
            <text:p text:style-name="P331"><text:span text:style-name="java-type">java.lang.</text:span><text:span text:style-name="java-type"><text:span text:style-name="T281">Object</text:span></text:span></text:p>
          </table:table-cell>
        </table:table-row>
      </table:table>
      <text:p text:style-name="P75"/>
      <text:p text:style-name="P76">* LOB types <text:span text:style-name="T304">are by default read all at once into memory as byte arrays. They can also </text:span>be read/written using streaming instead of loading them all at once. To do this you’ll need to write a custom MyBatis TypeHandler.</text:p>
      <text:p text:style-name="P76"/>
      <text:p text:style-name="P77">** It may be possible to read/write from/to these columns using a MyBatis custom TypeHandler. This is, however, not an out-of-the-box solution.</text:p>
      <text:p text:style-name="P11"/>
      <text:p text:style-name="P116">Appendix <text:span text:style-name="T214">B</text:span> - Default Data Types<text:span text:style-name="T129"> for PostgreSQL database</text:span></text:p>
      <text:p text:style-name="P88"/>
      <text:p text:style-name="P6"><text:span text:style-name="T129">The HotRod PostgreSQL adapter automatically maps known column types to Java types. The table below </text:span>shows which Java types are generated by the DAO Generator for each <text:span text:style-name="T129">PostgreSQL </text:span>column type.</text:p>
      <text:p text:style-name="P6"/>
      <text:p text:style-name="P95">Please note that the Java types for the <text:span text:style-name="T207">PostgreSQL </text:span>columns may vary depending on the specific version and variant of <text:span text:style-name="T213">PostgreSQL</text:span>, the operating system where the database engine is running, and the JDBC driver version.</text:p>
      <text:p text:style-name="P95"/>
      <text:p text:style-name="P102">Default Java Types</text:p>
      <text:p text:style-name="P95"/>
      <text:p text:style-name="P95">If no special rule is defined for a column in the configuration file the DAO generator will use the following rules to decide which Java type to use for each column.</text:p>
      <text:p text:style-name="P95"/>
      <table:table table:name="Table2" table:style-name="Table2">
        <table:table-column table:style-name="Table2.A"/>
        <table:table-column table:style-name="Table2.B"/>
        <table:table-row table:style-name="Table2.1">
          <table:table-cell table:style-name="Table2.A1" office:value-type="string">
            <text:p text:style-name="P165"><text:span text:style-name="T208">PostgreSQL D</text:span>ata <text:span text:style-name="T317">T</text:span>ype</text:p>
          </table:table-cell>
          <table:table-cell table:style-name="Table2.B1" office:value-type="string">
            <text:p text:style-name="P165"><text:span text:style-name="T317">Default </text:span>Java <text:span text:style-name="T317">T</text:span>ype</text:p>
          </table:table-cell>
        </table:table-row>
        <table:table-row table:style-name="Table2.2">
          <table:table-cell table:style-name="Table2.A2" office:value-type="string">
            <text:p text:style-name="P183">SMALLINT,</text:p>
            <text:p text:style-name="P280">INT2,</text:p>
            <text:p text:style-name="P183">SMALLSERIAL</text:p>
          </table:table-cell>
          <table:table-cell table:style-name="Table2.B2" office:value-type="string">
            <text:p text:style-name="P293"><text:span text:style-name="java-type">java.lang.Short</text:span></text:p>
          </table:table-cell>
        </table:table-row>
        <table:table-row table:style-name="Table2.2">
          <table:table-cell table:style-name="Table2.A2" office:value-type="string">
            <text:p text:style-name="P183">INTEGER,</text:p>
            <text:p text:style-name="P283">INT,</text:p>
            <text:p text:style-name="P280">INT4,</text:p>
            <text:p text:style-name="P183">SERIAL</text:p>
          </table:table-cell>
          <table:table-cell table:style-name="Table2.B2" office:value-type="string">
            <text:p text:style-name="P293"><text:span text:style-name="java-type">java.lang.Integer</text:span></text:p>
          </table:table-cell>
        </table:table-row>
        <table:table-row table:style-name="Table2.2">
          <table:table-cell table:style-name="Table2.A2" office:value-type="string">
            <text:p text:style-name="P183">BIGINT,</text:p>
            <text:p text:style-name="P280">INT8,</text:p>
            <text:p text:style-name="P183">BIGSERIAL</text:p>
          </table:table-cell>
          <table:table-cell table:style-name="Table2.B2" office:value-type="string">
            <text:p text:style-name="P293"><text:span text:style-name="java-type">java.lang.Long</text:span></text:p>
          </table:table-cell>
        </table:table-row>
        <table:table-row table:style-name="Table2.2">
          <table:table-cell table:style-name="Table2.A2" office:value-type="string">
            <text:p text:style-name="P189">DECIMAL(p,s)<text:span text:style-name="T365">,</text:span></text:p>
            <text:p text:style-name="P194">NUMERIC(p,s)</text:p>
          </table:table-cell>
          <table:table-cell table:style-name="Table2.B2" office:value-type="string">
            <text:p text:style-name="P293"><text:span text:style-name="T131">If </text:span><text:span text:style-name="T132">neither </text:span><text:span text:style-name="T184">p</text:span><text:span text:style-name="T132"> or </text:span><text:span text:style-name="T184">s</text:span><text:span text:style-name="T132"> are specified:</text:span></text:p>
            <text:list xml:id="list164821083872506" text:continue-list="list164821426000413" text:style-name="WWNum2">
              <text:list-item>
                <text:p text:style-name="P404"><text:span text:style-name="T132"><text:s/></text:span><text:span text:style-name="java-type"><text:span text:style-name="T202">java.math.BigDecimal</text:span></text:span></text:p>
              </text:list-item>
            </text:list>
            <text:p text:style-name="P293"><text:span text:style-name="T132">If</text:span><text:span text:style-name="T131"> </text:span><text:span text:style-name="T183">s</text:span><text:span text:style-name="T131"> is </text:span><text:span text:style-name="T134">spe</text:span><text:span text:style-name="T135">c</text:span><text:span text:style-name="T134">ified and </text:span><text:span text:style-name="T131">different from zero the Java type is:</text:span></text:p>
            <text:list xml:id="list164821611564937" text:continue-numbering="true" text:style-name="WWNum2">
              <text:list-item>
                <text:p text:style-name="P404"><text:span text:style-name="T92"><text:s/></text:span><text:span text:style-name="java-type">java.math.BigDecimal</text:span></text:p>
              </text:list-item>
            </text:list>
            <text:p text:style-name="P293"><text:span text:style-name="T131">if </text:span><text:span text:style-name="T183">s</text:span><text:span text:style-name="T131"> </text:span><text:span text:style-name="T137">is </text:span><text:span text:style-name="T138">not </text:span><text:span text:style-name="T131">specified </text:span><text:span text:style-name="T138">or specified </text:span><text:span text:style-name="T137">with a value of</text:span><text:span text:style-name="T131"> zero:</text:span></text:p>
            <text:list xml:id="list164821215185359" text:continue-list="list164821368871951" text:style-name="WWNum1">
              <text:list-item>
                <text:p text:style-name="P418"><text:span text:style-name="T131">if </text:span><text:span text:style-name="T183">p</text:span><text:span text:style-name="T131"> &lt;= 2: </text:span><text:span text:style-name="java-type">java.lang.Byte</text:span></text:p>
              </text:list-item>
              <text:list-item>
                <text:p text:style-name="P418"><text:span text:style-name="T131">if 2 &lt; </text:span><text:span text:style-name="T183">p</text:span><text:span text:style-name="T131"> &lt;= 4: </text:span><text:span text:style-name="java-type">java.lang.Short</text:span></text:p>
              </text:list-item>
              <text:list-item>
                <text:p text:style-name="P418"><text:span text:style-name="T131">if 4 &lt; </text:span><text:span text:style-name="T183">p</text:span><text:span text:style-name="T131"> &lt;= </text:span><text:span text:style-name="T140">9</text:span><text:span text:style-name="T131">: </text:span><text:span text:style-name="java-type">java.lang.Integer</text:span></text:p>
              </text:list-item>
              <text:list-item>
                <text:p text:style-name="P418"><text:span text:style-name="T131">if 8 &lt; </text:span><text:span text:style-name="T183">p</text:span><text:span text:style-name="T131"> &lt;= 18: </text:span><text:span text:style-name="java-type">java.lang.Long</text:span></text:p>
              </text:list-item>
              <text:list-item>
                <text:p text:style-name="P418"><text:span text:style-name="T131">if </text:span><text:bookmark-start text:name="__UnoMark__1_14423134351"/><text:span text:style-name="T183">p</text:span><text:bookmark-end text:name="__UnoMark__1_14423134351"/><text:span text:style-name="T131"> &gt; 18: </text:span><text:span text:style-name="java-type">java.math.BigInteger</text:span></text:p>
              </text:list-item>
            </text:list>
          </table:table-cell>
        </table:table-row>
        <table:table-row table:style-name="Table2.2">
          <table:table-cell table:style-name="Table2.A2" office:value-type="string">
            <text:p text:style-name="P189">REAL</text:p>
          </table:table-cell>
          <table:table-cell table:style-name="Table2.B2" office:value-type="string">
            <text:p text:style-name="P293"><text:span text:style-name="java-type">java.lang.Float</text:span></text:p>
          </table:table-cell>
        </table:table-row>
        <table:table-row table:style-name="Table2.2">
          <table:table-cell table:style-name="Table2.A2" office:value-type="string">
            <text:p text:style-name="P189">DOUBLE PRECISION</text:p>
          </table:table-cell>
          <table:table-cell table:style-name="Table2.B2" office:value-type="string">
            <text:p text:style-name="P293"><text:span text:style-name="java-type">java.lang.Double</text:span></text:p>
          </table:table-cell>
        </table:table-row>
        <table:table-row table:style-name="Table2.2">
          <table:table-cell table:style-name="Table2.A2" office:value-type="string">
            <text:p text:style-name="P296">MONEY</text:p>
          </table:table-cell>
          <table:table-cell table:style-name="Table2.B2" office:value-type="string">
            <text:p text:style-name="P353"><text:span text:style-name="java-type">java.</text:span><text:span text:style-name="java-type"><text:span text:style-name="T344">math</text:span></text:span><text:span text:style-name="java-type">.</text:span><text:span text:style-name="java-type"><text:span text:style-name="T211">BigDecimal</text:span></text:span></text:p>
          </table:table-cell>
        </table:table-row>
        <table:table-row table:style-name="Table2.2">
          <table:table-cell table:style-name="Table2.A2" office:value-type="string">
            <text:p text:style-name="P210">CHAR(n),</text:p>
            <text:p text:style-name="P284">CHARACTER(n),</text:p>
            <text:p text:style-name="P210">VARCHAR(n)<text:span text:style-name="T347">,</text:span></text:p>
            <text:p text:style-name="P284">CHARACTER VARYING(n),</text:p>
          </table:table-cell>
          <table:table-cell table:style-name="Table2.B2" office:value-type="string">
            <text:p text:style-name="P293"><text:span text:style-name="java-type">java.lang.String</text:span></text:p>
          </table:table-cell>
        </table:table-row>
        <table:table-row table:style-name="Table2.2">
          <table:table-cell table:style-name="Table2.A2" office:value-type="string">
            <text:p text:style-name="P200">TEXT</text:p>
          </table:table-cell>
          <table:table-cell table:style-name="Table2.B2" office:value-type="string">
            <text:p text:style-name="P375"><text:span text:style-name="java-type">java.lang.String</text:span></text:p>
          </table:table-cell>
        </table:table-row>
        <text:soft-page-break/>
        <table:table-row table:style-name="Table2.2">
          <table:table-cell table:style-name="Table2.A2" office:value-type="string">
            <text:p text:style-name="P201">BYTEA</text:p>
          </table:table-cell>
          <table:table-cell table:style-name="Table2.B2" office:value-type="string">
            <text:p text:style-name="P293"><text:span text:style-name="java-type">byte[]</text:span></text:p>
          </table:table-cell>
        </table:table-row>
        <table:table-row table:style-name="Table2.2">
          <table:table-cell table:style-name="Table2.A2" office:value-type="string">
            <text:p text:style-name="P210">DATE</text:p>
          </table:table-cell>
          <table:table-cell table:style-name="Table2.B2" office:value-type="string">
            <text:p text:style-name="P293"><text:span text:style-name="java-type">java.sql.Date</text:span></text:p>
          </table:table-cell>
        </table:table-row>
        <table:table-row table:style-name="Table2.2">
          <table:table-cell table:style-name="Table2.A2" office:value-type="string">
            <text:p text:style-name="P180">TIMESTAMP<text:span text:style-name="T367">(n)</text:span>,</text:p>
            <text:p text:style-name="P209">TIMESTAMP<text:span text:style-name="T367">(n)</text:span> WITH<text:span text:style-name="T346">OUT</text:span> TIME ZONE<text:span text:style-name="T378">,</text:span></text:p>
            <text:p text:style-name="P202">TIMESTAMP<text:span text:style-name="T345">T</text:span>Z<text:span text:style-name="T369">(n)</text:span>,</text:p>
            <text:p text:style-name="P208">TIMESTAMP<text:span text:style-name="T367">(n)</text:span> WITH TIME ZONE</text:p>
          </table:table-cell>
          <table:table-cell table:style-name="Table2.B2" office:value-type="string">
            <text:p text:style-name="P293"><text:span text:style-name="java-type">java.sql.Time</text:span><text:span text:style-name="java-type"><text:span text:style-name="T205">stamp</text:span></text:span></text:p>
          </table:table-cell>
        </table:table-row>
        <table:table-row table:style-name="Table2.2">
          <table:table-cell table:style-name="Table2.A2" office:value-type="string">
            <text:p text:style-name="P206">TIME<text:span text:style-name="T367">(n)</text:span>,</text:p>
            <text:p text:style-name="P209">TIME<text:span text:style-name="T367">(n)</text:span> WITH<text:span text:style-name="T346">OUT</text:span> TIME ZONE<text:span text:style-name="T378">,</text:span></text:p>
            <text:p text:style-name="P202">TIME<text:span text:style-name="T345">T</text:span>Z<text:span text:style-name="T370">(n)</text:span>,</text:p>
            <text:p text:style-name="P208">TIME<text:span text:style-name="T367">(n)</text:span> WITH TIME ZONE</text:p>
          </table:table-cell>
          <table:table-cell table:style-name="Table2.B2" office:value-type="string">
            <text:p text:style-name="P378"><text:span text:style-name="java-type"><text:span text:style-name="T371">java.sql.Timestamp</text:span></text:span><text:span text:style-name="T154"> *</text:span></text:p>
          </table:table-cell>
        </table:table-row>
        <table:table-row table:style-name="Table2.2">
          <table:table-cell table:style-name="Table2.A2" office:value-type="string">
            <text:p text:style-name="P281">BOOLEAN<text:span text:style-name="T343">,</text:span></text:p>
            <text:p text:style-name="P282">BOOL</text:p>
          </table:table-cell>
          <table:table-cell table:style-name="Table2.B2" office:value-type="string">
            <text:p text:style-name="P293"><text:span text:style-name="java-type">java.l</text:span><text:span text:style-name="java-type"><text:span text:style-name="T210">ang</text:span></text:span><text:span text:style-name="java-type">.</text:span><text:span text:style-name="java-type"><text:span text:style-name="T211">Boolean</text:span></text:span></text:p>
          </table:table-cell>
        </table:table-row>
        <table:table-row table:style-name="Table2.2">
          <table:table-cell table:style-name="Table2.A2" office:value-type="string">
            <text:p text:style-name="P315">INTERVAL<text:span text:style-name="T368"> &lt;fields&gt; (n)</text:span></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319">XML</text:p>
          </table:table-cell>
          <table:table-cell table:style-name="Table2.B2" office:value-type="string">
            <text:p text:style-name="P354">No <text:span text:style-name="T1">default HotRod data type</text:span></text:p>
          </table:table-cell>
        </table:table-row>
        <table:table-row table:style-name="Table2.2">
          <table:table-cell table:style-name="Table2.A2" office:value-type="string">
            <text:p text:style-name="P297">POINT,</text:p>
            <text:p text:style-name="P297">LINE,</text:p>
            <text:p text:style-name="P297">LSEG,</text:p>
            <text:p text:style-name="P297">BOX,</text:p>
            <text:p text:style-name="P297">PATH,</text:p>
            <text:p text:style-name="P297">POLYGON,</text:p>
            <text:p text:style-name="P297">CIRCLE</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297">CIDR,</text:p>
            <text:p text:style-name="P297">INET,</text:p>
            <text:p text:style-name="P297">MACADDR</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316">BIT(n),</text:p>
            <text:p text:style-name="P316">BIT VARYING(n)</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316">UUID</text:p>
          </table:table-cell>
          <table:table-cell table:style-name="Table2.B2" office:value-type="string">
            <text:p text:style-name="P356"><text:span text:style-name="java-type"><text:span text:style-name="T371">java.lang.Object</text:span></text:span><text:span text:style-name="T200"> *</text:span><text:span text:style-name="T201">*</text:span></text:p>
          </table:table-cell>
        </table:table-row>
        <table:table-row table:style-name="Table2.2">
          <table:table-cell table:style-name="Table2.A2" office:value-type="string">
            <text:p text:style-name="P318">JSON,</text:p>
            <text:p text:style-name="P318">JSONB</text:p>
          </table:table-cell>
          <table:table-cell table:style-name="Table2.B2" office:value-type="string">
            <text:p text:style-name="P354">No <text:span text:style-name="T1">default HotRod data type</text:span></text:p>
          </table:table-cell>
        </table:table-row>
        <table:table-row table:style-name="Table2.2">
          <table:table-cell table:style-name="Table2.A2" office:value-type="string">
            <text:p text:style-name="P297"><text:span text:style-name="T377">(a</text:span>rrays<text:span text:style-name="T348">, such as)</text:span></text:p>
            <text:p text:style-name="P297">INTEGER[],</text:p>
            <text:p text:style-name="P297">CHAR[][],</text:p>
            <text:p text:style-name="P297">INTEGER ARRAY</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297">INT4RANGE,</text:p>
            <text:p text:style-name="P297">INT8RANGE,</text:p>
            <text:p text:style-name="P297">NUMRANGE,</text:p>
            <text:p text:style-name="P297">TSRANGE,</text:p>
            <text:p text:style-name="P297">TSTZRANGE,</text:p>
            <text:p text:style-name="P297">DATERANGE</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316">(<text:span text:style-name="T212">enum</text:span> data types)</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317">(<text:span text:style-name="T366">composite </text:span>types)</text:p>
          </table:table-cell>
          <table:table-cell table:style-name="Table2.B2" office:value-type="string">
            <text:p text:style-name="P355">No <text:span text:style-name="T1">default HotRod data type</text:span></text:p>
          </table:table-cell>
        </table:table-row>
        <text:soft-page-break/>
        <table:table-row table:style-name="Table2.2">
          <table:table-cell table:style-name="Table2.A2" office:value-type="string">
            <text:p text:style-name="P314">OID,</text:p>
            <text:p text:style-name="P314">REGPROC,</text:p>
            <text:p text:style-name="P314">REGPROCEDURE,</text:p>
            <text:p text:style-name="P314">REGOPER,</text:p>
            <text:p text:style-name="P314">REGOPERATOR,</text:p>
            <text:p text:style-name="P314">REGCLASS,</text:p>
            <text:p text:style-name="P314">REGTYPE,</text:p>
            <text:p text:style-name="P314">REGROLE,</text:p>
            <text:p text:style-name="P314">REGNAMESPACE,</text:p>
            <text:p text:style-name="P314">REGCONFIG,</text:p>
            <text:p text:style-name="P314">REGDICTIONARY</text:p>
          </table:table-cell>
          <table:table-cell table:style-name="Table2.B2" office:value-type="string">
            <text:p text:style-name="P355">No <text:span text:style-name="T1">default HotRod data type</text:span></text:p>
          </table:table-cell>
        </table:table-row>
      </table:table>
      <text:p text:style-name="P13"/>
      <text:p text:style-name="P84">* <text:span text:style-name="T374">In the special case of a precision of zero, a </text:span><text:s/><text:span text:style-name="java-type">java.sql.Time</text:span> type<text:span text:style-name="T373"> would be enough to store any time of the day without fractional seconds. However, since the majority of cases will have a different precision this type defaults to </text:span><text:span text:style-name="java-type">java.sql.Time</text:span><text:span text:style-name="java-type"><text:span text:style-name="T372">stamp</text:span></text:span><text:span text:style-name="T372"> in all cases; this type can handle up to 9 decimal places.</text:span></text:p>
      <text:p text:style-name="P85">** Even though, the <text:span text:style-name="java-type">java.util.UUID</text:span> type is able to save a value into the database, apparently it cannot <text:span text:style-name="T375">read from the database into a java program</text:span>. Therefore, the <text:span text:style-name="java-type">java.lang.Object</text:span> type is safer<text:span text:style-name="T376">, but you'll need to cast it after retrieving a value.</text:span></text:p>
      <text:p text:style-name="P121">Appendix <text:span text:style-name="T214">C</text:span> - Default Data Types<text:span text:style-name="T129"> for DB2 database</text:span></text:p>
      <text:p text:style-name="P66"/>
      <text:p text:style-name="P7"><text:span text:style-name="T129">The HotRod DB2 adapter automatically maps known column types to Java types. The table below </text:span>shows which Java types are generated by the DAO Generator for each <text:span text:style-name="T215">DB2 </text:span>column type.</text:p>
      <text:p text:style-name="P3"/>
      <text:p text:style-name="P96">Please note that the Java types for the DB2 columns may vary depending on the specific version and variant of DB2, the operating system where the database engine is running, and the JDBC driver version.</text:p>
      <text:p text:style-name="P96"/>
      <text:p text:style-name="P103">Default Java Types</text:p>
      <text:p text:style-name="P96"/>
      <text:p text:style-name="P96">If no special rule is defined for a column in the configuration file the DAO generator will use the following rules to decide which Java type to use for each column.</text:p>
      <text:p text:style-name="P96"/>
      <table:table table:name="Table3" table:style-name="Table3">
        <table:table-column table:style-name="Table3.A"/>
        <table:table-column table:style-name="Table3.B"/>
        <table:table-row table:style-name="Table3.1">
          <table:table-cell table:style-name="Table3.A1" office:value-type="string">
            <text:p text:style-name="P166">DB2 <text:span text:style-name="T316">D</text:span>ata <text:span text:style-name="T316">T</text:span>ype</text:p>
          </table:table-cell>
          <table:table-cell table:style-name="Table3.B1" office:value-type="string">
            <text:p text:style-name="P166"><text:span text:style-name="T316">Default </text:span>Java <text:span text:style-name="T316">T</text:span>ype</text:p>
          </table:table-cell>
        </table:table-row>
        <table:table-row table:style-name="Table3.1">
          <table:table-cell table:style-name="Table3.A2" office:value-type="string">
            <text:p text:style-name="P211">SMALLINT</text:p>
          </table:table-cell>
          <table:table-cell table:style-name="Table3.B2" office:value-type="string">
            <text:p text:style-name="P294"><text:span text:style-name="java-type">java.lang.Short</text:span></text:p>
          </table:table-cell>
        </table:table-row>
        <table:table-row table:style-name="Table3.1">
          <table:table-cell table:style-name="Table3.A2" office:value-type="string">
            <text:p text:style-name="P211">INTEGER, </text:p>
            <text:p text:style-name="P211">INT</text:p>
          </table:table-cell>
          <table:table-cell table:style-name="Table3.B2" office:value-type="string">
            <text:p text:style-name="P294"><text:span text:style-name="java-type">java.lang.Integer</text:span></text:p>
          </table:table-cell>
        </table:table-row>
        <table:table-row table:style-name="Table3.1">
          <table:table-cell table:style-name="Table3.A2" office:value-type="string">
            <text:p text:style-name="P211">BIGINT</text:p>
          </table:table-cell>
          <table:table-cell table:style-name="Table3.B2" office:value-type="string">
            <text:p text:style-name="P294"><text:span text:style-name="java-type">java.lang.Long</text:span></text:p>
          </table:table-cell>
        </table:table-row>
        <table:table-row table:style-name="Table3.1">
          <table:table-cell table:style-name="Table3.A2" office:value-type="string">
            <text:p text:style-name="P211">DECIMAL(p,s),</text:p>
            <text:p text:style-name="P211">DEC(p,s),</text:p>
            <text:p text:style-name="P211">NUMERIC(p,s),</text:p>
            <text:p text:style-name="P211">NUM(p,s)</text:p>
          </table:table-cell>
          <table:table-cell table:style-name="Table3.B2" office:value-type="string">
            <text:p text:style-name="P294"><text:span text:style-name="T131">If </text:span><text:span text:style-name="T183">s</text:span><text:span text:style-name="T131"> is specified and different from zero the Java type is:</text:span></text:p>
            <text:list xml:id="list164820820735201" text:continue-list="list164821611564937" text:style-name="WWNum2">
              <text:list-item>
                <text:p text:style-name="P405"><text:span text:style-name="T92"><text:s/></text:span><text:span text:style-name="java-type">java.math.BigDecimal</text:span></text:p>
              </text:list-item>
            </text:list>
            <text:p text:style-name="P294"><text:span text:style-name="T131">if </text:span><text:span text:style-name="T183">s</text:span><text:span text:style-name="T131"> is not specified or it's zero:</text:span></text:p>
            <text:list xml:id="list164821588653725" text:continue-list="list164821215185359" text:style-name="WWNum1">
              <text:list-item>
                <text:p text:style-name="P419"><text:span text:style-name="T131">if </text:span><text:span text:style-name="T183">p</text:span><text:span text:style-name="T131"> &lt;= 2: </text:span><text:span text:style-name="java-type">java.lang.Byte</text:span></text:p>
              </text:list-item>
              <text:list-item>
                <text:p text:style-name="P419"><text:span text:style-name="T131">if 2 &lt; </text:span><text:span text:style-name="T183">p</text:span><text:span text:style-name="T131"> &lt;= 4: </text:span><text:span text:style-name="java-type">java.lang.Short</text:span></text:p>
              </text:list-item>
              <text:list-item>
                <text:p text:style-name="P419"><text:span text:style-name="T131">if 4 &lt; </text:span><text:span text:style-name="T183">p</text:span><text:span text:style-name="T131"> &lt;= </text:span><text:span text:style-name="T141">9</text:span><text:span text:style-name="T131">: </text:span><text:span text:style-name="java-type">java.lang.Integer</text:span></text:p>
              </text:list-item>
              <text:list-item>
                <text:p text:style-name="P419"><text:span text:style-name="T131">if 8 &lt; </text:span><text:span text:style-name="T183">p</text:span><text:span text:style-name="T131"> &lt;= 18: </text:span><text:span text:style-name="java-type">java.lang.Long</text:span></text:p>
              </text:list-item>
              <text:list-item>
                <text:p text:style-name="P419"><text:span text:style-name="T131">if </text:span><text:bookmark-start text:name="__UnoMark__1_14423134352"/><text:span text:style-name="T183">p</text:span><text:bookmark-end text:name="__UnoMark__1_14423134352"/><text:span text:style-name="T131"> &gt; 18: </text:span><text:span text:style-name="java-type">java.math.BigInteger</text:span></text:p>
              </text:list-item>
            </text:list>
          </table:table-cell>
        </table:table-row>
        <table:table-row table:style-name="Table3.1">
          <table:table-cell table:style-name="Table3.A2" office:value-type="string">
            <text:p text:style-name="P211">DECFLOAT</text:p>
          </table:table-cell>
          <table:table-cell table:style-name="Table3.B2" office:value-type="string">
            <text:p text:style-name="P294"><text:span text:style-name="java-type">java.math.BigDecimal</text:span></text:p>
          </table:table-cell>
        </table:table-row>
        <table:table-row table:style-name="Table3.1">
          <table:table-cell table:style-name="Table3.A2" office:value-type="string">
            <text:p text:style-name="P211">REAL</text:p>
          </table:table-cell>
          <table:table-cell table:style-name="Table3.B2" office:value-type="string">
            <text:p text:style-name="P294"><text:span text:style-name="java-type">java.lang.Float</text:span></text:p>
          </table:table-cell>
        </table:table-row>
        <table:table-row table:style-name="Table3.1">
          <table:table-cell table:style-name="Table3.A2" office:value-type="string">
            <text:p text:style-name="P211">FLOAT,</text:p>
            <text:p text:style-name="P211">DOUBLE</text:p>
          </table:table-cell>
          <table:table-cell table:style-name="Table3.B2" office:value-type="string">
            <text:p text:style-name="P294"><text:span text:style-name="java-type">java.lang.Double</text:span></text:p>
          </table:table-cell>
        </table:table-row>
        <table:table-row table:style-name="Table3.9">
          <table:table-cell table:style-name="Table3.A2" office:value-type="string">
            <text:p text:style-name="P211">CHAR(n),</text:p>
            <text:p text:style-name="P211">CHARACTER(n),</text:p>
            <text:p text:style-name="P211">VARCHAR(n),</text:p>
            <text:p text:style-name="P211">CHARACTER VARYING(n),</text:p>
            <text:p text:style-name="P211">CLOB(n),</text:p>
            <text:p text:style-name="P211">GRAPHIC(n),</text:p>
            <text:p text:style-name="P211">NCHAR(n),</text:p>
            <text:p text:style-name="P211">VARGRAPHIC(n),</text:p>
            <text:p text:style-name="P211">NVARCHAR(n),</text:p>
            <text:p text:style-name="P211">DBCLOB(n),</text:p>
            <text:p text:style-name="P211">NCLOB(n),</text:p>
            <text:p text:style-name="P211">LONG VARCHAR,</text:p>
            <text:p text:style-name="P211">LONG VARGRAPHIC</text:p>
          </table:table-cell>
          <table:table-cell table:style-name="Table3.B2" office:value-type="string">
            <text:p text:style-name="P294"><text:span text:style-name="java-type">java.lang.String</text:span></text:p>
          </table:table-cell>
        </table:table-row>
        <text:soft-page-break/>
        <table:table-row table:style-name="Table3.9">
          <table:table-cell table:style-name="Table3.A2" office:value-type="string">
            <text:p text:style-name="P211">VARCHAR FOR BIT DATA,</text:p>
            <text:p text:style-name="P211">LONG VARCHAR FOR BIT DATA,</text:p>
            <text:p text:style-name="P211">CHAR(n) FOR BIT DATA,</text:p>
            <text:p text:style-name="P211">BLOB(n)</text:p>
          </table:table-cell>
          <table:table-cell table:style-name="Table3.B2" office:value-type="string">
            <text:p text:style-name="P294"><text:span text:style-name="java-type">byte[]</text:span></text:p>
          </table:table-cell>
        </table:table-row>
        <table:table-row table:style-name="Table3.1">
          <table:table-cell table:style-name="Table3.A2" office:value-type="string">
            <text:p text:style-name="P211">DATE</text:p>
          </table:table-cell>
          <table:table-cell table:style-name="Table3.B2" office:value-type="string">
            <text:p text:style-name="P294"><text:span text:style-name="java-type">java.sql.Date</text:span></text:p>
          </table:table-cell>
        </table:table-row>
        <table:table-row table:style-name="Table3.1">
          <table:table-cell table:style-name="Table3.A2" office:value-type="string">
            <text:p text:style-name="P211">TIME</text:p>
          </table:table-cell>
          <table:table-cell table:style-name="Table3.B2" office:value-type="string">
            <text:p text:style-name="P294"><text:span text:style-name="java-type">java.sql.Time</text:span></text:p>
          </table:table-cell>
        </table:table-row>
        <table:table-row table:style-name="Table3.1">
          <table:table-cell table:style-name="Table3.A2" office:value-type="string">
            <text:p text:style-name="P211">TIMESTAMP</text:p>
          </table:table-cell>
          <table:table-cell table:style-name="Table3.B2" office:value-type="string">
            <text:p text:style-name="P294"><text:span text:style-name="java-type">java.sql.Timestamp</text:span></text:p>
          </table:table-cell>
        </table:table-row>
        <table:table-row table:style-name="Table3.1">
          <table:table-cell table:style-name="Table3.A2" office:value-type="string">
            <text:p text:style-name="P211">XML</text:p>
          </table:table-cell>
          <table:table-cell table:style-name="Table3.B2" office:value-type="string">
            <text:p text:style-name="P294"><text:span text:style-name="java-type">java.lang.String</text:span></text:p>
          </table:table-cell>
        </table:table-row>
        <table:table-row table:style-name="Table3.9">
          <table:table-cell table:style-name="Table3.A2" office:value-type="string">
            <text:p text:style-name="P211">BOOLEAN (pseudo type)</text:p>
          </table:table-cell>
          <table:table-cell table:style-name="Table3.B2" office:value-type="string">
            <text:p text:style-name="P294"><text:span text:style-name="java-type">java.lang.String</text:span></text:p>
          </table:table-cell>
        </table:table-row>
        <table:table-row table:style-name="Table3.1">
          <table:table-cell table:style-name="Table3.A2" office:value-type="string">
            <text:p text:style-name="P298">BINARY</text:p>
          </table:table-cell>
          <table:table-cell table:style-name="Table3.B2" office:value-type="string">
            <text:p text:style-name="P347">No <text:span text:style-name="T1">default HotRod data type</text:span></text:p>
          </table:table-cell>
        </table:table-row>
        <table:table-row table:style-name="Table3.1">
          <table:table-cell table:style-name="Table3.A2" office:value-type="string">
            <text:p text:style-name="P298">VARBINARY</text:p>
          </table:table-cell>
          <table:table-cell table:style-name="Table3.B2" office:value-type="string">
            <text:p text:style-name="P347">No <text:span text:style-name="T1">default HotRod data type</text:span></text:p>
          </table:table-cell>
        </table:table-row>
        <table:table-row table:style-name="Table3.1">
          <table:table-cell table:style-name="Table3.A2" office:value-type="string">
            <text:p text:style-name="P298">ROW</text:p>
          </table:table-cell>
          <table:table-cell table:style-name="Table3.B2" office:value-type="string">
            <text:p text:style-name="P347">No <text:span text:style-name="T1">default HotRod data type</text:span></text:p>
          </table:table-cell>
        </table:table-row>
        <table:table-row table:style-name="Table3.1">
          <table:table-cell table:style-name="Table3.A2" office:value-type="string">
            <text:p text:style-name="P298">ARRAY</text:p>
          </table:table-cell>
          <table:table-cell table:style-name="Table3.B2" office:value-type="string">
            <text:p text:style-name="P347">No <text:span text:style-name="T1">default HotRod data type</text:span></text:p>
          </table:table-cell>
        </table:table-row>
      </table:table>
      <text:p text:style-name="P3"/>
      <text:p text:style-name="P123">Appendix <text:span text:style-name="T305">D</text:span> - Default Data Types<text:span text:style-name="T129"> for SQL Server database</text:span></text:p>
      <text:p text:style-name="P68"/>
      <text:p text:style-name="P99"><text:span text:style-name="T41">The HotRod SQL Server adapter automatically maps known column types to Java types.</text:span><text:span text:style-name="T42"> </text:span>Please note that the Java types for the <text:span text:style-name="T41">SQL Server </text:span>columns may vary depending on the specific version and variant of <text:span text:style-name="T41">SQL Server</text:span>, the operating system where the database engine is running<text:span text:style-name="T305"> (Linux support announced)</text:span>, and the JDBC driver version.</text:p>
      <text:p text:style-name="P99"/>
      <text:p text:style-name="P106">Default Java Types</text:p>
      <text:p text:style-name="P99"/>
      <text:p text:style-name="P99">If no special rule is defined for a column in the configuration file <text:span text:style-name="T326">HotRod </text:span>will use the following rules to decide which Java type to use for each column.</text:p>
      <text:p text:style-name="P99"/>
      <table:table table:name="Table6" table:style-name="Table6">
        <table:table-column table:style-name="Table6.A"/>
        <table:table-column table:style-name="Table6.B"/>
        <table:table-row table:style-name="Table6.1">
          <table:table-cell table:style-name="Table6.A1" office:value-type="string">
            <text:p text:style-name="P169"><text:span text:style-name="T315">SQL Server</text:span> <text:span text:style-name="T315">D</text:span>ata <text:span text:style-name="T315">T</text:span>ype</text:p>
          </table:table-cell>
          <table:table-cell table:style-name="Table6.B1" office:value-type="string">
            <text:p text:style-name="P169"><text:span text:style-name="T315">Default </text:span>Java <text:span text:style-name="T315">T</text:span>ype</text:p>
          </table:table-cell>
        </table:table-row>
        <table:table-row table:style-name="Table6.1">
          <table:table-cell table:style-name="Table6.A2" office:value-type="string">
            <text:p text:style-name="P253">BIT</text:p>
          </table:table-cell>
          <table:table-cell table:style-name="Table6.B2" office:value-type="string">
            <text:p text:style-name="P360"><text:span text:style-name="java-type"><text:span text:style-name="T306">java.lang.Byte</text:span></text:span></text:p>
          </table:table-cell>
        </table:table-row>
        <table:table-row table:style-name="Table6.1">
          <table:table-cell table:style-name="Table6.A2" office:value-type="string">
            <text:p text:style-name="P253">TINYINT</text:p>
          </table:table-cell>
          <table:table-cell table:style-name="Table6.B2" office:value-type="string">
            <text:p text:style-name="P362"><text:span text:style-name="java-type">java.lang.Byte</text:span></text:p>
          </table:table-cell>
        </table:table-row>
        <table:table-row table:style-name="Table6.1">
          <table:table-cell table:style-name="Table6.A2" office:value-type="string">
            <text:p text:style-name="P252">SMALLINT</text:p>
          </table:table-cell>
          <table:table-cell table:style-name="Table6.B2" office:value-type="string">
            <text:p text:style-name="P358"><text:span text:style-name="java-type">java.lang.Short</text:span></text:p>
          </table:table-cell>
        </table:table-row>
        <table:table-row table:style-name="Table6.1">
          <table:table-cell table:style-name="Table6.A2" office:value-type="string">
            <text:p text:style-name="P252">INT</text:p>
          </table:table-cell>
          <table:table-cell table:style-name="Table6.B2" office:value-type="string">
            <text:p text:style-name="P358"><text:span text:style-name="java-type">java.lang.Integer</text:span></text:p>
          </table:table-cell>
        </table:table-row>
        <table:table-row table:style-name="Table6.1">
          <table:table-cell table:style-name="Table6.A2" office:value-type="string">
            <text:p text:style-name="P252">BIGINT</text:p>
          </table:table-cell>
          <table:table-cell table:style-name="Table6.B2" office:value-type="string">
            <text:p text:style-name="P358"><text:span text:style-name="java-type">java.lang.Long</text:span></text:p>
          </table:table-cell>
        </table:table-row>
        <table:table-row table:style-name="Table6.1">
          <table:table-cell table:style-name="Table6.A2" office:value-type="string">
            <text:p text:style-name="P252">DECIMAL(p,s),</text:p>
            <text:p text:style-name="P270">DEC(p,s),</text:p>
            <text:p text:style-name="P252">NUMERIC(p,s)</text:p>
          </table:table-cell>
          <table:table-cell table:style-name="Table6.B2" office:value-type="string">
            <text:p text:style-name="P366"><text:span text:style-name="T131">If </text:span><text:span text:style-name="T163">neither </text:span><text:span text:style-name="T189">p</text:span><text:span text:style-name="T163"> or </text:span><text:span text:style-name="T183">s</text:span><text:span text:style-name="T131"> </text:span><text:span text:style-name="T163">are</text:span><text:span text:style-name="T131"> specified</text:span><text:span text:style-name="T165">, </text:span><text:span text:style-name="T164">i.e. DECIMAL(18,0)</text:span><text:span text:style-name="T131">:</text:span></text:p>
            <text:list xml:id="list164821548167746" text:continue-list="list164820820735201" text:style-name="WWNum2">
              <text:list-item>
                <text:p text:style-name="P406"><text:span text:style-name="T131"><text:s/></text:span><text:span text:style-name="java-type">java.</text:span><text:span text:style-name="java-type"><text:span text:style-name="T319">lang</text:span></text:span><text:span text:style-name="java-type">.</text:span><text:span text:style-name="java-type"><text:span text:style-name="T318">Long</text:span></text:span></text:p>
              </text:list-item>
            </text:list>
            <text:p text:style-name="P358"><text:span text:style-name="T131">If </text:span><text:span text:style-name="T183">s</text:span><text:span text:style-name="T131"> is specified and different from zero the Java type is:</text:span></text:p>
            <text:list xml:id="list164821058417239" text:continue-numbering="true" text:style-name="WWNum2">
              <text:list-item>
                <text:p text:style-name="P407"><text:span text:style-name="T92"><text:s/></text:span><text:span text:style-name="java-type">java.math.BigDecimal</text:span></text:p>
              </text:list-item>
            </text:list>
            <text:p text:style-name="P358"><text:span text:style-name="T131">if </text:span><text:span text:style-name="T183">s</text:span><text:span text:style-name="T131"> is not specified or it's zero:</text:span></text:p>
            <text:list xml:id="list164820735217845" text:continue-list="list164821588653725" text:style-name="WWNum1">
              <text:list-item>
                <text:p text:style-name="P420"><text:span text:style-name="T131">if </text:span><text:span text:style-name="T183">p</text:span><text:span text:style-name="T131"> &lt;= 2: </text:span><text:span text:style-name="java-type">java.lang.Byte</text:span></text:p>
              </text:list-item>
              <text:list-item>
                <text:p text:style-name="P420"><text:span text:style-name="T131">if 2 &lt; </text:span><text:span text:style-name="T183">p</text:span><text:span text:style-name="T131"> &lt;= 4: </text:span><text:span text:style-name="java-type">java.lang.Short</text:span></text:p>
              </text:list-item>
              <text:list-item>
                <text:p text:style-name="P421"><text:span text:style-name="T131">if 4 &lt; </text:span><text:span text:style-name="T183">p</text:span><text:span text:style-name="T131"> &lt;= </text:span><text:span text:style-name="T141">9</text:span><text:span text:style-name="T131">: </text:span><text:span text:style-name="java-type">java.lang.Integer</text:span></text:p>
              </text:list-item>
              <text:list-item>
                <text:p text:style-name="P421"><text:span text:style-name="T131">if 8 &lt; </text:span><text:span text:style-name="T183">p</text:span><text:span text:style-name="T131"> &lt;= 18: </text:span><text:span text:style-name="java-type">java.lang.Long</text:span></text:p>
              </text:list-item>
              <text:list-item>
                <text:p text:style-name="P421"><text:span text:style-name="T131">if </text:span><text:bookmark-start text:name="__UnoMark__1_144231343521"/><text:span text:style-name="T183">p</text:span><text:bookmark-end text:name="__UnoMark__1_144231343521"/><text:span text:style-name="T131"> &gt; 18: </text:span><text:span text:style-name="java-type">java.math.BigInteger</text:span></text:p>
              </text:list-item>
            </text:list>
          </table:table-cell>
        </table:table-row>
        <table:table-row table:style-name="Table6.1">
          <table:table-cell table:style-name="Table6.A2" office:value-type="string">
            <text:p text:style-name="P255">MONEY,</text:p>
            <text:p text:style-name="P255">SMALLMONEY</text:p>
          </table:table-cell>
          <table:table-cell table:style-name="Table6.B2" office:value-type="string">
            <text:p text:style-name="P358"><text:span text:style-name="java-type">java.math.BigDecimal</text:span></text:p>
          </table:table-cell>
        </table:table-row>
        <table:table-row table:style-name="Table6.1">
          <table:table-cell table:style-name="Table6.A2" office:value-type="string">
            <text:p text:style-name="P255">FLOAT(n)</text:p>
          </table:table-cell>
          <table:table-cell table:style-name="Table6.B2" office:value-type="string">
            <text:p text:style-name="P359"><text:span text:style-name="T131">If </text:span><text:span text:style-name="T188">n</text:span><text:span text:style-name="T131"> is </text:span><text:span text:style-name="T160">not </text:span><text:span text:style-name="T131">specified</text:span><text:span text:style-name="T160">, i.e. a </text:span><text:span text:style-name="T162">FLOAT</text:span><text:span text:style-name="T160">(53)</text:span><text:span text:style-name="T131">:</text:span></text:p>
            <text:list xml:id="list164821330466820" text:continue-list="list164821058417239" text:style-name="WWNum2">
              <text:list-item>
                <text:p text:style-name="P408"><text:span text:style-name="T92"><text:s/></text:span><text:span text:style-name="java-type">java.</text:span><text:span text:style-name="java-type"><text:span text:style-name="T307">lang</text:span></text:span><text:span text:style-name="java-type">.</text:span><text:span text:style-name="java-type"><text:span text:style-name="T307">Double</text:span></text:span></text:p>
              </text:list-item>
            </text:list>
            <text:p text:style-name="P359"><text:span text:style-name="T131">if </text:span><text:span text:style-name="T188">n</text:span><text:span text:style-name="T131"> is specified:</text:span></text:p>
            <text:list xml:id="list164820559652745" text:continue-list="list164820735217845" text:style-name="WWNum1">
              <text:list-item>
                <text:p text:style-name="P422"><text:span text:style-name="T131">if </text:span><text:span text:style-name="T160">n</text:span><text:span text:style-name="T131"> &lt;= 2</text:span><text:span text:style-name="T160">4</text:span><text:span text:style-name="T131">: </text:span><text:span text:style-name="java-type">java.lang.</text:span><text:span text:style-name="java-type"><text:span text:style-name="T307">Float</text:span></text:span></text:p>
              </text:list-item>
              <text:list-item>
                <text:p text:style-name="P422"><text:span text:style-name="T131">if </text:span><text:span text:style-name="T160">n &gt;= 25</text:span><text:span text:style-name="T131">: </text:span><text:span text:style-name="java-type">java.lang.</text:span><text:span text:style-name="java-type"><text:span text:style-name="T307">Double</text:span></text:span></text:p>
              </text:list-item>
            </text:list>
          </table:table-cell>
        </table:table-row>
        <table:table-row table:style-name="Table6.1">
          <table:table-cell table:style-name="Table6.A2" office:value-type="string">
            <text:p text:style-name="P257">REAL</text:p>
          </table:table-cell>
          <table:table-cell table:style-name="Table6.B2" office:value-type="string">
            <text:p text:style-name="P358"><text:span text:style-name="java-type">java.lang.</text:span><text:span text:style-name="java-type"><text:span text:style-name="T308">Float</text:span></text:span></text:p>
            <text:p text:style-name="P363"><text:span text:style-name="T193">Note</text:span><text:span text:style-name="T161">: REAL is equivalent to FLOAT(24),</text:span></text:p>
          </table:table-cell>
        </table:table-row>
        <text:soft-page-break/>
        <table:table-row table:style-name="Table6.11">
          <table:table-cell table:style-name="Table6.A2" office:value-type="string">
            <text:p text:style-name="P252">CHAR(n),</text:p>
            <text:p text:style-name="P252">CHARACTER(n),</text:p>
            <text:p text:style-name="P252">VARCHAR(n<text:span text:style-name="T309">|MAX</text:span>),</text:p>
            <text:p text:style-name="P260">CHARVARYING(n<text:span text:style-name="T309">|MAX</text:span>),</text:p>
            <text:p text:style-name="P260">CHARACTERVARYING(n<text:span text:style-name="T309">|MAX</text:span>),</text:p>
            <text:p text:style-name="P258">NCHAR(n),</text:p>
            <text:p text:style-name="P258">NATIONAL CHAR(n),</text:p>
            <text:p text:style-name="P258">NATIONAL CHARACTER(n),</text:p>
            <text:p text:style-name="P259">NVARCHAR(n|MAX),</text:p>
            <text:p text:style-name="P259">NATIONAL CHAR VARYING(n|MAX),</text:p>
            <text:p text:style-name="P259">NATIONAL CHARACTER VARYING(n|MAX),</text:p>
            <text:p text:style-name="P261">TEXT,</text:p>
            <text:p text:style-name="P261">NTEXT</text:p>
          </table:table-cell>
          <table:table-cell table:style-name="Table6.B2" office:value-type="string">
            <text:p text:style-name="P358"><text:span text:style-name="java-type">java.lang.String</text:span></text:p>
          </table:table-cell>
        </table:table-row>
        <table:table-row table:style-name="Table6.1">
          <table:table-cell table:style-name="Table6.A2" office:value-type="string">
            <text:p text:style-name="P252">DATE</text:p>
          </table:table-cell>
          <table:table-cell table:style-name="Table6.B2" office:value-type="string">
            <text:p text:style-name="P358"><text:span text:style-name="java-type">java.sql.Date</text:span></text:p>
          </table:table-cell>
        </table:table-row>
        <table:table-row table:style-name="Table6.1">
          <table:table-cell table:style-name="Table6.A2" office:value-type="string">
            <text:p text:style-name="P262">DATETIME<text:span text:style-name="T311">,</text:span></text:p>
            <text:p text:style-name="P264">SMALLDATETIME</text:p>
          </table:table-cell>
          <table:table-cell table:style-name="Table6.B2" office:value-type="string">
            <text:p text:style-name="P364"><text:span text:style-name="java-type">java.</text:span><text:span text:style-name="java-type"><text:span text:style-name="T310">util</text:span></text:span><text:span text:style-name="java-type">.</text:span><text:span text:style-name="java-type"><text:span text:style-name="T310">Date</text:span></text:span></text:p>
          </table:table-cell>
        </table:table-row>
        <table:table-row table:style-name="Table6.1">
          <table:table-cell table:style-name="Table6.A2" office:value-type="string">
            <text:p text:style-name="P262">DATETIME2<text:span text:style-name="T312">(n)</text:span>,</text:p>
            <text:p text:style-name="P262">DATETIMEOFFSET<text:span text:style-name="T312">(n)</text:span></text:p>
          </table:table-cell>
          <table:table-cell table:style-name="Table6.B2" office:value-type="string">
            <text:p text:style-name="P364"><text:span text:style-name="java-type">java.sql.Timestamp</text:span></text:p>
          </table:table-cell>
        </table:table-row>
        <table:table-row table:style-name="Table6.1">
          <table:table-cell table:style-name="Table6.A2" office:value-type="string">
            <text:p text:style-name="P266">TIME(n)</text:p>
          </table:table-cell>
          <table:table-cell table:style-name="Table6.B2" office:value-type="string">
            <text:p text:style-name="P367"><text:span text:style-name="T131">If </text:span><text:span text:style-name="T190">n</text:span><text:span text:style-name="T166"> is not </text:span><text:span text:style-name="T131">specified</text:span><text:span text:style-name="T165">, </text:span><text:span text:style-name="T164">i.e. </text:span><text:span text:style-name="T166">TIME</text:span><text:span text:style-name="T164">(</text:span><text:span text:style-name="T166">7</text:span><text:span text:style-name="T164">)</text:span><text:span text:style-name="T131">:</text:span></text:p>
            <text:list xml:id="list164820261048303" text:continue-list="list164821330466820" text:style-name="WWNum2">
              <text:list-item>
                <text:p text:style-name="P409"><text:span text:style-name="T131"><text:s/></text:span><text:span text:style-name="java-type">java.</text:span><text:span text:style-name="java-type"><text:span text:style-name="T321">sql</text:span></text:span><text:span text:style-name="java-type">.</text:span><text:span text:style-name="java-type"><text:span text:style-name="T321">Timestamp</text:span></text:span></text:p>
              </text:list-item>
            </text:list>
            <text:p text:style-name="P367"><text:span text:style-name="T131">If </text:span><text:span text:style-name="T190">n</text:span><text:span text:style-name="T166"> is </text:span><text:span text:style-name="T131">specified</text:span><text:span text:style-name="T166">:</text:span></text:p>
            <text:list xml:id="list164821806002976" text:continue-numbering="true" text:style-name="WWNum2">
              <text:list-item>
                <text:p text:style-name="P409"><text:span text:style-name="T131">If </text:span><text:span text:style-name="T190">n</text:span><text:span text:style-name="T166"> &lt;=3: </text:span><text:span text:style-name="java-type"><text:span text:style-name="T321">j</text:span></text:span><text:span text:style-name="java-type">ava.</text:span><text:span text:style-name="java-type"><text:span text:style-name="T321">sql</text:span></text:span><text:span text:style-name="java-type">.</text:span><text:span text:style-name="java-type"><text:span text:style-name="T321">Time</text:span></text:span></text:p>
              </text:list-item>
              <text:list-item>
                <text:p text:style-name="P409"><text:span text:style-name="T131">If </text:span><text:span text:style-name="T190">n</text:span><text:span text:style-name="T166"> &gt;=4: </text:span><text:span text:style-name="java-type">java.</text:span><text:span text:style-name="java-type"><text:span text:style-name="T321">sql</text:span></text:span><text:span text:style-name="java-type">.</text:span><text:span text:style-name="java-type"><text:span text:style-name="T321">Timestamp</text:span></text:span></text:p>
              </text:list-item>
            </text:list>
          </table:table-cell>
        </table:table-row>
        <table:table-row table:style-name="Table6.1">
          <table:table-cell table:style-name="Table6.A2" office:value-type="string">
            <text:p text:style-name="P267">BINARY(n),</text:p>
            <text:p text:style-name="P267">VARBINARY(n|MAX),</text:p>
            <text:p text:style-name="P267">IMAGE</text:p>
          </table:table-cell>
          <table:table-cell table:style-name="Table6.B2" office:value-type="string">
            <text:p text:style-name="P365"><text:span text:style-name="java-type"><text:span text:style-name="T313">byte[]</text:span></text:span></text:p>
          </table:table-cell>
        </table:table-row>
        <table:table-row table:style-name="Table6.11">
          <table:table-cell table:style-name="Table6.A2" office:value-type="string">
            <text:p text:style-name="P269">HIERARCHYID</text:p>
          </table:table-cell>
          <table:table-cell table:style-name="Table6.B2" office:value-type="string">
            <text:p text:style-name="P368"><text:span text:style-name="java-type"><text:span text:style-name="T313">byte[]</text:span></text:span></text:p>
          </table:table-cell>
        </table:table-row>
        <table:table-row table:style-name="Table6.1">
          <table:table-cell table:style-name="Table6.A2" office:value-type="string">
            <text:p text:style-name="P310">ROWVERSION</text:p>
          </table:table-cell>
          <table:table-cell table:style-name="Table6.B2" office:value-type="string">
            <text:p text:style-name="Standard"><text:span text:style-name="java-type">java.</text:span><text:span text:style-name="java-type"><text:span text:style-name="T320">lang.Object</text:span></text:span><text:span text:style-name="T168"> Cannot insert</text:span><text:span text:style-name="T172">,</text:span><text:span text:style-name="T168"> </text:span><text:span text:style-name="T172">n</text:span><text:span text:style-name="T168">or update</text:span><text:span text:style-name="T169"> </text:span><text:span text:style-name="T171">by PK. </text:span><text:span text:style-name="T180">Selects </text:span><text:span text:style-name="T181">and deletes </text:span><text:span text:style-name="T180">work normally. </text:span><text:span text:style-name="T171">Rows can be “updated by example” when excluding this column.</text:span></text:p>
          </table:table-cell>
        </table:table-row>
        <table:table-row table:style-name="Table6.1">
          <table:table-cell table:style-name="Table6.A2" office:value-type="string">
            <text:p text:style-name="P310">UNIQUEIDENTIFIER</text:p>
          </table:table-cell>
          <table:table-cell table:style-name="Table6.B2" office:value-type="string">
            <text:p text:style-name="P348"><text:span text:style-name="java-type">java.</text:span><text:span text:style-name="java-type"><text:span text:style-name="T320">lang.String</text:span></text:span></text:p>
          </table:table-cell>
        </table:table-row>
        <table:table-row table:style-name="Table6.1">
          <table:table-cell table:style-name="Table6.A2" office:value-type="string">
            <text:p text:style-name="P310">SQL_VARIANT</text:p>
          </table:table-cell>
          <table:table-cell table:style-name="Table6.B2" office:value-type="string">
            <text:p text:style-name="P369"><text:span text:style-name="T131">This type is not supported by the JDBC driver</text:span><text:span text:style-name="T167"> </text:span><text:span text:style-name="T170">4.0 </text:span><text:span text:style-name="T167">provided by SQL Server.</text:span><text:span text:style-name="T173"> A workaround</text:span><text:span text:style-name="T178">, at least</text:span><text:span text:style-name="T173"> </text:span><text:span text:style-name="T177">to read it, </text:span><text:span text:style-name="T173">is to cast this column to a </text:span><text:span text:style-name="T174">different supported type (maybe using </text:span><text:span text:style-name="T175">a view or a select</text:span><text:span text:style-name="T174">) </text:span><text:span text:style-name="T173">as in</text:span><text:span text:style-name="T176"> th expression</text:span><text:span text:style-name="T173">: </text:span><text:span text:style-name="T179"><text:s/></text:span><text:span text:style-name="T328">CAST(</text:span><text:span text:style-name="T330">&lt;</text:span><text:span text:style-name="T331">column</text:span><text:span text:style-name="T330">&gt;</text:span><text:span text:style-name="T328"> AS </text:span><text:span text:style-name="T329">&lt;</text:span><text:span text:style-name="T332">type</text:span><text:span text:style-name="T330">&gt;</text:span><text:span text:style-name="T328">)</text:span></text:p>
          </table:table-cell>
        </table:table-row>
        <table:table-row table:style-name="Table6.1">
          <table:table-cell table:style-name="Table6.A2" office:value-type="string">
            <text:p text:style-name="P310">XML</text:p>
          </table:table-cell>
          <table:table-cell table:style-name="Table6.B2" office:value-type="string">
            <text:p text:style-name="P351"><text:span text:style-name="java-type">java.lang.String</text:span><text:span text:style-name="T325"> </text:span><text:span text:style-name="T299">*</text:span></text:p>
          </table:table-cell>
        </table:table-row>
        <table:table-row table:style-name="Table6.1">
          <table:table-cell table:style-name="Table6.A2" office:value-type="string">
            <text:p text:style-name="P310">GEOGRAPHY</text:p>
          </table:table-cell>
          <table:table-cell table:style-name="Table6.B2" office:value-type="string">
            <text:p text:style-name="P349"><text:span text:style-name="java-type"><text:span text:style-name="T313">byte[]</text:span></text:span><text:span text:style-name="T298"> </text:span><text:span text:style-name="T323">**</text:span></text:p>
          </table:table-cell>
        </table:table-row>
        <table:table-row table:style-name="Table6.1">
          <table:table-cell table:style-name="Table6.A2" office:value-type="string">
            <text:p text:style-name="P310">GEOMETRY</text:p>
          </table:table-cell>
          <table:table-cell table:style-name="Table6.B2" office:value-type="string">
            <text:p text:style-name="P350"><text:span text:style-name="java-type"><text:span text:style-name="T313">byte[]</text:span></text:span><text:span text:style-name="T298"> *</text:span><text:span text:style-name="T324">*</text:span></text:p>
          </table:table-cell>
        </table:table-row>
        <table:table-row table:style-name="Table6.1">
          <table:table-cell table:style-name="Table6.A2" office:value-type="string">
            <text:p text:style-name="P311">(pseudo column)<text:span text:style-name="T322"><text:line-break/></text:span>&lt;col&gt; as &lt;expression&gt;</text:p>
          </table:table-cell>
          <table:table-cell table:style-name="Table6.B2" office:value-type="string">
            <text:p text:style-name="P352"><text:span text:style-name="T327">Type depends on </text:span>expression type. <text:span text:style-name="T194">Cannot insert</text:span><text:span text:style-name="T197">,</text:span><text:span text:style-name="T194"> </text:span><text:span text:style-name="T197">n</text:span><text:span text:style-name="T194">or update</text:span><text:span text:style-name="T195"> </text:span><text:span text:style-name="T196">by PK.</text:span><text:span text:style-name="T198"> Selects</text:span><text:span text:style-name="T199"> and deletes</text:span><text:span text:style-name="T198"> work normally. </text:span><text:span text:style-name="T196">Rows can be “updated by example” when excluding this column.</text:span></text:p>
          </table:table-cell>
        </table:table-row>
      </table:table>
      <text:p text:style-name="P73"/>
      <text:p text:style-name="P78">* Must be a well-formed XML String. Depending on the column definition it may also need to be a valid XML String.</text:p>
      <text:p text:style-name="P59"><text:soft-page-break/><text:span text:style-name="T324">*</text:span>*<text:span text:style-name="T92"> These data types represent </text:span><text:span text:style-name="T94">well-formed </text:span><text:span text:style-name="T92">binary </text:span><text:span text:style-name="T93">data </text:span><text:span text:style-name="T92">as specified by the “[MS-SSCLRT]: Microsoft SQL Server CLR Types Serialization Formats” </text:span><text:span text:style-name="T95">document </text:span><text:span text:style-name="T92">at https://msdn.microsoft.com/en-us/library/ee320529.aspx.</text:span></text:p>
      <text:p text:style-name="P122">Appendix <text:span text:style-name="T314">E</text:span> - Default Data Types<text:span text:style-name="T129"> for MySQL database</text:span></text:p>
      <text:p text:style-name="P65"/>
      <text:p text:style-name="P10"><text:span text:style-name="T129">The HotRod MySQL adapter automatically maps known column types to Java types. The table below </text:span>shows which Java types are generated by the DAO Generator for each <text:span text:style-name="T259">MySQL </text:span>colum<text:span text:style-name="T282">String</text:span>n type.</text:p>
      <text:p text:style-name="P9"/>
      <text:p text:style-name="P98">Please note that the Java types for the <text:span text:style-name="T259">MySQL </text:span>columns may vary depending on the specific version and variant of <text:span text:style-name="T259">MySQL</text:span>, the operating system where the database engine is running, and the JDBC driver version.</text:p>
      <text:p text:style-name="P98"/>
      <text:p text:style-name="P105">Default Java Types</text:p>
      <text:p text:style-name="P98"/>
      <text:p text:style-name="P98">If no special rule is defined for a column in the configuration file the DAO generator will use the following rules to decide which Java type to use for each column.</text:p>
      <text:p text:style-name="P98"/>
      <table:table table:name="Table5" table:style-name="Table5">
        <table:table-column table:style-name="Table5.A"/>
        <table:table-column table:style-name="Table5.B"/>
        <table:table-row table:style-name="Table5.1">
          <table:table-cell table:style-name="Table5.A1" office:value-type="string">
            <text:p text:style-name="P168"><text:span text:style-name="T260">MySQL D</text:span>ata <text:span text:style-name="T262">T</text:span>ype</text:p>
          </table:table-cell>
          <table:table-cell table:style-name="Table5.B1" office:value-type="string">
            <text:p text:style-name="P168"><text:span text:style-name="T260">Default </text:span>Java <text:span text:style-name="T261">T</text:span>ype</text:p>
          </table:table-cell>
        </table:table-row>
        <table:table-row table:style-name="Table5.2">
          <table:table-cell table:style-name="Table5.A2" office:value-type="string">
            <text:p text:style-name="P185"><text:span text:style-name="T263">TINY</text:span>INT<text:span text:style-name="T265">,</text:span></text:p>
            <text:p text:style-name="P228">INT1</text:p>
          </table:table-cell>
          <table:table-cell table:style-name="Table5.B2" office:value-type="string">
            <text:p text:style-name="P324"><text:span text:style-name="java-type">java.lang.</text:span><text:span text:style-name="java-type"><text:span text:style-name="T264">Byte</text:span></text:span></text:p>
          </table:table-cell>
        </table:table-row>
        <table:table-row table:style-name="Table5.2">
          <table:table-cell table:style-name="Table5.A2" office:value-type="string">
            <text:p text:style-name="P186"><text:span text:style-name="T263">TINY</text:span>INT<text:span text:style-name="T264"> UNSIGNED,</text:span></text:p>
            <text:p text:style-name="P187">INT<text:span text:style-name="T265">1 UNSIGNED</text:span></text:p>
          </table:table-cell>
          <table:table-cell table:style-name="Table5.B2" office:value-type="string">
            <text:p text:style-name="P326"><text:span text:style-name="java-type">java.lang.</text:span><text:span text:style-name="java-type"><text:span text:style-name="T264">Short</text:span></text:span></text:p>
          </table:table-cell>
        </table:table-row>
        <table:table-row table:style-name="Table5.2">
          <table:table-cell table:style-name="Table5.A2" office:value-type="string">
            <text:p text:style-name="P223">SMALLINT<text:span text:style-name="T265">,</text:span></text:p>
            <text:p text:style-name="P228">INT2</text:p>
          </table:table-cell>
          <table:table-cell table:style-name="Table5.B2" office:value-type="string">
            <text:p text:style-name="P326"><text:span text:style-name="java-type">java.lang.</text:span><text:span text:style-name="java-type"><text:span text:style-name="T264">Short</text:span></text:span></text:p>
          </table:table-cell>
        </table:table-row>
        <table:table-row table:style-name="Table5.2">
          <table:table-cell table:style-name="Table5.A2" office:value-type="string">
            <text:p text:style-name="P223">SMALLINT UNSIGNED<text:span text:style-name="T265">,</text:span></text:p>
            <text:p text:style-name="P224">INT<text:span text:style-name="T265">2</text:span> UNSIGNED</text:p>
          </table:table-cell>
          <table:table-cell table:style-name="Table5.B2" office:value-type="string">
            <text:p text:style-name="P326"><text:span text:style-name="java-type">java.lang.Integer</text:span></text:p>
          </table:table-cell>
        </table:table-row>
        <table:table-row table:style-name="Table5.2">
          <table:table-cell table:style-name="Table5.A2" office:value-type="string">
            <text:p text:style-name="P223">MEDIUMINT<text:span text:style-name="T266">,</text:span></text:p>
            <text:p text:style-name="P229">INT3</text:p>
          </table:table-cell>
          <table:table-cell table:style-name="Table5.B2" office:value-type="string">
            <text:p text:style-name="P326"><text:span text:style-name="java-type">java.lang.Integer</text:span></text:p>
          </table:table-cell>
        </table:table-row>
        <table:table-row table:style-name="Table5.2">
          <table:table-cell table:style-name="Table5.A2" office:value-type="string">
            <text:p text:style-name="P223">MEDIUMINT UNSIGNED<text:span text:style-name="T266">,</text:span></text:p>
            <text:p text:style-name="P225">INT<text:span text:style-name="T266">3</text:span> UNSIGNED</text:p>
          </table:table-cell>
          <table:table-cell table:style-name="Table5.B2" office:value-type="string">
            <text:p text:style-name="P326"><text:span text:style-name="java-type">java.lang.Integer</text:span></text:p>
          </table:table-cell>
        </table:table-row>
        <table:table-row table:style-name="Table5.2">
          <table:table-cell table:style-name="Table5.A2" office:value-type="string">
            <text:p text:style-name="P185">INTEGER<text:span text:style-name="T267">,</text:span></text:p>
            <text:p text:style-name="P230">INT4</text:p>
          </table:table-cell>
          <table:table-cell table:style-name="Table5.B2" office:value-type="string">
            <text:p text:style-name="P324"><text:span text:style-name="java-type">java.lang.Integer</text:span></text:p>
          </table:table-cell>
        </table:table-row>
        <table:table-row table:style-name="Table5.2">
          <table:table-cell table:style-name="Table5.A2" office:value-type="string">
            <text:p text:style-name="P223">INTEGER UNSIGNED<text:span text:style-name="T267">,</text:span></text:p>
            <text:p text:style-name="P226">INT<text:span text:style-name="T267">4</text:span> UNSIGNED</text:p>
          </table:table-cell>
          <table:table-cell table:style-name="Table5.B2" office:value-type="string">
            <text:p text:style-name="P327"><text:span text:style-name="java-type">java.lang.Long</text:span></text:p>
          </table:table-cell>
        </table:table-row>
        <table:table-row table:style-name="Table5.2">
          <table:table-cell table:style-name="Table5.A2" office:value-type="string">
            <text:p text:style-name="P185">BIGINT<text:span text:style-name="T268">,</text:span></text:p>
            <text:p text:style-name="P231">INT8</text:p>
          </table:table-cell>
          <table:table-cell table:style-name="Table5.B2" office:value-type="string">
            <text:p text:style-name="P324"><text:span text:style-name="java-type">java.lang.Long</text:span></text:p>
          </table:table-cell>
        </table:table-row>
        <table:table-row table:style-name="Table5.2">
          <table:table-cell table:style-name="Table5.A2" office:value-type="string">
            <text:p text:style-name="P223">BIGINT UNSIGNED<text:span text:style-name="T268">,</text:span></text:p>
            <text:p text:style-name="P227">INT<text:span text:style-name="T268">8</text:span> UNSIGNED</text:p>
          </table:table-cell>
          <table:table-cell table:style-name="Table5.B2" office:value-type="string">
            <text:p text:style-name="P327"><text:span text:style-name="java-type">java.math.BigInteger</text:span></text:p>
          </table:table-cell>
        </table:table-row>
        <text:soft-page-break/>
        <table:table-row table:style-name="Table5.2">
          <table:table-cell table:style-name="Table5.A2" office:value-type="string">
            <text:p text:style-name="P191">DECIMAL(p,s)<text:span text:style-name="T270">,</text:span></text:p>
            <text:p text:style-name="P196">NUMERIC(p,s)</text:p>
          </table:table-cell>
          <table:table-cell table:style-name="Table5.B2" office:value-type="string">
            <text:p text:style-name="P324"><text:span text:style-name="T131">If </text:span><text:span text:style-name="T132">neither </text:span><text:span text:style-name="T184">p</text:span><text:span text:style-name="T132"> or </text:span><text:span text:style-name="T184">s</text:span><text:span text:style-name="T132"> are specified:</text:span></text:p>
            <text:list xml:id="list164820714632426" text:continue-numbering="true" text:style-name="WWNum2">
              <text:list-item>
                <text:p text:style-name="P410"><text:span text:style-name="T132"><text:s/></text:span><text:span text:style-name="java-type"><text:span text:style-name="T202">java.lang.Long</text:span></text:span></text:p>
              </text:list-item>
            </text:list>
            <text:p text:style-name="P324"><text:span text:style-name="T132">If</text:span><text:span text:style-name="T131"> </text:span><text:span text:style-name="T183">s</text:span><text:span text:style-name="T131"> is </text:span><text:span text:style-name="T134">spe</text:span><text:span text:style-name="T135">c</text:span><text:span text:style-name="T134">ified and </text:span><text:span text:style-name="T131">different from zero the Java type is:</text:span></text:p>
            <text:list xml:id="list164821084430669" text:continue-numbering="true" text:style-name="WWNum2">
              <text:list-item>
                <text:p text:style-name="P410"><text:span text:style-name="T92"><text:s/></text:span><text:span text:style-name="java-type">java.math.BigDecimal</text:span></text:p>
              </text:list-item>
            </text:list>
            <text:p text:style-name="P324"><text:span text:style-name="T131">if </text:span><text:span text:style-name="T183">s</text:span><text:span text:style-name="T131"> </text:span><text:span text:style-name="T137">is </text:span><text:span text:style-name="T138">not </text:span><text:span text:style-name="T131">specified </text:span><text:span text:style-name="T138">or specified </text:span><text:span text:style-name="T137">with a value of</text:span><text:span text:style-name="T131"> zero:</text:span></text:p>
            <text:list xml:id="list164821267892190" text:continue-list="list164820559652745" text:style-name="WWNum1">
              <text:list-item>
                <text:p text:style-name="P423"><text:span text:style-name="T131">if </text:span><text:span text:style-name="T183">p</text:span><text:span text:style-name="T131"> &lt;= 2: </text:span><text:span text:style-name="java-type">java.lang.Byte</text:span></text:p>
              </text:list-item>
              <text:list-item>
                <text:p text:style-name="P423"><text:span text:style-name="T131">if 2 &lt; </text:span><text:span text:style-name="T183">p</text:span><text:span text:style-name="T131"> &lt;= 4: </text:span><text:span text:style-name="java-type">java.lang.Short</text:span></text:p>
              </text:list-item>
              <text:list-item>
                <text:p text:style-name="P423"><text:span text:style-name="T131">if 4 &lt; </text:span><text:span text:style-name="T183">p</text:span><text:span text:style-name="T131"> &lt;= </text:span><text:span text:style-name="T140">9</text:span><text:span text:style-name="T131">: </text:span><text:span text:style-name="java-type">java.lang.Integer</text:span></text:p>
              </text:list-item>
              <text:list-item>
                <text:p text:style-name="P423"><text:span text:style-name="T131">if </text:span><text:span text:style-name="T142">9</text:span><text:span text:style-name="T131"> &lt; </text:span><text:span text:style-name="T183">p</text:span><text:span text:style-name="T131"> &lt;= 18: </text:span><text:span text:style-name="java-type">java.lang.Long</text:span></text:p>
              </text:list-item>
              <text:list-item>
                <text:p text:style-name="P423"><text:span text:style-name="T131">if </text:span><text:bookmark-start text:name="__UnoMark__1_144231343511"/><text:span text:style-name="T183">p</text:span><text:bookmark-end text:name="__UnoMark__1_144231343511"/><text:span text:style-name="T131"> &gt; 18: </text:span><text:span text:style-name="java-type">java.math.BigInteger</text:span></text:p>
              </text:list-item>
            </text:list>
          </table:table-cell>
        </table:table-row>
        <table:table-row table:style-name="Table5.2">
          <table:table-cell table:style-name="Table5.A2" office:value-type="string">
            <text:p text:style-name="P232">FLOAT(n),</text:p>
            <text:p text:style-name="P232">FLOAT4(n)<text:span text:style-name="T271">,</text:span></text:p>
            <text:p text:style-name="P233">FLOAT(n)<text:span text:style-name="T271"> UNSIGNED</text:span>,</text:p>
            <text:p text:style-name="P233">FLOAT4(n)<text:span text:style-name="T271"> UNSIGNED</text:span></text:p>
          </table:table-cell>
          <table:table-cell table:style-name="Table5.B2" office:value-type="string">
            <text:p text:style-name="P325"><text:span text:style-name="T131">If </text:span><text:span text:style-name="T132"><text:s/></text:span><text:span text:style-name="T186">n</text:span><text:span text:style-name="T132"> </text:span><text:span text:style-name="T143">is not</text:span><text:span text:style-name="T132"> specified:</text:span></text:p>
            <text:list xml:id="list164821726677274" text:continue-list="list164821084430669" text:style-name="WWNum2">
              <text:list-item>
                <text:p text:style-name="P411"><text:span text:style-name="T132"><text:s/></text:span><text:span text:style-name="java-type"><text:span text:style-name="T202">java.lang.Float</text:span></text:span></text:p>
              </text:list-item>
            </text:list>
            <text:p text:style-name="P325"><text:span text:style-name="T132">If</text:span><text:span text:style-name="T131"> </text:span><text:span text:style-name="T187">n</text:span><text:span text:style-name="T131"> is </text:span><text:span text:style-name="T134">spe</text:span><text:span text:style-name="T135">c</text:span><text:span text:style-name="T134">ified</text:span><text:span text:style-name="T131">:</text:span></text:p>
            <text:list xml:id="list164819924446545" text:continue-list="list164821267892190" text:style-name="WWNum1">
              <text:list-item>
                <text:p text:style-name="P424"><text:span text:style-name="T131">if </text:span><text:span text:style-name="T187">n</text:span><text:span text:style-name="T131"> &lt;= 2</text:span><text:span text:style-name="T144">4</text:span><text:span text:style-name="T131">: </text:span><text:span text:style-name="java-type">java.lang.</text:span><text:span text:style-name="java-type"><text:span text:style-name="T269">Float</text:span></text:span></text:p>
              </text:list-item>
              <text:list-item>
                <text:p text:style-name="P424"><text:span text:style-name="T131">if </text:span><text:span text:style-name="T187">n</text:span><text:span text:style-name="T131"> </text:span><text:span text:style-name="T145">&gt;</text:span><text:span text:style-name="T131">= </text:span><text:span text:style-name="T145">25</text:span><text:span text:style-name="T131">: </text:span><text:span text:style-name="java-type">java.lang.</text:span><text:span text:style-name="java-type"><text:span text:style-name="T269">Double</text:span></text:span></text:p>
              </text:list-item>
            </text:list>
          </table:table-cell>
        </table:table-row>
        <table:table-row table:style-name="Table5.2">
          <table:table-cell table:style-name="Table5.A2" office:value-type="string">
            <text:p text:style-name="P234">DOUBLE,</text:p>
            <text:p text:style-name="P191">DOUBLE PRECISION<text:span text:style-name="T272">,</text:span></text:p>
            <text:p text:style-name="P236">REAL,</text:p>
            <text:p text:style-name="P237">FLOAT8<text:span text:style-name="T272">,</text:span></text:p>
            <text:p text:style-name="P235">DOUBLE<text:span text:style-name="T271"> UNSIGNED</text:span>,</text:p>
            <text:p text:style-name="P192">DOUBLE PRECISION<text:span text:style-name="T271"> UNSIGNED,</text:span></text:p>
            <text:p text:style-name="P235">REAL UNSIGNED,</text:p>
            <text:p text:style-name="P238">FLOAT8<text:span text:style-name="T271"> UNSIGNED</text:span></text:p>
          </table:table-cell>
          <table:table-cell table:style-name="Table5.B2" office:value-type="string">
            <text:p text:style-name="P324"><text:span text:style-name="java-type">java.lang.Double</text:span></text:p>
          </table:table-cell>
        </table:table-row>
        <table:table-row table:style-name="Table5.2">
          <table:table-cell table:style-name="Table5.A2" office:value-type="string">
            <text:p text:style-name="P222">CHAR(n),</text:p>
            <text:p text:style-name="P222">VARCHAR(n),</text:p>
            <text:p text:style-name="P239">TINYTEXT,</text:p>
            <text:p text:style-name="P199">TEXT<text:span text:style-name="T273">,</text:span></text:p>
            <text:p text:style-name="P239">MEDIUMTEXT,</text:p>
            <text:p text:style-name="P239">LONGTEXT</text:p>
          </table:table-cell>
          <table:table-cell table:style-name="Table5.B2" office:value-type="string">
            <text:p text:style-name="P324"><text:span text:style-name="java-type">java.lang.String</text:span></text:p>
          </table:table-cell>
        </table:table-row>
        <table:table-row table:style-name="Table5.2">
          <table:table-cell table:style-name="Table5.A2" office:value-type="string">
            <text:p text:style-name="P222">DATE<text:span text:style-name="T274">,</text:span></text:p>
            <text:p text:style-name="P240">YEAR</text:p>
          </table:table-cell>
          <table:table-cell table:style-name="Table5.B2" office:value-type="string">
            <text:p text:style-name="P324"><text:span text:style-name="java-type">java.sql.Date</text:span></text:p>
          </table:table-cell>
        </table:table-row>
        <table:table-row table:style-name="Table5.2">
          <table:table-cell table:style-name="Table5.A2" office:value-type="string">
            <text:p text:style-name="P204">TIME</text:p>
          </table:table-cell>
          <table:table-cell table:style-name="Table5.B2" office:value-type="string">
            <text:p text:style-name="P324"><text:span text:style-name="java-type">java.sql.</text:span><text:span text:style-name="java-type"><text:span text:style-name="T209">Time</text:span></text:span></text:p>
          </table:table-cell>
        </table:table-row>
        <table:table-row table:style-name="Table5.2">
          <table:table-cell table:style-name="Table5.A2" office:value-type="string">
            <text:p text:style-name="P240">DATETIME,</text:p>
            <text:p text:style-name="P240">TIMESTAMP</text:p>
          </table:table-cell>
          <table:table-cell table:style-name="Table5.B2" office:value-type="string">
            <text:p text:style-name="P324"><text:span text:style-name="java-type">java.sql.Time</text:span><text:span text:style-name="java-type"><text:span text:style-name="T205">stamp</text:span></text:span></text:p>
          </table:table-cell>
        </table:table-row>
        <table:table-row table:style-name="Table5.2">
          <table:table-cell table:style-name="Table5.A2" office:value-type="string">
            <text:p text:style-name="P241">TINYBLOB,</text:p>
            <text:p text:style-name="P241">BLOB,</text:p>
            <text:p text:style-name="P241">MEDIUMBLOB,</text:p>
            <text:p text:style-name="P241">LONGBLOB</text:p>
          </table:table-cell>
          <table:table-cell table:style-name="Table5.B2" office:value-type="string">
            <text:p text:style-name="P328"><text:span text:style-name="java-type"><text:span text:style-name="T275">byte[]</text:span></text:span></text:p>
          </table:table-cell>
        </table:table-row>
        <table:table-row table:style-name="Table5.2">
          <table:table-cell table:style-name="Table5.A2" office:value-type="string">
            <text:p text:style-name="P242">ENUM</text:p>
          </table:table-cell>
          <table:table-cell table:style-name="Table5.B2" office:value-type="string">
            <text:p text:style-name="P329"><text:span text:style-name="java-type">java.lang.String</text:span></text:p>
          </table:table-cell>
        </table:table-row>
        <table:table-row table:style-name="Table5.2">
          <table:table-cell table:style-name="Table5.A2" office:value-type="string">
            <text:p text:style-name="P242">SET</text:p>
          </table:table-cell>
          <table:table-cell table:style-name="Table5.B2" office:value-type="string">
            <text:p text:style-name="P329"><text:span text:style-name="java-type">java.lang.String</text:span></text:p>
          </table:table-cell>
        </table:table-row>
      </table:table>
      <text:p text:style-name="P67"/>
      <text:p text:style-name="P124">Appendix <text:span text:style-name="T349">F</text:span> - Default Data Types<text:span text:style-name="T129"> for MariaDB database</text:span></text:p>
      <text:p text:style-name="P70"/>
      <text:p text:style-name="P60">Please refer to <text:span text:style-name="T46">Appendix </text:span><text:span text:style-name="T47">E</text:span><text:span text:style-name="T46"> - Default Data Types</text:span><text:span text:style-name="T48"> for MySQL database</text:span><text:span text:style-name="T44">.</text:span></text:p>
      <text:p text:style-name="P60"><text:s/></text:p>
      <text:p text:style-name="P60">MariaDB is fully binary compatible with MySQL server. HotRod, as well as any other database client application, does not notice any difference when running against MariaDB compared to MySQL, except for the database identification strings that reveal it's MariaDB. Apart from that the database behaves exactly the same way.</text:p>
      <text:p text:style-name="P60"/>
      <text:p text:style-name="P60"/>
      <text:p text:style-name="P5"/>
      <text:p text:style-name="P117"><text:span text:style-name="T35">Appendix </text:span><text:span text:style-name="T37">G</text:span><text:span text:style-name="T35"> - Default Data Types</text:span><text:span text:style-name="T36"> for HyperSQL database</text:span></text:p>
      <text:p text:style-name="P89"/>
      <text:p text:style-name="P8"><text:span text:style-name="T248">HotRod’s HyperSQL adapter automatically maps known column types to Java types. The table below </text:span>shows which Java types are generated by the DAO Generator for each <text:span text:style-name="T129">PostgreSQL </text:span>column type.</text:p>
      <text:p text:style-name="P8"/>
      <text:p text:style-name="P97"><text:span text:style-name="T39">To keep compatibility with Java 6 the default types were gathered from HyperSQL 2.2.9.</text:span><text:span text:style-name="T40"> </text:span>Please note that the Java types for the <text:span text:style-name="T249">HyperSQL </text:span>columns may vary depending on the specific version and variant of <text:span text:style-name="T293">HyperSQL</text:span>, the operating system where the database engine is running, and the JDBC driver version.</text:p>
      <text:p text:style-name="P97"/>
      <text:p text:style-name="P104">Default Java Types</text:p>
      <text:p text:style-name="P97"/>
      <text:p text:style-name="P97">If no special rule is defined for a column in the configuration file the DAO generator will use the following rules to decide which Java type to use for each column.</text:p>
      <text:p text:style-name="P97"/>
      <table:table table:name="Table4" table:style-name="Table4">
        <table:table-column table:style-name="Table4.A"/>
        <table:table-column table:style-name="Table4.B"/>
        <table:table-row table:style-name="Table4.1">
          <table:table-cell table:style-name="Table4.A1" office:value-type="string">
            <text:p text:style-name="P167"><text:span text:style-name="T251">HyperSQL </text:span>data type</text:p>
          </table:table-cell>
          <table:table-cell table:style-name="Table4.B1" office:value-type="string">
            <text:p text:style-name="P167"><text:span text:style-name="T251">Default </text:span>Java <text:span text:style-name="T251">T</text:span>ype</text:p>
          </table:table-cell>
        </table:table-row>
        <table:table-row table:style-name="Table4.2">
          <table:table-cell table:style-name="Table4.A2" office:value-type="string">
            <text:p text:style-name="P184"><text:span text:style-name="T249">TINY</text:span>INT</text:p>
          </table:table-cell>
          <table:table-cell table:style-name="Table4.B2" office:value-type="string">
            <text:p text:style-name="Table_20_Contents"><text:span text:style-name="java-type">java.lang.Byte</text:span></text:p>
          </table:table-cell>
        </table:table-row>
        <table:table-row table:style-name="Table4.2">
          <table:table-cell table:style-name="Table4.A2" office:value-type="string">
            <text:p text:style-name="P184"><text:span text:style-name="T249">SMALL</text:span>INT</text:p>
          </table:table-cell>
          <table:table-cell table:style-name="Table4.B2" office:value-type="string">
            <text:p text:style-name="Table_20_Contents"><text:span text:style-name="java-type">java.lang.Short</text:span></text:p>
          </table:table-cell>
        </table:table-row>
        <table:table-row table:style-name="Table4.2">
          <table:table-cell table:style-name="Table4.A2" office:value-type="string">
            <text:p text:style-name="P184">INTEGER</text:p>
          </table:table-cell>
          <table:table-cell table:style-name="Table4.B2" office:value-type="string">
            <text:p text:style-name="P320"><text:span text:style-name="java-type">java.lang.Integer</text:span></text:p>
          </table:table-cell>
        </table:table-row>
        <table:table-row table:style-name="Table4.2">
          <table:table-cell table:style-name="Table4.A2" office:value-type="string">
            <text:p text:style-name="P184">BIGINT</text:p>
          </table:table-cell>
          <table:table-cell table:style-name="Table4.B2" office:value-type="string">
            <text:p text:style-name="P320"><text:span text:style-name="java-type">java.lang.Long</text:span></text:p>
          </table:table-cell>
        </table:table-row>
        <table:table-row table:style-name="Table4.2">
          <table:table-cell table:style-name="Table4.A2" office:value-type="string">
            <text:p text:style-name="P190">DECIMAL(p,s)</text:p>
            <text:p text:style-name="P195">NUMERIC(p,s)</text:p>
          </table:table-cell>
          <table:table-cell table:style-name="Table4.B2" office:value-type="string">
            <text:p text:style-name="P320"><text:span text:style-name="T131">If </text:span><text:span text:style-name="T132">neither </text:span><text:span text:style-name="T184">p</text:span><text:span text:style-name="T132"> or </text:span><text:span text:style-name="T184">s</text:span><text:span text:style-name="T132"> are specified:</text:span></text:p>
            <text:list xml:id="list164820371142364" text:continue-list="list164821726677274" text:style-name="WWNum2">
              <text:list-item>
                <text:p text:style-name="P402"><text:span text:style-name="T132"><text:s/></text:span><text:span text:style-name="java-type">java.math.BigInteger</text:span></text:p>
              </text:list-item>
            </text:list>
            <text:p text:style-name="P320"><text:span text:style-name="T132">If</text:span><text:span text:style-name="T131"> </text:span><text:span text:style-name="T183">s</text:span><text:span text:style-name="T131"> is </text:span><text:span text:style-name="T134">spe</text:span><text:span text:style-name="T135">c</text:span><text:span text:style-name="T134">ified and </text:span><text:span text:style-name="T131">different from zero the Java type is:</text:span></text:p>
            <text:list xml:id="list164820307436580" text:continue-numbering="true" text:style-name="WWNum2">
              <text:list-item>
                <text:p text:style-name="P412"><text:span text:style-name="T92"><text:s/></text:span><text:span text:style-name="java-type">java.math.BigDecimal</text:span></text:p>
              </text:list-item>
            </text:list>
            <text:p text:style-name="P320"><text:span text:style-name="T131">if </text:span><text:span text:style-name="T183">s</text:span><text:span text:style-name="T131"> </text:span><text:span text:style-name="T137">is </text:span><text:span text:style-name="T138">not </text:span><text:span text:style-name="T131">specified </text:span><text:span text:style-name="T138">or specified </text:span><text:span text:style-name="T137">with a value of</text:span><text:span text:style-name="T131"> zero:</text:span></text:p>
            <text:list xml:id="list164821069360968" text:continue-list="list164819924446545" text:style-name="WWNum1">
              <text:list-item>
                <text:p text:style-name="P425"><text:span text:style-name="T131">if </text:span><text:span text:style-name="T183">p</text:span><text:span text:style-name="T131"> &lt;= 2: </text:span><text:span text:style-name="java-type">java.lang.Byte</text:span></text:p>
              </text:list-item>
              <text:list-item>
                <text:p text:style-name="P425"><text:span text:style-name="T131">if 2 &lt; </text:span><text:span text:style-name="T183">p</text:span><text:span text:style-name="T131"> &lt;= 4: </text:span><text:span text:style-name="java-type">java.lang.Short</text:span></text:p>
              </text:list-item>
              <text:list-item>
                <text:p text:style-name="P425"><text:span text:style-name="T131">if 4 &lt; </text:span><text:span text:style-name="T183">p</text:span><text:span text:style-name="T131"> &lt;= </text:span><text:span text:style-name="T140">9</text:span><text:span text:style-name="T131">: </text:span><text:span text:style-name="java-type">java.lang.Integer</text:span></text:p>
              </text:list-item>
              <text:list-item>
                <text:p text:style-name="P425"><text:span text:style-name="T131">if 8 &lt; </text:span><text:span text:style-name="T183">p</text:span><text:span text:style-name="T131"> &lt;= 18: </text:span><text:span text:style-name="java-type">java.lang.Long</text:span></text:p>
              </text:list-item>
              <text:list-item>
                <text:p text:style-name="P425"><text:span text:style-name="T131">if </text:span><text:bookmark-start text:name="__UnoMark__1_144231343512"/><text:span text:style-name="T183">p</text:span><text:bookmark-end text:name="__UnoMark__1_144231343512"/><text:span text:style-name="T131"> &gt; 18: </text:span><text:span text:style-name="java-type">java.math.BigInteger</text:span></text:p>
              </text:list-item>
            </text:list>
          </table:table-cell>
        </table:table-row>
        <table:table-row table:style-name="Table4.2">
          <table:table-cell table:style-name="Table4.A2" office:value-type="string">
            <text:p text:style-name="P190">REAL<text:span text:style-name="T250">,<text:line-break/>FLOAT,</text:span></text:p>
            <text:p text:style-name="P213">DOUBLE</text:p>
          </table:table-cell>
          <table:table-cell table:style-name="Table4.B2" office:value-type="string">
            <text:p text:style-name="P320"><text:span text:style-name="java-type">java.lang.</text:span><text:span text:style-name="java-type"><text:span text:style-name="T280">Double</text:span></text:span></text:p>
          </table:table-cell>
        </table:table-row>
        <table:table-row table:style-name="Table4.2">
          <table:table-cell table:style-name="Table4.A2" office:value-type="string">
            <text:p text:style-name="P212">CHAR(n),</text:p>
            <text:p text:style-name="P215">CHARACTER(n),</text:p>
            <text:p text:style-name="P212">VARCHAR(n),</text:p>
            <text:p text:style-name="P215">CHARACTER VARYING(n),</text:p>
            <text:p text:style-name="P215">CHAR VARYING(n),</text:p>
            <text:p text:style-name="P215">LONGVARCHAR(n),</text:p>
            <text:p text:style-name="P215">CLOB<text:span text:style-name="T252">(n)</text:span></text:p>
          </table:table-cell>
          <table:table-cell table:style-name="Table4.B2" office:value-type="string">
            <text:p text:style-name="Table_20_Contents"><text:span text:style-name="java-type">java.lang.String</text:span></text:p>
          </table:table-cell>
        </table:table-row>
        <table:table-row table:style-name="Table4.2">
          <table:table-cell table:style-name="Table4.A2" office:value-type="string">
            <text:p text:style-name="P212">DATE</text:p>
          </table:table-cell>
          <table:table-cell table:style-name="Table4.B2" office:value-type="string">
            <text:p text:style-name="P320"><text:span text:style-name="java-type">java.sql.Date</text:span></text:p>
          </table:table-cell>
        </table:table-row>
        <table:table-row table:style-name="Table4.2">
          <table:table-cell table:style-name="Table4.A2" office:value-type="string">
            <text:p text:style-name="P203">TIME<text:span text:style-name="T253">(n)</text:span>,</text:p>
            <text:p text:style-name="P207">TIME<text:span text:style-name="T253">(n)</text:span> WITH TIME ZONE</text:p>
          </table:table-cell>
          <table:table-cell table:style-name="Table4.B2" office:value-type="string">
            <text:p text:style-name="P320"><text:span text:style-name="java-type">java.sql.</text:span><text:span text:style-name="java-type"><text:span text:style-name="T209">Time</text:span></text:span></text:p>
          </table:table-cell>
        </table:table-row>
        <text:soft-page-break/>
        <table:table-row table:style-name="Table4.2">
          <table:table-cell table:style-name="Table4.A2" office:value-type="string">
            <text:p text:style-name="P178">TIMESTAMP<text:span text:style-name="T253">(n)</text:span>,</text:p>
            <text:p text:style-name="P207">TIMESTAMP<text:span text:style-name="T253">(n)</text:span> WITH TIME ZONE</text:p>
          </table:table-cell>
          <table:table-cell table:style-name="Table4.B2" office:value-type="string">
            <text:p text:style-name="P320"><text:span text:style-name="java-type">java.sql.Time</text:span><text:span text:style-name="java-type"><text:span text:style-name="T205">stamp</text:span></text:span></text:p>
          </table:table-cell>
        </table:table-row>
        <table:table-row table:style-name="Table4.2">
          <table:table-cell table:style-name="Table4.A2" office:value-type="string">
            <text:p text:style-name="P218">BINARY(n),</text:p>
            <text:p text:style-name="P218">VARBINARY(n),</text:p>
            <text:p text:style-name="P218">BLOB(n)</text:p>
          </table:table-cell>
          <table:table-cell table:style-name="Table4.B2" office:value-type="string">
            <text:p text:style-name="Table_20_Contents"><text:span text:style-name="java-type"><text:span text:style-name="T254">byte[]</text:span></text:span></text:p>
          </table:table-cell>
        </table:table-row>
        <table:table-row table:style-name="Table4.2">
          <table:table-cell table:style-name="Table4.A2" office:value-type="string">
            <text:p text:style-name="P299">BOOLEAN</text:p>
          </table:table-cell>
          <table:table-cell table:style-name="Table4.B2" office:value-type="string">
            <text:p text:style-name="Table_20_Contents"><text:span text:style-name="java-type">java.lang.Boolean</text:span></text:p>
          </table:table-cell>
        </table:table-row>
        <table:table-row table:style-name="Table4.2">
          <table:table-cell table:style-name="Table4.A2" office:value-type="string">
            <text:p text:style-name="P302">OTHER</text:p>
          </table:table-cell>
          <table:table-cell table:style-name="Table4.B2" office:value-type="string">
            <text:p text:style-name="P321"><text:span text:style-name="java-type">java.</text:span><text:span text:style-name="java-type"><text:span text:style-name="T255">lang</text:span></text:span><text:span text:style-name="java-type">.</text:span><text:span text:style-name="java-type"><text:span text:style-name="T256">Object</text:span></text:span></text:p>
          </table:table-cell>
        </table:table-row>
        <table:table-row table:style-name="Table4.2">
          <table:table-cell table:style-name="Table4.A2" office:value-type="string">
            <text:p text:style-name="P305">&lt;type&gt; ARRAY</text:p>
          </table:table-cell>
          <table:table-cell table:style-name="Table4.B2" office:value-type="string">
            <text:p text:style-name="P322"><text:span text:style-name="java-type">java.</text:span><text:span text:style-name="java-type"><text:span text:style-name="T255">lang</text:span></text:span><text:span text:style-name="java-type">.</text:span><text:span text:style-name="java-type"><text:span text:style-name="T257">Object</text:span></text:span></text:p>
          </table:table-cell>
        </table:table-row>
        <table:table-row table:style-name="Table4.2">
          <table:table-cell table:style-name="Table4.A2" office:value-type="string">
            <text:p text:style-name="P306">INTERVAL &lt;qualifier&gt;</text:p>
          </table:table-cell>
          <table:table-cell table:style-name="Table4.B2" office:value-type="string">
            <text:p text:style-name="P323"><text:span text:style-name="java-type">java.</text:span><text:span text:style-name="java-type"><text:span text:style-name="T255">lang</text:span></text:span><text:span text:style-name="java-type">.</text:span><text:span text:style-name="java-type"><text:span text:style-name="T256">Object</text:span></text:span></text:p>
          </table:table-cell>
        </table:table-row>
        <table:table-row table:style-name="Table4.2">
          <table:table-cell table:style-name="Table4.A2" office:value-type="string">
            <text:p text:style-name="P301">BIT(n)<text:span text:style-name="T258">,</text:span></text:p>
            <text:p text:style-name="P303">BIT VARYING(n)</text:p>
          </table:table-cell>
          <table:table-cell table:style-name="Table4.B2" office:value-type="string">
            <text:p text:style-name="P323"><text:span text:style-name="java-type">java.</text:span><text:span text:style-name="java-type"><text:span text:style-name="T255">lang</text:span></text:span><text:span text:style-name="java-type">.</text:span><text:span text:style-name="java-type"><text:span text:style-name="T256">Object</text:span></text:span></text:p>
          </table:table-cell>
        </table:table-row>
      </table:table>
      <text:p text:style-name="P4"/>
      <text:p text:style-name="P72"/>
      <text:p text:style-name="P118"><text:span text:style-name="T35">Appendix </text:span><text:span text:style-name="T38">H</text:span><text:span text:style-name="T35"> - Default Data Types</text:span><text:span text:style-name="T36"> for </text:span><text:span text:style-name="T38">H2 </text:span><text:span text:style-name="T36">database</text:span></text:p>
      <text:p text:style-name="P90"/>
      <text:p text:style-name="P12"><text:span text:style-name="T248">HotRod’s H2 adapter automatically maps known column types to Java types. The table below </text:span>shows which Java types are generated by the DAO Generator for each <text:span text:style-name="T129">PostgreSQL </text:span>column type.</text:p>
      <text:p text:style-name="P12"/>
      <text:p text:style-name="P101">Please note that the Java types for the <text:span text:style-name="T362">H2 </text:span>columns may vary depending on the specific version and variant of <text:span text:style-name="T362">H2</text:span>, the operating system where the database engine is running, and the JDBC driver version.</text:p>
      <text:p text:style-name="P101"/>
      <text:p text:style-name="P108">Default Java Types</text:p>
      <text:p text:style-name="P101"/>
      <text:p text:style-name="P101">If no special rule is defined for a column in the configuration file the DAO generator will use the following rules to decide which Java type to use for each column.</text:p>
      <text:p text:style-name="P101"/>
      <table:table table:name="Table8" table:style-name="Table8">
        <table:table-column table:style-name="Table8.A"/>
        <table:table-column table:style-name="Table8.B"/>
        <table:table-row table:style-name="Table8.1">
          <table:table-cell table:style-name="Table8.A1" office:value-type="string">
            <text:p text:style-name="P171"><text:span text:style-name="T361">H2 D</text:span>ata <text:span text:style-name="T361">T</text:span>ype</text:p>
          </table:table-cell>
          <table:table-cell table:style-name="Table8.B1" office:value-type="string">
            <text:p text:style-name="P171"><text:span text:style-name="T251">Default </text:span>Java <text:span text:style-name="T251">T</text:span>ype</text:p>
          </table:table-cell>
        </table:table-row>
        <table:table-row table:style-name="Table8.2">
          <table:table-cell table:style-name="Table8.A2" office:value-type="string">
            <text:p text:style-name="P188"><text:span text:style-name="T249">TINY</text:span>INT</text:p>
          </table:table-cell>
          <table:table-cell table:style-name="Table8.B2" office:value-type="string">
            <text:p text:style-name="P376"><text:span text:style-name="java-type">java.lang.Byte</text:span></text:p>
          </table:table-cell>
        </table:table-row>
        <table:table-row table:style-name="Table8.2">
          <table:table-cell table:style-name="Table8.A2" office:value-type="string">
            <text:p text:style-name="P188"><text:span text:style-name="T249">SMALL</text:span>INT<text:span text:style-name="T352">,</text:span></text:p>
            <text:p text:style-name="P286">INT2,</text:p>
            <text:p text:style-name="P286">YEAR</text:p>
          </table:table-cell>
          <table:table-cell table:style-name="Table8.B2" office:value-type="string">
            <text:p text:style-name="P376"><text:span text:style-name="java-type">java.lang.Short</text:span></text:p>
          </table:table-cell>
        </table:table-row>
        <table:table-row table:style-name="Table8.2">
          <table:table-cell table:style-name="Table8.A2" office:value-type="string">
            <text:p text:style-name="P188">INTEGER<text:span text:style-name="T352">,</text:span></text:p>
            <text:p text:style-name="P286">INT,</text:p>
            <text:p text:style-name="P286">MEDIUMINT,</text:p>
            <text:p text:style-name="P286">INT4,</text:p>
            <text:p text:style-name="P286">SIGNED,</text:p>
            <text:p text:style-name="P286">IDENTITY</text:p>
          </table:table-cell>
          <table:table-cell table:style-name="Table8.B2" office:value-type="string">
            <text:p text:style-name="P376"><text:span text:style-name="java-type">java.lang.Integer</text:span></text:p>
          </table:table-cell>
        </table:table-row>
        <table:table-row table:style-name="Table8.2">
          <table:table-cell table:style-name="Table8.A2" office:value-type="string">
            <text:p text:style-name="P188">BIGINT<text:span text:style-name="T353">,</text:span></text:p>
            <text:p text:style-name="P287">INT8</text:p>
          </table:table-cell>
          <table:table-cell table:style-name="Table8.B2" office:value-type="string">
            <text:p text:style-name="P376"><text:span text:style-name="java-type">java.lang.Long</text:span></text:p>
          </table:table-cell>
        </table:table-row>
        <table:table-row table:style-name="Table8.2">
          <table:table-cell table:style-name="Table8.A2" office:value-type="string">
            <text:p text:style-name="P193">DECIMAL(p,s)<text:span text:style-name="T354">,</text:span></text:p>
            <text:p text:style-name="P198"><text:span text:style-name="T354">DEC</text:span>(p,s)<text:span text:style-name="T354">,</text:span></text:p>
            <text:p text:style-name="P197">NUMERIC(p,s)<text:span text:style-name="T354">,</text:span></text:p>
            <text:p text:style-name="P198">NUM<text:span text:style-name="T354">BER</text:span>(p,s)</text:p>
            <text:p text:style-name="P198"/>
            <text:p text:style-name="P197"/>
          </table:table-cell>
          <table:table-cell table:style-name="Table8.B2" office:value-type="string">
            <text:p text:style-name="P376"><text:span text:style-name="T131">If </text:span><text:span text:style-name="T132">neither </text:span><text:span text:style-name="T184">p</text:span><text:span text:style-name="T132"> or </text:span><text:span text:style-name="T184">s</text:span><text:span text:style-name="T132"> are specified:</text:span></text:p>
            <text:list xml:id="list164821206339153" text:continue-list="list164820307436580" text:style-name="WWNum2">
              <text:list-item>
                <text:p text:style-name="P413"><text:span text:style-name="T132"><text:s/></text:span><text:span text:style-name="java-type">java.math.BigInteger</text:span></text:p>
              </text:list-item>
            </text:list>
            <text:p text:style-name="P376"><text:span text:style-name="T132">If</text:span><text:span text:style-name="T131"> </text:span><text:span text:style-name="T183">s</text:span><text:span text:style-name="T131"> is </text:span><text:span text:style-name="T134">spe</text:span><text:span text:style-name="T135">c</text:span><text:span text:style-name="T134">ified and </text:span><text:span text:style-name="T131">different from zero the Java type is:</text:span></text:p>
            <text:list xml:id="list164820943160483" text:continue-numbering="true" text:style-name="WWNum2">
              <text:list-item>
                <text:p text:style-name="P413"><text:span text:style-name="T92"><text:s/></text:span><text:span text:style-name="java-type">java.math.BigDecimal</text:span></text:p>
              </text:list-item>
            </text:list>
            <text:p text:style-name="P376"><text:span text:style-name="T131">if </text:span><text:span text:style-name="T183">s</text:span><text:span text:style-name="T131"> </text:span><text:span text:style-name="T137">is </text:span><text:span text:style-name="T138">not </text:span><text:span text:style-name="T131">specified </text:span><text:span text:style-name="T138">or specified </text:span><text:span text:style-name="T137">with a value of</text:span><text:span text:style-name="T131"> zero:</text:span></text:p>
            <text:list xml:id="list164821171617587" text:continue-list="list164821069360968" text:style-name="WWNum1">
              <text:list-item>
                <text:p text:style-name="P426"><text:span text:style-name="T131">if </text:span><text:span text:style-name="T183">p</text:span><text:span text:style-name="T131"> &lt;= 2: </text:span><text:span text:style-name="java-type">java.lang.Byte</text:span></text:p>
              </text:list-item>
              <text:list-item>
                <text:p text:style-name="P426"><text:span text:style-name="T131">if 2 &lt; </text:span><text:span text:style-name="T183">p</text:span><text:span text:style-name="T131"> &lt;= 4: </text:span><text:span text:style-name="java-type">java.lang.Short</text:span></text:p>
              </text:list-item>
              <text:list-item>
                <text:p text:style-name="P426"><text:span text:style-name="T131">if 4 &lt; </text:span><text:span text:style-name="T183">p</text:span><text:span text:style-name="T131"> &lt;= </text:span><text:span text:style-name="T140">9</text:span><text:span text:style-name="T131">: </text:span><text:span text:style-name="java-type">java.lang.Integer</text:span></text:p>
              </text:list-item>
              <text:list-item>
                <text:p text:style-name="P426"><text:span text:style-name="T131">if 8 &lt; </text:span><text:span text:style-name="T183">p</text:span><text:span text:style-name="T131"> &lt;= 18: </text:span><text:span text:style-name="java-type">java.lang.Long</text:span></text:p>
              </text:list-item>
              <text:list-item>
                <text:p text:style-name="P426"><text:span text:style-name="T131">if </text:span><text:bookmark-start text:name="__UnoMark__1_1442313435121"/><text:span text:style-name="T183">p</text:span><text:bookmark-end text:name="__UnoMark__1_1442313435121"/><text:span text:style-name="T131"> &gt; 18: </text:span><text:span text:style-name="java-type">java.math.BigInteger</text:span></text:p>
              </text:list-item>
            </text:list>
          </table:table-cell>
        </table:table-row>
        <table:table-row table:style-name="Table8.2">
          <table:table-cell table:style-name="Table8.A2" office:value-type="string">
            <text:p text:style-name="P288">REAL,</text:p>
            <text:p text:style-name="P288">FLOAT4</text:p>
          </table:table-cell>
          <table:table-cell table:style-name="Table8.B2" office:value-type="string">
            <text:p text:style-name="P377"><text:span text:style-name="java-type">java.lang.</text:span><text:span text:style-name="java-type"><text:span text:style-name="T355">Float</text:span></text:span></text:p>
          </table:table-cell>
        </table:table-row>
        <table:table-row table:style-name="Table8.2">
          <table:table-cell table:style-name="Table8.A2" office:value-type="string">
            <text:p text:style-name="P214">DOUBLE<text:span text:style-name="T355">,</text:span></text:p>
            <text:p text:style-name="P288">DOUBLE PRECISION,</text:p>
            <text:p text:style-name="P288">FLOAT,</text:p>
            <text:p text:style-name="P288">FLOAT8</text:p>
          </table:table-cell>
          <table:table-cell table:style-name="Table8.B2" office:value-type="string">
            <text:p text:style-name="P376"><text:span text:style-name="java-type">java.lang.</text:span><text:span text:style-name="java-type"><text:span text:style-name="T280">Double</text:span></text:span></text:p>
          </table:table-cell>
        </table:table-row>
        <text:soft-page-break/>
        <table:table-row table:style-name="Table8.2">
          <table:table-cell table:style-name="Table8.A2" office:value-type="string">
            <text:p text:style-name="P285">CHAR(n),</text:p>
            <text:p text:style-name="P216">CHARACTER(n),</text:p>
            <text:p text:style-name="P285"><text:span text:style-name="T356">N</text:span>CHAR(n)</text:p>
          </table:table-cell>
          <table:table-cell table:style-name="Table8.B2" office:value-type="string">
            <text:p text:style-name="P376"><text:span text:style-name="java-type">java.lang.String</text:span></text:p>
          </table:table-cell>
        </table:table-row>
        <table:table-row table:style-name="Table8.2">
          <table:table-cell table:style-name="Table8.A2" office:value-type="string">
            <text:p text:style-name="P289">VARCHAR(n),</text:p>
            <text:p text:style-name="P289">LONGVARCHAR(n),</text:p>
            <text:p text:style-name="P289">VARCHAR2(n),</text:p>
            <text:p text:style-name="P289">NVARCHAR(n),</text:p>
            <text:p text:style-name="P289">NVARCHAR2(n),</text:p>
            <text:p text:style-name="P289">VARCHAR_CASEINSENSITIVE(n),</text:p>
            <text:p text:style-name="P289">VARCHAR_INGNORECASE(n)</text:p>
          </table:table-cell>
          <table:table-cell table:style-name="Table8.B2" office:value-type="string">
            <text:p text:style-name="P376"><text:span text:style-name="java-type">java.lang.String</text:span></text:p>
          </table:table-cell>
        </table:table-row>
        <table:table-row table:style-name="Table8.2">
          <table:table-cell table:style-name="Table8.A2" office:value-type="string">
            <text:p text:style-name="P217">CLOB<text:span text:style-name="T252">(n),</text:span></text:p>
            <text:p text:style-name="P290">NCLOB(n),</text:p>
            <text:p text:style-name="P289">TINYTEXT(n),</text:p>
            <text:p text:style-name="P289">TEXT(n),</text:p>
            <text:p text:style-name="P289">MEDIUMTEXT(n),</text:p>
            <text:p text:style-name="P289">LONGTEXT(n),</text:p>
            <text:p text:style-name="P289">NTEXT(n)</text:p>
          </table:table-cell>
          <table:table-cell table:style-name="Table8.B2" office:value-type="string">
            <text:p text:style-name="P376"><text:span text:style-name="java-type">java.lang.String</text:span></text:p>
          </table:table-cell>
        </table:table-row>
        <table:table-row table:style-name="Table8.2">
          <table:table-cell table:style-name="Table8.A2" office:value-type="string">
            <text:p text:style-name="P285">DATE</text:p>
          </table:table-cell>
          <table:table-cell table:style-name="Table8.B2" office:value-type="string">
            <text:p text:style-name="P376"><text:span text:style-name="java-type">java.sql.Date</text:span></text:p>
          </table:table-cell>
        </table:table-row>
        <table:table-row table:style-name="Table8.2">
          <table:table-cell table:style-name="Table8.A2" office:value-type="string">
            <text:p text:style-name="P205">TIME</text:p>
          </table:table-cell>
          <table:table-cell table:style-name="Table8.B2" office:value-type="string">
            <text:p text:style-name="P376"><text:span text:style-name="java-type">java.sql.</text:span><text:span text:style-name="java-type"><text:span text:style-name="T209">Time</text:span></text:span></text:p>
          </table:table-cell>
        </table:table-row>
        <table:table-row table:style-name="Table8.2">
          <table:table-cell table:style-name="Table8.A2" office:value-type="string">
            <text:p text:style-name="P179">TIMESTAMP<text:span text:style-name="T357">,</text:span></text:p>
            <text:p text:style-name="P291">DATETIME,</text:p>
            <text:p text:style-name="P291">SMALLDATETIME</text:p>
          </table:table-cell>
          <table:table-cell table:style-name="Table8.B2" office:value-type="string">
            <text:p text:style-name="P376"><text:span text:style-name="java-type">java.sql.Time</text:span><text:span text:style-name="java-type"><text:span text:style-name="T205">stamp</text:span></text:span></text:p>
          </table:table-cell>
        </table:table-row>
        <table:table-row table:style-name="Table8.2">
          <table:table-cell table:style-name="Table8.A2" office:value-type="string">
            <text:p text:style-name="P219">BINARY(n),</text:p>
            <text:p text:style-name="P219">VARBINARY(n),</text:p>
            <text:p text:style-name="P220"><text:span text:style-name="T358">LONG</text:span>VARBINARY(n),</text:p>
            <text:p text:style-name="P220"><text:span text:style-name="T358">RAW</text:span>(n),</text:p>
            <text:p text:style-name="P220"><text:span text:style-name="T358">BYTEA</text:span>(n),</text:p>
            <text:p text:style-name="P219">BLOB(n)<text:span text:style-name="T359">,</text:span></text:p>
            <text:p text:style-name="P221"><text:span text:style-name="T359">TINY</text:span>BLOB(n)<text:span text:style-name="T359">,</text:span></text:p>
            <text:p text:style-name="P221"><text:span text:style-name="T359">MEDIUM</text:span>BLOB(n)<text:span text:style-name="T359">,</text:span></text:p>
            <text:p text:style-name="P221"><text:span text:style-name="T359">LONG</text:span>BLOB(n)<text:span text:style-name="T359">,</text:span></text:p>
            <text:p text:style-name="P221"><text:span text:style-name="T359">IMAGE</text:span>(n)<text:span text:style-name="T359">,</text:span></text:p>
            <text:p text:style-name="P221"><text:span text:style-name="T359">OID</text:span>(n)</text:p>
          </table:table-cell>
          <table:table-cell table:style-name="Table8.B2" office:value-type="string">
            <text:p text:style-name="P376"><text:span text:style-name="java-type"><text:span text:style-name="T254">byte[]</text:span></text:span></text:p>
          </table:table-cell>
        </table:table-row>
        <table:table-row table:style-name="Table8.2">
          <table:table-cell table:style-name="Table8.A2" office:value-type="string">
            <text:p text:style-name="P300">BOOLEAN<text:span text:style-name="T360">,</text:span></text:p>
            <text:p text:style-name="P312">BIT,</text:p>
            <text:p text:style-name="P312">BOOL</text:p>
          </table:table-cell>
          <table:table-cell table:style-name="Table8.B2" office:value-type="string">
            <text:p text:style-name="P376"><text:span text:style-name="java-type">java.lang.Boolean</text:span></text:p>
          </table:table-cell>
        </table:table-row>
        <table:table-row table:style-name="Table8.2">
          <table:table-cell table:style-name="Table8.A2" office:value-type="string">
            <text:p text:style-name="P313">UUID</text:p>
          </table:table-cell>
          <table:table-cell table:style-name="Table8.B2" office:value-type="string">
            <text:p text:style-name="P374"><text:span text:style-name="java-type"><text:span text:style-name="T307">byte[]</text:span></text:span><text:span text:style-name="T300"> *</text:span></text:p>
          </table:table-cell>
        </table:table-row>
        <table:table-row table:style-name="Table8.2">
          <table:table-cell table:style-name="Table8.A2" office:value-type="string">
            <text:p text:style-name="P313">ARRAY</text:p>
          </table:table-cell>
          <table:table-cell table:style-name="Table8.B2" office:value-type="string">
            <text:p text:style-name="Standard"><text:span text:style-name="T296">No </text:span><text:span text:style-name="T303">default HotRod data type</text:span></text:p>
          </table:table-cell>
        </table:table-row>
        <table:table-row table:style-name="Table8.2">
          <table:table-cell table:style-name="Table8.A2" office:value-type="string">
            <text:p text:style-name="P313">GEOMETRY</text:p>
          </table:table-cell>
          <table:table-cell table:style-name="Table8.B2" office:value-type="string">
            <text:p text:style-name="Standard"><text:span text:style-name="T296">No </text:span><text:span text:style-name="T303">default HotRod data type</text:span></text:p>
          </table:table-cell>
        </table:table-row>
        <table:table-row table:style-name="Table8.2">
          <table:table-cell table:style-name="Table8.A2" office:value-type="string">
            <text:p text:style-name="P304">OTHER</text:p>
          </table:table-cell>
          <table:table-cell table:style-name="Table8.B2" office:value-type="string">
            <text:p text:style-name="P374"><text:span text:style-name="java-type"><text:span text:style-name="T307">byte[]</text:span></text:span><text:span text:style-name="T300"> *</text:span><text:span text:style-name="T302">*</text:span></text:p>
          </table:table-cell>
        </table:table-row>
      </table:table>
      <text:p text:style-name="P81"/>
      <text:p text:style-name="P82">* Even when H2's documentation states that UUID can be mapped to java.util.UUID this seems to work only when writing a value into H2. When reading the JDBC driver seems to produce a null value in all cases.<text:span text:style-name="T363"> A byte[] type, on the other hand, works consistently.</text:span></text:p>
      <text:p text:style-name="P82"/>
      <text:p text:style-name="P83">** H2's documentation states that a java.lang.Object type can be used, but it does not work well in MyBatis.<text:span text:style-name="T364"> A byte[] type, on the other hand, works consistently.</text:span></text:p>
      <text:p text:style-name="P126"/>
      <text:p text:style-name="P71">Appendix <text:span text:style-name="T351">I</text:span> - Default Data Types<text:span text:style-name="T129"> for SAP Adaptive Server Enterprise (ex Sybase) database</text:span></text:p>
      <text:p text:style-name="P69"/>
      <text:p text:style-name="P100"><text:span text:style-name="T41">The HotRod </text:span><text:span text:style-name="T43">SAP ASE </text:span><text:span text:style-name="T41">adapter automatically maps known column types to Java types.</text:span><text:span text:style-name="T42"> </text:span>Please note that the Java types for the <text:span text:style-name="T43">SAP ASE </text:span>columns may vary depending on the specific version and variant of <text:span text:style-name="T43">the RDBMS engine</text:span>, the operating system where the database engine is running, and the JDBC driver version.<text:span text:style-name="T333"> These default type have been tested with the SAP ASE JDBC driver; using the open source jTDS JDBC driver may show different results.</text:span></text:p>
      <text:p text:style-name="P100"/>
      <text:p text:style-name="P107">Default Java Types</text:p>
      <text:p text:style-name="P100"/>
      <text:p text:style-name="P100">If no special rule is defined for a column in the configuration file <text:span text:style-name="T326">HotRod </text:span>will use the following rules to decide which Java type to use for each column.</text:p>
      <text:p text:style-name="P100"/>
      <table:table table:name="Table7" table:style-name="Table7">
        <table:table-column table:style-name="Table7.A"/>
        <table:table-column table:style-name="Table7.B"/>
        <table:table-row table:style-name="Table7.1">
          <table:table-cell table:style-name="Table7.A1" office:value-type="string">
            <text:p text:style-name="P170"><text:span text:style-name="T350">SAP ASE</text:span> <text:span text:style-name="T315">D</text:span>ata <text:span text:style-name="T315">T</text:span>ype</text:p>
          </table:table-cell>
          <table:table-cell table:style-name="Table7.B1" office:value-type="string">
            <text:p text:style-name="P170"><text:span text:style-name="T315">Default </text:span>Java <text:span text:style-name="T315">T</text:span>ype</text:p>
          </table:table-cell>
        </table:table-row>
        <table:table-row table:style-name="Table7.1">
          <table:table-cell table:style-name="Table7.A2" office:value-type="string">
            <text:p text:style-name="P254">BIT</text:p>
          </table:table-cell>
          <table:table-cell table:style-name="Table7.B2" office:value-type="string">
            <text:p text:style-name="P361"><text:span text:style-name="java-type"><text:span text:style-name="T306">java.lang.Byte</text:span></text:span></text:p>
          </table:table-cell>
        </table:table-row>
        <table:table-row table:style-name="Table7.1">
          <table:table-cell table:style-name="Table7.A2" office:value-type="string">
            <text:p text:style-name="P254">TINYINT</text:p>
          </table:table-cell>
          <table:table-cell table:style-name="Table7.B2" office:value-type="string">
            <text:p text:style-name="P370"><text:span text:style-name="java-type">java.lang.Byte</text:span></text:p>
          </table:table-cell>
        </table:table-row>
        <table:table-row table:style-name="Table7.1">
          <table:table-cell table:style-name="Table7.A2" office:value-type="string">
            <text:p text:style-name="P272">UNSIGNED TINYINT</text:p>
          </table:table-cell>
          <table:table-cell table:style-name="Table7.B2" office:value-type="string">
            <text:p text:style-name="P371"><text:span text:style-name="java-type">java.lang.Byte</text:span><text:span text:style-name="T182">*</text:span></text:p>
          </table:table-cell>
        </table:table-row>
        <table:table-row table:style-name="Table7.1">
          <table:table-cell table:style-name="Table7.A2" office:value-type="string">
            <text:p text:style-name="P271">SMALLINT</text:p>
          </table:table-cell>
          <table:table-cell table:style-name="Table7.B2" office:value-type="string">
            <text:p text:style-name="P370"><text:span text:style-name="java-type">java.lang.Short</text:span></text:p>
          </table:table-cell>
        </table:table-row>
        <table:table-row table:style-name="Table7.1">
          <table:table-cell table:style-name="Table7.A2" office:value-type="string">
            <text:p text:style-name="P273">UNSIGNED SMALLINT</text:p>
          </table:table-cell>
          <table:table-cell table:style-name="Table7.B2" office:value-type="string">
            <text:p text:style-name="P372"><text:span text:style-name="java-type">java.lang.Integer</text:span></text:p>
          </table:table-cell>
        </table:table-row>
        <table:table-row table:style-name="Table7.1">
          <table:table-cell table:style-name="Table7.A2" office:value-type="string">
            <text:p text:style-name="P271">INT<text:span text:style-name="T335">,</text:span></text:p>
            <text:p text:style-name="P275">INTEGER</text:p>
          </table:table-cell>
          <table:table-cell table:style-name="Table7.B2" office:value-type="string">
            <text:p text:style-name="P370"><text:span text:style-name="java-type">java.lang.Integer</text:span></text:p>
          </table:table-cell>
        </table:table-row>
        <table:table-row table:style-name="Table7.1">
          <table:table-cell table:style-name="Table7.A2" office:value-type="string">
            <text:p text:style-name="P274">UNSIGNED INT<text:span text:style-name="T335">,</text:span></text:p>
            <text:p text:style-name="P274">UNSIGNED INT<text:span text:style-name="T335">EGER</text:span></text:p>
          </table:table-cell>
          <table:table-cell table:style-name="Table7.B2" office:value-type="string">
            <text:p text:style-name="P372"><text:span text:style-name="java-type">java.lang.Long</text:span></text:p>
          </table:table-cell>
        </table:table-row>
        <table:table-row table:style-name="Table7.1">
          <table:table-cell table:style-name="Table7.A2" office:value-type="string">
            <text:p text:style-name="P271">BIGINT</text:p>
          </table:table-cell>
          <table:table-cell table:style-name="Table7.B2" office:value-type="string">
            <text:p text:style-name="P370"><text:span text:style-name="java-type">java.lang.Long</text:span></text:p>
          </table:table-cell>
        </table:table-row>
        <table:table-row table:style-name="Table7.1">
          <table:table-cell table:style-name="Table7.A2" office:value-type="string">
            <text:p text:style-name="P273">UNSIGNED BIGINT</text:p>
          </table:table-cell>
          <table:table-cell table:style-name="Table7.B2" office:value-type="string">
            <text:p text:style-name="P372"><text:span text:style-name="java-type">java.math.BigInteger</text:span></text:p>
          </table:table-cell>
        </table:table-row>
        <table:table-row table:style-name="Table7.1">
          <table:table-cell table:style-name="Table7.A2" office:value-type="string">
            <text:p text:style-name="P271">DECIMAL(p,s),</text:p>
            <text:p text:style-name="P271">NUMERIC(p,s)</text:p>
          </table:table-cell>
          <table:table-cell table:style-name="Table7.B2" office:value-type="string">
            <text:p text:style-name="P370"><text:span text:style-name="T131">If </text:span><text:span text:style-name="T163">neither </text:span><text:span text:style-name="T189">p</text:span><text:span text:style-name="T163"> or </text:span><text:span text:style-name="T183">s</text:span><text:span text:style-name="T131"> </text:span><text:span text:style-name="T163">are</text:span><text:span text:style-name="T131"> specified</text:span><text:span text:style-name="T165">, </text:span><text:span text:style-name="T164">i.e. DECIMAL(18,0)</text:span><text:span text:style-name="T131">:</text:span></text:p>
            <text:list xml:id="list164820822322142" text:continue-list="list164820943160483" text:style-name="WWNum2">
              <text:list-item>
                <text:p text:style-name="P414"><text:span text:style-name="T131"><text:s/></text:span><text:span text:style-name="java-type">java.</text:span><text:span text:style-name="java-type"><text:span text:style-name="T319">lang</text:span></text:span><text:span text:style-name="java-type">.</text:span><text:span text:style-name="java-type"><text:span text:style-name="T318">Long</text:span></text:span></text:p>
              </text:list-item>
            </text:list>
            <text:p text:style-name="P370"><text:span text:style-name="T131">If </text:span><text:span text:style-name="T183">s</text:span><text:span text:style-name="T131"> is specified and different from zero the Java type is:</text:span></text:p>
            <text:list xml:id="list164820687742565" text:continue-numbering="true" text:style-name="WWNum2">
              <text:list-item>
                <text:p text:style-name="P414"><text:span text:style-name="T92"><text:s/></text:span><text:span text:style-name="java-type">java.math.BigDecimal</text:span></text:p>
              </text:list-item>
            </text:list>
            <text:p text:style-name="P370"><text:span text:style-name="T131">if </text:span><text:span text:style-name="T183">s</text:span><text:span text:style-name="T131"> is not specified or it's zero:</text:span></text:p>
            <text:list xml:id="list164820393541433" text:continue-list="list164821171617587" text:style-name="WWNum1">
              <text:list-item>
                <text:p text:style-name="P427"><text:span text:style-name="T131">if </text:span><text:span text:style-name="T183">p</text:span><text:span text:style-name="T131"> &lt;= 2: </text:span><text:span text:style-name="java-type">java.lang.Byte</text:span></text:p>
              </text:list-item>
              <text:list-item>
                <text:p text:style-name="P427"><text:span text:style-name="T131">if 2 &lt; </text:span><text:span text:style-name="T183">p</text:span><text:span text:style-name="T131"> &lt;= 4: </text:span><text:span text:style-name="java-type">java.lang.Short</text:span></text:p>
              </text:list-item>
              <text:list-item>
                <text:p text:style-name="P427"><text:span text:style-name="T131">if 4 &lt; </text:span><text:span text:style-name="T183">p</text:span><text:span text:style-name="T131"> &lt;= </text:span><text:span text:style-name="T141">9</text:span><text:span text:style-name="T131">: </text:span><text:span text:style-name="java-type">java.lang.Integer</text:span></text:p>
              </text:list-item>
              <text:list-item>
                <text:p text:style-name="P427"><text:span text:style-name="T131">if 8 &lt; </text:span><text:span text:style-name="T183">p</text:span><text:span text:style-name="T131"> &lt;= 18: </text:span><text:span text:style-name="java-type">java.lang.Long</text:span></text:p>
              </text:list-item>
              <text:list-item>
                <text:p text:style-name="P427"><text:span text:style-name="T131">if </text:span><text:bookmark-start text:name="__UnoMark__1_1442313435211"/><text:span text:style-name="T183">p</text:span><text:bookmark-end text:name="__UnoMark__1_1442313435211"/><text:span text:style-name="T131"> &gt; 18: </text:span><text:span text:style-name="java-type">java.math.BigInteger</text:span></text:p>
              </text:list-item>
            </text:list>
          </table:table-cell>
        </table:table-row>
        <table:table-row table:style-name="Table7.1">
          <table:table-cell table:style-name="Table7.A2" office:value-type="string">
            <text:p text:style-name="P256">MONEY,</text:p>
            <text:p text:style-name="P256">SMALLMONEY</text:p>
          </table:table-cell>
          <table:table-cell table:style-name="Table7.B2" office:value-type="string">
            <text:p text:style-name="P370"><text:span text:style-name="java-type">java.math.BigDecimal</text:span></text:p>
          </table:table-cell>
        </table:table-row>
        <table:table-row table:style-name="Table7.1">
          <table:table-cell table:style-name="Table7.A2" office:value-type="string">
            <text:p text:style-name="P256">FLOAT(n)<text:span text:style-name="T336">,</text:span></text:p>
            <text:p text:style-name="P276">REAL,</text:p>
            <text:p text:style-name="P276">DOUBLE PRECISION</text:p>
          </table:table-cell>
          <table:table-cell table:style-name="Table7.B2" office:value-type="string">
            <text:p text:style-name="P374"><text:span text:style-name="java-type">java.</text:span><text:span text:style-name="java-type"><text:span text:style-name="T307">lang</text:span></text:span><text:span text:style-name="java-type">.</text:span><text:span text:style-name="java-type"><text:span text:style-name="T307">Double</text:span></text:span><text:span text:style-name="T300"> *</text:span><text:span text:style-name="T301">*</text:span></text:p>
          </table:table-cell>
        </table:table-row>
        <text:soft-page-break/>
        <table:table-row table:style-name="Table7.14">
          <table:table-cell table:style-name="Table7.A2" office:value-type="string">
            <text:p text:style-name="P271">CHAR(n),</text:p>
            <text:p text:style-name="P271">VARCHAR(n),</text:p>
            <text:p text:style-name="P276">UNICHAR(n),</text:p>
            <text:p text:style-name="P276">UNIVARCHAR(n),</text:p>
            <text:p text:style-name="P276">NCHAR(n),</text:p>
            <text:p text:style-name="P276">NVARCHAR(n),</text:p>
            <text:p text:style-name="P276">TEXT,</text:p>
            <text:p text:style-name="P276">UNITEXT<text:span text:style-name="T337">,</text:span></text:p>
            <text:p text:style-name="P277">SYSNAME,</text:p>
            <text:p text:style-name="P277">LONGSYSNAME</text:p>
          </table:table-cell>
          <table:table-cell table:style-name="Table7.B2" office:value-type="string">
            <text:p text:style-name="P370"><text:span text:style-name="java-type">java.lang.String</text:span></text:p>
          </table:table-cell>
        </table:table-row>
        <table:table-row table:style-name="Table7.1">
          <table:table-cell table:style-name="Table7.A2" office:value-type="string">
            <text:p text:style-name="P271">DATE</text:p>
          </table:table-cell>
          <table:table-cell table:style-name="Table7.B2" office:value-type="string">
            <text:p text:style-name="P370"><text:span text:style-name="java-type">java.sql.Date</text:span></text:p>
          </table:table-cell>
        </table:table-row>
        <table:table-row table:style-name="Table7.1">
          <table:table-cell table:style-name="Table7.A2" office:value-type="string">
            <text:p text:style-name="P263">DATETIME<text:span text:style-name="T311">,</text:span></text:p>
            <text:p text:style-name="P265">SMALLDATETIME<text:span text:style-name="T338">,</text:span></text:p>
            <text:p text:style-name="P278">BIGDATETIME</text:p>
          </table:table-cell>
          <table:table-cell table:style-name="Table7.B2" office:value-type="string">
            <text:p text:style-name="P373"><text:span text:style-name="java-type">java.sql.Timestamp</text:span></text:p>
          </table:table-cell>
        </table:table-row>
        <table:table-row table:style-name="Table7.1">
          <table:table-cell table:style-name="Table7.A2" office:value-type="string">
            <text:p text:style-name="P279">TIME,</text:p>
            <text:p text:style-name="P278">BIGTIME</text:p>
          </table:table-cell>
          <table:table-cell table:style-name="Table7.B2" office:value-type="string">
            <text:p text:style-name="P370"><text:span text:style-name="java-type">java.sql.Timestamp</text:span></text:p>
          </table:table-cell>
        </table:table-row>
        <table:table-row table:style-name="Table7.1">
          <table:table-cell table:style-name="Table7.A2" office:value-type="string">
            <text:p text:style-name="P268">BINARY(n),</text:p>
            <text:p text:style-name="P268">VARBINARY(n|MAX),</text:p>
            <text:p text:style-name="P268">IMAGE</text:p>
          </table:table-cell>
          <table:table-cell table:style-name="Table7.B2" office:value-type="string">
            <text:p text:style-name="P370"><text:span text:style-name="java-type"><text:span text:style-name="T313">byte[]</text:span></text:span></text:p>
          </table:table-cell>
        </table:table-row>
      </table:table>
      <text:p text:style-name="P74"/>
      <text:p text:style-name="P79">* <text:span text:style-name="T334">The SAP ASE JDBC driver does not provide information to differentiate TINYINT from UNSIGNED TINYINT. If you happen to have an UNSIGNED TINYINT column you may want to use the custom type java.lang.Short for it, instead of the default type java.lang.Byte. Or, try to avoid using the UNSIGNED TINYINT type altogether, if possible.</text:span></text:p>
      <text:p text:style-name="P80">** The SAP ASE JDBC driver does not provide information to differentiate float of different precisions. FLOAT with precision 15 or less could be treated <text:span text:style-name="T339">as a </text:span>java Float. <text:span text:style-name="T340">However, s</text:span>ince there’s no way to find out the precision of the FLOAT <text:span text:style-name="T341">the default type is, regardless of their precision,</text:span> Double.</text:p>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Monospace" svg:font-family="Monospace" style:font-family-generic="roman"/>
    <style:font-face style:name="FreeSans1" svg:font-family="FreeSans" style:font-family-generic="swiss"/>
    <style:font-face style:name="Courier 10 Pitch1" svg:font-family="'Courier 10 Pitch'" style:font-pitch="fixed"/>
    <style:font-face style:name="Liberation Mono1" svg:font-family="'Liberation Mono'" style:font-family-generic="modern" style:font-pitch="fixed"/>
    <style:font-face style:name="Sawasdee" svg:font-family="Sawasdee" style:font-pitch="variable"/>
    <style:font-face style:name="Ubuntu" svg:font-family="Ubuntu" style:font-pitch="variable"/>
    <style:font-face style:name="Courier 10 Pitch" svg:font-family="'Courier 10 Pitch'" style:font-family-generic="roman"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Header"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atabase-operation" style:family="text">
      <style:text-properties style:font-name="Liberation Sans1" fo:font-family="'Liberation Sans'" style:font-style-name="Bold" style:font-family-generic="swiss" style:font-pitch="variable" fo:font-size="11pt" style:text-underline-style="none" fo:font-weight="bold" fo:background-color="#ccffcc" style:font-size-asian="10.5pt" loext:padding-left="0.0402in" loext:padding-right="0.0402in" loext:padding-top="0.0201in" loext:padding-bottom="0.0201in" loext:border="0.06pt solid #000000" loext:shadow="#808080 0.0402in 0.0402in"/>
    </style:style>
    <style:style style:name="Numbering_20_Symbols" style:display-name="Numbering Symbols" style:family="text"/>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java-type" style:family="text">
      <style:text-properties fo:color="#000000" style:font-name="Courier 10 Pitch" fo:font-family="'Courier 10 Pitch'" style:font-family-generic="roman" style:font-pitch="variable" fo:font-size="10pt" fo:background-color="#ffffcc" style:font-size-asian="10pt" style:font-size-complex="10pt" loext:padding-left="0.0299in" loext:padding-right="0.05in" loext:padding-top="0in" loext:padding-bottom="0.0098in" loext:border="0.26pt solid #000001"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193in" fo:border-left="none" fo:border-right="none" fo:border-top="none" fo:border-bottom="0.06pt solid #000000" style:shadow="none"/>
      <style:text-properties style:font-name="URW Gothic L" fo:font-size="14pt" officeooo:rsid="02133b69" officeooo:paragraph-rsid="01e1a1c5" style:font-size-asian="14pt" style:font-size-complex="14pt"/>
    </style:style>
    <style:style style:name="MP2" style:family="paragraph" style:parent-style-name="Footer">
      <style:paragraph-properties fo:text-align="center" style:justify-single-word="false" fo:padding="0.0193in" fo:border-left="none" fo:border-right="none" fo:border-top="0.06pt solid #000000" fo:border-bottom="none" style:shadow="none"/>
      <style:text-properties style:font-name="URW Gothic L" fo:font-weight="normal" officeooo:rsid="01e1a1c5" officeooo:paragraph-rsid="01e1a1c5" style:font-weight-asian="normal" style:font-weight-complex="normal"/>
    </style:style>
    <style:page-layout style:name="Mpm1">
      <style:page-layout-properties fo:page-width="8.5in" fo:page-height="11in" style:num-format="1" style:print-orientation="portrait" fo:margin-top="0.6457in" fo:margin-bottom="0.6665in" fo:margin-left="0.7874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otRod Manual</text:p>
      </style:header>
      <style:footer>
        <text:p text:style-name="MP2">Page <text:page-number text:select-page="current">33</text:page-number> of <text:page-count>3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6T16:30:39.633874915</meta:creation-date>
    <meta:generator>LibreOffice/5.1.4.2$Linux_X86_64 LibreOffice_project/10m0$Build-2</meta:generator>
    <dc:date>2017-01-11T16:48:19.403473108</dc:date>
    <meta:editing-duration>P2DT4H55M19S</meta:editing-duration>
    <meta:editing-cycles>912</meta:editing-cycles>
    <meta:document-statistic meta:table-count="8" meta:image-count="0" meta:object-count="0" meta:page-count="33" meta:paragraph-count="890" meta:word-count="6356" meta:character-count="40787" meta:non-whitespace-character-count="35090"/>
  </office:meta>
</office:document-meta>
</file>